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10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999999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999999"/>
    </style:style>
    <style:style style:name="ce12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比对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Kt-slave-math-conda-list</text:p>
          </table:table-cell>
          <table:covered-table-cell table:number-columns-repeated="3" table:style-name="ce6"/>
          <table:covered-table-cell table:style-name="ce12"/>
          <table:covered-table-cell table:style-name="ce6"/>
          <table:table-cell table:style-name="ce6" table:number-columns-repeated="7"/>
          <table:table-cell table:style-name="ce1" office:value-type="string" calcext:value-type="string" table:number-columns-spanned="6" table:number-rows-spanned="1">
            <text:p>Kernel-py-conda-list</text:p>
          </table:table-cell>
          <table:covered-table-cell table:number-columns-repeated="3" table:style-name="ce6"/>
          <table:covered-table-cell table:style-name="ce12"/>
          <table:covered-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Build</text:p>
          </table:table-cell>
          <table:table-cell table:style-name="ce6" office:value-type="string" calcext:value-type="string">
            <text:p>Channel</text:p>
          </table:table-cell>
          <table:table-cell table:style-name="ce12"/>
          <table:table-cell table:style-name="ce6" office:value-type="string" calcext:value-type="string">
            <text:p>name==version</text:p>
          </table:table-cell>
          <table:table-cell table:style-name="ce6" office:value-type="string" calcext:value-type="string">
            <text:p>match to kernel-py</text:p>
          </table:table-cell>
          <table:table-cell table:style-name="ce6" table:number-columns-repeated="6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Build</text:p>
          </table:table-cell>
          <table:table-cell table:style-name="ce6" office:value-type="string" calcext:value-type="string">
            <text:p>Channel</text:p>
          </table:table-cell>
          <table:table-cell table:style-name="ce12"/>
          <table:table-cell table:style-name="ce6" office:value-type="string" calcext:value-type="string">
            <text:p>name==version</text:p>
          </table:table-cell>
        </table:table-row>
        <table:table-row table:style-name="ro1"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]);&quot;==&quot;;TRIM([.B3]))" office:value-type="string" office:string-value="_libgcc_mutex==0.1" calcext:value-type="string">
            <text:p>_libgcc_mutex==0.1</text:p>
          </table:table-cell>
          <table:table-cell table:formula="of:=VLOOKUP([.A3];[.$N$3:.$N$343];1;0)" office:value-type="string" office:string-value="_libgcc_mutex             " calcext:value-type="string">
            <text:p>_libgcc_mutex <text:s text:c="12"/></text:p>
          </table:table-cell>
          <table:table-cell table:formula="of:=VLOOKUP([.A3];[.$N$3:.$O$343];2;0)" office:value-type="float" office:value="0.1" calcext:value-type="float">
            <text:p>0.1</text:p>
          </table:table-cell>
          <table:table-cell table:formula="of:=IF([.B3]=[.H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]);&quot;==&quot;;TRIM([.O3]))" office:value-type="string" office:string-value="_libgcc_mutex==0.1" calcext:value-type="string">
            <text:p>_libgcc_mutex==0.1</text:p>
          </table:table-cell>
        </table:table-row>
        <table:table-row table:style-name="ro1"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]);&quot;==&quot;;TRIM([.B4]))" office:value-type="string" office:string-value="_openmp_mutex==4.5" calcext:value-type="string">
            <text:p>_openmp_mutex==4.5</text:p>
          </table:table-cell>
          <table:table-cell table:formula="of:=VLOOKUP([.A4];[.$N$3:.$N$343];1;0)" office:value-type="string" office:string-value="_openmp_mutex             " calcext:value-type="string">
            <text:p>_openmp_mutex <text:s text:c="12"/></text:p>
          </table:table-cell>
          <table:table-cell table:formula="of:=VLOOKUP([.A4];[.$N$3:.$O$343];2;0)" office:value-type="float" office:value="4.5" calcext:value-type="float">
            <text:p>4.5</text:p>
          </table:table-cell>
          <table:table-cell table:formula="of:=IF([.B4]=[.H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]);&quot;==&quot;;TRIM([.O4]))" office:value-type="string" office:string-value="_openmp_mutex==4.5" calcext:value-type="string">
            <text:p>_openmp_mutex==4.5</text:p>
          </table:table-cell>
        </table:table-row>
        <table:table-row table:style-name="ro1">
          <table:table-cell table:style-name="ce3"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]);&quot;==&quot;;TRIM([.B5]))" office:value-type="string" office:string-value="absl-py==2.1.0" calcext:value-type="string">
            <text:p>absl-py==2.1.0</text:p>
          </table:table-cell>
          <table:table-cell table:formula="of:=VLOOKUP([.A5];[.$N$3:.$N$343];1;0)" office:value-type="string" office:string-value="absl-py                   " calcext:value-type="string">
            <text:p>absl-py <text:s text:c="18"/></text:p>
          </table:table-cell>
          <table:table-cell table:formula="of:=VLOOKUP([.A5];[.$N$3:.$O$343];2;0)" office:value-type="string" office:string-value="2.1.0           " calcext:value-type="string">
            <text:p>2.1.0 <text:s text:c="10"/></text:p>
          </table:table-cell>
          <table:table-cell table:formula="of:=IF([.B5]=[.H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5]);&quot;==&quot;;TRIM([.O5]))" office:value-type="string" office:string-value="absl-py==2.1.0" calcext:value-type="string">
            <text:p>absl-py==2.1.0</text:p>
          </table:table-cell>
        </table:table-row>
        <table:table-row table:style-name="ro1">
          <table:table-cell table:style-name="ce3"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]);&quot;==&quot;;TRIM([.B6]))" office:value-type="string" office:string-value="aeppl==0.0.31" calcext:value-type="string">
            <text:p>aeppl==0.0.31</text:p>
          </table:table-cell>
          <table:table-cell table:formula="of:=VLOOKUP([.A6];[.$N$3:.$N$343];1;0)" office:value-type="string" office:string-value="aeppl                     " calcext:value-type="string">
            <text:p>aeppl <text:s text:c="20"/></text:p>
          </table:table-cell>
          <table:table-cell table:formula="of:=VLOOKUP([.A6];[.$N$3:.$O$343];2;0)" office:value-type="string" office:string-value="0.0.31          " calcext:value-type="string">
            <text:p>0.0.31 <text:s text:c="9"/></text:p>
          </table:table-cell>
          <table:table-cell table:formula="of:=IF([.B6]=[.H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]);&quot;==&quot;;TRIM([.O6]))" office:value-type="string" office:string-value="aeppl==0.0.31" calcext:value-type="string">
            <text:p>aeppl==0.0.31</text:p>
          </table:table-cell>
        </table:table-row>
        <table:table-row table:style-name="ro1">
          <table:table-cell table:style-name="ce3" office:value-type="string" calcext:value-type="string">
            <text:p>aesara <text:s text:c="19"/></text:p>
          </table:table-cell>
          <table:table-cell table:style-name="ce4" office:value-type="string" calcext:value-type="string">
            <text:p>2.7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2.9.3</text:p>
          </table:table-cell>
          <table:table-cell table:formula="of:=COM.MICROSOFT.CONCAT(TRIM([.A7]);&quot;==&quot;;TRIM([.B7]))" office:value-type="string" office:string-value="aesara==2.7.3" calcext:value-type="string">
            <text:p>aesara==2.7.3</text:p>
          </table:table-cell>
          <table:table-cell table:formula="of:=VLOOKUP([.A7];[.$N$3:.$N$343];1;0)" office:value-type="string" office:string-value="aesara                    " calcext:value-type="string">
            <text:p>aesara <text:s text:c="19"/></text:p>
          </table:table-cell>
          <table:table-cell table:formula="of:=VLOOKUP([.A7];[.$N$3:.$O$343];2;0)" office:value-type="string" office:string-value="2.9.3           " calcext:value-type="string">
            <text:p>2.9.3 <text:s text:c="10"/></text:p>
          </table:table-cell>
          <table:table-cell table:formula="of:=IF([.B7]=[.H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sara <text:s text:c="19"/></text:p>
          </table:table-cell>
          <table:table-cell table:style-name="ce4" office:value-type="string" calcext:value-type="string">
            <text:p>2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7]);&quot;==&quot;;TRIM([.O7]))" office:value-type="string" office:string-value="aesara==2.9.3" calcext:value-type="string">
            <text:p>aesara==2.9.3</text:p>
          </table:table-cell>
        </table:table-row>
        <table:table-row table:style-name="ro1">
          <table:table-cell table:style-name="ce3" office:value-type="string" calcext:value-type="string">
            <text:p>affine <text:s text:c="1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]);&quot;==&quot;;TRIM([.B8]))" office:value-type="string" office:string-value="affine==2.4.0" calcext:value-type="string">
            <text:p>affine==2.4.0</text:p>
          </table:table-cell>
          <table:table-cell table:formula="of:=VLOOKUP([.A8];[.$N$3:.$N$343];1;0)" office:value-type="string" office:string-value="" calcext:value-type="error">
            <text:p>#N/A</text:p>
          </table:table-cell>
          <table:table-cell table:formula="of:=VLOOKUP([.A8];[.$N$3:.$O$343];2;0)" office:value-type="string" office:string-value="" calcext:value-type="error">
            <text:p>#N/A</text:p>
          </table:table-cell>
          <table:table-cell table:formula="of:=IF([.B8]=[.H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files <text:s text:c="17"/></text:p>
          </table:table-cell>
          <table:table-cell office:value-type="string" calcext:value-type="string">
            <text:p>22.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]);&quot;==&quot;;TRIM([.O8]))" office:value-type="string" office:string-value="aiofiles==22.1.0" calcext:value-type="string">
            <text:p>aiofiles==22.1.0</text:p>
          </table:table-cell>
        </table:table-row>
        <table:table-row table:style-name="ro1">
          <table:table-cell table:style-name="ce3" office:value-type="string" calcext:value-type="string">
            <text:p>aiohttp <text:s text:c="18"/></text:p>
          </table:table-cell>
          <table:table-cell table:style-name="ce4" office:value-type="string" calcext:value-type="string">
            <text:p>3.8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]);&quot;==&quot;;TRIM([.B9]))" office:value-type="string" office:string-value="aiohttp==3.8.6" calcext:value-type="string">
            <text:p>aiohttp==3.8.6</text:p>
          </table:table-cell>
          <table:table-cell table:formula="of:=VLOOKUP([.A9];[.$N$3:.$N$343];1;0)" office:value-type="string" office:string-value="" calcext:value-type="error">
            <text:p>#N/A</text:p>
          </table:table-cell>
          <table:table-cell table:formula="of:=VLOOKUP([.A9];[.$N$3:.$O$343];2;0)" office:value-type="string" office:string-value="" calcext:value-type="error">
            <text:p>#N/A</text:p>
          </table:table-cell>
          <table:table-cell table:formula="of:=IF([.B9]=[.H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sqlite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]);&quot;==&quot;;TRIM([.O9]))" office:value-type="string" office:string-value="aiosqlite==0.18.0" calcext:value-type="string">
            <text:p>aiosqlite==0.18.0</text:p>
          </table:table-cell>
        </table:table-row>
        <table:table-row table:style-name="ro1">
          <table:table-cell table:style-name="ce3" office:value-type="string" calcext:value-type="string">
            <text:p>aiosignal <text:s text:c="16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]);&quot;==&quot;;TRIM([.B10]))" office:value-type="string" office:string-value="aiosignal==1.3.1" calcext:value-type="string">
            <text:p>aiosignal==1.3.1</text:p>
          </table:table-cell>
          <table:table-cell table:formula="of:=VLOOKUP([.A10];[.$N$3:.$N$343];1;0)" office:value-type="string" office:string-value="" calcext:value-type="error">
            <text:p>#N/A</text:p>
          </table:table-cell>
          <table:table-cell table:formula="of:=VLOOKUP([.A10];[.$N$3:.$O$343];2;0)" office:value-type="string" office:string-value="" calcext:value-type="error">
            <text:p>#N/A</text:p>
          </table:table-cell>
          <table:table-cell table:formula="of:=IF([.B10]=[.H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lembic <text:s text:c="18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]);&quot;==&quot;;TRIM([.O10]))" office:value-type="string" office:string-value="alembic==1.10.2" calcext:value-type="string">
            <text:p>alembic==1.10.2</text:p>
          </table:table-cell>
        </table:table-row>
        <table:table-row table:style-name="ro1">
          <table:table-cell table:style-name="ce3" office:value-type="string" calcext:value-type="string">
            <text:p>alembic <text:s text:c="18"/></text:p>
          </table:table-cell>
          <table:table-cell table:style-name="ce5" office:value-type="string" calcext:value-type="string">
            <text:p>1.11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]);&quot;==&quot;;TRIM([.B11]))" office:value-type="string" office:string-value="alembic==1.11.1" calcext:value-type="string">
            <text:p>alembic==1.11.1</text:p>
          </table:table-cell>
          <table:table-cell table:formula="of:=VLOOKUP([.A11];[.$N$3:.$N$343];1;0)" office:value-type="string" office:string-value="alembic                   " calcext:value-type="string">
            <text:p>alembic <text:s text:c="18"/></text:p>
          </table:table-cell>
          <table:table-cell table:formula="of:=VLOOKUP([.A11];[.$N$3:.$O$343];2;0)" office:value-type="string" office:string-value="1.10.2          " calcext:value-type="string">
            <text:p>1.10.2 <text:s text:c="9"/></text:p>
          </table:table-cell>
          <table:table-cell table:formula="of:=IF([.B11]=[.H1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ir <text:s text:c="19"/></text:p>
          </table:table-cell>
          <table:table-cell table:style-name="ce4" office:value-type="string" calcext:value-type="string">
            <text:p>4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]);&quot;==&quot;;TRIM([.O11]))" office:value-type="string" office:string-value="altair==4.2.2" calcext:value-type="string">
            <text:p>altair==4.2.2</text:p>
          </table:table-cell>
        </table:table-row>
        <table:table-row table:style-name="ro1">
          <table:table-cell table:style-name="ce3" office:value-type="string" calcext:value-type="string">
            <text:p>altair <text:s text:c="19"/></text:p>
          </table:table-cell>
          <table:table-cell office:value-type="string" calcext:value-type="string">
            <text:p>5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2]);&quot;==&quot;;TRIM([.B12]))" office:value-type="string" office:string-value="altair==5.0.1" calcext:value-type="string">
            <text:p>altair==5.0.1</text:p>
          </table:table-cell>
          <table:table-cell table:formula="of:=VLOOKUP([.A12];[.$N$3:.$N$343];1;0)" office:value-type="string" office:string-value="altair                    " calcext:value-type="string">
            <text:p>altair <text:s text:c="19"/></text:p>
          </table:table-cell>
          <table:table-cell table:formula="of:=VLOOKUP([.A12];[.$N$3:.$O$343];2;0)" office:value-type="string" office:string-value="4.2.2           " calcext:value-type="string">
            <text:p>4.2.2 <text:s text:c="10"/></text:p>
          </table:table-cell>
          <table:table-cell table:formula="of:=IF([.B12]=[.H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]);&quot;==&quot;;TRIM([.O12]))" office:value-type="string" office:string-value="anyio==3.6.2" calcext:value-type="string">
            <text:p>anyio==3.6.2</text:p>
          </table:table-cell>
        </table:table-row>
        <table:table-row table:style-name="ro1">
          <table:table-cell table:style-name="ce3" office:value-type="string" calcext:value-type="string">
            <text:p>analytics-python <text:s text:c="9"/></text:p>
          </table:table-cell>
          <table:table-cell office:value-type="string" calcext:value-type="string">
            <text:p>1.4.post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]);&quot;==&quot;;TRIM([.B13]))" office:value-type="string" office:string-value="analytics-python==1.4.post1" calcext:value-type="string">
            <text:p>analytics-python==1.4.post1</text:p>
          </table:table-cell>
          <table:table-cell table:formula="of:=VLOOKUP([.A13];[.$N$3:.$N$343];1;0)" office:value-type="string" office:string-value="" calcext:value-type="error">
            <text:p>#N/A</text:p>
          </table:table-cell>
          <table:table-cell table:formula="of:=VLOOKUP([.A13];[.$N$3:.$O$343];2;0)" office:value-type="string" office:string-value="" calcext:value-type="error">
            <text:p>#N/A</text:p>
          </table:table-cell>
          <table:table-cell table:formula="of:=IF([.B13]=[.H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]);&quot;==&quot;;TRIM([.O13]))" office:value-type="string" office:string-value="aom==3.5.0" calcext:value-type="string">
            <text:p>aom==3.5.0</text:p>
          </table:table-cell>
        </table:table-row>
        <table:table-row table:style-name="ro1">
          <table:table-cell office:value-type="string" calcext:value-type="string">
            <text:p>anyio <text:s text:c="2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]);&quot;==&quot;;TRIM([.B14]))" office:value-type="string" office:string-value="anyio==3.7.1" calcext:value-type="string">
            <text:p>anyio==3.7.1</text:p>
          </table:table-cell>
          <table:table-cell table:formula="of:=VLOOKUP([.A14];[.$N$3:.$N$343];1;0)" office:value-type="string" office:string-value="anyio                     " calcext:value-type="string">
            <text:p>anyio <text:s text:c="20"/></text:p>
          </table:table-cell>
          <table:table-cell table:formula="of:=VLOOKUP([.A14];[.$N$3:.$O$343];2;0)" office:value-type="string" office:string-value="3.6.2           " calcext:value-type="string">
            <text:p>3.6.2 <text:s text:c="10"/></text:p>
          </table:table-cell>
          <table:table-cell table:formula="of:=IF([.B14]=[.H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1.3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]);&quot;==&quot;;TRIM([.O14]))" office:value-type="string" office:string-value="argon2-cffi==21.3.0" calcext:value-type="string">
            <text:p>argon2-cffi==21.3.0</text:p>
          </table:table-cell>
        </table:table-row>
        <table:table-row table:style-name="ro1">
          <table:table-cell office:value-type="string" calcext:value-type="string">
            <text:p>anytree <text:s text:c="18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]);&quot;==&quot;;TRIM([.B15]))" office:value-type="string" office:string-value="anytree==2.8.0" calcext:value-type="string">
            <text:p>anytree==2.8.0</text:p>
          </table:table-cell>
          <table:table-cell table:formula="of:=VLOOKUP([.A15];[.$N$3:.$N$343];1;0)" office:value-type="string" office:string-value="" calcext:value-type="error">
            <text:p>#N/A</text:p>
          </table:table-cell>
          <table:table-cell table:formula="of:=VLOOKUP([.A15];[.$N$3:.$O$343];2;0)" office:value-type="string" office:string-value="" calcext:value-type="error">
            <text:p>#N/A</text:p>
          </table:table-cell>
          <table:table-cell table:formula="of:=IF([.B15]=[.H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]);&quot;==&quot;;TRIM([.O15]))" office:value-type="string" office:string-value="argon2-cffi-bindings==21.2.0" calcext:value-type="string">
            <text:p>argon2-cffi-bindings==21.2.0</text:p>
          </table:table-cell>
        </table:table-row>
        <table:table-row table:style-name="ro1"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]);&quot;==&quot;;TRIM([.B16]))" office:value-type="string" office:string-value="aom==3.5.0" calcext:value-type="string">
            <text:p>aom==3.5.0</text:p>
          </table:table-cell>
          <table:table-cell table:formula="of:=VLOOKUP([.A16];[.$N$3:.$N$343];1;0)" office:value-type="string" office:string-value="aom                       " calcext:value-type="string">
            <text:p>aom <text:s text:c="22"/></text:p>
          </table:table-cell>
          <table:table-cell table:formula="of:=VLOOKUP([.A16];[.$N$3:.$O$343];2;0)" office:value-type="string" office:string-value="3.5.0           " calcext:value-type="string">
            <text:p>3.5.0 <text:s text:c="10"/></text:p>
          </table:table-cell>
          <table:table-cell table:formula="of:=IF([.B16]=[.H1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row-cpp <text:s text:c="16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a770c72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]);&quot;==&quot;;TRIM([.O16]))" office:value-type="string" office:string-value="arrow-cpp==11.0.0" calcext:value-type="string">
            <text:p>arrow-cpp==11.0.0</text:p>
          </table:table-cell>
        </table:table-row>
        <table:table-row table:style-name="ro1"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]);&quot;==&quot;;TRIM([.B17]))" office:value-type="string" office:string-value="argon2-cffi==23.1.0" calcext:value-type="string">
            <text:p>argon2-cffi==23.1.0</text:p>
          </table:table-cell>
          <table:table-cell table:formula="of:=VLOOKUP([.A17];[.$N$3:.$N$343];1;0)" office:value-type="string" office:string-value="argon2-cffi               " calcext:value-type="string">
            <text:p>argon2-cffi <text:s text:c="14"/></text:p>
          </table:table-cell>
          <table:table-cell table:formula="of:=VLOOKUP([.A17];[.$N$3:.$O$343];2;0)" office:value-type="string" office:string-value="21.3.0          " calcext:value-type="string">
            <text:p>21.3.0 <text:s text:c="9"/></text:p>
          </table:table-cell>
          <table:table-cell table:formula="of:=IF([.B17]=[.H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]);&quot;==&quot;;TRIM([.O17]))" office:value-type="string" office:string-value="asttokens==2.2.1" calcext:value-type="string">
            <text:p>asttokens==2.2.1</text:p>
          </table:table-cell>
        </table:table-row>
        <table:table-row table:style-name="ro1"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]);&quot;==&quot;;TRIM([.B18]))" office:value-type="string" office:string-value="argon2-cffi-bindings==21.2.0" calcext:value-type="string">
            <text:p>argon2-cffi-bindings==21.2.0</text:p>
          </table:table-cell>
          <table:table-cell table:formula="of:=VLOOKUP([.A18];[.$N$3:.$N$343];1;0)" office:value-type="string" office:string-value="argon2-cffi-bindings      " calcext:value-type="string">
            <text:p>argon2-cffi-bindings <text:s text:c="5"/></text:p>
          </table:table-cell>
          <table:table-cell table:formula="of:=VLOOKUP([.A18];[.$N$3:.$O$343];2;0)" office:value-type="string" office:string-value="21.2.0          " calcext:value-type="string">
            <text:p>21.2.0 <text:s text:c="9"/></text:p>
          </table:table-cell>
          <table:table-cell table:formula="of:=IF([.B18]=[.H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]);&quot;==&quot;;TRIM([.O18]))" office:value-type="string" office:string-value="async_generator==1.1" calcext:value-type="string">
            <text:p>async_generator==1.1</text:p>
          </table:table-cell>
        </table:table-row>
        <table:table-row table:style-name="ro1">
          <table:table-cell office:value-type="string" calcext:value-type="string">
            <text:p>arviz <text:s text:c="20"/></text:p>
          </table:table-cell>
          <table:table-cell office:value-type="string" calcext:value-type="string">
            <text:p>0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]);&quot;==&quot;;TRIM([.B19]))" office:value-type="string" office:string-value="arviz==0.17.0" calcext:value-type="string">
            <text:p>arviz==0.17.0</text:p>
          </table:table-cell>
          <table:table-cell table:formula="of:=VLOOKUP([.A19];[.$N$3:.$N$343];1;0)" office:value-type="string" office:string-value="" calcext:value-type="error">
            <text:p>#N/A</text:p>
          </table:table-cell>
          <table:table-cell table:formula="of:=VLOOKUP([.A19];[.$N$3:.$O$343];2;0)" office:value-type="string" office:string-value="" calcext:value-type="error">
            <text:p>#N/A</text:p>
          </table:table-cell>
          <table:table-cell table:formula="of:=IF([.B19]=[.H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ttrs <text:s text:c="20"/></text:p>
          </table:table-cell>
          <table:table-cell office:value-type="string" calcext:value-type="string">
            <text:p>22.2.0 <text:s text:c="9"/></text:p>
          </table:table-cell>
          <table:table-cell office:value-type="string" calcext:value-type="string">
            <text:p><text:s text:c="3"/>pyh71513a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]);&quot;==&quot;;TRIM([.O19]))" office:value-type="string" office:string-value="attrs==22.2.0" calcext:value-type="string">
            <text:p>attrs==22.2.0</text:p>
          </table:table-cell>
        </table:table-row>
        <table:table-row table:style-name="ro1">
          <table:table-cell office:value-type="string" calcext:value-type="string">
            <text:p>asn1crypto <text:s text:c="15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]);&quot;==&quot;;TRIM([.B20]))" office:value-type="string" office:string-value="asn1crypto==1.5.1" calcext:value-type="string">
            <text:p>asn1crypto==1.5.1</text:p>
          </table:table-cell>
          <table:table-cell table:formula="of:=VLOOKUP([.A20];[.$N$3:.$N$343];1;0)" office:value-type="string" office:string-value="" calcext:value-type="error">
            <text:p>#N/A</text:p>
          </table:table-cell>
          <table:table-cell table:formula="of:=VLOOKUP([.A20];[.$N$3:.$O$343];2;0)" office:value-type="string" office:string-value="" calcext:value-type="error">
            <text:p>#N/A</text:p>
          </table:table-cell>
          <table:table-cell table:formula="of:=IF([.B20]=[.H2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5 <text:s text:c="9"/></text:p>
          </table:table-cell>
          <table:table-cell office:value-type="string" calcext:value-type="string">
            <text:p><text:s text:c="5"/>haec726b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]);&quot;==&quot;;TRIM([.O20]))" office:value-type="string" office:string-value="aws-c-auth==0.6.25" calcext:value-type="string">
            <text:p>aws-c-auth==0.6.25</text:p>
          </table:table-cell>
        </table:table-row>
        <table:table-row table:style-name="ro1">
          <table:table-cell office:value-type="string" calcext:value-type="string">
            <text:p>asttokens <text:s text:c="16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]);&quot;==&quot;;TRIM([.B21]))" office:value-type="string" office:string-value="asttokens==2.4.1" calcext:value-type="string">
            <text:p>asttokens==2.4.1</text:p>
          </table:table-cell>
          <table:table-cell table:formula="of:=VLOOKUP([.A21];[.$N$3:.$N$343];1;0)" office:value-type="string" office:string-value="asttokens                 " calcext:value-type="string">
            <text:p>asttokens <text:s text:c="16"/></text:p>
          </table:table-cell>
          <table:table-cell table:formula="of:=VLOOKUP([.A21];[.$N$3:.$O$343];2;0)" office:value-type="string" office:string-value="2.2.1           " calcext:value-type="string">
            <text:p>2.2.1 <text:s text:c="10"/></text:p>
          </table:table-cell>
          <table:table-cell table:formula="of:=IF([.B21]=[.H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1 <text:s text:c="9"/></text:p>
          </table:table-cell>
          <table:table-cell office:value-type="string" calcext:value-type="string">
            <text:p><text:s text:c="5"/>hb6b25a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]);&quot;==&quot;;TRIM([.O21]))" office:value-type="string" office:string-value="aws-c-cal==0.5.21" calcext:value-type="string">
            <text:p>aws-c-cal==0.5.21</text:p>
          </table:table-cell>
        </table:table-row>
        <table:table-row table:style-name="ro1">
          <table:table-cell office:value-type="string" calcext:value-type="string">
            <text:p>async-lru <text:s text:c="16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]);&quot;==&quot;;TRIM([.B22]))" office:value-type="string" office:string-value="async-lru==2.0.2" calcext:value-type="string">
            <text:p>async-lru==2.0.2</text:p>
          </table:table-cell>
          <table:table-cell table:formula="of:=VLOOKUP([.A22];[.$N$3:.$N$343];1;0)" office:value-type="string" office:string-value="" calcext:value-type="error">
            <text:p>#N/A</text:p>
          </table:table-cell>
          <table:table-cell table:formula="of:=VLOOKUP([.A22];[.$N$3:.$O$343];2;0)" office:value-type="string" office:string-value="" calcext:value-type="error">
            <text:p>#N/A</text:p>
          </table:table-cell>
          <table:table-cell table:formula="of:=IF([.B22]=[.H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2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]);&quot;==&quot;;TRIM([.O22]))" office:value-type="string" office:string-value="aws-c-common==0.8.12" calcext:value-type="string">
            <text:p>aws-c-common==0.8.12</text:p>
          </table:table-cell>
        </table:table-row>
        <table:table-row table:style-name="ro1">
          <table:table-cell table:style-name="ce3" office:value-type="string" calcext:value-type="string">
            <text:p>async-timeout <text:s text:c="12"/></text:p>
          </table:table-cell>
          <table:table-cell office:value-type="string" calcext:value-type="string">
            <text:p>4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3]);&quot;==&quot;;TRIM([.B23]))" office:value-type="string" office:string-value="async-timeout==4.0.3" calcext:value-type="string">
            <text:p>async-timeout==4.0.3</text:p>
          </table:table-cell>
          <table:table-cell table:formula="of:=VLOOKUP([.A23];[.$N$3:.$N$343];1;0)" office:value-type="string" office:string-value="" calcext:value-type="error">
            <text:p>#N/A</text:p>
          </table:table-cell>
          <table:table-cell table:formula="of:=VLOOKUP([.A23];[.$N$3:.$O$343];2;0)" office:value-type="string" office:string-value="" calcext:value-type="error">
            <text:p>#N/A</text:p>
          </table:table-cell>
          <table:table-cell table:formula="of:=IF([.B23]=[.H2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]);&quot;==&quot;;TRIM([.O23]))" office:value-type="string" office:string-value="aws-c-compression==0.2.16" calcext:value-type="string">
            <text:p>aws-c-compression==0.2.16</text:p>
          </table:table-cell>
        </table:table-row>
        <table:table-row table:style-name="ro1"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]);&quot;==&quot;;TRIM([.B24]))" office:value-type="string" office:string-value="async_generator==1.1" calcext:value-type="string">
            <text:p>async_generator==1.1</text:p>
          </table:table-cell>
          <table:table-cell table:formula="of:=VLOOKUP([.A24];[.$N$3:.$N$343];1;0)" office:value-type="string" office:string-value="async_generator           " calcext:value-type="string">
            <text:p>async_generator <text:s text:c="10"/></text:p>
          </table:table-cell>
          <table:table-cell table:formula="of:=VLOOKUP([.A24];[.$N$3:.$O$343];2;0)" office:value-type="float" office:value="1.1" calcext:value-type="float">
            <text:p>1.1</text:p>
          </table:table-cell>
          <table:table-cell table:formula="of:=IF([.B24]=[.H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ddb654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]);&quot;==&quot;;TRIM([.O24]))" office:value-type="string" office:string-value="aws-c-event-stream==0.2.20" calcext:value-type="string">
            <text:p>aws-c-event-stream==0.2.20</text:p>
          </table:table-cell>
        </table:table-row>
        <table:table-row table:style-name="ro1">
          <table:table-cell office:value-type="string" calcext:value-type="string">
            <text:p>attrs <text:s text:c="20"/></text:p>
          </table:table-cell>
          <table:table-cell office:value-type="string" calcext:value-type="string">
            <text:p>23.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5]);&quot;==&quot;;TRIM([.B25]))" office:value-type="string" office:string-value="attrs==23.2.0" calcext:value-type="string">
            <text:p>attrs==23.2.0</text:p>
          </table:table-cell>
          <table:table-cell table:formula="of:=VLOOKUP([.A25];[.$N$3:.$N$343];1;0)" office:value-type="string" office:string-value="attrs                     " calcext:value-type="string">
            <text:p>attrs <text:s text:c="20"/></text:p>
          </table:table-cell>
          <table:table-cell table:formula="of:=VLOOKUP([.A25];[.$N$3:.$O$343];2;0)" office:value-type="string" office:string-value="22.2.0          " calcext:value-type="string">
            <text:p>22.2.0 <text:s text:c="9"/></text:p>
          </table:table-cell>
          <table:table-cell table:formula="of:=IF([.B25]=[.H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5"/>hdfd1699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]);&quot;==&quot;;TRIM([.O25]))" office:value-type="string" office:string-value="aws-c-http==0.7.5" calcext:value-type="string">
            <text:p>aws-c-http==0.7.5</text:p>
          </table:table-cell>
        </table:table-row>
        <table:table-row table:style-name="ro1">
          <table:table-cell office:value-type="string" calcext:value-type="string">
            <text:p>audioread <text:s text:c="16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]);&quot;==&quot;;TRIM([.B26]))" office:value-type="string" office:string-value="audioread==3.0.1" calcext:value-type="string">
            <text:p>audioread==3.0.1</text:p>
          </table:table-cell>
          <table:table-cell table:formula="of:=VLOOKUP([.A26];[.$N$3:.$N$343];1;0)" office:value-type="string" office:string-value="" calcext:value-type="error">
            <text:p>#N/A</text:p>
          </table:table-cell>
          <table:table-cell table:formula="of:=VLOOKUP([.A26];[.$N$3:.$O$343];2;0)" office:value-type="string" office:string-value="" calcext:value-type="error">
            <text:p>#N/A</text:p>
          </table:table-cell>
          <table:table-cell table:formula="of:=IF([.B26]=[.H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18 <text:s text:c="8"/></text:p>
          </table:table-cell>
          <table:table-cell office:value-type="string" calcext:value-type="string">
            <text:p><text:s text:c="5"/>hf4b7f4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]);&quot;==&quot;;TRIM([.O26]))" office:value-type="string" office:string-value="aws-c-io==0.13.18" calcext:value-type="string">
            <text:p>aws-c-io==0.13.18</text:p>
          </table:table-cell>
        </table:table-row>
        <table:table-row table:style-name="ro1">
          <table:table-cell office:value-type="string" calcext:value-type="string">
            <text:p>aws-c-auth <text:s text:c="15"/></text:p>
          </table:table-cell>
          <table:table-cell table:style-name="ce4" office:value-type="string" calcext:value-type="string">
            <text:p>0.6.27 <text:s text:c="9"/></text:p>
          </table:table-cell>
          <table:table-cell office:value-type="string" calcext:value-type="string">
            <text:p><text:s text:c="5"/>he07296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]);&quot;==&quot;;TRIM([.B27]))" office:value-type="string" office:string-value="aws-c-auth==0.6.27" calcext:value-type="string">
            <text:p>aws-c-auth==0.6.27</text:p>
          </table:table-cell>
          <table:table-cell table:formula="of:=VLOOKUP([.A27];[.$N$3:.$N$343];1;0)" office:value-type="string" office:string-value="aws-c-auth                " calcext:value-type="string">
            <text:p>aws-c-auth <text:s text:c="15"/></text:p>
          </table:table-cell>
          <table:table-cell table:formula="of:=VLOOKUP([.A27];[.$N$3:.$O$343];2;0)" office:value-type="string" office:string-value="0.6.25          " calcext:value-type="string">
            <text:p>0.6.25 <text:s text:c="9"/></text:p>
          </table:table-cell>
          <table:table-cell table:formula="of:=IF([.B27]=[.H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6 <text:s text:c="10"/></text:p>
          </table:table-cell>
          <table:table-cell office:value-type="string" calcext:value-type="string">
            <text:p><text:s text:c="5"/>hfdaba90_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]);&quot;==&quot;;TRIM([.O27]))" office:value-type="string" office:string-value="aws-c-mqtt==0.8.6" calcext:value-type="string">
            <text:p>aws-c-mqtt==0.8.6</text:p>
          </table:table-cell>
        </table:table-row>
        <table:table-row table:style-name="ro1">
          <table:table-cell office:value-type="string" calcext:value-type="string">
            <text:p>aws-c-cal <text:s text:c="16"/></text:p>
          </table:table-cell>
          <table:table-cell table:style-name="ce4" office:value-type="string" calcext:value-type="string">
            <text:p>0.5.26 <text:s text:c="9"/></text:p>
          </table:table-cell>
          <table:table-cell office:value-type="string" calcext:value-type="string">
            <text:p><text:s text:c="5"/>hf677bf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]);&quot;==&quot;;TRIM([.B28]))" office:value-type="string" office:string-value="aws-c-cal==0.5.26" calcext:value-type="string">
            <text:p>aws-c-cal==0.5.26</text:p>
          </table:table-cell>
          <table:table-cell table:formula="of:=VLOOKUP([.A28];[.$N$3:.$N$343];1;0)" office:value-type="string" office:string-value="aws-c-cal                 " calcext:value-type="string">
            <text:p>aws-c-cal <text:s text:c="16"/></text:p>
          </table:table-cell>
          <table:table-cell table:formula="of:=VLOOKUP([.A28];[.$N$3:.$O$343];2;0)" office:value-type="string" office:string-value="0.5.21          " calcext:value-type="string">
            <text:p>0.5.21 <text:s text:c="9"/></text:p>
          </table:table-cell>
          <table:table-cell table:formula="of:=IF([.B28]=[.H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3 <text:s text:c="17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5"/>hf4c50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]);&quot;==&quot;;TRIM([.O28]))" office:value-type="string" office:string-value="aws-c-s3==0.2.6" calcext:value-type="string">
            <text:p>aws-c-s3==0.2.6</text:p>
          </table:table-cell>
        </table:table-row>
        <table:table-row table:style-name="ro1">
          <table:table-cell office:value-type="string" calcext:value-type="string">
            <text:p>aws-c-common <text:s text:c="13"/></text:p>
          </table:table-cell>
          <table:table-cell table:style-name="ce4" office:value-type="string" calcext:value-type="string">
            <text:p>0.8.19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]);&quot;==&quot;;TRIM([.B29]))" office:value-type="string" office:string-value="aws-c-common==0.8.19" calcext:value-type="string">
            <text:p>aws-c-common==0.8.19</text:p>
          </table:table-cell>
          <table:table-cell table:formula="of:=VLOOKUP([.A29];[.$N$3:.$N$343];1;0)" office:value-type="string" office:string-value="aws-c-common              " calcext:value-type="string">
            <text:p>aws-c-common <text:s text:c="13"/></text:p>
          </table:table-cell>
          <table:table-cell table:formula="of:=VLOOKUP([.A29];[.$N$3:.$O$343];2;0)" office:value-type="string" office:string-value="0.8.12          " calcext:value-type="string">
            <text:p>0.8.12 <text:s text:c="9"/></text:p>
          </table:table-cell>
          <table:table-cell table:formula="of:=IF([.B29]=[.H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7 <text:s text:c="10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]);&quot;==&quot;;TRIM([.O29]))" office:value-type="string" office:string-value="aws-c-sdkutils==0.1.7" calcext:value-type="string">
            <text:p>aws-c-sdkutils==0.1.7</text:p>
          </table:table-cell>
        </table:table-row>
        <table:table-row table:style-name="ro1">
          <table:table-cell office:value-type="string" calcext:value-type="string">
            <text:p>aws-c-compression <text:s text:c="8"/></text:p>
          </table:table-cell>
          <table:table-cell table:style-name="ce4" office:value-type="string" calcext:value-type="string">
            <text:p>0.2.16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]);&quot;==&quot;;TRIM([.B30]))" office:value-type="string" office:string-value="aws-c-compression==0.2.16" calcext:value-type="string">
            <text:p>aws-c-compression==0.2.16</text:p>
          </table:table-cell>
          <table:table-cell table:formula="of:=VLOOKUP([.A30];[.$N$3:.$N$343];1;0)" office:value-type="string" office:string-value="aws-c-compression         " calcext:value-type="string">
            <text:p>aws-c-compression <text:s text:c="8"/></text:p>
          </table:table-cell>
          <table:table-cell table:formula="of:=VLOOKUP([.A30];[.$N$3:.$O$343];2;0)" office:value-type="string" office:string-value="0.2.16          " calcext:value-type="string">
            <text:p>0.2.16 <text:s text:c="9"/></text:p>
          </table:table-cell>
          <table:table-cell table:formula="of:=IF([.B30]=[.H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]);&quot;==&quot;;TRIM([.O30]))" office:value-type="string" office:string-value="aws-checksums==0.1.14" calcext:value-type="string">
            <text:p>aws-checksums==0.1.14</text:p>
          </table:table-cell>
        </table:table-row>
        <table:table-row table:style-name="ro1">
          <table:table-cell office:value-type="string" calcext:value-type="string">
            <text:p>aws-c-event-stream <text:s text:c="7"/></text:p>
          </table:table-cell>
          <table:table-cell table:style-name="ce4" office:value-type="string" calcext:value-type="string">
            <text:p>0.2.20 <text:s text:c="9"/></text:p>
          </table:table-cell>
          <table:table-cell office:value-type="string" calcext:value-type="string">
            <text:p><text:s text:c="5"/>hb4b372c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]);&quot;==&quot;;TRIM([.B31]))" office:value-type="string" office:string-value="aws-c-event-stream==0.2.20" calcext:value-type="string">
            <text:p>aws-c-event-stream==0.2.20</text:p>
          </table:table-cell>
          <table:table-cell table:formula="of:=VLOOKUP([.A31];[.$N$3:.$N$343];1;0)" office:value-type="string" office:string-value="aws-c-event-stream        " calcext:value-type="string">
            <text:p>aws-c-event-stream <text:s text:c="7"/></text:p>
          </table:table-cell>
          <table:table-cell table:formula="of:=VLOOKUP([.A31];[.$N$3:.$O$343];2;0)" office:value-type="string" office:string-value="0.2.20          " calcext:value-type="string">
            <text:p>0.2.20 <text:s text:c="9"/></text:p>
          </table:table-cell>
          <table:table-cell table:formula="of:=IF([.B31]=[.H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19.8 <text:s text:c="9"/></text:p>
          </table:table-cell>
          <table:table-cell office:value-type="string" calcext:value-type="string">
            <text:p><text:s text:c="5"/>hd2d6fe4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]);&quot;==&quot;;TRIM([.O31]))" office:value-type="string" office:string-value="aws-crt-cpp==0.19.8" calcext:value-type="string">
            <text:p>aws-crt-cpp==0.19.8</text:p>
          </table:table-cell>
        </table:table-row>
        <table:table-row table:style-name="ro1">
          <table:table-cell office:value-type="string" calcext:value-type="string">
            <text:p>aws-c-http <text:s text:c="15"/></text:p>
          </table:table-cell>
          <table:table-cell table:style-name="ce4" office:value-type="string" calcext:value-type="string">
            <text:p>0.7.7 <text:s text:c="10"/></text:p>
          </table:table-cell>
          <table:table-cell office:value-type="string" calcext:value-type="string">
            <text:p><text:s text:c="5"/>h2632f9a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]);&quot;==&quot;;TRIM([.B32]))" office:value-type="string" office:string-value="aws-c-http==0.7.7" calcext:value-type="string">
            <text:p>aws-c-http==0.7.7</text:p>
          </table:table-cell>
          <table:table-cell table:formula="of:=VLOOKUP([.A32];[.$N$3:.$N$343];1;0)" office:value-type="string" office:string-value="aws-c-http                " calcext:value-type="string">
            <text:p>aws-c-http <text:s text:c="15"/></text:p>
          </table:table-cell>
          <table:table-cell table:formula="of:=VLOOKUP([.A32];[.$N$3:.$O$343];2;0)" office:value-type="string" office:string-value="0.7.5           " calcext:value-type="string">
            <text:p>0.7.5 <text:s text:c="10"/></text:p>
          </table:table-cell>
          <table:table-cell table:formula="of:=IF([.B32]=[.H3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5"/>hd18c533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]);&quot;==&quot;;TRIM([.O32]))" office:value-type="string" office:string-value="aws-sdk-cpp==1.10.57" calcext:value-type="string">
            <text:p>aws-sdk-cpp==1.10.57</text:p>
          </table:table-cell>
        </table:table-row>
        <table:table-row table:style-name="ro1"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21 <text:s text:c="8"/></text:p>
          </table:table-cell>
          <table:table-cell office:value-type="string" calcext:value-type="string">
            <text:p><text:s text:c="5"/>h9fef7b8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3]);&quot;==&quot;;TRIM([.B33]))" office:value-type="string" office:string-value="aws-c-io==0.13.21" calcext:value-type="string">
            <text:p>aws-c-io==0.13.21</text:p>
          </table:table-cell>
          <table:table-cell table:formula="of:=VLOOKUP([.A33];[.$N$3:.$N$343];1;0)" office:value-type="string" office:string-value="aws-c-io                  " calcext:value-type="string">
            <text:p>aws-c-io <text:s text:c="17"/></text:p>
          </table:table-cell>
          <table:table-cell table:formula="of:=VLOOKUP([.A33];[.$N$3:.$O$343];2;0)" office:value-type="string" office:string-value="0.13.18         " calcext:value-type="string">
            <text:p>0.13.18 <text:s text:c="8"/></text:p>
          </table:table-cell>
          <table:table-cell table:formula="of:=IF([.B33]=[.H3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bel <text:s text:c="20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]);&quot;==&quot;;TRIM([.O33]))" office:value-type="string" office:string-value="babel==2.12.1" calcext:value-type="string">
            <text:p>babel==2.12.1</text:p>
          </table:table-cell>
        </table:table-row>
        <table:table-row table:style-name="ro1">
          <table:table-cell office:value-type="string" calcext:value-type="string">
            <text:p>aws-c-mqtt <text:s text:c="15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5"/>h228236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]);&quot;==&quot;;TRIM([.B34]))" office:value-type="string" office:string-value="aws-c-mqtt==0.8.11" calcext:value-type="string">
            <text:p>aws-c-mqtt==0.8.11</text:p>
          </table:table-cell>
          <table:table-cell table:formula="of:=VLOOKUP([.A34];[.$N$3:.$N$343];1;0)" office:value-type="string" office:string-value="aws-c-mqtt                " calcext:value-type="string">
            <text:p>aws-c-mqtt <text:s text:c="15"/></text:p>
          </table:table-cell>
          <table:table-cell table:formula="of:=VLOOKUP([.A34];[.$N$3:.$O$343];2;0)" office:value-type="string" office:string-value="0.8.6           " calcext:value-type="string">
            <text:p>0.8.6 <text:s text:c="10"/></text:p>
          </table:table-cell>
          <table:table-cell table:formula="of:=IF([.B34]=[.H3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]);&quot;==&quot;;TRIM([.O34]))" office:value-type="string" office:string-value="backcall==0.2.0" calcext:value-type="string">
            <text:p>backcall==0.2.0</text:p>
          </table:table-cell>
        </table:table-row>
        <table:table-row table:style-name="ro1">
          <table:table-cell office:value-type="string" calcext:value-type="string">
            <text:p>aws-c-s3 <text:s text:c="17"/></text:p>
          </table:table-cell>
          <table:table-cell office:value-type="string" calcext:value-type="string">
            <text:p>0.3.0 <text:s text:c="10"/></text:p>
          </table:table-cell>
          <table:table-cell office:value-type="string" calcext:value-type="string">
            <text:p><text:s text:c="5"/>hcb5a9b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]);&quot;==&quot;;TRIM([.B35]))" office:value-type="string" office:string-value="aws-c-s3==0.3.0" calcext:value-type="string">
            <text:p>aws-c-s3==0.3.0</text:p>
          </table:table-cell>
          <table:table-cell table:formula="of:=VLOOKUP([.A35];[.$N$3:.$N$343];1;0)" office:value-type="string" office:string-value="aws-c-s3                  " calcext:value-type="string">
            <text:p>aws-c-s3 <text:s text:c="17"/></text:p>
          </table:table-cell>
          <table:table-cell table:formula="of:=VLOOKUP([.A35];[.$N$3:.$O$343];2;0)" office:value-type="string" office:string-value="0.2.6           " calcext:value-type="string">
            <text:p>0.2.6 <text:s text:c="10"/></text:p>
          </table:table-cell>
          <table:table-cell table:formula="of:=IF([.B35]=[.H3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5]);&quot;==&quot;;TRIM([.O35]))" office:value-type="string" office:string-value="backports==1" calcext:value-type="string">
            <text:p>backports==1</text:p>
          </table:table-cell>
        </table:table-row>
        <table:table-row table:style-name="ro1">
          <table:table-cell office:value-type="string" calcext:value-type="string">
            <text:p>aws-c-sdkutils <text:s text:c="11"/></text:p>
          </table:table-cell>
          <table:table-cell table:style-name="ce4" office:value-type="string" calcext:value-type="string">
            <text:p>0.1.9 <text:s text:c="10"/></text:p>
          </table:table-cell>
          <table:table-cell office:value-type="string" calcext:value-type="string">
            <text:p><text:s text:c="5"/>hbad4b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]);&quot;==&quot;;TRIM([.B36]))" office:value-type="string" office:string-value="aws-c-sdkutils==0.1.9" calcext:value-type="string">
            <text:p>aws-c-sdkutils==0.1.9</text:p>
          </table:table-cell>
          <table:table-cell table:formula="of:=VLOOKUP([.A36];[.$N$3:.$N$343];1;0)" office:value-type="string" office:string-value="aws-c-sdkutils            " calcext:value-type="string">
            <text:p>aws-c-sdkutils <text:s text:c="11"/></text:p>
          </table:table-cell>
          <table:table-cell table:formula="of:=VLOOKUP([.A36];[.$N$3:.$O$343];2;0)" office:value-type="string" office:string-value="0.1.7           " calcext:value-type="string">
            <text:p>0.1.7 <text:s text:c="10"/></text:p>
          </table:table-cell>
          <table:table-cell table:formula="of:=IF([.B36]=[.H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.functools_lru_ca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6]);&quot;==&quot;;TRIM([.O36]))" office:value-type="string" office:string-value="backports.functools_lru_ca==che 1.6.4" calcext:value-type="string">
            <text:p>backports.functools_lru_ca==che 1.6.4</text:p>
          </table:table-cell>
        </table:table-row>
        <table:table-row table:style-name="ro1">
          <table:table-cell office:value-type="string" calcext:value-type="string">
            <text:p>aws-checksums <text:s text:c="12"/></text:p>
          </table:table-cell>
          <table:table-cell table:style-name="ce4" office:value-type="string" calcext:value-type="string">
            <text:p>0.1.14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]);&quot;==&quot;;TRIM([.B37]))" office:value-type="string" office:string-value="aws-checksums==0.1.14" calcext:value-type="string">
            <text:p>aws-checksums==0.1.14</text:p>
          </table:table-cell>
          <table:table-cell table:formula="of:=VLOOKUP([.A37];[.$N$3:.$N$343];1;0)" office:value-type="string" office:string-value="aws-checksums             " calcext:value-type="string">
            <text:p>aws-checksums <text:s text:c="12"/></text:p>
          </table:table-cell>
          <table:table-cell table:formula="of:=VLOOKUP([.A37];[.$N$3:.$O$343];2;0)" office:value-type="string" office:string-value="0.1.14          " calcext:value-type="string">
            <text:p>0.1.14 <text:s text:c="9"/></text:p>
          </table:table-cell>
          <table:table-cell table:formula="of:=IF([.B37]=[.H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1.2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7]);&quot;==&quot;;TRIM([.O37]))" office:value-type="string" office:string-value="beautifulsoup4==4.11.2" calcext:value-type="string">
            <text:p>beautifulsoup4==4.11.2</text:p>
          </table:table-cell>
        </table:table-row>
        <table:table-row table:style-name="ro1"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20.2 <text:s text:c="9"/></text:p>
          </table:table-cell>
          <table:table-cell office:value-type="string" calcext:value-type="string">
            <text:p><text:s text:c="5"/>he0fdc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]);&quot;==&quot;;TRIM([.B38]))" office:value-type="string" office:string-value="aws-crt-cpp==0.20.2" calcext:value-type="string">
            <text:p>aws-crt-cpp==0.20.2</text:p>
          </table:table-cell>
          <table:table-cell table:formula="of:=VLOOKUP([.A38];[.$N$3:.$N$343];1;0)" office:value-type="string" office:string-value="aws-crt-cpp               " calcext:value-type="string">
            <text:p>aws-crt-cpp <text:s text:c="14"/></text:p>
          </table:table-cell>
          <table:table-cell table:formula="of:=VLOOKUP([.A38];[.$N$3:.$O$343];2;0)" office:value-type="string" office:string-value="0.19.8          " calcext:value-type="string">
            <text:p>0.19.8 <text:s text:c="9"/></text:p>
          </table:table-cell>
          <table:table-cell table:formula="of:=IF([.B38]=[.H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8]);&quot;==&quot;;TRIM([.O38]))" office:value-type="string" office:string-value="blas==2.116" calcext:value-type="string">
            <text:p>blas==2.116</text:p>
          </table:table-cell>
        </table:table-row>
        <table:table-row table:style-name="ro1"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4"/>h059227d_1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]);&quot;==&quot;;TRIM([.B39]))" office:value-type="string" office:string-value="aws-sdk-cpp==1.10.57" calcext:value-type="string">
            <text:p>aws-sdk-cpp==1.10.57</text:p>
          </table:table-cell>
          <table:table-cell table:formula="of:=VLOOKUP([.A39];[.$N$3:.$N$343];1;0)" office:value-type="string" office:string-value="aws-sdk-cpp               " calcext:value-type="string">
            <text:p>aws-sdk-cpp <text:s text:c="14"/></text:p>
          </table:table-cell>
          <table:table-cell table:formula="of:=VLOOKUP([.A39];[.$N$3:.$O$343];2;0)" office:value-type="string" office:string-value="1.10.57         " calcext:value-type="string">
            <text:p>1.10.57 <text:s text:c="8"/></text:p>
          </table:table-cell>
          <table:table-cell table:formula="of:=IF([.B39]=[.H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9]);&quot;==&quot;;TRIM([.O39]))" office:value-type="string" office:string-value="blas-devel==3.9.0" calcext:value-type="string">
            <text:p>blas-devel==3.9.0</text:p>
          </table:table-cell>
        </table:table-row>
        <table:table-row table:style-name="ro1">
          <table:table-cell office:value-type="string" calcext:value-type="string">
            <text:p>babel <text:s text:c="20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]);&quot;==&quot;;TRIM([.B40]))" office:value-type="string" office:string-value="babel==2.14.0" calcext:value-type="string">
            <text:p>babel==2.14.0</text:p>
          </table:table-cell>
          <table:table-cell table:formula="of:=VLOOKUP([.A40];[.$N$3:.$N$343];1;0)" office:value-type="string" office:string-value="babel                     " calcext:value-type="string">
            <text:p>babel <text:s text:c="20"/></text:p>
          </table:table-cell>
          <table:table-cell table:formula="of:=VLOOKUP([.A40];[.$N$3:.$O$343];2;0)" office:value-type="string" office:string-value="2.12.1          " calcext:value-type="string">
            <text:p>2.12.1 <text:s text:c="9"/></text:p>
          </table:table-cell>
          <table:table-cell table:formula="of:=IF([.B40]=[.H4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0]);&quot;==&quot;;TRIM([.O40]))" office:value-type="string" office:string-value="bleach==6.0.0" calcext:value-type="string">
            <text:p>bleach==6.0.0</text:p>
          </table:table-cell>
        </table:table-row>
        <table:table-row table:style-name="ro1"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1]);&quot;==&quot;;TRIM([.B41]))" office:value-type="string" office:string-value="backcall==0.2.0" calcext:value-type="string">
            <text:p>backcall==0.2.0</text:p>
          </table:table-cell>
          <table:table-cell table:formula="of:=VLOOKUP([.A41];[.$N$3:.$N$343];1;0)" office:value-type="string" office:string-value="backcall                  " calcext:value-type="string">
            <text:p>backcall <text:s text:c="17"/></text:p>
          </table:table-cell>
          <table:table-cell table:formula="of:=VLOOKUP([.A41];[.$N$3:.$O$343];2;0)" office:value-type="string" office:string-value="0.2.0           " calcext:value-type="string">
            <text:p>0.2.0 <text:s text:c="10"/></text:p>
          </table:table-cell>
          <table:table-cell table:formula="of:=IF([.B41]=[.H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inker <text:s text:c="18"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1]);&quot;==&quot;;TRIM([.O41]))" office:value-type="string" office:string-value="blinker==1.5" calcext:value-type="string">
            <text:p>blinker==1.5</text:p>
          </table:table-cell>
        </table:table-row>
        <table:table-row table:style-name="ro1">
          <table:table-cell table:style-name="ce3" office:value-type="string" calcext:value-type="string">
            <text:p>backoff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]);&quot;==&quot;;TRIM([.B42]))" office:value-type="string" office:string-value="backoff==1.10.0" calcext:value-type="string">
            <text:p>backoff==1.10.0</text:p>
          </table:table-cell>
          <table:table-cell table:formula="of:=VLOOKUP([.A42];[.$N$3:.$N$343];1;0)" office:value-type="string" office:string-value="" calcext:value-type="error">
            <text:p>#N/A</text:p>
          </table:table-cell>
          <table:table-cell table:formula="of:=VLOOKUP([.A42];[.$N$3:.$O$343];2;0)" office:value-type="string" office:string-value="" calcext:value-type="error">
            <text:p>#N/A</text:p>
          </table:table-cell>
          <table:table-cell table:formula="of:=IF([.B42]=[.H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3 <text:s text:c="9"/></text:p>
          </table:table-cell>
          <table:table-cell office:value-type="string" calcext:value-type="string">
            <text:p><text:s text:c="5"/>hafa529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2]);&quot;==&quot;;TRIM([.O42]))" office:value-type="string" office:string-value="blosc==1.21.3" calcext:value-type="string">
            <text:p>blosc==1.21.3</text:p>
          </table:table-cell>
        </table:table-row>
        <table:table-row table:style-name="ro1"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]);&quot;==&quot;;TRIM([.B43]))" office:value-type="string" office:string-value="backports==1" calcext:value-type="string">
            <text:p>backports==1</text:p>
          </table:table-cell>
          <table:table-cell table:formula="of:=VLOOKUP([.A43];[.$N$3:.$N$343];1;0)" office:value-type="string" office:string-value="backports                 " calcext:value-type="string">
            <text:p>backports <text:s text:c="16"/></text:p>
          </table:table-cell>
          <table:table-cell table:formula="of:=VLOOKUP([.A43];[.$N$3:.$O$343];2;0)" office:value-type="float" office:value="1" calcext:value-type="float">
            <text:p>1</text:p>
          </table:table-cell>
          <table:table-cell table:formula="of:=IF([.B43]=[.H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keh <text:s text:c="20"/></text:p>
          </table:table-cell>
          <table:table-cell table:style-name="ce4" office:value-type="string" calcext:value-type="string">
            <text:p>2.4.3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3]);&quot;==&quot;;TRIM([.O43]))" office:value-type="string" office:string-value="bokeh==2.4.3" calcext:value-type="string">
            <text:p>bokeh==2.4.3</text:p>
          </table:table-cell>
        </table:table-row>
        <table:table-row table:style-name="ro1">
          <table:table-cell office:value-type="string" calcext:value-type="string">
            <text:p>backports.functools_lru_cache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]);&quot;==&quot;;TRIM([.B44]))" office:value-type="string" office:string-value="backports.functools_lru_cache==che 1.6.4" calcext:value-type="string">
            <text:p>backports.functools_lru_cache==che 1.6.4</text:p>
          </table:table-cell>
          <table:table-cell table:formula="of:=VLOOKUP([.A44];[.$N$3:.$N$343];1;0)" office:value-type="string" office:string-value="" calcext:value-type="error">
            <text:p>#N/A</text:p>
          </table:table-cell>
          <table:table-cell table:formula="of:=VLOOKUP([.A44];[.$N$3:.$O$343];2;0)" office:value-type="string" office:string-value="" calcext:value-type="error">
            <text:p>#N/A</text:p>
          </table:table-cell>
          <table:table-cell table:formula="of:=IF([.B44]=[.H4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4]);&quot;==&quot;;TRIM([.O44]))" office:value-type="string" office:string-value="bottleneck==1.3.7" calcext:value-type="string">
            <text:p>bottleneck==1.3.7</text:p>
          </table:table-cell>
        </table:table-row>
        <table:table-row table:style-name="ro1">
          <table:table-cell office:value-type="string" calcext:value-type="string">
            <text:p>basemap <text:s text:c="18"/></text:p>
          </table:table-cell>
          <table:table-cell table:style-name="ce4" office:value-type="string" calcext:value-type="string">
            <text:p>1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]);&quot;==&quot;;TRIM([.B45]))" office:value-type="string" office:string-value="basemap==1.3.9" calcext:value-type="string">
            <text:p>basemap==1.3.9</text:p>
          </table:table-cell>
          <table:table-cell table:formula="of:=VLOOKUP([.A45];[.$N$3:.$N$343];1;0)" office:value-type="string" office:string-value="" calcext:value-type="error">
            <text:p>#N/A</text:p>
          </table:table-cell>
          <table:table-cell table:formula="of:=VLOOKUP([.A45];[.$N$3:.$O$343];2;0)" office:value-type="string" office:string-value="" calcext:value-type="error">
            <text:p>#N/A</text:p>
          </table:table-cell>
          <table:table-cell table:formula="of:=IF([.B45]=[.H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5]);&quot;==&quot;;TRIM([.O45]))" office:value-type="string" office:string-value="brotli==1.0.9" calcext:value-type="string">
            <text:p>brotli==1.0.9</text:p>
          </table:table-cell>
        </table:table-row>
        <table:table-row table:style-name="ro1">
          <table:table-cell office:value-type="string" calcext:value-type="string">
            <text:p>basemap-data <text:s text:c="13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]);&quot;==&quot;;TRIM([.B46]))" office:value-type="string" office:string-value="basemap-data==1.3.2" calcext:value-type="string">
            <text:p>basemap-data==1.3.2</text:p>
          </table:table-cell>
          <table:table-cell table:formula="of:=VLOOKUP([.A46];[.$N$3:.$N$343];1;0)" office:value-type="string" office:string-value="" calcext:value-type="error">
            <text:p>#N/A</text:p>
          </table:table-cell>
          <table:table-cell table:formula="of:=VLOOKUP([.A46];[.$N$3:.$O$343];2;0)" office:value-type="string" office:string-value="" calcext:value-type="error">
            <text:p>#N/A</text:p>
          </table:table-cell>
          <table:table-cell table:formula="of:=IF([.B46]=[.H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6]);&quot;==&quot;;TRIM([.O46]))" office:value-type="string" office:string-value="brotli-bin==1.0.9" calcext:value-type="string">
            <text:p>brotli-bin==1.0.9</text:p>
          </table:table-cell>
        </table:table-row>
        <table:table-row table:style-name="ro1">
          <table:table-cell office:value-type="string" calcext:value-type="string">
            <text:p>bcrypt <text:s text:c="19"/></text:p>
          </table:table-cell>
          <table:table-cell table:style-name="ce4" office:value-type="string" calcext:value-type="string">
            <text:p>4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]);&quot;==&quot;;TRIM([.B47]))" office:value-type="string" office:string-value="bcrypt==4.1.2" calcext:value-type="string">
            <text:p>bcrypt==4.1.2</text:p>
          </table:table-cell>
          <table:table-cell table:formula="of:=VLOOKUP([.A47];[.$N$3:.$N$343];1;0)" office:value-type="string" office:string-value="" calcext:value-type="error">
            <text:p>#N/A</text:p>
          </table:table-cell>
          <table:table-cell table:formula="of:=VLOOKUP([.A47];[.$N$3:.$O$343];2;0)" office:value-type="string" office:string-value="" calcext:value-type="error">
            <text:p>#N/A</text:p>
          </table:table-cell>
          <table:table-cell table:formula="of:=IF([.B47]=[.H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py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py310h5764c6d_1005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7]);&quot;==&quot;;TRIM([.O47]))" office:value-type="string" office:string-value="brotlipy==0.7.0" calcext:value-type="string">
            <text:p>brotlipy==0.7.0</text:p>
          </table:table-cell>
        </table:table-row>
        <table:table-row table:style-name="ro1">
          <table:table-cell office:value-type="string" calcext:value-type="string">
            <text:p>beautifulsoup4 <text:s text:c="11"/></text:p>
          </table:table-cell>
          <table:table-cell table:style-name="ce4" office:value-type="string" calcext:value-type="string">
            <text:p>4.12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]);&quot;==&quot;;TRIM([.B48]))" office:value-type="string" office:string-value="beautifulsoup4==4.12.3" calcext:value-type="string">
            <text:p>beautifulsoup4==4.12.3</text:p>
          </table:table-cell>
          <table:table-cell table:formula="of:=VLOOKUP([.A48];[.$N$3:.$N$343];1;0)" office:value-type="string" office:string-value="beautifulsoup4            " calcext:value-type="string">
            <text:p>beautifulsoup4 <text:s text:c="11"/></text:p>
          </table:table-cell>
          <table:table-cell table:formula="of:=VLOOKUP([.A48];[.$N$3:.$O$343];2;0)" office:value-type="string" office:string-value="4.11.2          " calcext:value-type="string">
            <text:p>4.11.2 <text:s text:c="9"/></text:p>
          </table:table-cell>
          <table:table-cell table:formula="of:=IF([.B48]=[.H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8]);&quot;==&quot;;TRIM([.O48]))" office:value-type="string" office:string-value="brunsli==0.1" calcext:value-type="string">
            <text:p>brunsli==0.1</text:p>
          </table:table-cell>
        </table:table-row>
        <table:table-row table:style-name="ro1"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]);&quot;==&quot;;TRIM([.B49]))" office:value-type="string" office:string-value="blas==2.116" calcext:value-type="string">
            <text:p>blas==2.116</text:p>
          </table:table-cell>
          <table:table-cell table:formula="of:=VLOOKUP([.A49];[.$N$3:.$N$343];1;0)" office:value-type="string" office:string-value="blas                      " calcext:value-type="string">
            <text:p>blas <text:s text:c="21"/></text:p>
          </table:table-cell>
          <table:table-cell table:formula="of:=VLOOKUP([.A49];[.$N$3:.$O$343];2;0)" office:value-type="float" office:value="2.116" calcext:value-type="float">
            <text:p>2.116</text:p>
          </table:table-cell>
          <table:table-cell table:formula="of:=IF([.B49]=[.H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9]);&quot;==&quot;;TRIM([.O49]))" office:value-type="string" office:string-value="bzip2==1.0.8" calcext:value-type="string">
            <text:p>bzip2==1.0.8</text:p>
          </table:table-cell>
        </table:table-row>
        <table:table-row table:style-name="ro1"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]);&quot;==&quot;;TRIM([.B50]))" office:value-type="string" office:string-value="blas-devel==3.9.0" calcext:value-type="string">
            <text:p>blas-devel==3.9.0</text:p>
          </table:table-cell>
          <table:table-cell table:formula="of:=VLOOKUP([.A50];[.$N$3:.$N$343];1;0)" office:value-type="string" office:string-value="blas-devel                " calcext:value-type="string">
            <text:p>blas-devel <text:s text:c="15"/></text:p>
          </table:table-cell>
          <table:table-cell table:formula="of:=VLOOKUP([.A50];[.$N$3:.$O$343];2;0)" office:value-type="string" office:string-value="3.9.0           " calcext:value-type="string">
            <text:p>3.9.0 <text:s text:c="10"/></text:p>
          </table:table-cell>
          <table:table-cell table:formula="of:=IF([.B50]=[.H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8.1 <text:s text:c="9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0]);&quot;==&quot;;TRIM([.O50]))" office:value-type="string" office:string-value="c-ares==1.18.1" calcext:value-type="string">
            <text:p>c-ares==1.18.1</text:p>
          </table:table-cell>
        </table:table-row>
        <table:table-row table:style-name="ro1"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]);&quot;==&quot;;TRIM([.B51]))" office:value-type="string" office:string-value="bleach==6.1.0" calcext:value-type="string">
            <text:p>bleach==6.1.0</text:p>
          </table:table-cell>
          <table:table-cell table:formula="of:=VLOOKUP([.A51];[.$N$3:.$N$343];1;0)" office:value-type="string" office:string-value="bleach                    " calcext:value-type="string">
            <text:p>bleach <text:s text:c="19"/></text:p>
          </table:table-cell>
          <table:table-cell table:formula="of:=VLOOKUP([.A51];[.$N$3:.$O$343];2;0)" office:value-type="string" office:string-value="6.0.0           " calcext:value-type="string">
            <text:p>6.0.0 <text:s text:c="10"/></text:p>
          </table:table-cell>
          <table:table-cell table:formula="of:=IF([.B51]=[.H5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7.1 <text:s text:c="10"/></text:p>
          </table:table-cell>
          <table:table-cell office:value-type="string" calcext:value-type="string">
            <text:p><text:s text:c="5"/>hf910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1]);&quot;==&quot;;TRIM([.O51]))" office:value-type="string" office:string-value="c-blosc2==2.7.1" calcext:value-type="string">
            <text:p>c-blosc2==2.7.1</text:p>
          </table:table-cell>
        </table:table-row>
        <table:table-row table:style-name="ro1">
          <table:table-cell office:value-type="string" calcext:value-type="string">
            <text:p>blinker <text:s text:c="18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]);&quot;==&quot;;TRIM([.B52]))" office:value-type="string" office:string-value="blinker==1.7.0" calcext:value-type="string">
            <text:p>blinker==1.7.0</text:p>
          </table:table-cell>
          <table:table-cell table:formula="of:=VLOOKUP([.A52];[.$N$3:.$N$343];1;0)" office:value-type="string" office:string-value="blinker                   " calcext:value-type="string">
            <text:p>blinker <text:s text:c="18"/></text:p>
          </table:table-cell>
          <table:table-cell table:formula="of:=VLOOKUP([.A52];[.$N$3:.$O$343];2;0)" office:value-type="float" office:value="1.5" calcext:value-type="float">
            <text:p>1.5</text:p>
          </table:table-cell>
          <table:table-cell table:formula="of:=IF([.B52]=[.H5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6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2]);&quot;==&quot;;TRIM([.O52]))" office:value-type="string" office:string-value="ca-certificates==2024.6.2" calcext:value-type="string">
            <text:p>ca-certificates==2024.6.2</text:p>
          </table:table-cell>
        </table:table-row>
        <table:table-row table:style-name="ro1">
          <table:table-cell office:value-type="string" calcext:value-type="string">
            <text:p>blis <text:s text:c="21"/></text:p>
          </table:table-cell>
          <table:table-cell table:style-name="ce4" office:value-type="string" calcext:value-type="string">
            <text:p>0.7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]);&quot;==&quot;;TRIM([.B53]))" office:value-type="string" office:string-value="blis==0.7.11" calcext:value-type="string">
            <text:p>blis==0.7.11</text:p>
          </table:table-cell>
          <table:table-cell table:formula="of:=VLOOKUP([.A53];[.$N$3:.$N$343];1;0)" office:value-type="string" office:string-value="" calcext:value-type="error">
            <text:p>#N/A</text:p>
          </table:table-cell>
          <table:table-cell table:formula="of:=VLOOKUP([.A53];[.$N$3:.$O$343];2;0)" office:value-type="string" office:string-value="" calcext:value-type="error">
            <text:p>#N/A</text:p>
          </table:table-cell>
          <table:table-cell table:formula="of:=IF([.B53]=[.H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3]);&quot;==&quot;;TRIM([.O53]))" office:value-type="string" office:string-value="cached-property==1.5.2" calcext:value-type="string">
            <text:p>cached-property==1.5.2</text:p>
          </table:table-cell>
        </table:table-row>
        <table:table-row table:style-name="ro1"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4 <text:s text:c="9"/></text:p>
          </table:table-cell>
          <table:table-cell office:value-type="string" calcext:value-type="string">
            <text:p><text:s text:c="5"/>h0f2a23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]);&quot;==&quot;;TRIM([.B54]))" office:value-type="string" office:string-value="blosc==1.21.4" calcext:value-type="string">
            <text:p>blosc==1.21.4</text:p>
          </table:table-cell>
          <table:table-cell table:formula="of:=VLOOKUP([.A54];[.$N$3:.$N$343];1;0)" office:value-type="string" office:string-value="blosc                     " calcext:value-type="string">
            <text:p>blosc <text:s text:c="20"/></text:p>
          </table:table-cell>
          <table:table-cell table:formula="of:=VLOOKUP([.A54];[.$N$3:.$O$343];2;0)" office:value-type="string" office:string-value="1.21.3          " calcext:value-type="string">
            <text:p>1.21.3 <text:s text:c="9"/></text:p>
          </table:table-cell>
          <table:table-cell table:formula="of:=IF([.B54]=[.H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4]);&quot;==&quot;;TRIM([.O54]))" office:value-type="string" office:string-value="cached_property==1.5.2" calcext:value-type="string">
            <text:p>cached_property==1.5.2</text:p>
          </table:table-cell>
        </table:table-row>
        <table:table-row table:style-name="ro1">
          <table:table-cell office:value-type="string" calcext:value-type="string">
            <text:p>blosc2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]);&quot;==&quot;;TRIM([.B55]))" office:value-type="string" office:string-value="blosc2==2.0.0" calcext:value-type="string">
            <text:p>blosc2==2.0.0</text:p>
          </table:table-cell>
          <table:table-cell table:formula="of:=VLOOKUP([.A55];[.$N$3:.$N$343];1;0)" office:value-type="string" office:string-value="" calcext:value-type="error">
            <text:p>#N/A</text:p>
          </table:table-cell>
          <table:table-cell table:formula="of:=VLOOKUP([.A55];[.$N$3:.$O$343];2;0)" office:value-type="string" office:string-value="" calcext:value-type="error">
            <text:p>#N/A</text:p>
          </table:table-cell>
          <table:table-cell table:formula="of:=IF([.B55]=[.H5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5]);&quot;==&quot;;TRIM([.O55]))" office:value-type="string" office:string-value="certifi==2024.2.2" calcext:value-type="string">
            <text:p>certifi==2024.2.2</text:p>
          </table:table-cell>
        </table:table-row>
        <table:table-row table:style-name="ro1">
          <table:table-cell office:value-type="string" calcext:value-type="string">
            <text:p>bokeh <text:s text:c="20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]);&quot;==&quot;;TRIM([.B56]))" office:value-type="string" office:string-value="bokeh==2.4.0" calcext:value-type="string">
            <text:p>bokeh==2.4.0</text:p>
          </table:table-cell>
          <table:table-cell table:formula="of:=VLOOKUP([.A56];[.$N$3:.$N$343];1;0)" office:value-type="string" office:string-value="bokeh                     " calcext:value-type="string">
            <text:p>bokeh <text:s text:c="20"/></text:p>
          </table:table-cell>
          <table:table-cell table:formula="of:=VLOOKUP([.A56];[.$N$3:.$O$343];2;0)" office:value-type="string" office:string-value="2.4.3           " calcext:value-type="string">
            <text:p>2.4.3 <text:s text:c="10"/></text:p>
          </table:table-cell>
          <table:table-cell table:formula="of:=IF([.B56]=[.H5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6]);&quot;==&quot;;TRIM([.O56]))" office:value-type="string" office:string-value="certipy==0.1.3" calcext:value-type="string">
            <text:p>certipy==0.1.3</text:p>
          </table:table-cell>
        </table:table-row>
        <table:table-row table:style-name="ro1">
          <table:table-cell office:value-type="string" calcext:value-type="string">
            <text:p>boltons <text:s text:c="18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7]);&quot;==&quot;;TRIM([.B57]))" office:value-type="string" office:string-value="boltons==23.0.0" calcext:value-type="string">
            <text:p>boltons==23.0.0</text:p>
          </table:table-cell>
          <table:table-cell table:formula="of:=VLOOKUP([.A57];[.$N$3:.$N$343];1;0)" office:value-type="string" office:string-value="" calcext:value-type="error">
            <text:p>#N/A</text:p>
          </table:table-cell>
          <table:table-cell table:formula="of:=VLOOKUP([.A57];[.$N$3:.$O$343];2;0)" office:value-type="string" office:string-value="" calcext:value-type="error">
            <text:p>#N/A</text:p>
          </table:table-cell>
          <table:table-cell table:formula="of:=IF([.B57]=[.H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7]);&quot;==&quot;;TRIM([.O57]))" office:value-type="string" office:string-value="cffi==1.16.0" calcext:value-type="string">
            <text:p>cffi==1.16.0</text:p>
          </table:table-cell>
        </table:table-row>
        <table:table-row table:style-name="ro1">
          <table:table-cell office:value-type="string" calcext:value-type="string">
            <text:p>bottleneck <text:s text:c="15"/></text:p>
          </table:table-cell>
          <table:table-cell table:style-name="ce4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8]);&quot;==&quot;;TRIM([.B58]))" office:value-type="string" office:string-value="bottleneck==1.3.7" calcext:value-type="string">
            <text:p>bottleneck==1.3.7</text:p>
          </table:table-cell>
          <table:table-cell table:formula="of:=VLOOKUP([.A58];[.$N$3:.$N$343];1;0)" office:value-type="string" office:string-value="bottleneck                " calcext:value-type="string">
            <text:p>bottleneck <text:s text:c="15"/></text:p>
          </table:table-cell>
          <table:table-cell table:formula="of:=VLOOKUP([.A58];[.$N$3:.$O$343];2;0)" office:value-type="string" office:string-value="1.3.7           " calcext:value-type="string">
            <text:p>1.3.7 <text:s text:c="10"/></text:p>
          </table:table-cell>
          <table:table-cell table:formula="of:=IF([.B58]=[.H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8]);&quot;==&quot;;TRIM([.O58]))" office:value-type="string" office:string-value="cfitsio==4.2.0" calcext:value-type="string">
            <text:p>cfitsio==4.2.0</text:p>
          </table:table-cell>
        </table:table-row>
        <table:table-row table:style-name="ro1">
          <table:table-cell office:value-type="string" calcext:value-type="string">
            <text:p>branca <text:s text:c="19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9]);&quot;==&quot;;TRIM([.B59]))" office:value-type="string" office:string-value="branca==0.7.1" calcext:value-type="string">
            <text:p>branca==0.7.1</text:p>
          </table:table-cell>
          <table:table-cell table:formula="of:=VLOOKUP([.A59];[.$N$3:.$N$343];1;0)" office:value-type="string" office:string-value="" calcext:value-type="error">
            <text:p>#N/A</text:p>
          </table:table-cell>
          <table:table-cell table:formula="of:=VLOOKUP([.A59];[.$N$3:.$O$343];2;0)" office:value-type="string" office:string-value="" calcext:value-type="error">
            <text:p>#N/A</text:p>
          </table:table-cell>
          <table:table-cell table:formula="of:=IF([.B59]=[.H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1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9]);&quot;==&quot;;TRIM([.O59]))" office:value-type="string" office:string-value="charls==2.4.1" calcext:value-type="string">
            <text:p>charls==2.4.1</text:p>
          </table:table-cell>
        </table:table-row>
        <table:table-row table:style-name="ro1"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0]);&quot;==&quot;;TRIM([.B60]))" office:value-type="string" office:string-value="brotli==1.1.0" calcext:value-type="string">
            <text:p>brotli==1.1.0</text:p>
          </table:table-cell>
          <table:table-cell table:formula="of:=VLOOKUP([.A60];[.$N$3:.$N$343];1;0)" office:value-type="string" office:string-value="brotli                    " calcext:value-type="string">
            <text:p>brotli <text:s text:c="19"/></text:p>
          </table:table-cell>
          <table:table-cell table:formula="of:=VLOOKUP([.A60];[.$N$3:.$O$343];2;0)" office:value-type="string" office:string-value="1.0.9           " calcext:value-type="string">
            <text:p>1.0.9 <text:s text:c="10"/></text:p>
          </table:table-cell>
          <table:table-cell table:formula="of:=IF([.B60]=[.H6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0]);&quot;==&quot;;TRIM([.O60]))" office:value-type="string" office:string-value="charset-normalizer==2.1.1" calcext:value-type="string">
            <text:p>charset-normalizer==2.1.1</text:p>
          </table:table-cell>
        </table:table-row>
        <table:table-row table:style-name="ro1"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1]);&quot;==&quot;;TRIM([.B61]))" office:value-type="string" office:string-value="brotli-bin==1.0.9" calcext:value-type="string">
            <text:p>brotli-bin==1.0.9</text:p>
          </table:table-cell>
          <table:table-cell table:formula="of:=VLOOKUP([.A61];[.$N$3:.$N$343];1;0)" office:value-type="string" office:string-value="brotli-bin                " calcext:value-type="string">
            <text:p>brotli-bin <text:s text:c="15"/></text:p>
          </table:table-cell>
          <table:table-cell table:formula="of:=VLOOKUP([.A61];[.$N$3:.$O$343];2;0)" office:value-type="string" office:string-value="1.0.9           " calcext:value-type="string">
            <text:p>1.0.9 <text:s text:c="10"/></text:p>
          </table:table-cell>
          <table:table-cell table:formula="of:=IF([.B61]=[.H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3 <text:s text:c="10"/></text:p>
          </table:table-cell>
          <table:table-cell office:value-type="string" calcext:value-type="string">
            <text:p>unix_pyhd8ed1ab_2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1]);&quot;==&quot;;TRIM([.O61]))" office:value-type="string" office:string-value="click==8.1.3" calcext:value-type="string">
            <text:p>click==8.1.3</text:p>
          </table:table-cell>
        </table:table-row>
        <table:table-row table:style-name="ro1"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2]);&quot;==&quot;;TRIM([.B62]))" office:value-type="string" office:string-value="brunsli==0.1" calcext:value-type="string">
            <text:p>brunsli==0.1</text:p>
          </table:table-cell>
          <table:table-cell table:formula="of:=VLOOKUP([.A62];[.$N$3:.$N$343];1;0)" office:value-type="string" office:string-value="brunsli                   " calcext:value-type="string">
            <text:p>brunsli <text:s text:c="18"/></text:p>
          </table:table-cell>
          <table:table-cell table:formula="of:=VLOOKUP([.A62];[.$N$3:.$O$343];2;0)" office:value-type="float" office:value="0.1" calcext:value-type="float">
            <text:p>0.1</text:p>
          </table:table-cell>
          <table:table-cell table:formula="of:=IF([.B62]=[.H6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oudpickle <text:s text:c="14"/></text:p>
          </table:table-cell>
          <table:table-cell table:style-name="ce4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2]);&quot;==&quot;;TRIM([.O62]))" office:value-type="string" office:string-value="cloudpickle==2.2.1" calcext:value-type="string">
            <text:p>cloudpickle==2.2.1</text:p>
          </table:table-cell>
        </table:table-row>
        <table:table-row table:style-name="ro1"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3]);&quot;==&quot;;TRIM([.B63]))" office:value-type="string" office:string-value="bzip2==1.0.8" calcext:value-type="string">
            <text:p>bzip2==1.0.8</text:p>
          </table:table-cell>
          <table:table-cell table:formula="of:=VLOOKUP([.A63];[.$N$3:.$N$343];1;0)" office:value-type="string" office:string-value="bzip2                     " calcext:value-type="string">
            <text:p>bzip2 <text:s text:c="20"/></text:p>
          </table:table-cell>
          <table:table-cell table:formula="of:=VLOOKUP([.A63];[.$N$3:.$O$343];2;0)" office:value-type="string" office:string-value="1.0.8           " calcext:value-type="string">
            <text:p>1.0.8 <text:s text:c="10"/></text:p>
          </table:table-cell>
          <table:table-cell table:formula="of:=IF([.B63]=[.H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3]);&quot;==&quot;;TRIM([.O63]))" office:value-type="string" office:string-value="colorama==0.4.6" calcext:value-type="string">
            <text:p>colorama==0.4.6</text:p>
          </table:table-cell>
        </table:table-row>
        <table:table-row table:style-name="ro1"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9.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4]);&quot;==&quot;;TRIM([.B64]))" office:value-type="string" office:string-value="c-ares==1.19.1" calcext:value-type="string">
            <text:p>c-ares==1.19.1</text:p>
          </table:table-cell>
          <table:table-cell table:formula="of:=VLOOKUP([.A64];[.$N$3:.$N$343];1;0)" office:value-type="string" office:string-value="c-ares                    " calcext:value-type="string">
            <text:p>c-ares <text:s text:c="19"/></text:p>
          </table:table-cell>
          <table:table-cell table:formula="of:=VLOOKUP([.A64];[.$N$3:.$O$343];2;0)" office:value-type="string" office:string-value="1.18.1          " calcext:value-type="string">
            <text:p>1.18.1 <text:s text:c="9"/></text:p>
          </table:table-cell>
          <table:table-cell table:formula="of:=IF([.B64]=[.H6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4]);&quot;==&quot;;TRIM([.O64]))" office:value-type="string" office:string-value="comm==0.1.2" calcext:value-type="string">
            <text:p>comm==0.1.2</text:p>
          </table:table-cell>
        </table:table-row>
        <table:table-row table:style-name="ro1">
          <table:table-cell office:value-type="string" calcext:value-type="string">
            <text:p>c-blosc2 <text:s text:c="17"/></text:p>
          </table:table-cell>
          <table:table-cell table:style-name="ce4" office:value-type="string" calcext:value-type="string">
            <text:p>2.9.2 <text:s text:c="10"/></text:p>
          </table:table-cell>
          <table:table-cell office:value-type="string" calcext:value-type="string">
            <text:p><text:s text:c="5"/>hb4ffa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5]);&quot;==&quot;;TRIM([.B65]))" office:value-type="string" office:string-value="c-blosc2==2.9.2" calcext:value-type="string">
            <text:p>c-blosc2==2.9.2</text:p>
          </table:table-cell>
          <table:table-cell table:formula="of:=VLOOKUP([.A65];[.$N$3:.$N$343];1;0)" office:value-type="string" office:string-value="c-blosc2                  " calcext:value-type="string">
            <text:p>c-blosc2 <text:s text:c="17"/></text:p>
          </table:table-cell>
          <table:table-cell table:formula="of:=VLOOKUP([.A65];[.$N$3:.$O$343];2;0)" office:value-type="string" office:string-value="2.7.1           " calcext:value-type="string">
            <text:p>2.7.1 <text:s text:c="10"/></text:p>
          </table:table-cell>
          <table:table-cell table:formula="of:=IF([.B65]=[.H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 <text:s text:c="20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5]);&quot;==&quot;;TRIM([.O65]))" office:value-type="string" office:string-value="conda==23.1.0" calcext:value-type="string">
            <text:p>conda==23.1.0</text:p>
          </table:table-cell>
        </table:table-row>
        <table:table-row table:style-name="ro1">
          <table:table-cell office:value-type="string" calcext:value-type="string">
            <text:p>ca-certificates <text:s text:c="10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6]);&quot;==&quot;;TRIM([.B66]))" office:value-type="string" office:string-value="ca-certificates==2024.2.2" calcext:value-type="string">
            <text:p>ca-certificates==2024.2.2</text:p>
          </table:table-cell>
          <table:table-cell table:formula="of:=VLOOKUP([.A66];[.$N$3:.$N$343];1;0)" office:value-type="string" office:string-value="ca-certificates           " calcext:value-type="string">
            <text:p>ca-certificates <text:s text:c="10"/></text:p>
          </table:table-cell>
          <table:table-cell table:formula="of:=VLOOKUP([.A66];[.$N$3:.$O$343];2;0)" office:value-type="string" office:string-value="2024.6.2        " calcext:value-type="string">
            <text:p>2024.6.2 <text:s text:c="7"/></text:p>
          </table:table-cell>
          <table:table-cell table:formula="of:=IF([.B66]=[.H6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6]);&quot;==&quot;;TRIM([.O66]))" office:value-type="string" office:string-value="conda-package-handling==2.0.2" calcext:value-type="string">
            <text:p>conda-package-handling==2.0.2</text:p>
          </table:table-cell>
        </table:table-row>
        <table:table-row table:style-name="ro1">
          <table:table-cell office:value-type="string" calcext:value-type="string">
            <text:p>cached-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7]);&quot;==&quot;;TRIM([.B67]))" office:value-type="string" office:string-value="cached-property==1.5.2" calcext:value-type="string">
            <text:p>cached-property==1.5.2</text:p>
          </table:table-cell>
          <table:table-cell table:formula="of:=VLOOKUP([.A67];[.$N$3:.$N$343];1;0)" office:value-type="string" office:string-value="cached-property           " calcext:value-type="string">
            <text:p>cached-property <text:s text:c="10"/></text:p>
          </table:table-cell>
          <table:table-cell table:formula="of:=VLOOKUP([.A67];[.$N$3:.$O$343];2;0)" office:value-type="string" office:string-value="1.5.2           " calcext:value-type="string">
            <text:p>1.5.2 <text:s text:c="10"/></text:p>
          </table:table-cell>
          <table:table-cell table:formula="of:=IF([.B67]=[.H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7]);&quot;==&quot;;TRIM([.O67]))" office:value-type="string" office:string-value="conda-package-streaming==0.7.0" calcext:value-type="string">
            <text:p>conda-package-streaming==0.7.0</text:p>
          </table:table-cell>
        </table:table-row>
        <table:table-row table:style-name="ro1">
          <table:table-cell office:value-type="string" calcext:value-type="string">
            <text:p>cached_property <text:s text:c="10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8]);&quot;==&quot;;TRIM([.B68]))" office:value-type="string" office:string-value="cached_property==1.5.2" calcext:value-type="string">
            <text:p>cached_property==1.5.2</text:p>
          </table:table-cell>
          <table:table-cell table:formula="of:=VLOOKUP([.A68];[.$N$3:.$N$343];1;0)" office:value-type="string" office:string-value="cached_property           " calcext:value-type="string">
            <text:p>cached_property <text:s text:c="10"/></text:p>
          </table:table-cell>
          <table:table-cell table:formula="of:=VLOOKUP([.A68];[.$N$3:.$O$343];2;0)" office:value-type="string" office:string-value="1.5.2           " calcext:value-type="string">
            <text:p>1.5.2 <text:s text:c="10"/></text:p>
          </table:table-cell>
          <table:table-cell table:formula="of:=IF([.B68]=[.H6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8]);&quot;==&quot;;TRIM([.O68]))" office:value-type="string" office:string-value="configurable-http-proxy==4.5.4" calcext:value-type="string">
            <text:p>configurable-http-proxy==4.5.4</text:p>
          </table:table-cell>
        </table:table-row>
        <table:table-row table:style-name="ro1">
          <table:table-cell office:value-type="string" calcext:value-type="string">
            <text:p>cachetools <text:s text:c="15"/></text:p>
          </table:table-cell>
          <table:table-cell table:style-name="ce4" office:value-type="string" calcext:value-type="string">
            <text:p>5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9]);&quot;==&quot;;TRIM([.B69]))" office:value-type="string" office:string-value="cachetools==5.3.2" calcext:value-type="string">
            <text:p>cachetools==5.3.2</text:p>
          </table:table-cell>
          <table:table-cell table:formula="of:=VLOOKUP([.A69];[.$N$3:.$N$343];1;0)" office:value-type="string" office:string-value="" calcext:value-type="error">
            <text:p>#N/A</text:p>
          </table:table-cell>
          <table:table-cell table:formula="of:=VLOOKUP([.A69];[.$N$3:.$O$343];2;0)" office:value-type="string" office:string-value="" calcext:value-type="error">
            <text:p>#N/A</text:p>
          </table:table-cell>
          <table:table-cell table:formula="of:=IF([.B69]=[.H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9]);&quot;==&quot;;TRIM([.O69]))" office:value-type="string" office:string-value="cons==0.4.6" calcext:value-type="string">
            <text:p>cons==0.4.6</text:p>
          </table:table-cell>
        </table:table-row>
        <table:table-row table:style-name="ro1">
          <table:table-cell office:value-type="string" calcext:value-type="string">
            <text:p>cairocffi <text:s text:c="16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0]);&quot;==&quot;;TRIM([.B70]))" office:value-type="string" office:string-value="cairocffi==1.6.1" calcext:value-type="string">
            <text:p>cairocffi==1.6.1</text:p>
          </table:table-cell>
          <table:table-cell table:formula="of:=VLOOKUP([.A70];[.$N$3:.$N$343];1;0)" office:value-type="string" office:string-value="" calcext:value-type="error">
            <text:p>#N/A</text:p>
          </table:table-cell>
          <table:table-cell table:formula="of:=VLOOKUP([.A70];[.$N$3:.$O$343];2;0)" office:value-type="string" office:string-value="" calcext:value-type="error">
            <text:p>#N/A</text:p>
          </table:table-cell>
          <table:table-cell table:formula="of:=IF([.B70]=[.H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0]);&quot;==&quot;;TRIM([.O70]))" office:value-type="string" office:string-value="contourpy==1.0.7" calcext:value-type="string">
            <text:p>contourpy==1.0.7</text:p>
          </table:table-cell>
        </table:table-row>
        <table:table-row table:style-name="ro1">
          <table:table-cell office:value-type="string" calcext:value-type="string">
            <text:p>cairosvg <text:s text:c="17"/></text:p>
          </table:table-cell>
          <table:table-cell table:style-name="ce4" office:value-type="string" calcext:value-type="string">
            <text:p>2.5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1]);&quot;==&quot;;TRIM([.B71]))" office:value-type="string" office:string-value="cairosvg==2.5.2" calcext:value-type="string">
            <text:p>cairosvg==2.5.2</text:p>
          </table:table-cell>
          <table:table-cell table:formula="of:=VLOOKUP([.A71];[.$N$3:.$N$343];1;0)" office:value-type="string" office:string-value="" calcext:value-type="error">
            <text:p>#N/A</text:p>
          </table:table-cell>
          <table:table-cell table:formula="of:=VLOOKUP([.A71];[.$N$3:.$O$343];2;0)" office:value-type="string" office:string-value="" calcext:value-type="error">
            <text:p>#N/A</text:p>
          </table:table-cell>
          <table:table-cell table:formula="of:=IF([.B71]=[.H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ryptography <text:s text:c="13"/></text:p>
          </table:table-cell>
          <table:table-cell office:value-type="string" calcext:value-type="string">
            <text:p>39.0.2 <text:s text:c="9"/></text:p>
          </table:table-cell>
          <table:table-cell office:value-type="string" calcext:value-type="string">
            <text:p>py310h34c0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1]);&quot;==&quot;;TRIM([.O71]))" office:value-type="string" office:string-value="cryptography==39.0.2" calcext:value-type="string">
            <text:p>cryptography==39.0.2</text:p>
          </table:table-cell>
        </table:table-row>
        <table:table-row table:style-name="ro1">
          <table:table-cell office:value-type="string" calcext:value-type="string">
            <text:p>camelot-py <text:s text:c="15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2]);&quot;==&quot;;TRIM([.B72]))" office:value-type="string" office:string-value="camelot-py==0.10.1" calcext:value-type="string">
            <text:p>camelot-py==0.10.1</text:p>
          </table:table-cell>
          <table:table-cell table:formula="of:=VLOOKUP([.A72];[.$N$3:.$N$343];1;0)" office:value-type="string" office:string-value="" calcext:value-type="error">
            <text:p>#N/A</text:p>
          </table:table-cell>
          <table:table-cell table:formula="of:=VLOOKUP([.A72];[.$N$3:.$O$343];2;0)" office:value-type="string" office:string-value="" calcext:value-type="error">
            <text:p>#N/A</text:p>
          </table:table-cell>
          <table:table-cell table:formula="of:=IF([.B72]=[.H7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cler <text:s text:c="19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2]);&quot;==&quot;;TRIM([.O72]))" office:value-type="string" office:string-value="cycler==0.11.0" calcext:value-type="string">
            <text:p>cycler==0.11.0</text:p>
          </table:table-cell>
        </table:table-row>
        <table:table-row table:style-name="ro1">
          <table:table-cell office:value-type="string" calcext:value-type="string">
            <text:p>catalogue <text:s text:c="16"/></text:p>
          </table:table-cell>
          <table:table-cell office:value-type="string" calcext:value-type="string">
            <text:p>2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3]);&quot;==&quot;;TRIM([.B73]))" office:value-type="string" office:string-value="catalogue==2.0.10" calcext:value-type="string">
            <text:p>catalogue==2.0.10</text:p>
          </table:table-cell>
          <table:table-cell table:formula="of:=VLOOKUP([.A73];[.$N$3:.$N$343];1;0)" office:value-type="string" office:string-value="" calcext:value-type="error">
            <text:p>#N/A</text:p>
          </table:table-cell>
          <table:table-cell table:formula="of:=VLOOKUP([.A73];[.$N$3:.$O$343];2;0)" office:value-type="string" office:string-value="" calcext:value-type="error">
            <text:p>#N/A</text:p>
          </table:table-cell>
          <table:table-cell table:formula="of:=IF([.B73]=[.H7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3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3]);&quot;==&quot;;TRIM([.O73]))" office:value-type="string" office:string-value="cython==0.29.33" calcext:value-type="string">
            <text:p>cython==0.29.33</text:p>
          </table:table-cell>
        </table:table-row>
        <table:table-row table:style-name="ro1">
          <table:table-cell office:value-type="string" calcext:value-type="string">
            <text:p>certifi <text:s text:c="18"/></text:p>
          </table:table-cell>
          <table:table-cell table:style-name="ce4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4]);&quot;==&quot;;TRIM([.B74]))" office:value-type="string" office:string-value="certifi==2024.2.2" calcext:value-type="string">
            <text:p>certifi==2024.2.2</text:p>
          </table:table-cell>
          <table:table-cell table:formula="of:=VLOOKUP([.A74];[.$N$3:.$N$343];1;0)" office:value-type="string" office:string-value="certifi                   " calcext:value-type="string">
            <text:p>certifi <text:s text:c="18"/></text:p>
          </table:table-cell>
          <table:table-cell table:formula="of:=VLOOKUP([.A74];[.$N$3:.$O$343];2;0)" office:value-type="string" office:string-value="2024.2.2        " calcext:value-type="string">
            <text:p>2024.2.2 <text:s text:c="7"/></text:p>
          </table:table-cell>
          <table:table-cell table:formula="of:=IF([.B74]=[.H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4]);&quot;==&quot;;TRIM([.O74]))" office:value-type="string" office:string-value="cytoolz==0.12.0" calcext:value-type="string">
            <text:p>cytoolz==0.12.0</text:p>
          </table:table-cell>
        </table:table-row>
        <table:table-row table:style-name="ro1">
          <table:table-cell office:value-type="string" calcext:value-type="string">
            <text:p>certipy <text:s text:c="18"/></text:p>
          </table:table-cell>
          <table:table-cell table:style-name="ce4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5]);&quot;==&quot;;TRIM([.B75]))" office:value-type="string" office:string-value="certipy==0.1.3" calcext:value-type="string">
            <text:p>certipy==0.1.3</text:p>
          </table:table-cell>
          <table:table-cell table:formula="of:=VLOOKUP([.A75];[.$N$3:.$N$343];1;0)" office:value-type="string" office:string-value="certipy                   " calcext:value-type="string">
            <text:p>certipy <text:s text:c="18"/></text:p>
          </table:table-cell>
          <table:table-cell table:formula="of:=VLOOKUP([.A75];[.$N$3:.$O$343];2;0)" office:value-type="string" office:string-value="0.1.3           " calcext:value-type="string">
            <text:p>0.1.3 <text:s text:c="10"/></text:p>
          </table:table-cell>
          <table:table-cell table:formula="of:=IF([.B75]=[.H7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5]);&quot;==&quot;;TRIM([.O75]))" office:value-type="string" office:string-value="dask==2023.3.1" calcext:value-type="string">
            <text:p>dask==2023.3.1</text:p>
          </table:table-cell>
        </table:table-row>
        <table:table-row table:style-name="ro1"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6]);&quot;==&quot;;TRIM([.B76]))" office:value-type="string" office:string-value="cffi==1.16.0" calcext:value-type="string">
            <text:p>cffi==1.16.0</text:p>
          </table:table-cell>
          <table:table-cell table:formula="of:=VLOOKUP([.A76];[.$N$3:.$N$343];1;0)" office:value-type="string" office:string-value="cffi                      " calcext:value-type="string">
            <text:p>cffi <text:s text:c="21"/></text:p>
          </table:table-cell>
          <table:table-cell table:formula="of:=VLOOKUP([.A76];[.$N$3:.$O$343];2;0)" office:value-type="string" office:string-value="1.16.0          " calcext:value-type="string">
            <text:p>1.16.0 <text:s text:c="9"/></text:p>
          </table:table-cell>
          <table:table-cell table:formula="of:=IF([.B76]=[.H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6]);&quot;==&quot;;TRIM([.O76]))" office:value-type="string" office:string-value="dask-core==2023.3.1" calcext:value-type="string">
            <text:p>dask-core==2023.3.1</text:p>
          </table:table-cell>
        </table:table-row>
        <table:table-row table:style-name="ro1"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7]);&quot;==&quot;;TRIM([.B77]))" office:value-type="string" office:string-value="cfitsio==4.2.0" calcext:value-type="string">
            <text:p>cfitsio==4.2.0</text:p>
          </table:table-cell>
          <table:table-cell table:formula="of:=VLOOKUP([.A77];[.$N$3:.$N$343];1;0)" office:value-type="string" office:string-value="cfitsio                   " calcext:value-type="string">
            <text:p>cfitsio <text:s text:c="18"/></text:p>
          </table:table-cell>
          <table:table-cell table:formula="of:=VLOOKUP([.A77];[.$N$3:.$O$343];2;0)" office:value-type="string" office:string-value="4.2.0           " calcext:value-type="string">
            <text:p>4.2.0 <text:s text:c="10"/></text:p>
          </table:table-cell>
          <table:table-cell table:formula="of:=IF([.B77]=[.H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v1d <text:s text:c="2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166bdaf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7]);&quot;==&quot;;TRIM([.O77]))" office:value-type="string" office:string-value="dav1d==1.0.0" calcext:value-type="string">
            <text:p>dav1d==1.0.0</text:p>
          </table:table-cell>
        </table:table-row>
        <table:table-row table:style-name="ro1">
          <table:table-cell office:value-type="string" calcext:value-type="string">
            <text:p>cftime <text:s text:c="19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8]);&quot;==&quot;;TRIM([.B78]))" office:value-type="string" office:string-value="cftime==1.6.3" calcext:value-type="string">
            <text:p>cftime==1.6.3</text:p>
          </table:table-cell>
          <table:table-cell table:formula="of:=VLOOKUP([.A78];[.$N$3:.$N$343];1;0)" office:value-type="string" office:string-value="" calcext:value-type="error">
            <text:p>#N/A</text:p>
          </table:table-cell>
          <table:table-cell table:formula="of:=VLOOKUP([.A78];[.$N$3:.$O$343];2;0)" office:value-type="string" office:string-value="" calcext:value-type="error">
            <text:p>#N/A</text:p>
          </table:table-cell>
          <table:table-cell table:formula="of:=IF([.B78]=[.H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6.6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8]);&quot;==&quot;;TRIM([.O78]))" office:value-type="string" office:string-value="debugpy==1.6.6" calcext:value-type="string">
            <text:p>debugpy==1.6.6</text:p>
          </table:table-cell>
        </table:table-row>
        <table:table-row table:style-name="ro1">
          <table:table-cell office:value-type="string" calcext:value-type="string">
            <text:p>chardet <text:s text:c="18"/></text:p>
          </table:table-cell>
          <table:table-cell office:value-type="string" calcext:value-type="string">
            <text:p>3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9]);&quot;==&quot;;TRIM([.B79]))" office:value-type="string" office:string-value="chardet==3.0.4" calcext:value-type="string">
            <text:p>chardet==3.0.4</text:p>
          </table:table-cell>
          <table:table-cell table:formula="of:=VLOOKUP([.A79];[.$N$3:.$N$343];1;0)" office:value-type="string" office:string-value="" calcext:value-type="error">
            <text:p>#N/A</text:p>
          </table:table-cell>
          <table:table-cell table:formula="of:=VLOOKUP([.A79];[.$N$3:.$O$343];2;0)" office:value-type="string" office:string-value="" calcext:value-type="error">
            <text:p>#N/A</text:p>
          </table:table-cell>
          <table:table-cell table:formula="of:=IF([.B79]=[.H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5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9]);&quot;==&quot;;TRIM([.O79]))" office:value-type="string" office:string-value="decorator==5.1.1" calcext:value-type="string">
            <text:p>decorator==5.1.1</text:p>
          </table:table-cell>
        </table:table-row>
        <table:table-row table:style-name="ro1">
          <table:table-cell office:value-type="string" calcext:value-type="string">
            <text:p>charls <text:s text:c="19"/></text:p>
          </table:table-cell>
          <table:table-cell table:style-name="ce4" office:value-type="string" calcext:value-type="string">
            <text:p>2.4.2 <text:s text:c="10"/></text:p>
          </table:table-cell>
          <table:table-cell office:value-type="string" calcext:value-type="string">
            <text:p><text:s text:c="5"/>h59595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0]);&quot;==&quot;;TRIM([.B80]))" office:value-type="string" office:string-value="charls==2.4.2" calcext:value-type="string">
            <text:p>charls==2.4.2</text:p>
          </table:table-cell>
          <table:table-cell table:formula="of:=VLOOKUP([.A80];[.$N$3:.$N$343];1;0)" office:value-type="string" office:string-value="charls                    " calcext:value-type="string">
            <text:p>charls <text:s text:c="19"/></text:p>
          </table:table-cell>
          <table:table-cell table:formula="of:=VLOOKUP([.A80];[.$N$3:.$O$343];2;0)" office:value-type="string" office:string-value="2.4.1           " calcext:value-type="string">
            <text:p>2.4.1 <text:s text:c="10"/></text:p>
          </table:table-cell>
          <table:table-cell table:formula="of:=IF([.B80]=[.H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0]);&quot;==&quot;;TRIM([.O80]))" office:value-type="string" office:string-value="defusedxml==0.7.1" calcext:value-type="string">
            <text:p>defusedxml==0.7.1</text:p>
          </table:table-cell>
        </table:table-row>
        <table:table-row table:style-name="ro1">
          <table:table-cell office:value-type="string" calcext:value-type="string">
            <text:p>charset-normalizer <text:s text:c="7"/></text:p>
          </table:table-cell>
          <table:table-cell table:style-name="ce4" office:value-type="string" calcext:value-type="string">
            <text:p>2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1]);&quot;==&quot;;TRIM([.B81]))" office:value-type="string" office:string-value="charset-normalizer==2.1.1" calcext:value-type="string">
            <text:p>charset-normalizer==2.1.1</text:p>
          </table:table-cell>
          <table:table-cell table:formula="of:=VLOOKUP([.A81];[.$N$3:.$N$343];1;0)" office:value-type="string" office:string-value="charset-normalizer        " calcext:value-type="string">
            <text:p>charset-normalizer <text:s text:c="7"/></text:p>
          </table:table-cell>
          <table:table-cell table:formula="of:=VLOOKUP([.A81];[.$N$3:.$O$343];2;0)" office:value-type="string" office:string-value="2.1.1           " calcext:value-type="string">
            <text:p>2.1.1 <text:s text:c="10"/></text:p>
          </table:table-cell>
          <table:table-cell table:formula="of:=IF([.B81]=[.H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1]);&quot;==&quot;;TRIM([.O81]))" office:value-type="string" office:string-value="dill==0.3.6" calcext:value-type="string">
            <text:p>dill==0.3.6</text:p>
          </table:table-cell>
        </table:table-row>
        <table:table-row table:style-name="ro1">
          <table:table-cell office:value-type="string" calcext:value-type="string">
            <text:p>click <text:s text:c="20"/></text:p>
          </table:table-cell>
          <table:table-cell table:style-name="ce4" office:value-type="string" calcext:value-type="string">
            <text:p>8.1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2]);&quot;==&quot;;TRIM([.B82]))" office:value-type="string" office:string-value="click==8.1.7" calcext:value-type="string">
            <text:p>click==8.1.7</text:p>
          </table:table-cell>
          <table:table-cell table:formula="of:=VLOOKUP([.A82];[.$N$3:.$N$343];1;0)" office:value-type="string" office:string-value="click                     " calcext:value-type="string">
            <text:p>click <text:s text:c="20"/></text:p>
          </table:table-cell>
          <table:table-cell table:formula="of:=VLOOKUP([.A82];[.$N$3:.$O$343];2;0)" office:value-type="string" office:string-value="8.1.3           " calcext:value-type="string">
            <text:p>8.1.3 <text:s text:c="10"/></text:p>
          </table:table-cell>
          <table:table-cell table:formula="of:=IF([.B82]=[.H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2]);&quot;==&quot;;TRIM([.O82]))" office:value-type="string" office:string-value="distributed==2023.3.1" calcext:value-type="string">
            <text:p>distributed==2023.3.1</text:p>
          </table:table-cell>
        </table:table-row>
        <table:table-row table:style-name="ro1">
          <table:table-cell office:value-type="string" calcext:value-type="string">
            <text:p>click-plugins <text:s text:c="12"/></text:p>
          </table:table-cell>
          <table:table-cell table:style-name="ce4" office:value-type="string" calcext:value-type="string">
            <text:p>1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3]);&quot;==&quot;;TRIM([.B83]))" office:value-type="string" office:string-value="click-plugins==1.1.1" calcext:value-type="string">
            <text:p>click-plugins==1.1.1</text:p>
          </table:table-cell>
          <table:table-cell table:formula="of:=VLOOKUP([.A83];[.$N$3:.$N$343];1;0)" office:value-type="string" office:string-value="" calcext:value-type="error">
            <text:p>#N/A</text:p>
          </table:table-cell>
          <table:table-cell table:formula="of:=VLOOKUP([.A83];[.$N$3:.$O$343];2;0)" office:value-type="string" office:string-value="" calcext:value-type="error">
            <text:p>#N/A</text:p>
          </table:table-cell>
          <table:table-cell table:formula="of:=IF([.B83]=[.H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3]);&quot;==&quot;;TRIM([.O83]))" office:value-type="string" office:string-value="entrypoints==0.4" calcext:value-type="string">
            <text:p>entrypoints==0.4</text:p>
          </table:table-cell>
        </table:table-row>
        <table:table-row table:style-name="ro1">
          <table:table-cell office:value-type="string" calcext:value-type="string">
            <text:p>cligj <text:s text:c="20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4]);&quot;==&quot;;TRIM([.B84]))" office:value-type="string" office:string-value="cligj==0.7.2" calcext:value-type="string">
            <text:p>cligj==0.7.2</text:p>
          </table:table-cell>
          <table:table-cell table:formula="of:=VLOOKUP([.A84];[.$N$3:.$N$343];1;0)" office:value-type="string" office:string-value="" calcext:value-type="error">
            <text:p>#N/A</text:p>
          </table:table-cell>
          <table:table-cell table:formula="of:=VLOOKUP([.A84];[.$N$3:.$O$343];2;0)" office:value-type="string" office:string-value="" calcext:value-type="error">
            <text:p>#N/A</text:p>
          </table:table-cell>
          <table:table-cell table:formula="of:=IF([.B84]=[.H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4]);&quot;==&quot;;TRIM([.O84]))" office:value-type="string" office:string-value="et_xmlfile==1.1.0" calcext:value-type="string">
            <text:p>et_xmlfile==1.1.0</text:p>
          </table:table-cell>
        </table:table-row>
        <table:table-row table:style-name="ro1">
          <table:table-cell office:value-type="string" calcext:value-type="string">
            <text:p>cloudpickle <text:s text:c="14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5]);&quot;==&quot;;TRIM([.B85]))" office:value-type="string" office:string-value="cloudpickle==3.0.0" calcext:value-type="string">
            <text:p>cloudpickle==3.0.0</text:p>
          </table:table-cell>
          <table:table-cell table:formula="of:=VLOOKUP([.A85];[.$N$3:.$N$343];1;0)" office:value-type="string" office:string-value="cloudpickle               " calcext:value-type="string">
            <text:p>cloudpickle <text:s text:c="14"/></text:p>
          </table:table-cell>
          <table:table-cell table:formula="of:=VLOOKUP([.A85];[.$N$3:.$O$343];2;0)" office:value-type="string" office:string-value="2.2.1           " calcext:value-type="string">
            <text:p>2.2.1 <text:s text:c="10"/></text:p>
          </table:table-cell>
          <table:table-cell table:formula="of:=IF([.B85]=[.H8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5]);&quot;==&quot;;TRIM([.O85]))" office:value-type="string" office:string-value="etuples==0.3.9" calcext:value-type="string">
            <text:p>etuples==0.3.9</text:p>
          </table:table-cell>
        </table:table-row>
        <table:table-row table:style-name="ro1">
          <table:table-cell office:value-type="string" calcext:value-type="string">
            <text:p>cmake <text:s text:c="20"/></text:p>
          </table:table-cell>
          <table:table-cell office:value-type="string" calcext:value-type="string">
            <text:p>3.28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6]);&quot;==&quot;;TRIM([.B86]))" office:value-type="string" office:string-value="cmake==3.28.3" calcext:value-type="string">
            <text:p>cmake==3.28.3</text:p>
          </table:table-cell>
          <table:table-cell table:formula="of:=VLOOKUP([.A86];[.$N$3:.$N$343];1;0)" office:value-type="string" office:string-value="" calcext:value-type="error">
            <text:p>#N/A</text:p>
          </table:table-cell>
          <table:table-cell table:formula="of:=VLOOKUP([.A86];[.$N$3:.$O$343];2;0)" office:value-type="string" office:string-value="" calcext:value-type="error">
            <text:p>#N/A</text:p>
          </table:table-cell>
          <table:table-cell table:formula="of:=IF([.B86]=[.H8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6]);&quot;==&quot;;TRIM([.O86]))" office:value-type="string" office:string-value="executing==1.2.0" calcext:value-type="string">
            <text:p>executing==1.2.0</text:p>
          </table:table-cell>
        </table:table-row>
        <table:table-row table:style-name="ro1">
          <table:table-cell office:value-type="string" calcext:value-type="string">
            <text:p>cmudict <text:s text:c="18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7]);&quot;==&quot;;TRIM([.B87]))" office:value-type="string" office:string-value="cmudict==1.0.18" calcext:value-type="string">
            <text:p>cmudict==1.0.18</text:p>
          </table:table-cell>
          <table:table-cell table:formula="of:=VLOOKUP([.A87];[.$N$3:.$N$343];1;0)" office:value-type="string" office:string-value="" calcext:value-type="error">
            <text:p>#N/A</text:p>
          </table:table-cell>
          <table:table-cell table:formula="of:=VLOOKUP([.A87];[.$N$3:.$O$343];2;0)" office:value-type="string" office:string-value="" calcext:value-type="error">
            <text:p>#N/A</text:p>
          </table:table-cell>
          <table:table-cell table:formula="of:=IF([.B87]=[.H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ilelock <text:s text:c="17"/></text:p>
          </table:table-cell>
          <table:table-cell office:value-type="string" calcext:value-type="string">
            <text:p>3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7]);&quot;==&quot;;TRIM([.O87]))" office:value-type="string" office:string-value="filelock==3.14.0" calcext:value-type="string">
            <text:p>filelock==3.14.0</text:p>
          </table:table-cell>
        </table:table-row>
        <table:table-row table:style-name="ro1">
          <table:table-cell office:value-type="string" calcext:value-type="string">
            <text:p>colorama <text:s text:c="17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8]);&quot;==&quot;;TRIM([.B88]))" office:value-type="string" office:string-value="colorama==0.4.6" calcext:value-type="string">
            <text:p>colorama==0.4.6</text:p>
          </table:table-cell>
          <table:table-cell table:formula="of:=VLOOKUP([.A88];[.$N$3:.$N$343];1;0)" office:value-type="string" office:string-value="colorama                  " calcext:value-type="string">
            <text:p>colorama <text:s text:c="17"/></text:p>
          </table:table-cell>
          <table:table-cell table:formula="of:=VLOOKUP([.A88];[.$N$3:.$O$343];2;0)" office:value-type="string" office:string-value="0.4.6           " calcext:value-type="string">
            <text:p>0.4.6 <text:s text:c="10"/></text:p>
          </table:table-cell>
          <table:table-cell table:formula="of:=IF([.B88]=[.H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8]);&quot;==&quot;;TRIM([.O88]))" office:value-type="string" office:string-value="flit-core==3.8.0" calcext:value-type="string">
            <text:p>flit-core==3.8.0</text:p>
          </table:table-cell>
        </table:table-row>
        <table:table-row table:style-name="ro1">
          <table:table-cell office:value-type="string" calcext:value-type="string">
            <text:p>comm <text:s text:c="21"/></text:p>
          </table:table-cell>
          <table:table-cell table:style-name="ce4" office:value-type="string" calcext:value-type="string">
            <text:p>0.2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9]);&quot;==&quot;;TRIM([.B89]))" office:value-type="string" office:string-value="comm==0.2.1" calcext:value-type="string">
            <text:p>comm==0.2.1</text:p>
          </table:table-cell>
          <table:table-cell table:formula="of:=VLOOKUP([.A89];[.$N$3:.$N$343];1;0)" office:value-type="string" office:string-value="comm                      " calcext:value-type="string">
            <text:p>comm <text:s text:c="21"/></text:p>
          </table:table-cell>
          <table:table-cell table:formula="of:=VLOOKUP([.A89];[.$N$3:.$O$343];2;0)" office:value-type="string" office:string-value="0.1.2           " calcext:value-type="string">
            <text:p>0.1.2 <text:s text:c="10"/></text:p>
          </table:table-cell>
          <table:table-cell table:formula="of:=IF([.B89]=[.H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9]);&quot;==&quot;;TRIM([.O89]))" office:value-type="string" office:string-value="fmt==9.1.0" calcext:value-type="string">
            <text:p>fmt==9.1.0</text:p>
          </table:table-cell>
        </table:table-row>
        <table:table-row table:style-name="ro1">
          <table:table-cell office:value-type="string" calcext:value-type="string">
            <text:p>conda <text:s text:c="20"/></text:p>
          </table:table-cell>
          <table:table-cell table:style-name="ce4" office:value-type="string" calcext:value-type="string">
            <text:p>23.3.1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0]);&quot;==&quot;;TRIM([.B90]))" office:value-type="string" office:string-value="conda==23.3.1" calcext:value-type="string">
            <text:p>conda==23.3.1</text:p>
          </table:table-cell>
          <table:table-cell table:formula="of:=VLOOKUP([.A90];[.$N$3:.$N$343];1;0)" office:value-type="string" office:string-value="conda                     " calcext:value-type="string">
            <text:p>conda <text:s text:c="20"/></text:p>
          </table:table-cell>
          <table:table-cell table:formula="of:=VLOOKUP([.A90];[.$N$3:.$O$343];2;0)" office:value-type="string" office:string-value="23.1.0          " calcext:value-type="string">
            <text:p>23.1.0 <text:s text:c="9"/></text:p>
          </table:table-cell>
          <table:table-cell table:formula="of:=IF([.B90]=[.H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39.0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0]);&quot;==&quot;;TRIM([.O90]))" office:value-type="string" office:string-value="fonttools==4.39.0" calcext:value-type="string">
            <text:p>fonttools==4.39.0</text:p>
          </table:table-cell>
        </table:table-row>
        <table:table-row table:style-name="ro1"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1]);&quot;==&quot;;TRIM([.B91]))" office:value-type="string" office:string-value="conda-package-handling==2.0.2" calcext:value-type="string">
            <text:p>conda-package-handling==2.0.2</text:p>
          </table:table-cell>
          <table:table-cell table:formula="of:=VLOOKUP([.A91];[.$N$3:.$N$343];1;0)" office:value-type="string" office:string-value="conda-package-handling    " calcext:value-type="string">
            <text:p>conda-package-handling <text:s text:c="3"/></text:p>
          </table:table-cell>
          <table:table-cell table:formula="of:=VLOOKUP([.A91];[.$N$3:.$O$343];2;0)" office:value-type="string" office:string-value="2.0.2           " calcext:value-type="string">
            <text:p>2.0.2 <text:s text:c="10"/></text:p>
          </table:table-cell>
          <table:table-cell table:formula="of:=IF([.B91]=[.H9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1]);&quot;==&quot;;TRIM([.O91]))" office:value-type="string" office:string-value="freetype==2.12.1" calcext:value-type="string">
            <text:p>freetype==2.12.1</text:p>
          </table:table-cell>
        </table:table-row>
        <table:table-row table:style-name="ro1"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2]);&quot;==&quot;;TRIM([.B92]))" office:value-type="string" office:string-value="conda-package-streaming==0.8.0" calcext:value-type="string">
            <text:p>conda-package-streaming==0.8.0</text:p>
          </table:table-cell>
          <table:table-cell table:formula="of:=VLOOKUP([.A92];[.$N$3:.$N$343];1;0)" office:value-type="string" office:string-value="conda-package-streaming   " calcext:value-type="string">
            <text:p>conda-package-streaming <text:s text:c="2"/></text:p>
          </table:table-cell>
          <table:table-cell table:formula="of:=VLOOKUP([.A92];[.$N$3:.$O$343];2;0)" office:value-type="string" office:string-value="0.7.0           " calcext:value-type="string">
            <text:p>0.7.0 <text:s text:c="10"/></text:p>
          </table:table-cell>
          <table:table-cell table:formula="of:=IF([.B92]=[.H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3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2]);&quot;==&quot;;TRIM([.O92]))" office:value-type="string" office:string-value="fsspec==2023.3.0" calcext:value-type="string">
            <text:p>fsspec==2023.3.0</text:p>
          </table:table-cell>
        </table:table-row>
        <table:table-row table:style-name="ro1">
          <table:table-cell office:value-type="string" calcext:value-type="string">
            <text:p>confection <text:s text:c="15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3]);&quot;==&quot;;TRIM([.B93]))" office:value-type="string" office:string-value="confection==0.1.4" calcext:value-type="string">
            <text:p>confection==0.1.4</text:p>
          </table:table-cell>
          <table:table-cell table:formula="of:=VLOOKUP([.A93];[.$N$3:.$N$343];1;0)" office:value-type="string" office:string-value="" calcext:value-type="error">
            <text:p>#N/A</text:p>
          </table:table-cell>
          <table:table-cell table:formula="of:=VLOOKUP([.A93];[.$N$3:.$O$343];2;0)" office:value-type="string" office:string-value="" calcext:value-type="error">
            <text:p>#N/A</text:p>
          </table:table-cell>
          <table:table-cell table:formula="of:=IF([.B93]=[.H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3]);&quot;==&quot;;TRIM([.O93]))" office:value-type="string" office:string-value="future==1.0.0" calcext:value-type="string">
            <text:p>future==1.0.0</text:p>
          </table:table-cell>
        </table:table-row>
        <table:table-row table:style-name="ro1">
          <table:table-cell office:value-type="string" calcext:value-type="string">
            <text:p>configurable-http-proxy <text:s text:c="2"/></text:p>
          </table:table-cell>
          <table:table-cell table:style-name="ce4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4]);&quot;==&quot;;TRIM([.B94]))" office:value-type="string" office:string-value="configurable-http-proxy==4.5.4" calcext:value-type="string">
            <text:p>configurable-http-proxy==4.5.4</text:p>
          </table:table-cell>
          <table:table-cell table:formula="of:=VLOOKUP([.A94];[.$N$3:.$N$343];1;0)" office:value-type="string" office:string-value="configurable-http-proxy   " calcext:value-type="string">
            <text:p>configurable-http-proxy <text:s text:c="2"/></text:p>
          </table:table-cell>
          <table:table-cell table:formula="of:=VLOOKUP([.A94];[.$N$3:.$O$343];2;0)" office:value-type="string" office:string-value="4.5.4           " calcext:value-type="string">
            <text:p>4.5.4 <text:s text:c="10"/></text:p>
          </table:table-cell>
          <table:table-cell table:formula="of:=IF([.B94]=[.H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4]);&quot;==&quot;;TRIM([.O94]))" office:value-type="string" office:string-value="gflags==2.2.2" calcext:value-type="string">
            <text:p>gflags==2.2.2</text:p>
          </table:table-cell>
        </table:table-row>
        <table:table-row table:style-name="ro1">
          <table:table-cell table:style-name="ce3" office:value-type="string" calcext:value-type="string">
            <text:p>cons <text:s text:c="21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5]);&quot;==&quot;;TRIM([.B95]))" office:value-type="string" office:string-value="cons==0.4.6" calcext:value-type="string">
            <text:p>cons==0.4.6</text:p>
          </table:table-cell>
          <table:table-cell table:formula="of:=VLOOKUP([.A95];[.$N$3:.$N$343];1;0)" office:value-type="string" office:string-value="cons                      " calcext:value-type="string">
            <text:p>cons <text:s text:c="21"/></text:p>
          </table:table-cell>
          <table:table-cell table:formula="of:=VLOOKUP([.A95];[.$N$3:.$O$343];2;0)" office:value-type="string" office:string-value="0.4.6           " calcext:value-type="string">
            <text:p>0.4.6 <text:s text:c="10"/></text:p>
          </table:table-cell>
          <table:table-cell table:formula="of:=IF([.B95]=[.H9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36c2ea0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5]);&quot;==&quot;;TRIM([.O95]))" office:value-type="string" office:string-value="giflib==5.2.1" calcext:value-type="string">
            <text:p>giflib==5.2.1</text:p>
          </table:table-cell>
        </table:table-row>
        <table:table-row table:style-name="ro1"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6]);&quot;==&quot;;TRIM([.B96]))" office:value-type="string" office:string-value="contourpy==1.2.0" calcext:value-type="string">
            <text:p>contourpy==1.2.0</text:p>
          </table:table-cell>
          <table:table-cell table:formula="of:=VLOOKUP([.A96];[.$N$3:.$N$343];1;0)" office:value-type="string" office:string-value="contourpy                 " calcext:value-type="string">
            <text:p>contourpy <text:s text:c="16"/></text:p>
          </table:table-cell>
          <table:table-cell table:formula="of:=VLOOKUP([.A96];[.$N$3:.$O$343];2;0)" office:value-type="string" office:string-value="1.0.7           " calcext:value-type="string">
            <text:p>1.0.7 <text:s text:c="10"/></text:p>
          </table:table-cell>
          <table:table-cell table:formula="of:=IF([.B96]=[.H9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6]);&quot;==&quot;;TRIM([.O96]))" office:value-type="string" office:string-value="glog==0.6.0" calcext:value-type="string">
            <text:p>glog==0.6.0</text:p>
          </table:table-cell>
        </table:table-row>
        <table:table-row table:style-name="ro1">
          <table:table-cell office:value-type="string" calcext:value-type="string">
            <text:p>countryinfo <text:s text:c="14"/></text:p>
          </table:table-cell>
          <table:table-cell table:style-name="ce4" office:value-type="string" calcext:value-type="string">
            <text:p>0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7]);&quot;==&quot;;TRIM([.B97]))" office:value-type="string" office:string-value="countryinfo==0.1.2" calcext:value-type="string">
            <text:p>countryinfo==0.1.2</text:p>
          </table:table-cell>
          <table:table-cell table:formula="of:=VLOOKUP([.A97];[.$N$3:.$N$343];1;0)" office:value-type="string" office:string-value="" calcext:value-type="error">
            <text:p>#N/A</text:p>
          </table:table-cell>
          <table:table-cell table:formula="of:=VLOOKUP([.A97];[.$N$3:.$O$343];2;0)" office:value-type="string" office:string-value="" calcext:value-type="error">
            <text:p>#N/A</text:p>
          </table:table-cell>
          <table:table-cell table:formula="of:=IF([.B97]=[.H9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7]);&quot;==&quot;;TRIM([.O97]))" office:value-type="string" office:string-value="gmp==6.2.1" calcext:value-type="string">
            <text:p>gmp==6.2.1</text:p>
          </table:table-cell>
        </table:table-row>
        <table:table-row table:style-name="ro1">
          <table:table-cell office:value-type="string" calcext:value-type="string">
            <text:p>cryptography <text:s text:c="13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8]);&quot;==&quot;;TRIM([.B98]))" office:value-type="string" office:string-value="cryptography==3.4.8" calcext:value-type="string">
            <text:p>cryptography==3.4.8</text:p>
          </table:table-cell>
          <table:table-cell table:formula="of:=VLOOKUP([.A98];[.$N$3:.$N$343];1;0)" office:value-type="string" office:string-value="cryptography              " calcext:value-type="string">
            <text:p>cryptography <text:s text:c="13"/></text:p>
          </table:table-cell>
          <table:table-cell table:formula="of:=VLOOKUP([.A98];[.$N$3:.$O$343];2;0)" office:value-type="string" office:string-value="39.0.2          " calcext:value-type="string">
            <text:p>39.0.2 <text:s text:c="9"/></text:p>
          </table:table-cell>
          <table:table-cell table:formula="of:=IF([.B98]=[.H9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8]);&quot;==&quot;;TRIM([.O98]))" office:value-type="string" office:string-value="gmpy2==2.1.2" calcext:value-type="string">
            <text:p>gmpy2==2.1.2</text:p>
          </table:table-cell>
        </table:table-row>
        <table:table-row table:style-name="ro1">
          <table:table-cell office:value-type="string" calcext:value-type="string">
            <text:p>cssselect2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9]);&quot;==&quot;;TRIM([.B99]))" office:value-type="string" office:string-value="cssselect2==0.7.0" calcext:value-type="string">
            <text:p>cssselect2==0.7.0</text:p>
          </table:table-cell>
          <table:table-cell table:formula="of:=VLOOKUP([.A99];[.$N$3:.$N$343];1;0)" office:value-type="string" office:string-value="" calcext:value-type="error">
            <text:p>#N/A</text:p>
          </table:table-cell>
          <table:table-cell table:formula="of:=VLOOKUP([.A99];[.$N$3:.$O$343];2;0)" office:value-type="string" office:string-value="" calcext:value-type="error">
            <text:p>#N/A</text:p>
          </table:table-cell>
          <table:table-cell table:formula="of:=IF([.B99]=[.H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9]);&quot;==&quot;;TRIM([.O99]))" office:value-type="string" office:string-value="greenlet==2.0.2" calcext:value-type="string">
            <text:p>greenlet==2.0.2</text:p>
          </table:table-cell>
        </table:table-row>
        <table:table-row table:style-name="ro1">
          <table:table-cell office:value-type="string" calcext:value-type="string">
            <text:p>cycler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0]);&quot;==&quot;;TRIM([.B100]))" office:value-type="string" office:string-value="cycler==0.12.1" calcext:value-type="string">
            <text:p>cycler==0.12.1</text:p>
          </table:table-cell>
          <table:table-cell table:formula="of:=VLOOKUP([.A100];[.$N$3:.$N$343];1;0)" office:value-type="string" office:string-value="cycler                    " calcext:value-type="string">
            <text:p>cycler <text:s text:c="19"/></text:p>
          </table:table-cell>
          <table:table-cell table:formula="of:=VLOOKUP([.A100];[.$N$3:.$O$343];2;0)" office:value-type="string" office:string-value="0.11.0          " calcext:value-type="string">
            <text:p>0.11.0 <text:s text:c="9"/></text:p>
          </table:table-cell>
          <table:table-cell table:formula="of:=IF([.B100]=[.H10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0]);&quot;==&quot;;TRIM([.O100]))" office:value-type="string" office:string-value="h5py==3.8.0" calcext:value-type="string">
            <text:p>h5py==3.8.0</text:p>
          </table:table-cell>
        </table:table-row>
        <table:table-row table:style-name="ro1">
          <table:table-cell office:value-type="string" calcext:value-type="string">
            <text:p>cymem <text:s text:c="20"/></text:p>
          </table:table-cell>
          <table:table-cell office:value-type="string" calcext:value-type="string">
            <text:p>2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1]);&quot;==&quot;;TRIM([.B101]))" office:value-type="string" office:string-value="cymem==2.0.8" calcext:value-type="string">
            <text:p>cymem==2.0.8</text:p>
          </table:table-cell>
          <table:table-cell table:formula="of:=VLOOKUP([.A101];[.$N$3:.$N$343];1;0)" office:value-type="string" office:string-value="" calcext:value-type="error">
            <text:p>#N/A</text:p>
          </table:table-cell>
          <table:table-cell table:formula="of:=VLOOKUP([.A101];[.$N$3:.$O$343];2;0)" office:value-type="string" office:string-value="" calcext:value-type="error">
            <text:p>#N/A</text:p>
          </table:table-cell>
          <table:table-cell table:formula="of:=IF([.B101]=[.H1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1]);&quot;==&quot;;TRIM([.O101]))" office:value-type="string" office:string-value="hdf5==1.14.0" calcext:value-type="string">
            <text:p>hdf5==1.14.0</text:p>
          </table:table-cell>
        </table:table-row>
        <table:table-row table:style-name="ro1"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6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2]);&quot;==&quot;;TRIM([.B102]))" office:value-type="string" office:string-value="cython==0.29.36" calcext:value-type="string">
            <text:p>cython==0.29.36</text:p>
          </table:table-cell>
          <table:table-cell table:formula="of:=VLOOKUP([.A102];[.$N$3:.$N$343];1;0)" office:value-type="string" office:string-value="cython                    " calcext:value-type="string">
            <text:p>cython <text:s text:c="19"/></text:p>
          </table:table-cell>
          <table:table-cell table:formula="of:=VLOOKUP([.A102];[.$N$3:.$O$343];2;0)" office:value-type="string" office:string-value="0.29.33         " calcext:value-type="string">
            <text:p>0.29.33 <text:s text:c="8"/></text:p>
          </table:table-cell>
          <table:table-cell table:formula="of:=IF([.B102]=[.H10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eapdict <text:s text:c="17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2]);&quot;==&quot;;TRIM([.O102]))" office:value-type="string" office:string-value="heapdict==1.0.1" calcext:value-type="string">
            <text:p>heapdict==1.0.1</text:p>
          </table:table-cell>
        </table:table-row>
        <table:table-row table:style-name="ro1"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3]);&quot;==&quot;;TRIM([.B103]))" office:value-type="string" office:string-value="cytoolz==0.12.0" calcext:value-type="string">
            <text:p>cytoolz==0.12.0</text:p>
          </table:table-cell>
          <table:table-cell table:formula="of:=VLOOKUP([.A103];[.$N$3:.$N$343];1;0)" office:value-type="string" office:string-value="cytoolz                   " calcext:value-type="string">
            <text:p>cytoolz <text:s text:c="18"/></text:p>
          </table:table-cell>
          <table:table-cell table:formula="of:=VLOOKUP([.A103];[.$N$3:.$O$343];2;0)" office:value-type="string" office:string-value="0.12.0          " calcext:value-type="string">
            <text:p>0.12.0 <text:s text:c="9"/></text:p>
          </table:table-cell>
          <table:table-cell table:formula="of:=IF([.B103]=[.H1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cu <text:s text:c="22"/>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3]);&quot;==&quot;;TRIM([.O103]))" office:value-type="string" office:string-value="icu==70.1" calcext:value-type="string">
            <text:p>icu==70.1</text:p>
          </table:table-cell>
        </table:table-row>
        <table:table-row table:style-name="ro1">
          <table:table-cell office:value-type="string" calcext:value-type="string">
            <text:p>dask <text:s text:c="21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4]);&quot;==&quot;;TRIM([.B104]))" office:value-type="string" office:string-value="dask==2023.5.1" calcext:value-type="string">
            <text:p>dask==2023.5.1</text:p>
          </table:table-cell>
          <table:table-cell table:formula="of:=VLOOKUP([.A104];[.$N$3:.$N$343];1;0)" office:value-type="string" office:string-value="dask                      " calcext:value-type="string">
            <text:p>dask <text:s text:c="21"/></text:p>
          </table:table-cell>
          <table:table-cell table:formula="of:=VLOOKUP([.A104];[.$N$3:.$O$343];2;0)" office:value-type="string" office:string-value="2023.3.1        " calcext:value-type="string">
            <text:p>2023.3.1 <text:s text:c="7"/></text:p>
          </table:table-cell>
          <table:table-cell table:formula="of:=IF([.B104]=[.H10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dna <text:s text:c="21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4]);&quot;==&quot;;TRIM([.O104]))" office:value-type="string" office:string-value="idna==3.4" calcext:value-type="string">
            <text:p>idna==3.4</text:p>
          </table:table-cell>
        </table:table-row>
        <table:table-row table:style-name="ro1">
          <table:table-cell office:value-type="string" calcext:value-type="string">
            <text:p>dask-core <text:s text:c="16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5]);&quot;==&quot;;TRIM([.B105]))" office:value-type="string" office:string-value="dask-core==2023.5.1" calcext:value-type="string">
            <text:p>dask-core==2023.5.1</text:p>
          </table:table-cell>
          <table:table-cell table:formula="of:=VLOOKUP([.A105];[.$N$3:.$N$343];1;0)" office:value-type="string" office:string-value="dask-core                 " calcext:value-type="string">
            <text:p>dask-core <text:s text:c="16"/></text:p>
          </table:table-cell>
          <table:table-cell table:formula="of:=VLOOKUP([.A105];[.$N$3:.$O$343];2;0)" office:value-type="string" office:string-value="2023.3.1        " calcext:value-type="string">
            <text:p>2023.3.1 <text:s text:c="7"/></text:p>
          </table:table-cell>
          <table:table-cell table:formula="of:=IF([.B105]=[.H10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f14e59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5]);&quot;==&quot;;TRIM([.O105]))" office:value-type="string" office:string-value="imagecodecs==2023.1.23" calcext:value-type="string">
            <text:p>imagecodecs==2023.1.23</text:p>
          </table:table-cell>
        </table:table-row>
        <table:table-row table:style-name="ro1">
          <table:table-cell office:value-type="string" calcext:value-type="string">
            <text:p>databricks-sql-connector <text:s/></text:p>
          </table:table-cell>
          <table:table-cell table:style-name="ce4" office:value-type="string" calcext:value-type="string">
            <text:p>0.9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6]);&quot;==&quot;;TRIM([.B106]))" office:value-type="string" office:string-value="databricks-sql-connector==0.9.1" calcext:value-type="string">
            <text:p>databricks-sql-connector==0.9.1</text:p>
          </table:table-cell>
          <table:table-cell table:formula="of:=VLOOKUP([.A106];[.$N$3:.$N$343];1;0)" office:value-type="string" office:string-value="" calcext:value-type="error">
            <text:p>#N/A</text:p>
          </table:table-cell>
          <table:table-cell table:formula="of:=VLOOKUP([.A106];[.$N$3:.$O$343];2;0)" office:value-type="string" office:string-value="" calcext:value-type="error">
            <text:p>#N/A</text:p>
          </table:table-cell>
          <table:table-cell table:formula="of:=IF([.B106]=[.H1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26.0 <text:s text:c="9"/></text:p>
          </table:table-cell>
          <table:table-cell office:value-type="string" calcext:value-type="string">
            <text:p><text:s text:c="3"/>pyh24c5eb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6]);&quot;==&quot;;TRIM([.O106]))" office:value-type="string" office:string-value="imageio==2.26.0" calcext:value-type="string">
            <text:p>imageio==2.26.0</text:p>
          </table:table-cell>
        </table:table-row>
        <table:table-row table:style-name="ro1">
          <table:table-cell office:value-type="string" calcext:value-type="string">
            <text:p>dav1d <text:s text:c="20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7]);&quot;==&quot;;TRIM([.B107]))" office:value-type="string" office:string-value="dav1d==1.2.0" calcext:value-type="string">
            <text:p>dav1d==1.2.0</text:p>
          </table:table-cell>
          <table:table-cell table:formula="of:=VLOOKUP([.A107];[.$N$3:.$N$343];1;0)" office:value-type="string" office:string-value="dav1d                     " calcext:value-type="string">
            <text:p>dav1d <text:s text:c="20"/></text:p>
          </table:table-cell>
          <table:table-cell table:formula="of:=VLOOKUP([.A107];[.$N$3:.$O$343];2;0)" office:value-type="string" office:string-value="1.0.0           " calcext:value-type="string">
            <text:p>1.0.0 <text:s text:c="10"/></text:p>
          </table:table-cell>
          <table:table-cell table:formula="of:=IF([.B107]=[.H1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7]);&quot;==&quot;;TRIM([.O107]))" office:value-type="string" office:string-value="importlib-metadata==6.0.0" calcext:value-type="string">
            <text:p>importlib-metadata==6.0.0</text:p>
          </table:table-cell>
        </table:table-row>
        <table:table-row table:style-name="ro1">
          <table:table-cell office:value-type="string" calcext:value-type="string">
            <text:p>debugpy <text:s text:c="18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8]);&quot;==&quot;;TRIM([.B108]))" office:value-type="string" office:string-value="debugpy==1.8.1" calcext:value-type="string">
            <text:p>debugpy==1.8.1</text:p>
          </table:table-cell>
          <table:table-cell table:formula="of:=VLOOKUP([.A108];[.$N$3:.$N$343];1;0)" office:value-type="string" office:string-value="debugpy                   " calcext:value-type="string">
            <text:p>debugpy <text:s text:c="18"/></text:p>
          </table:table-cell>
          <table:table-cell table:formula="of:=VLOOKUP([.A108];[.$N$3:.$O$343];2;0)" office:value-type="string" office:string-value="1.6.6           " calcext:value-type="string">
            <text:p>1.6.6 <text:s text:c="10"/></text:p>
          </table:table-cell>
          <table:table-cell table:formula="of:=IF([.B108]=[.H1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8]);&quot;==&quot;;TRIM([.O108]))" office:value-type="string" office:string-value="importlib_metadata==6.0.0" calcext:value-type="string">
            <text:p>importlib_metadata==6.0.0</text:p>
          </table:table-cell>
        </table:table-row>
        <table:table-row table:style-name="ro1">
          <table:table-cell office:value-type="string" calcext:value-type="string">
            <text:p>decorator <text:s text:c="16"/></text:p>
          </table:table-cell>
          <table:table-cell table:style-name="ce4" office:value-type="string" calcext:value-type="string">
            <text:p>4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9]);&quot;==&quot;;TRIM([.B109]))" office:value-type="string" office:string-value="decorator==4.4.2" calcext:value-type="string">
            <text:p>decorator==4.4.2</text:p>
          </table:table-cell>
          <table:table-cell table:formula="of:=VLOOKUP([.A109];[.$N$3:.$N$343];1;0)" office:value-type="string" office:string-value="decorator                 " calcext:value-type="string">
            <text:p>decorator <text:s text:c="16"/></text:p>
          </table:table-cell>
          <table:table-cell table:formula="of:=VLOOKUP([.A109];[.$N$3:.$O$343];2;0)" office:value-type="string" office:string-value="5.1.1           " calcext:value-type="string">
            <text:p>5.1.1 <text:s text:c="10"/></text:p>
          </table:table-cell>
          <table:table-cell table:formula="of:=IF([.B109]=[.H1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resources <text:s text:c="6"/></text:p>
          </table:table-cell>
          <table:table-cell office:value-type="string" calcext:value-type="string">
            <text:p>5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9]);&quot;==&quot;;TRIM([.O109]))" office:value-type="string" office:string-value="importlib_resources==5.12.0" calcext:value-type="string">
            <text:p>importlib_resources==5.12.0</text:p>
          </table:table-cell>
        </table:table-row>
        <table:table-row table:style-name="ro1">
          <table:table-cell office:value-type="string" calcext:value-type="string">
            <text:p>defusedxml <text:s text:c="15"/></text:p>
          </table:table-cell>
          <table:table-cell table:style-name="ce4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0]);&quot;==&quot;;TRIM([.B110]))" office:value-type="string" office:string-value="defusedxml==0.7.1" calcext:value-type="string">
            <text:p>defusedxml==0.7.1</text:p>
          </table:table-cell>
          <table:table-cell table:formula="of:=VLOOKUP([.A110];[.$N$3:.$N$343];1;0)" office:value-type="string" office:string-value="defusedxml                " calcext:value-type="string">
            <text:p>defusedxml <text:s text:c="15"/></text:p>
          </table:table-cell>
          <table:table-cell table:formula="of:=VLOOKUP([.A110];[.$N$3:.$O$343];2;0)" office:value-type="string" office:string-value="0.7.1           " calcext:value-type="string">
            <text:p>0.7.1 <text:s text:c="10"/></text:p>
          </table:table-cell>
          <table:table-cell table:formula="of:=IF([.B110]=[.H1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10]);&quot;==&quot;;TRIM([.O110]))" office:value-type="string" office:string-value="ipykernel==6.29.4" calcext:value-type="string">
            <text:p>ipykernel==6.29.4</text:p>
          </table:table-cell>
        </table:table-row>
        <table:table-row table:style-name="ro1">
          <table:table-cell office:value-type="string" calcext:value-type="string">
            <text:p>dill <text:s text:c="21"/></text:p>
          </table:table-cell>
          <table:table-cell table:style-name="ce4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1]);&quot;==&quot;;TRIM([.B111]))" office:value-type="string" office:string-value="dill==0.3.6" calcext:value-type="string">
            <text:p>dill==0.3.6</text:p>
          </table:table-cell>
          <table:table-cell table:formula="of:=VLOOKUP([.A111];[.$N$3:.$N$343];1;0)" office:value-type="string" office:string-value="dill                      " calcext:value-type="string">
            <text:p>dill <text:s text:c="21"/></text:p>
          </table:table-cell>
          <table:table-cell table:formula="of:=VLOOKUP([.A111];[.$N$3:.$O$343];2;0)" office:value-type="string" office:string-value="0.3.6           " calcext:value-type="string">
            <text:p>0.3.6 <text:s text:c="10"/></text:p>
          </table:table-cell>
          <table:table-cell table:formula="of:=IF([.B111]=[.H11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1]);&quot;==&quot;;TRIM([.O111]))" office:value-type="string" office:string-value="ipympl==0.9.3" calcext:value-type="string">
            <text:p>ipympl==0.9.3</text:p>
          </table:table-cell>
        </table:table-row>
        <table:table-row table:style-name="ro1">
          <table:table-cell office:value-type="string" calcext:value-type="string">
            <text:p>distributed <text:s text:c="14"/></text:p>
          </table:table-cell>
          <table:table-cell table:style-name="ce4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2]);&quot;==&quot;;TRIM([.B112]))" office:value-type="string" office:string-value="distributed==2023.5.1" calcext:value-type="string">
            <text:p>distributed==2023.5.1</text:p>
          </table:table-cell>
          <table:table-cell table:formula="of:=VLOOKUP([.A112];[.$N$3:.$N$343];1;0)" office:value-type="string" office:string-value="distributed               " calcext:value-type="string">
            <text:p>distributed <text:s text:c="14"/></text:p>
          </table:table-cell>
          <table:table-cell table:formula="of:=VLOOKUP([.A112];[.$N$3:.$O$343];2;0)" office:value-type="string" office:string-value="2023.3.1        " calcext:value-type="string">
            <text:p>2023.3.1 <text:s text:c="7"/></text:p>
          </table:table-cell>
          <table:table-cell table:formula="of:=IF([.B112]=[.H1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11.0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2]);&quot;==&quot;;TRIM([.O112]))" office:value-type="string" office:string-value="ipython==8.11.0" calcext:value-type="string">
            <text:p>ipython==8.11.0</text:p>
          </table:table-cell>
        </table:table-row>
        <table:table-row table:style-name="ro1">
          <table:table-cell office:value-type="string" calcext:value-type="string">
            <text:p>dlib <text:s text:c="21"/></text:p>
          </table:table-cell>
          <table:table-cell office:value-type="string" calcext:value-type="string">
            <text:p>19.24.2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3]);&quot;==&quot;;TRIM([.B113]))" office:value-type="string" office:string-value="dlib==19.24.2" calcext:value-type="string">
            <text:p>dlib==19.24.2</text:p>
          </table:table-cell>
          <table:table-cell table:formula="of:=VLOOKUP([.A113];[.$N$3:.$N$343];1;0)" office:value-type="string" office:string-value="" calcext:value-type="error">
            <text:p>#N/A</text:p>
          </table:table-cell>
          <table:table-cell table:formula="of:=VLOOKUP([.A113];[.$N$3:.$O$343];2;0)" office:value-type="string" office:string-value="" calcext:value-type="error">
            <text:p>#N/A</text:p>
          </table:table-cell>
          <table:table-cell table:formula="of:=IF([.B113]=[.H1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3]);&quot;==&quot;;TRIM([.O113]))" office:value-type="string" office:string-value="ipython_genutils==0.2.0" calcext:value-type="string">
            <text:p>ipython_genutils==0.2.0</text:p>
          </table:table-cell>
        </table:table-row>
        <table:table-row table:style-name="ro1">
          <table:table-cell office:value-type="string" calcext:value-type="string">
            <text:p>dnspython <text:s text:c="16"/></text:p>
          </table:table-cell>
          <table:table-cell table:style-name="ce4" office:value-type="string" calcext:value-type="string">
            <text:p>2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4]);&quot;==&quot;;TRIM([.B114]))" office:value-type="string" office:string-value="dnspython==2.6.1" calcext:value-type="string">
            <text:p>dnspython==2.6.1</text:p>
          </table:table-cell>
          <table:table-cell table:formula="of:=VLOOKUP([.A114];[.$N$3:.$N$343];1;0)" office:value-type="string" office:string-value="" calcext:value-type="error">
            <text:p>#N/A</text:p>
          </table:table-cell>
          <table:table-cell table:formula="of:=VLOOKUP([.A114];[.$N$3:.$O$343];2;0)" office:value-type="string" office:string-value="" calcext:value-type="error">
            <text:p>#N/A</text:p>
          </table:table-cell>
          <table:table-cell table:formula="of:=IF([.B114]=[.H11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4]);&quot;==&quot;;TRIM([.O114]))" office:value-type="string" office:string-value="ipywidgets==8.0.4" calcext:value-type="string">
            <text:p>ipywidgets==8.0.4</text:p>
          </table:table-cell>
        </table:table-row>
        <table:table-row table:style-name="ro1">
          <table:table-cell office:value-type="string" calcext:value-type="string">
            <text:p>docx2txt <text:s text:c="17"/>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5]);&quot;==&quot;;TRIM([.B115]))" office:value-type="string" office:string-value="docx2txt==0.8" calcext:value-type="string">
            <text:p>docx2txt==0.8</text:p>
          </table:table-cell>
          <table:table-cell table:formula="of:=VLOOKUP([.A115];[.$N$3:.$N$343];1;0)" office:value-type="string" office:string-value="" calcext:value-type="error">
            <text:p>#N/A</text:p>
          </table:table-cell>
          <table:table-cell table:formula="of:=VLOOKUP([.A115];[.$N$3:.$O$343];2;0)" office:value-type="string" office:string-value="" calcext:value-type="error">
            <text:p>#N/A</text:p>
          </table:table-cell>
          <table:table-cell table:formula="of:=IF([.B115]=[.H1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edi <text:s text:c="21"/></text:p>
          </table:table-cell>
          <table:table-cell office:value-type="string" calcext:value-type="string">
            <text:p>0.1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5]);&quot;==&quot;;TRIM([.O115]))" office:value-type="string" office:string-value="jedi==0.18.2" calcext:value-type="string">
            <text:p>jedi==0.18.2</text:p>
          </table:table-cell>
        </table:table-row>
        <table:table-row table:style-name="ro1">
          <table:table-cell office:value-type="string" calcext:value-type="string">
            <text:p>einops <text:s text:c="19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6]);&quot;==&quot;;TRIM([.B116]))" office:value-type="string" office:string-value="einops==0.3.2" calcext:value-type="string">
            <text:p>einops==0.3.2</text:p>
          </table:table-cell>
          <table:table-cell table:formula="of:=VLOOKUP([.A116];[.$N$3:.$N$343];1;0)" office:value-type="string" office:string-value="" calcext:value-type="error">
            <text:p>#N/A</text:p>
          </table:table-cell>
          <table:table-cell table:formula="of:=VLOOKUP([.A116];[.$N$3:.$O$343];2;0)" office:value-type="string" office:string-value="" calcext:value-type="error">
            <text:p>#N/A</text:p>
          </table:table-cell>
          <table:table-cell table:formula="of:=IF([.B116]=[.H1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2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6]);&quot;==&quot;;TRIM([.O116]))" office:value-type="string" office:string-value="jinja2==3.1.2" calcext:value-type="string">
            <text:p>jinja2==3.1.2</text:p>
          </table:table-cell>
        </table:table-row>
        <table:table-row table:style-name="ro1">
          <table:table-cell office:value-type="string" calcext:value-type="string">
            <text:p>email-validator <text:s text:c="10"/></text:p>
          </table:table-cell>
          <table:table-cell office:value-type="string" calcext:value-type="string">
            <text:p>2.1.0.post1 <text:s text:c="4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7]);&quot;==&quot;;TRIM([.B117]))" office:value-type="string" office:string-value="email-validator==2.1.0.post1" calcext:value-type="string">
            <text:p>email-validator==2.1.0.post1</text:p>
          </table:table-cell>
          <table:table-cell table:formula="of:=VLOOKUP([.A117];[.$N$3:.$N$343];1;0)" office:value-type="string" office:string-value="" calcext:value-type="error">
            <text:p>#N/A</text:p>
          </table:table-cell>
          <table:table-cell table:formula="of:=VLOOKUP([.A117];[.$N$3:.$O$343];2;0)" office:value-type="string" office:string-value="" calcext:value-type="error">
            <text:p>#N/A</text:p>
          </table:table-cell>
          <table:table-cell table:formula="of:=IF([.B117]=[.H11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oblib <text:s text:c="19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7]);&quot;==&quot;;TRIM([.O117]))" office:value-type="string" office:string-value="joblib==1.2.0" calcext:value-type="string">
            <text:p>joblib==1.2.0</text:p>
          </table:table-cell>
        </table:table-row>
        <table:table-row table:style-name="ro1"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8]);&quot;==&quot;;TRIM([.B118]))" office:value-type="string" office:string-value="entrypoints==0.4" calcext:value-type="string">
            <text:p>entrypoints==0.4</text:p>
          </table:table-cell>
          <table:table-cell table:formula="of:=VLOOKUP([.A118];[.$N$3:.$N$343];1;0)" office:value-type="string" office:string-value="entrypoints               " calcext:value-type="string">
            <text:p>entrypoints <text:s text:c="14"/></text:p>
          </table:table-cell>
          <table:table-cell table:formula="of:=VLOOKUP([.A118];[.$N$3:.$O$343];2;0)" office:value-type="float" office:value="0.4" calcext:value-type="float">
            <text:p>0.4</text:p>
          </table:table-cell>
          <table:table-cell table:formula="of:=IF([.B118]=[.H1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5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8]);&quot;==&quot;;TRIM([.O118]))" office:value-type="string" office:string-value="json5==0.9.5" calcext:value-type="string">
            <text:p>json5==0.9.5</text:p>
          </table:table-cell>
        </table:table-row>
        <table:table-row table:style-name="ro1"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9]);&quot;==&quot;;TRIM([.B119]))" office:value-type="string" office:string-value="et_xmlfile==1.1.0" calcext:value-type="string">
            <text:p>et_xmlfile==1.1.0</text:p>
          </table:table-cell>
          <table:table-cell table:formula="of:=VLOOKUP([.A119];[.$N$3:.$N$343];1;0)" office:value-type="string" office:string-value="et_xmlfile                " calcext:value-type="string">
            <text:p>et_xmlfile <text:s text:c="15"/></text:p>
          </table:table-cell>
          <table:table-cell table:formula="of:=VLOOKUP([.A119];[.$N$3:.$O$343];2;0)" office:value-type="string" office:string-value="1.1.0           " calcext:value-type="string">
            <text:p>1.1.0 <text:s text:c="10"/></text:p>
          </table:table-cell>
          <table:table-cell table:formula="of:=IF([.B119]=[.H11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17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9]);&quot;==&quot;;TRIM([.O119]))" office:value-type="string" office:string-value="jsonschema==4.17.3" calcext:value-type="string">
            <text:p>jsonschema==4.17.3</text:p>
          </table:table-cell>
        </table:table-row>
        <table:table-row table:style-name="ro1">
          <table:table-cell table:style-name="ce3" office:value-type="string" calcext:value-type="string">
            <text:p>etuples <text:s text:c="18"/></text:p>
          </table:table-cell>
          <table:table-cell table:style-name="ce4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0]);&quot;==&quot;;TRIM([.B120]))" office:value-type="string" office:string-value="etuples==0.3.9" calcext:value-type="string">
            <text:p>etuples==0.3.9</text:p>
          </table:table-cell>
          <table:table-cell table:formula="of:=VLOOKUP([.A120];[.$N$3:.$N$343];1;0)" office:value-type="string" office:string-value="etuples                   " calcext:value-type="string">
            <text:p>etuples <text:s text:c="18"/></text:p>
          </table:table-cell>
          <table:table-cell table:formula="of:=VLOOKUP([.A120];[.$N$3:.$O$343];2;0)" office:value-type="string" office:string-value="0.3.9           " calcext:value-type="string">
            <text:p>0.3.9 <text:s text:c="10"/></text:p>
          </table:table-cell>
          <table:table-cell table:formula="of:=IF([.B120]=[.H1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pyter_client <text:s text:c="11"/></text:p>
          </table:table-cell>
          <table:table-cell office:value-type="string" calcext:value-type="string">
            <text:p>8.0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0]);&quot;==&quot;;TRIM([.O120]))" office:value-type="string" office:string-value="jupyter_client==8.0.3" calcext:value-type="string">
            <text:p>jupyter_client==8.0.3</text:p>
          </table:table-cell>
        </table:table-row>
        <table:table-row table:style-name="ro1">
          <table:table-cell office:value-type="string" calcext:value-type="string">
            <text:p>exceptiongroup <text:s text:c="11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1]);&quot;==&quot;;TRIM([.B121]))" office:value-type="string" office:string-value="exceptiongroup==1.2.0" calcext:value-type="string">
            <text:p>exceptiongroup==1.2.0</text:p>
          </table:table-cell>
          <table:table-cell table:formula="of:=VLOOKUP([.A121];[.$N$3:.$N$343];1;0)" office:value-type="string" office:string-value="" calcext:value-type="error">
            <text:p>#N/A</text:p>
          </table:table-cell>
          <table:table-cell table:formula="of:=VLOOKUP([.A121];[.$N$3:.$O$343];2;0)" office:value-type="string" office:string-value="" calcext:value-type="error">
            <text:p>#N/A</text:p>
          </table:table-cell>
          <table:table-cell table:formula="of:=IF([.B121]=[.H1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core <text:s text:c="13"/></text:p>
          </table:table-cell>
          <table:table-cell office:value-type="string" calcext:value-type="string">
            <text:p>5.2.0 <text:s text:c="10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1]);&quot;==&quot;;TRIM([.O121]))" office:value-type="string" office:string-value="jupyter_core==5.2.0" calcext:value-type="string">
            <text:p>jupyter_core==5.2.0</text:p>
          </table:table-cell>
        </table:table-row>
        <table:table-row table:style-name="ro1">
          <table:table-cell office:value-type="string" calcext:value-type="string">
            <text:p>exchange-calendars <text:s text:c="7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2]);&quot;==&quot;;TRIM([.B122]))" office:value-type="string" office:string-value="exchange-calendars==3.4" calcext:value-type="string">
            <text:p>exchange-calendars==3.4</text:p>
          </table:table-cell>
          <table:table-cell table:formula="of:=VLOOKUP([.A122];[.$N$3:.$N$343];1;0)" office:value-type="string" office:string-value="" calcext:value-type="error">
            <text:p>#N/A</text:p>
          </table:table-cell>
          <table:table-cell table:formula="of:=VLOOKUP([.A122];[.$N$3:.$O$343];2;0)" office:value-type="string" office:string-value="" calcext:value-type="error">
            <text:p>#N/A</text:p>
          </table:table-cell>
          <table:table-cell table:formula="of:=IF([.B122]=[.H1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2]);&quot;==&quot;;TRIM([.O122]))" office:value-type="string" office:string-value="jupyter_events==0.6.3" calcext:value-type="string">
            <text:p>jupyter_events==0.6.3</text:p>
          </table:table-cell>
        </table:table-row>
        <table:table-row table:style-name="ro1"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3]);&quot;==&quot;;TRIM([.B123]))" office:value-type="string" office:string-value="executing==2.0.1" calcext:value-type="string">
            <text:p>executing==2.0.1</text:p>
          </table:table-cell>
          <table:table-cell table:formula="of:=VLOOKUP([.A123];[.$N$3:.$N$343];1;0)" office:value-type="string" office:string-value="executing                 " calcext:value-type="string">
            <text:p>executing <text:s text:c="16"/></text:p>
          </table:table-cell>
          <table:table-cell table:formula="of:=VLOOKUP([.A123];[.$N$3:.$O$343];2;0)" office:value-type="string" office:string-value="1.2.0           " calcext:value-type="string">
            <text:p>1.2.0 <text:s text:c="10"/></text:p>
          </table:table-cell>
          <table:table-cell table:formula="of:=IF([.B123]=[.H1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_server <text:s text:c="11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3]);&quot;==&quot;;TRIM([.O123]))" office:value-type="string" office:string-value="jupyter_server==2.4.0" calcext:value-type="string">
            <text:p>jupyter_server==2.4.0</text:p>
          </table:table-cell>
        </table:table-row>
        <table:table-row table:style-name="ro1">
          <table:table-cell office:value-type="string" calcext:value-type="string">
            <text:p>faker <text:s text:c="20"/></text:p>
          </table:table-cell>
          <table:table-cell office:value-type="string" calcext:value-type="string">
            <text:p>8.13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4]);&quot;==&quot;;TRIM([.B124]))" office:value-type="string" office:string-value="faker==8.13.2" calcext:value-type="string">
            <text:p>faker==8.13.2</text:p>
          </table:table-cell>
          <table:table-cell table:formula="of:=VLOOKUP([.A124];[.$N$3:.$N$343];1;0)" office:value-type="string" office:string-value="" calcext:value-type="error">
            <text:p>#N/A</text:p>
          </table:table-cell>
          <table:table-cell table:formula="of:=VLOOKUP([.A124];[.$N$3:.$O$343];2;0)" office:value-type="string" office:string-value="" calcext:value-type="error">
            <text:p>#N/A</text:p>
          </table:table-cell>
          <table:table-cell table:formula="of:=IF([.B124]=[.H1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fileid <text:s text:c="4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4]);&quot;==&quot;;TRIM([.O124]))" office:value-type="string" office:string-value="jupyter_server_fileid==0.8.0" calcext:value-type="string">
            <text:p>jupyter_server_fileid==0.8.0</text:p>
          </table:table-cell>
        </table:table-row>
        <table:table-row table:style-name="ro1">
          <table:table-cell office:value-type="string" calcext:value-type="string">
            <text:p>fastapi <text:s text:c="18"/></text:p>
          </table:table-cell>
          <table:table-cell office:value-type="string" calcext:value-type="string">
            <text:p>0.9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5]);&quot;==&quot;;TRIM([.B125]))" office:value-type="string" office:string-value="fastapi==0.95.2" calcext:value-type="string">
            <text:p>fastapi==0.95.2</text:p>
          </table:table-cell>
          <table:table-cell table:formula="of:=VLOOKUP([.A125];[.$N$3:.$N$343];1;0)" office:value-type="string" office:string-value="" calcext:value-type="error">
            <text:p>#N/A</text:p>
          </table:table-cell>
          <table:table-cell table:formula="of:=VLOOKUP([.A125];[.$N$3:.$O$343];2;0)" office:value-type="string" office:string-value="" calcext:value-type="error">
            <text:p>#N/A</text:p>
          </table:table-cell>
          <table:table-cell table:formula="of:=IF([.B125]=[.H12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5]);&quot;==&quot;;TRIM([.O125]))" office:value-type="string" office:string-value="jupyter_server_terminals==0.4.4" calcext:value-type="string">
            <text:p>jupyter_server_terminals==0.4.4</text:p>
          </table:table-cell>
        </table:table-row>
        <table:table-row table:style-name="ro1">
          <table:table-cell office:value-type="string" calcext:value-type="string">
            <text:p>fastjsonschema <text:s text:c="11"/></text:p>
          </table:table-cell>
          <table:table-cell office:value-type="string" calcext:value-type="string">
            <text:p>2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6]);&quot;==&quot;;TRIM([.B126]))" office:value-type="string" office:string-value="fastjsonschema==2.19.1" calcext:value-type="string">
            <text:p>fastjsonschema==2.19.1</text:p>
          </table:table-cell>
          <table:table-cell table:formula="of:=VLOOKUP([.A126];[.$N$3:.$N$343];1;0)" office:value-type="string" office:string-value="" calcext:value-type="error">
            <text:p>#N/A</text:p>
          </table:table-cell>
          <table:table-cell table:formula="of:=VLOOKUP([.A126];[.$N$3:.$O$343];2;0)" office:value-type="string" office:string-value="" calcext:value-type="error">
            <text:p>#N/A</text:p>
          </table:table-cell>
          <table:table-cell table:formula="of:=IF([.B126]=[.H1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ydoc <text:s text:c="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6]);&quot;==&quot;;TRIM([.O126]))" office:value-type="string" office:string-value="jupyter_server_ydoc==0.6.1" calcext:value-type="string">
            <text:p>jupyter_server_ydoc==0.6.1</text:p>
          </table:table-cell>
        </table:table-row>
        <table:table-row table:style-name="ro1">
          <table:table-cell office:value-type="string" calcext:value-type="string">
            <text:p>fastprogress <text:s text:c="13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7]);&quot;==&quot;;TRIM([.B127]))" office:value-type="string" office:string-value="fastprogress==1.0.3" calcext:value-type="string">
            <text:p>fastprogress==1.0.3</text:p>
          </table:table-cell>
          <table:table-cell table:formula="of:=VLOOKUP([.A127];[.$N$3:.$N$343];1;0)" office:value-type="string" office:string-value="" calcext:value-type="error">
            <text:p>#N/A</text:p>
          </table:table-cell>
          <table:table-cell table:formula="of:=VLOOKUP([.A127];[.$N$3:.$O$343];2;0)" office:value-type="string" office:string-value="" calcext:value-type="error">
            <text:p>#N/A</text:p>
          </table:table-cell>
          <table:table-cell table:formula="of:=IF([.B127]=[.H12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7]);&quot;==&quot;;TRIM([.O127]))" office:value-type="string" office:string-value="jupyter_telemetry==0.1.0" calcext:value-type="string">
            <text:p>jupyter_telemetry==0.1.0</text:p>
          </table:table-cell>
        </table:table-row>
        <table:table-row table:style-name="ro1">
          <table:table-cell office:value-type="string" calcext:value-type="string">
            <text:p>ffmpeg-python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8]);&quot;==&quot;;TRIM([.B128]))" office:value-type="string" office:string-value="ffmpeg-python==0.2.0" calcext:value-type="string">
            <text:p>ffmpeg-python==0.2.0</text:p>
          </table:table-cell>
          <table:table-cell table:formula="of:=VLOOKUP([.A128];[.$N$3:.$N$343];1;0)" office:value-type="string" office:string-value="" calcext:value-type="error">
            <text:p>#N/A</text:p>
          </table:table-cell>
          <table:table-cell table:formula="of:=VLOOKUP([.A128];[.$N$3:.$O$343];2;0)" office:value-type="string" office:string-value="" calcext:value-type="error">
            <text:p>#N/A</text:p>
          </table:table-cell>
          <table:table-cell table:formula="of:=IF([.B128]=[.H12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ydoc <text:s text:c="13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8]);&quot;==&quot;;TRIM([.O128]))" office:value-type="string" office:string-value="jupyter_ydoc==0.2.2" calcext:value-type="string">
            <text:p>jupyter_ydoc==0.2.2</text:p>
          </table:table-cell>
        </table:table-row>
        <table:table-row table:style-name="ro1">
          <table:table-cell office:value-type="string" calcext:value-type="string">
            <text:p>ffmpy <text:s text:c="20"/></text:p>
          </table:table-cell>
          <table:table-cell table:style-name="ce4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9]);&quot;==&quot;;TRIM([.B129]))" office:value-type="string" office:string-value="ffmpy==0.3.2" calcext:value-type="string">
            <text:p>ffmpy==0.3.2</text:p>
          </table:table-cell>
          <table:table-cell table:formula="of:=VLOOKUP([.A129];[.$N$3:.$N$343];1;0)" office:value-type="string" office:string-value="" calcext:value-type="error">
            <text:p>#N/A</text:p>
          </table:table-cell>
          <table:table-cell table:formula="of:=VLOOKUP([.A129];[.$N$3:.$O$343];2;0)" office:value-type="string" office:string-value="" calcext:value-type="error">
            <text:p>#N/A</text:p>
          </table:table-cell>
          <table:table-cell table:formula="of:=IF([.B129]=[.H12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hub <text:s text:c="15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9]);&quot;==&quot;;TRIM([.O129]))" office:value-type="string" office:string-value="jupyterhub==3.1.1" calcext:value-type="string">
            <text:p>jupyterhub==3.1.1</text:p>
          </table:table-cell>
        </table:table-row>
        <table:table-row table:style-name="ro1">
          <table:table-cell table:style-name="ce3" office:value-type="string" calcext:value-type="string">
            <text:p>filelock <text:s text:c="17"/></text:p>
          </table:table-cell>
          <table:table-cell office:value-type="string" calcext:value-type="string">
            <text:p>3.13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3.14.0</text:p>
          </table:table-cell>
          <table:table-cell table:formula="of:=COM.MICROSOFT.CONCAT(TRIM([.A130]);&quot;==&quot;;TRIM([.B130]))" office:value-type="string" office:string-value="filelock==3.13.1" calcext:value-type="string">
            <text:p>filelock==3.13.1</text:p>
          </table:table-cell>
          <table:table-cell table:formula="of:=VLOOKUP([.A130];[.$N$3:.$N$343];1;0)" office:value-type="string" office:string-value="filelock                  " calcext:value-type="string">
            <text:p>filelock <text:s text:c="17"/></text:p>
          </table:table-cell>
          <table:table-cell table:formula="of:=VLOOKUP([.A130];[.$N$3:.$O$343];2;0)" office:value-type="string" office:string-value="3.14.0          " calcext:value-type="string">
            <text:p>3.14.0 <text:s text:c="9"/></text:p>
          </table:table-cell>
          <table:table-cell table:formula="of:=IF([.B130]=[.H1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hub-base <text:s text:c="10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0]);&quot;==&quot;;TRIM([.O130]))" office:value-type="string" office:string-value="jupyterhub-base==3.1.1" calcext:value-type="string">
            <text:p>jupyterhub-base==3.1.1</text:p>
          </table:table-cell>
        </table:table-row>
        <table:table-row table:style-name="ro1">
          <table:table-cell office:value-type="string" calcext:value-type="string">
            <text:p>fiona <text:s text:c="20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1]);&quot;==&quot;;TRIM([.B131]))" office:value-type="string" office:string-value="fiona==1.9.2" calcext:value-type="string">
            <text:p>fiona==1.9.2</text:p>
          </table:table-cell>
          <table:table-cell table:formula="of:=VLOOKUP([.A131];[.$N$3:.$N$343];1;0)" office:value-type="string" office:string-value="" calcext:value-type="error">
            <text:p>#N/A</text:p>
          </table:table-cell>
          <table:table-cell table:formula="of:=VLOOKUP([.A131];[.$N$3:.$O$343];2;0)" office:value-type="string" office:string-value="" calcext:value-type="error">
            <text:p>#N/A</text:p>
          </table:table-cell>
          <table:table-cell table:formula="of:=IF([.B131]=[.H13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1]);&quot;==&quot;;TRIM([.O131]))" office:value-type="string" office:string-value="jupyterlab==3.6.1" calcext:value-type="string">
            <text:p>jupyterlab==3.6.1</text:p>
          </table:table-cell>
        </table:table-row>
        <table:table-row table:style-name="ro1">
          <table:table-cell office:value-type="string" calcext:value-type="string">
            <text:p>flask <text:s text:c="20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2]);&quot;==&quot;;TRIM([.B132]))" office:value-type="string" office:string-value="flask==3.0.2" calcext:value-type="string">
            <text:p>flask==3.0.2</text:p>
          </table:table-cell>
          <table:table-cell table:formula="of:=VLOOKUP([.A132];[.$N$3:.$N$343];1;0)" office:value-type="string" office:string-value="" calcext:value-type="error">
            <text:p>#N/A</text:p>
          </table:table-cell>
          <table:table-cell table:formula="of:=VLOOKUP([.A132];[.$N$3:.$O$343];2;0)" office:value-type="string" office:string-value="" calcext:value-type="error">
            <text:p>#N/A</text:p>
          </table:table-cell>
          <table:table-cell table:formula="of:=IF([.B132]=[.H1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2]);&quot;==&quot;;TRIM([.O132]))" office:value-type="string" office:string-value="jupyterlab_pygments==0.2.2" calcext:value-type="string">
            <text:p>jupyterlab_pygments==0.2.2</text:p>
          </table:table-cell>
        </table:table-row>
        <table:table-row table:style-name="ro1">
          <table:table-cell office:value-type="string" calcext:value-type="string">
            <text:p>flask-cachebuster <text:s text:c="8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3]);&quot;==&quot;;TRIM([.B133]))" office:value-type="string" office:string-value="flask-cachebuster==1.0.0" calcext:value-type="string">
            <text:p>flask-cachebuster==1.0.0</text:p>
          </table:table-cell>
          <table:table-cell table:formula="of:=VLOOKUP([.A133];[.$N$3:.$N$343];1;0)" office:value-type="string" office:string-value="" calcext:value-type="error">
            <text:p>#N/A</text:p>
          </table:table-cell>
          <table:table-cell table:formula="of:=VLOOKUP([.A133];[.$N$3:.$O$343];2;0)" office:value-type="string" office:string-value="" calcext:value-type="error">
            <text:p>#N/A</text:p>
          </table:table-cell>
          <table:table-cell table:formula="of:=IF([.B133]=[.H1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server <text:s text:c="8"/></text:p>
          </table:table-cell>
          <table:table-cell office:value-type="string" calcext:value-type="string">
            <text:p>2.2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3]);&quot;==&quot;;TRIM([.O133]))" office:value-type="string" office:string-value="jupyterlab_server==2.20.0" calcext:value-type="string">
            <text:p>jupyterlab_server==2.20.0</text:p>
          </table:table-cell>
        </table:table-row>
        <table:table-row table:style-name="ro1">
          <table:table-cell office:value-type="string" calcext:value-type="string">
            <text:p>flask-cors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4]);&quot;==&quot;;TRIM([.B134]))" office:value-type="string" office:string-value="flask-cors==4.0.0" calcext:value-type="string">
            <text:p>flask-cors==4.0.0</text:p>
          </table:table-cell>
          <table:table-cell table:formula="of:=VLOOKUP([.A134];[.$N$3:.$N$343];1;0)" office:value-type="string" office:string-value="" calcext:value-type="error">
            <text:p>#N/A</text:p>
          </table:table-cell>
          <table:table-cell table:formula="of:=VLOOKUP([.A134];[.$N$3:.$O$343];2;0)" office:value-type="string" office:string-value="" calcext:value-type="error">
            <text:p>#N/A</text:p>
          </table:table-cell>
          <table:table-cell table:formula="of:=IF([.B134]=[.H1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4]);&quot;==&quot;;TRIM([.O134]))" office:value-type="string" office:string-value="jupyterlab_widgets==3.0.5" calcext:value-type="string">
            <text:p>jupyterlab_widgets==3.0.5</text:p>
          </table:table-cell>
        </table:table-row>
        <table:table-row table:style-name="ro1">
          <table:table-cell office:value-type="string" calcext:value-type="string">
            <text:p>flask-login <text:s text:c="14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5]);&quot;==&quot;;TRIM([.B135]))" office:value-type="string" office:string-value="flask-login==0.6.3" calcext:value-type="string">
            <text:p>flask-login==0.6.3</text:p>
          </table:table-cell>
          <table:table-cell table:formula="of:=VLOOKUP([.A135];[.$N$3:.$N$343];1;0)" office:value-type="string" office:string-value="" calcext:value-type="error">
            <text:p>#N/A</text:p>
          </table:table-cell>
          <table:table-cell table:formula="of:=VLOOKUP([.A135];[.$N$3:.$O$343];2;0)" office:value-type="string" office:string-value="" calcext:value-type="error">
            <text:p>#N/A</text:p>
          </table:table-cell>
          <table:table-cell table:formula="of:=IF([.B135]=[.H1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5]);&quot;==&quot;;TRIM([.O135]))" office:value-type="string" office:string-value="jxrlib==1.1" calcext:value-type="string">
            <text:p>jxrlib==1.1</text:p>
          </table:table-cell>
        </table:table-row>
        <table:table-row table:style-name="ro1"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6]);&quot;==&quot;;TRIM([.B136]))" office:value-type="string" office:string-value="flit-core==3.9.0" calcext:value-type="string">
            <text:p>flit-core==3.9.0</text:p>
          </table:table-cell>
          <table:table-cell table:formula="of:=VLOOKUP([.A136];[.$N$3:.$N$343];1;0)" office:value-type="string" office:string-value="flit-core                 " calcext:value-type="string">
            <text:p>flit-core <text:s text:c="16"/></text:p>
          </table:table-cell>
          <table:table-cell table:formula="of:=VLOOKUP([.A136];[.$N$3:.$O$343];2;0)" office:value-type="string" office:string-value="3.8.0           " calcext:value-type="string">
            <text:p>3.8.0 <text:s text:c="10"/></text:p>
          </table:table-cell>
          <table:table-cell table:formula="of:=IF([.B136]=[.H1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6]);&quot;==&quot;;TRIM([.O136]))" office:value-type="string" office:string-value="keyutils==1.6.1" calcext:value-type="string">
            <text:p>keyutils==1.6.1</text:p>
          </table:table-cell>
        </table:table-row>
        <table:table-row table:style-name="ro1"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7]);&quot;==&quot;;TRIM([.B137]))" office:value-type="string" office:string-value="fmt==9.1.0" calcext:value-type="string">
            <text:p>fmt==9.1.0</text:p>
          </table:table-cell>
          <table:table-cell table:formula="of:=VLOOKUP([.A137];[.$N$3:.$N$343];1;0)" office:value-type="string" office:string-value="fmt                       " calcext:value-type="string">
            <text:p>fmt <text:s text:c="22"/></text:p>
          </table:table-cell>
          <table:table-cell table:formula="of:=VLOOKUP([.A137];[.$N$3:.$O$343];2;0)" office:value-type="string" office:string-value="9.1.0           " calcext:value-type="string">
            <text:p>9.1.0 <text:s text:c="10"/></text:p>
          </table:table-cell>
          <table:table-cell table:formula="of:=IF([.B137]=[.H1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4 <text:s text:c="10"/></text:p>
          </table:table-cell>
          <table:table-cell office:value-type="string" calcext:value-type="string">
            <text:p>py310hbf28c3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7]);&quot;==&quot;;TRIM([.O137]))" office:value-type="string" office:string-value="kiwisolver==1.4.4" calcext:value-type="string">
            <text:p>kiwisolver==1.4.4</text:p>
          </table:table-cell>
        </table:table-row>
        <table:table-row table:style-name="ro1">
          <table:table-cell office:value-type="string" calcext:value-type="string">
            <text:p>folium <text:s text:c="19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8]);&quot;==&quot;;TRIM([.B138]))" office:value-type="string" office:string-value="folium==0.12.1" calcext:value-type="string">
            <text:p>folium==0.12.1</text:p>
          </table:table-cell>
          <table:table-cell table:formula="of:=VLOOKUP([.A138];[.$N$3:.$N$343];1;0)" office:value-type="string" office:string-value="" calcext:value-type="error">
            <text:p>#N/A</text:p>
          </table:table-cell>
          <table:table-cell table:formula="of:=VLOOKUP([.A138];[.$N$3:.$O$343];2;0)" office:value-type="string" office:string-value="" calcext:value-type="error">
            <text:p>#N/A</text:p>
          </table:table-cell>
          <table:table-cell table:formula="of:=IF([.B138]=[.H1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8]);&quot;==&quot;;TRIM([.O138]))" office:value-type="string" office:string-value="krb5==1.20.1" calcext:value-type="string">
            <text:p>krb5==1.20.1</text:p>
          </table:table-cell>
        </table:table-row>
        <table:table-row table:style-name="ro1"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4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9]);&quot;==&quot;;TRIM([.B139]))" office:value-type="string" office:string-value="fonttools==4.49.0" calcext:value-type="string">
            <text:p>fonttools==4.49.0</text:p>
          </table:table-cell>
          <table:table-cell table:formula="of:=VLOOKUP([.A139];[.$N$3:.$N$343];1;0)" office:value-type="string" office:string-value="fonttools                 " calcext:value-type="string">
            <text:p>fonttools <text:s text:c="16"/></text:p>
          </table:table-cell>
          <table:table-cell table:formula="of:=VLOOKUP([.A139];[.$N$3:.$O$343];2;0)" office:value-type="string" office:string-value="4.39.0          " calcext:value-type="string">
            <text:p>4.39.0 <text:s text:c="9"/></text:p>
          </table:table-cell>
          <table:table-cell table:formula="of:=IF([.B139]=[.H13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9]);&quot;==&quot;;TRIM([.O139]))" office:value-type="string" office:string-value="lcms2==2.15" calcext:value-type="string">
            <text:p>lcms2==2.15</text:p>
          </table:table-cell>
        </table:table-row>
        <table:table-row table:style-name="ro1">
          <table:table-cell office:value-type="string" calcext:value-type="string">
            <text:p>fpdf <text:s text:c="21"/></text:p>
          </table:table-cell>
          <table:table-cell table:style-name="ce4" office:value-type="string" calcext:value-type="string">
            <text:p>1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0]);&quot;==&quot;;TRIM([.B140]))" office:value-type="string" office:string-value="fpdf==1.7.2" calcext:value-type="string">
            <text:p>fpdf==1.7.2</text:p>
          </table:table-cell>
          <table:table-cell table:formula="of:=VLOOKUP([.A140];[.$N$3:.$N$343];1;0)" office:value-type="string" office:string-value="" calcext:value-type="error">
            <text:p>#N/A</text:p>
          </table:table-cell>
          <table:table-cell table:formula="of:=VLOOKUP([.A140];[.$N$3:.$O$343];2;0)" office:value-type="string" office:string-value="" calcext:value-type="error">
            <text:p>#N/A</text:p>
          </table:table-cell>
          <table:table-cell table:formula="of:=IF([.B140]=[.H1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0]);&quot;==&quot;;TRIM([.O140]))" office:value-type="string" office:string-value="ld_impl_linux-64==2.4" calcext:value-type="string">
            <text:p>ld_impl_linux-64==2.4</text:p>
          </table:table-cell>
        </table:table-row>
        <table:table-row table:style-name="ro1">
          <table:table-cell office:value-type="string" calcext:value-type="string">
            <text:p>freetype <text:s text:c="17"/></text:p>
          </table:table-cell>
          <table:table-cell table:style-name="ce4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1]);&quot;==&quot;;TRIM([.B141]))" office:value-type="string" office:string-value="freetype==2.12.1" calcext:value-type="string">
            <text:p>freetype==2.12.1</text:p>
          </table:table-cell>
          <table:table-cell table:formula="of:=VLOOKUP([.A141];[.$N$3:.$N$343];1;0)" office:value-type="string" office:string-value="freetype                  " calcext:value-type="string">
            <text:p>freetype <text:s text:c="17"/></text:p>
          </table:table-cell>
          <table:table-cell table:formula="of:=VLOOKUP([.A141];[.$N$3:.$O$343];2;0)" office:value-type="string" office:string-value="2.12.1          " calcext:value-type="string">
            <text:p>2.12.1 <text:s text:c="9"/></text:p>
          </table:table-cell>
          <table:table-cell table:formula="of:=IF([.B141]=[.H1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1]);&quot;==&quot;;TRIM([.O141]))" office:value-type="string" office:string-value="lerc==4.0.0" calcext:value-type="string">
            <text:p>lerc==4.0.0</text:p>
          </table:table-cell>
        </table:table-row>
        <table:table-row table:style-name="ro1">
          <table:table-cell table:style-name="ce3" office:value-type="string" calcext:value-type="string">
            <text:p>frozenlist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2]);&quot;==&quot;;TRIM([.B142]))" office:value-type="string" office:string-value="frozenlist==1.4.1" calcext:value-type="string">
            <text:p>frozenlist==1.4.1</text:p>
          </table:table-cell>
          <table:table-cell table:formula="of:=VLOOKUP([.A142];[.$N$3:.$N$343];1;0)" office:value-type="string" office:string-value="" calcext:value-type="error">
            <text:p>#N/A</text:p>
          </table:table-cell>
          <table:table-cell table:formula="of:=VLOOKUP([.A142];[.$N$3:.$O$343];2;0)" office:value-type="string" office:string-value="" calcext:value-type="error">
            <text:p>#N/A</text:p>
          </table:table-cell>
          <table:table-cell table:formula="of:=IF([.B142]=[.H1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bseil <text:s text:c="16"/></text:p>
          </table:table-cell>
          <table:table-cell office:value-type="float" office:value="20230125" calcext:value-type="float">
            <text:p>20230125</text:p>
          </table:table-cell>
          <table:table-cell office:value-type="string" calcext:value-type="string">
            <text:p>cxx17_hcb278e6_1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N142]);&quot;==&quot;;TRIM([.O142]))" office:value-type="string" office:string-value="libabseil==20230125" calcext:value-type="string">
            <text:p>libabseil==20230125</text:p>
          </table:table-cell>
        </table:table-row>
        <table:table-row table:style-name="ro1"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1a96a4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3]);&quot;==&quot;;TRIM([.B143]))" office:value-type="string" office:string-value="fsspec==2023.5.0" calcext:value-type="string">
            <text:p>fsspec==2023.5.0</text:p>
          </table:table-cell>
          <table:table-cell table:formula="of:=VLOOKUP([.A143];[.$N$3:.$N$343];1;0)" office:value-type="string" office:string-value="fsspec                    " calcext:value-type="string">
            <text:p>fsspec <text:s text:c="19"/></text:p>
          </table:table-cell>
          <table:table-cell table:formula="of:=VLOOKUP([.A143];[.$N$3:.$O$343];2;0)" office:value-type="string" office:string-value="2023.3.0        " calcext:value-type="string">
            <text:p>2023.3.0 <text:s text:c="7"/></text:p>
          </table:table-cell>
          <table:table-cell table:formula="of:=IF([.B143]=[.H14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3]);&quot;==&quot;;TRIM([.O143]))" office:value-type="string" office:string-value="libaec==1.0.6" calcext:value-type="string">
            <text:p>libaec==1.0.6</text:p>
          </table:table-cell>
        </table:table-row>
        <table:table-row table:style-name="ro1"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4]);&quot;==&quot;;TRIM([.B144]))" office:value-type="string" office:string-value="future==1.0.0" calcext:value-type="string">
            <text:p>future==1.0.0</text:p>
          </table:table-cell>
          <table:table-cell table:formula="of:=VLOOKUP([.A144];[.$N$3:.$N$343];1;0)" office:value-type="string" office:string-value="future                    " calcext:value-type="string">
            <text:p>future <text:s text:c="19"/></text:p>
          </table:table-cell>
          <table:table-cell table:formula="of:=VLOOKUP([.A144];[.$N$3:.$O$343];2;0)" office:value-type="string" office:string-value="1.0.0           " calcext:value-type="string">
            <text:p>1.0.0 <text:s text:c="10"/></text:p>
          </table:table-cell>
          <table:table-cell table:formula="of:=IF([.B144]=[.H1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3d5159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4]);&quot;==&quot;;TRIM([.O144]))" office:value-type="string" office:string-value="libarchive==3.6.2" calcext:value-type="string">
            <text:p>libarchive==3.6.2</text:p>
          </table:table-cell>
        </table:table-row>
        <table:table-row table:style-name="ro1">
          <table:table-cell office:value-type="string" calcext:value-type="string">
            <text:p>fuzzywuzzy <text:s text:c="15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5]);&quot;==&quot;;TRIM([.B145]))" office:value-type="string" office:string-value="fuzzywuzzy==0.18.0" calcext:value-type="string">
            <text:p>fuzzywuzzy==0.18.0</text:p>
          </table:table-cell>
          <table:table-cell table:formula="of:=VLOOKUP([.A145];[.$N$3:.$N$343];1;0)" office:value-type="string" office:string-value="" calcext:value-type="error">
            <text:p>#N/A</text:p>
          </table:table-cell>
          <table:table-cell table:formula="of:=VLOOKUP([.A145];[.$N$3:.$O$343];2;0)" office:value-type="string" office:string-value="" calcext:value-type="error">
            <text:p>#N/A</text:p>
          </table:table-cell>
          <table:table-cell table:formula="of:=IF([.B145]=[.H1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5ab077d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5]);&quot;==&quot;;TRIM([.O145]))" office:value-type="string" office:string-value="libarrow==11.0.0" calcext:value-type="string">
            <text:p>libarrow==11.0.0</text:p>
          </table:table-cell>
        </table:table-row>
        <table:table-row table:style-name="ro1">
          <table:table-cell office:value-type="string" calcext:value-type="string">
            <text:p>gensim <text:s text:c="19"/></text:p>
          </table:table-cell>
          <table:table-cell table:style-name="ce4" office:value-type="string" calcext:value-type="string">
            <text:p>4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6]);&quot;==&quot;;TRIM([.B146]))" office:value-type="string" office:string-value="gensim==4.3.1" calcext:value-type="string">
            <text:p>gensim==4.3.1</text:p>
          </table:table-cell>
          <table:table-cell table:formula="of:=VLOOKUP([.A146];[.$N$3:.$N$343];1;0)" office:value-type="string" office:string-value="" calcext:value-type="error">
            <text:p>#N/A</text:p>
          </table:table-cell>
          <table:table-cell table:formula="of:=VLOOKUP([.A146];[.$N$3:.$O$343];2;0)" office:value-type="string" office:string-value="" calcext:value-type="error">
            <text:p>#N/A</text:p>
          </table:table-cell>
          <table:table-cell table:formula="of:=IF([.B146]=[.H1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5cdd6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6]);&quot;==&quot;;TRIM([.O146]))" office:value-type="string" office:string-value="libavif==0.11.1" calcext:value-type="string">
            <text:p>libavif==0.11.1</text:p>
          </table:table-cell>
        </table:table-row>
        <table:table-row table:style-name="ro1">
          <table:table-cell office:value-type="string" calcext:value-type="string">
            <text:p>geographiclib <text:s text:c="12"/>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7]);&quot;==&quot;;TRIM([.B147]))" office:value-type="string" office:string-value="geographiclib==1.52" calcext:value-type="string">
            <text:p>geographiclib==1.52</text:p>
          </table:table-cell>
          <table:table-cell table:formula="of:=VLOOKUP([.A147];[.$N$3:.$N$343];1;0)" office:value-type="string" office:string-value="" calcext:value-type="error">
            <text:p>#N/A</text:p>
          </table:table-cell>
          <table:table-cell table:formula="of:=VLOOKUP([.A147];[.$N$3:.$O$343];2;0)" office:value-type="string" office:string-value="" calcext:value-type="error">
            <text:p>#N/A</text:p>
          </table:table-cell>
          <table:table-cell table:formula="of:=IF([.B147]=[.H1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7]);&quot;==&quot;;TRIM([.O147]))" office:value-type="string" office:string-value="libblas==3.9.0" calcext:value-type="string">
            <text:p>libblas==3.9.0</text:p>
          </table:table-cell>
        </table:table-row>
        <table:table-row table:style-name="ro1">
          <table:table-cell office:value-type="string" calcext:value-type="string">
            <text:p>geopandas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8]);&quot;==&quot;;TRIM([.B148]))" office:value-type="string" office:string-value="geopandas==0.10.2" calcext:value-type="string">
            <text:p>geopandas==0.10.2</text:p>
          </table:table-cell>
          <table:table-cell table:formula="of:=VLOOKUP([.A148];[.$N$3:.$N$343];1;0)" office:value-type="string" office:string-value="" calcext:value-type="error">
            <text:p>#N/A</text:p>
          </table:table-cell>
          <table:table-cell table:formula="of:=VLOOKUP([.A148];[.$N$3:.$O$343];2;0)" office:value-type="string" office:string-value="" calcext:value-type="error">
            <text:p>#N/A</text:p>
          </table:table-cell>
          <table:table-cell table:formula="of:=IF([.B148]=[.H14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8]);&quot;==&quot;;TRIM([.O148]))" office:value-type="string" office:string-value="libbrotlicommon==1.0.9" calcext:value-type="string">
            <text:p>libbrotlicommon==1.0.9</text:p>
          </table:table-cell>
        </table:table-row>
        <table:table-row table:style-name="ro1">
          <table:table-cell office:value-type="string" calcext:value-type="string">
            <text:p>geopy <text:s text:c="20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9]);&quot;==&quot;;TRIM([.B149]))" office:value-type="string" office:string-value="geopy==2.2.0" calcext:value-type="string">
            <text:p>geopy==2.2.0</text:p>
          </table:table-cell>
          <table:table-cell table:formula="of:=VLOOKUP([.A149];[.$N$3:.$N$343];1;0)" office:value-type="string" office:string-value="" calcext:value-type="error">
            <text:p>#N/A</text:p>
          </table:table-cell>
          <table:table-cell table:formula="of:=VLOOKUP([.A149];[.$N$3:.$O$343];2;0)" office:value-type="string" office:string-value="" calcext:value-type="error">
            <text:p>#N/A</text:p>
          </table:table-cell>
          <table:table-cell table:formula="of:=IF([.B149]=[.H14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9]);&quot;==&quot;;TRIM([.O149]))" office:value-type="string" office:string-value="libbrotlidec==1.0.9" calcext:value-type="string">
            <text:p>libbrotlidec==1.0.9</text:p>
          </table:table-cell>
        </table:table-row>
        <table:table-row table:style-name="ro1">
          <table:table-cell office:value-type="string" calcext:value-type="string">
            <text:p>gflags <text:s text:c="19"/></text:p>
          </table:table-cell>
          <table:table-cell table:style-name="ce4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0]);&quot;==&quot;;TRIM([.B150]))" office:value-type="string" office:string-value="gflags==2.2.2" calcext:value-type="string">
            <text:p>gflags==2.2.2</text:p>
          </table:table-cell>
          <table:table-cell table:formula="of:=VLOOKUP([.A150];[.$N$3:.$N$343];1;0)" office:value-type="string" office:string-value="gflags                    " calcext:value-type="string">
            <text:p>gflags <text:s text:c="19"/></text:p>
          </table:table-cell>
          <table:table-cell table:formula="of:=VLOOKUP([.A150];[.$N$3:.$O$343];2;0)" office:value-type="string" office:string-value="2.2.2           " calcext:value-type="string">
            <text:p>2.2.2 <text:s text:c="10"/></text:p>
          </table:table-cell>
          <table:table-cell table:formula="of:=IF([.B150]=[.H1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0]);&quot;==&quot;;TRIM([.O150]))" office:value-type="string" office:string-value="libbrotlienc==1.0.9" calcext:value-type="string">
            <text:p>libbrotlienc==1.0.9</text:p>
          </table:table-cell>
        </table:table-row>
        <table:table-row table:style-name="ro1">
          <table:table-cell office:value-type="string" calcext:value-type="string">
            <text:p>giflib <text:s text:c="19"/></text:p>
          </table:table-cell>
          <table:table-cell table:style-name="ce4" office:value-type="string" calcext:value-type="string">
            <text:p>5.2.1 <text:s text:c="10"/></text:p>
          </table:table-cell>
          <table:table-cell office:value-type="string" calcext:value-type="string">
            <text:p><text:s text:c="5"/>h0b41bf4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1]);&quot;==&quot;;TRIM([.B151]))" office:value-type="string" office:string-value="giflib==5.2.1" calcext:value-type="string">
            <text:p>giflib==5.2.1</text:p>
          </table:table-cell>
          <table:table-cell table:formula="of:=VLOOKUP([.A151];[.$N$3:.$N$343];1;0)" office:value-type="string" office:string-value="giflib                    " calcext:value-type="string">
            <text:p>giflib <text:s text:c="19"/></text:p>
          </table:table-cell>
          <table:table-cell table:formula="of:=VLOOKUP([.A151];[.$N$3:.$O$343];2;0)" office:value-type="string" office:string-value="5.2.1           " calcext:value-type="string">
            <text:p>5.2.1 <text:s text:c="10"/></text:p>
          </table:table-cell>
          <table:table-cell table:formula="of:=IF([.B151]=[.H1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1]);&quot;==&quot;;TRIM([.O151]))" office:value-type="string" office:string-value="libcblas==3.9.0" calcext:value-type="string">
            <text:p>libcblas==3.9.0</text:p>
          </table:table-cell>
        </table:table-row>
        <table:table-row table:style-name="ro1">
          <table:table-cell office:value-type="string" calcext:value-type="string">
            <text:p>gitdb <text:s text:c="20"/></text:p>
          </table:table-cell>
          <table:table-cell office:value-type="string" calcext:value-type="string">
            <text:p>4.0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2]);&quot;==&quot;;TRIM([.B152]))" office:value-type="string" office:string-value="gitdb==4.0.10" calcext:value-type="string">
            <text:p>gitdb==4.0.10</text:p>
          </table:table-cell>
          <table:table-cell table:formula="of:=VLOOKUP([.A152];[.$N$3:.$N$343];1;0)" office:value-type="string" office:string-value="" calcext:value-type="error">
            <text:p>#N/A</text:p>
          </table:table-cell>
          <table:table-cell table:formula="of:=VLOOKUP([.A152];[.$N$3:.$O$343];2;0)" office:value-type="string" office:string-value="" calcext:value-type="error">
            <text:p>#N/A</text:p>
          </table:table-cell>
          <table:table-cell table:formula="of:=IF([.B152]=[.H15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2]);&quot;==&quot;;TRIM([.O152]))" office:value-type="string" office:string-value="libcrc32c==1.1.2" calcext:value-type="string">
            <text:p>libcrc32c==1.1.2</text:p>
          </table:table-cell>
        </table:table-row>
        <table:table-row table:style-name="ro1">
          <table:table-cell office:value-type="string" calcext:value-type="string">
            <text:p>gitpython <text:s text:c="16"/></text:p>
          </table:table-cell>
          <table:table-cell table:style-name="ce4" office:value-type="string" calcext:value-type="string">
            <text:p>3.1.3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3]);&quot;==&quot;;TRIM([.B153]))" office:value-type="string" office:string-value="gitpython==3.1.31" calcext:value-type="string">
            <text:p>gitpython==3.1.31</text:p>
          </table:table-cell>
          <table:table-cell table:formula="of:=VLOOKUP([.A153];[.$N$3:.$N$343];1;0)" office:value-type="string" office:string-value="" calcext:value-type="error">
            <text:p>#N/A</text:p>
          </table:table-cell>
          <table:table-cell table:formula="of:=VLOOKUP([.A153];[.$N$3:.$O$343];2;0)" office:value-type="string" office:string-value="" calcext:value-type="error">
            <text:p>#N/A</text:p>
          </table:table-cell>
          <table:table-cell table:formula="of:=IF([.B153]=[.H1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url <text:s text:c="18"/></text:p>
          </table:table-cell>
          <table:table-cell office:value-type="string" calcext:value-type="string">
            <text:p>7.88.1 <text:s text:c="9"/></text:p>
          </table:table-cell>
          <table:table-cell office:value-type="string" calcext:value-type="string">
            <text:p><text:s text:c="5"/>hdc1c0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3]);&quot;==&quot;;TRIM([.O153]))" office:value-type="string" office:string-value="libcurl==7.88.1" calcext:value-type="string">
            <text:p>libcurl==7.88.1</text:p>
          </table:table-cell>
        </table:table-row>
        <table:table-row table:style-name="ro1"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4]);&quot;==&quot;;TRIM([.B154]))" office:value-type="string" office:string-value="glog==0.6.0" calcext:value-type="string">
            <text:p>glog==0.6.0</text:p>
          </table:table-cell>
          <table:table-cell table:formula="of:=VLOOKUP([.A154];[.$N$3:.$N$343];1;0)" office:value-type="string" office:string-value="glog                      " calcext:value-type="string">
            <text:p>glog <text:s text:c="21"/></text:p>
          </table:table-cell>
          <table:table-cell table:formula="of:=VLOOKUP([.A154];[.$N$3:.$O$343];2;0)" office:value-type="string" office:string-value="0.6.0           " calcext:value-type="string">
            <text:p>0.6.0 <text:s text:c="10"/></text:p>
          </table:table-cell>
          <table:table-cell table:formula="of:=IF([.B154]=[.H15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deflate <text:s text:c="15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4]);&quot;==&quot;;TRIM([.O154]))" office:value-type="string" office:string-value="libdeflate==1.17" calcext:value-type="string">
            <text:p>libdeflate==1.17</text:p>
          </table:table-cell>
        </table:table-row>
        <table:table-row table:style-name="ro1">
          <table:table-cell office:value-type="string" calcext:value-type="string">
            <text:p>gmp <text:s text:c="22"/></text:p>
          </table:table-cell>
          <table:table-cell table:style-name="ce4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5]);&quot;==&quot;;TRIM([.B155]))" office:value-type="string" office:string-value="gmp==6.2.1" calcext:value-type="string">
            <text:p>gmp==6.2.1</text:p>
          </table:table-cell>
          <table:table-cell table:formula="of:=VLOOKUP([.A155];[.$N$3:.$N$343];1;0)" office:value-type="string" office:string-value="gmp                       " calcext:value-type="string">
            <text:p>gmp <text:s text:c="22"/></text:p>
          </table:table-cell>
          <table:table-cell table:formula="of:=VLOOKUP([.A155];[.$N$3:.$O$343];2;0)" office:value-type="string" office:string-value="6.2.1           " calcext:value-type="string">
            <text:p>6.2.1 <text:s text:c="10"/></text:p>
          </table:table-cell>
          <table:table-cell table:formula="of:=IF([.B155]=[.H15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5]);&quot;==&quot;;TRIM([.O155]))" office:value-type="string" office:string-value="libedit==3.1.20191231" calcext:value-type="string">
            <text:p>libedit==3.1.20191231</text:p>
          </table:table-cell>
        </table:table-row>
        <table:table-row table:style-name="ro1">
          <table:table-cell office:value-type="string" calcext:value-type="string">
            <text:p>gmpy2 <text:s text:c="20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6]);&quot;==&quot;;TRIM([.B156]))" office:value-type="string" office:string-value="gmpy2==2.1.2" calcext:value-type="string">
            <text:p>gmpy2==2.1.2</text:p>
          </table:table-cell>
          <table:table-cell table:formula="of:=VLOOKUP([.A156];[.$N$3:.$N$343];1;0)" office:value-type="string" office:string-value="gmpy2                     " calcext:value-type="string">
            <text:p>gmpy2 <text:s text:c="20"/></text:p>
          </table:table-cell>
          <table:table-cell table:formula="of:=VLOOKUP([.A156];[.$N$3:.$O$343];2;0)" office:value-type="string" office:string-value="2.1.2           " calcext:value-type="string">
            <text:p>2.1.2 <text:s text:c="10"/></text:p>
          </table:table-cell>
          <table:table-cell table:formula="of:=IF([.B156]=[.H1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6]);&quot;==&quot;;TRIM([.O156]))" office:value-type="string" office:string-value="libev==4.33" calcext:value-type="string">
            <text:p>libev==4.33</text:p>
          </table:table-cell>
        </table:table-row>
        <table:table-row table:style-name="ro1">
          <table:table-cell office:value-type="string" calcext:value-type="string">
            <text:p>gradio <text:s text:c="19"/></text:p>
          </table:table-cell>
          <table:table-cell table:style-name="ce4" office:value-type="string" calcext:value-type="string">
            <text:p>2.2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7]);&quot;==&quot;;TRIM([.B157]))" office:value-type="string" office:string-value="gradio==2.2.15" calcext:value-type="string">
            <text:p>gradio==2.2.15</text:p>
          </table:table-cell>
          <table:table-cell table:formula="of:=VLOOKUP([.A157];[.$N$3:.$N$343];1;0)" office:value-type="string" office:string-value="" calcext:value-type="error">
            <text:p>#N/A</text:p>
          </table:table-cell>
          <table:table-cell table:formula="of:=VLOOKUP([.A157];[.$N$3:.$O$343];2;0)" office:value-type="string" office:string-value="" calcext:value-type="error">
            <text:p>#N/A</text:p>
          </table:table-cell>
          <table:table-cell table:formula="of:=IF([.B157]=[.H1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0 <text:s text:c="9"/></text:p>
          </table:table-cell>
          <table:table-cell office:value-type="string" calcext:value-type="string">
            <text:p><text:s text:c="5"/>h28343ad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7]);&quot;==&quot;;TRIM([.O157]))" office:value-type="string" office:string-value="libevent==2.1.10" calcext:value-type="string">
            <text:p>libevent==2.1.10</text:p>
          </table:table-cell>
        </table:table-row>
        <table:table-row table:style-name="ro1">
          <table:table-cell table:style-name="ce3"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c6cd4a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8]);&quot;==&quot;;TRIM([.B158]))" office:value-type="string" office:string-value="greenlet==2.0.2" calcext:value-type="string">
            <text:p>greenlet==2.0.2</text:p>
          </table:table-cell>
          <table:table-cell table:formula="of:=VLOOKUP([.A158];[.$N$3:.$N$343];1;0)" office:value-type="string" office:string-value="greenlet                  " calcext:value-type="string">
            <text:p>greenlet <text:s text:c="17"/></text:p>
          </table:table-cell>
          <table:table-cell table:formula="of:=VLOOKUP([.A158];[.$N$3:.$O$343];2;0)" office:value-type="string" office:string-value="2.0.2           " calcext:value-type="string">
            <text:p>2.0.2 <text:s text:c="10"/></text:p>
          </table:table-cell>
          <table:table-cell table:formula="of:=IF([.B158]=[.H1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8]);&quot;==&quot;;TRIM([.O158]))" office:value-type="string" office:string-value="libffi==3.4.2" calcext:value-type="string">
            <text:p>libffi==3.4.2</text:p>
          </table:table-cell>
        </table:table-row>
        <table:table-row table:style-name="ro1">
          <table:table-cell office:value-type="string" calcext:value-type="string">
            <text:p>gtts <text:s text:c="21"/></text:p>
          </table:table-cell>
          <table:table-cell table:style-name="ce4" office:value-type="string" calcext:value-type="string">
            <text:p>2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9]);&quot;==&quot;;TRIM([.B159]))" office:value-type="string" office:string-value="gtts==2.2.3" calcext:value-type="string">
            <text:p>gtts==2.2.3</text:p>
          </table:table-cell>
          <table:table-cell table:formula="of:=VLOOKUP([.A159];[.$N$3:.$N$343];1;0)" office:value-type="string" office:string-value="" calcext:value-type="error">
            <text:p>#N/A</text:p>
          </table:table-cell>
          <table:table-cell table:formula="of:=VLOOKUP([.A159];[.$N$3:.$O$343];2;0)" office:value-type="string" office:string-value="" calcext:value-type="error">
            <text:p>#N/A</text:p>
          </table:table-cell>
          <table:table-cell table:formula="of:=IF([.B159]=[.H1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9]);&quot;==&quot;;TRIM([.O159]))" office:value-type="string" office:string-value="libgcc-ng==12.2.0" calcext:value-type="string">
            <text:p>libgcc-ng==12.2.0</text:p>
          </table:table-cell>
        </table:table-row>
        <table:table-row table:style-name="ro1">
          <table:table-cell office:value-type="string" calcext:value-type="string">
            <text:p>h11 <text:s text:c="22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0]);&quot;==&quot;;TRIM([.B160]))" office:value-type="string" office:string-value="h11==0.14.0" calcext:value-type="string">
            <text:p>h11==0.14.0</text:p>
          </table:table-cell>
          <table:table-cell table:formula="of:=VLOOKUP([.A160];[.$N$3:.$N$343];1;0)" office:value-type="string" office:string-value="" calcext:value-type="error">
            <text:p>#N/A</text:p>
          </table:table-cell>
          <table:table-cell table:formula="of:=VLOOKUP([.A160];[.$N$3:.$O$343];2;0)" office:value-type="string" office:string-value="" calcext:value-type="error">
            <text:p>#N/A</text:p>
          </table:table-cell>
          <table:table-cell table:formula="of:=IF([.B160]=[.H16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0]);&quot;==&quot;;TRIM([.O160]))" office:value-type="string" office:string-value="libgfortran-ng==12.2.0" calcext:value-type="string">
            <text:p>libgfortran-ng==12.2.0</text:p>
          </table:table-cell>
        </table:table-row>
        <table:table-row table:style-name="ro1">
          <table:table-cell office:value-type="string" calcext:value-type="string">
            <text:p>h2 <text:s text:c="23"/></text:p>
          </table:table-cell>
          <table:table-cell office:value-type="string" calcext:value-type="string">
            <text:p>4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1]);&quot;==&quot;;TRIM([.B161]))" office:value-type="string" office:string-value="h2==4.1.0" calcext:value-type="string">
            <text:p>h2==4.1.0</text:p>
          </table:table-cell>
          <table:table-cell table:formula="of:=VLOOKUP([.A161];[.$N$3:.$N$343];1;0)" office:value-type="string" office:string-value="" calcext:value-type="error">
            <text:p>#N/A</text:p>
          </table:table-cell>
          <table:table-cell table:formula="of:=VLOOKUP([.A161];[.$N$3:.$O$343];2;0)" office:value-type="string" office:string-value="" calcext:value-type="error">
            <text:p>#N/A</text:p>
          </table:table-cell>
          <table:table-cell table:formula="of:=IF([.B161]=[.H16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1]);&quot;==&quot;;TRIM([.O161]))" office:value-type="string" office:string-value="libgfortran5==12.2.0" calcext:value-type="string">
            <text:p>libgfortran5==12.2.0</text:p>
          </table:table-cell>
        </table:table-row>
        <table:table-row table:style-name="ro1">
          <table:table-cell office:value-type="string" calcext:value-type="string">
            <text:p>h5netcdf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2]);&quot;==&quot;;TRIM([.B162]))" office:value-type="string" office:string-value="h5netcdf==1.3.0" calcext:value-type="string">
            <text:p>h5netcdf==1.3.0</text:p>
          </table:table-cell>
          <table:table-cell table:formula="of:=VLOOKUP([.A162];[.$N$3:.$N$343];1;0)" office:value-type="string" office:string-value="" calcext:value-type="error">
            <text:p>#N/A</text:p>
          </table:table-cell>
          <table:table-cell table:formula="of:=VLOOKUP([.A162];[.$N$3:.$O$343];2;0)" office:value-type="string" office:string-value="" calcext:value-type="error">
            <text:p>#N/A</text:p>
          </table:table-cell>
          <table:table-cell table:formula="of:=IF([.B162]=[.H1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2]);&quot;==&quot;;TRIM([.O162]))" office:value-type="string" office:string-value="libgomp==12.2.0" calcext:value-type="string">
            <text:p>libgomp==12.2.0</text:p>
          </table:table-cell>
        </table:table-row>
        <table:table-row table:style-name="ro1"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3]);&quot;==&quot;;TRIM([.B163]))" office:value-type="string" office:string-value="h5py==3.8.0" calcext:value-type="string">
            <text:p>h5py==3.8.0</text:p>
          </table:table-cell>
          <table:table-cell table:formula="of:=VLOOKUP([.A163];[.$N$3:.$N$343];1;0)" office:value-type="string" office:string-value="h5py                      " calcext:value-type="string">
            <text:p>h5py <text:s text:c="21"/></text:p>
          </table:table-cell>
          <table:table-cell table:formula="of:=VLOOKUP([.A163];[.$N$3:.$O$343];2;0)" office:value-type="string" office:string-value="3.8.0           " calcext:value-type="string">
            <text:p>3.8.0 <text:s text:c="10"/></text:p>
          </table:table-cell>
          <table:table-cell table:formula="of:=IF([.B163]=[.H1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oogle-cloud <text:s text:c="1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0bc5f7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3]);&quot;==&quot;;TRIM([.O163]))" office:value-type="string" office:string-value="libgoogle-cloud==2.8.0" calcext:value-type="string">
            <text:p>libgoogle-cloud==2.8.0</text:p>
          </table:table-cell>
        </table:table-row>
        <table:table-row table:style-name="ro1"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4]);&quot;==&quot;;TRIM([.B164]))" office:value-type="string" office:string-value="hdf5==1.14.0" calcext:value-type="string">
            <text:p>hdf5==1.14.0</text:p>
          </table:table-cell>
          <table:table-cell table:formula="of:=VLOOKUP([.A164];[.$N$3:.$N$343];1;0)" office:value-type="string" office:string-value="hdf5                      " calcext:value-type="string">
            <text:p>hdf5 <text:s text:c="21"/></text:p>
          </table:table-cell>
          <table:table-cell table:formula="of:=VLOOKUP([.A164];[.$N$3:.$O$343];2;0)" office:value-type="string" office:string-value="1.14.0          " calcext:value-type="string">
            <text:p>1.14.0 <text:s text:c="9"/></text:p>
          </table:table-cell>
          <table:table-cell table:formula="of:=IF([.B164]=[.H1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2.1 <text:s text:c="9"/></text:p>
          </table:table-cell>
          <table:table-cell office:value-type="string" calcext:value-type="string">
            <text:p><text:s text:c="5"/>hcf146e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4]);&quot;==&quot;;TRIM([.O164]))" office:value-type="string" office:string-value="libgrpc==1.52.1" calcext:value-type="string">
            <text:p>libgrpc==1.52.1</text:p>
          </table:table-cell>
        </table:table-row>
        <table:table-row table:style-name="ro1">
          <table:table-cell office:value-type="string" calcext:value-type="string">
            <text:p>hpack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5]);&quot;==&quot;;TRIM([.B165]))" office:value-type="string" office:string-value="hpack==4.0.0" calcext:value-type="string">
            <text:p>hpack==4.0.0</text:p>
          </table:table-cell>
          <table:table-cell table:formula="of:=VLOOKUP([.A165];[.$N$3:.$N$343];1;0)" office:value-type="string" office:string-value="" calcext:value-type="error">
            <text:p>#N/A</text:p>
          </table:table-cell>
          <table:table-cell table:formula="of:=VLOOKUP([.A165];[.$N$3:.$O$343];2;0)" office:value-type="string" office:string-value="" calcext:value-type="error">
            <text:p>#N/A</text:p>
          </table:table-cell>
          <table:table-cell table:formula="of:=IF([.B165]=[.H16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5]);&quot;==&quot;;TRIM([.O165]))" office:value-type="string" office:string-value="libiconv==1.17" calcext:value-type="string">
            <text:p>libiconv==1.17</text:p>
          </table:table-cell>
        </table:table-row>
        <table:table-row table:style-name="ro1">
          <table:table-cell office:value-type="string" calcext:value-type="string">
            <text:p>html5lib <text:s text:c="17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6]);&quot;==&quot;;TRIM([.B166]))" office:value-type="string" office:string-value="html5lib==1.1" calcext:value-type="string">
            <text:p>html5lib==1.1</text:p>
          </table:table-cell>
          <table:table-cell table:formula="of:=VLOOKUP([.A166];[.$N$3:.$N$343];1;0)" office:value-type="string" office:string-value="" calcext:value-type="error">
            <text:p>#N/A</text:p>
          </table:table-cell>
          <table:table-cell table:formula="of:=VLOOKUP([.A166];[.$N$3:.$O$343];2;0)" office:value-type="string" office:string-value="" calcext:value-type="error">
            <text:p>#N/A</text:p>
          </table:table-cell>
          <table:table-cell table:formula="of:=IF([.B166]=[.H16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6]);&quot;==&quot;;TRIM([.O166]))" office:value-type="string" office:string-value="libjpeg-turbo==2.1.5.1" calcext:value-type="string">
            <text:p>libjpeg-turbo==2.1.5.1</text:p>
          </table:table-cell>
        </table:table-row>
        <table:table-row table:style-name="ro1">
          <table:table-cell office:value-type="string" calcext:value-type="string">
            <text:p>httpcore <text:s text:c="17"/></text:p>
          </table:table-cell>
          <table:table-cell office:value-type="string" calcext:value-type="string">
            <text:p>1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7]);&quot;==&quot;;TRIM([.B167]))" office:value-type="string" office:string-value="httpcore==1.0.4" calcext:value-type="string">
            <text:p>httpcore==1.0.4</text:p>
          </table:table-cell>
          <table:table-cell table:formula="of:=VLOOKUP([.A167];[.$N$3:.$N$343];1;0)" office:value-type="string" office:string-value="" calcext:value-type="error">
            <text:p>#N/A</text:p>
          </table:table-cell>
          <table:table-cell table:formula="of:=VLOOKUP([.A167];[.$N$3:.$O$343];2;0)" office:value-type="string" office:string-value="" calcext:value-type="error">
            <text:p>#N/A</text:p>
          </table:table-cell>
          <table:table-cell table:formula="of:=IF([.B167]=[.H16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7]);&quot;==&quot;;TRIM([.O167]))" office:value-type="string" office:string-value="liblapack==3.9.0" calcext:value-type="string">
            <text:p>liblapack==3.9.0</text:p>
          </table:table-cell>
        </table:table-row>
        <table:table-row table:style-name="ro1">
          <table:table-cell office:value-type="string" calcext:value-type="string">
            <text:p>httptools <text:s text:c="16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8]);&quot;==&quot;;TRIM([.B168]))" office:value-type="string" office:string-value="httptools==0.6.1" calcext:value-type="string">
            <text:p>httptools==0.6.1</text:p>
          </table:table-cell>
          <table:table-cell table:formula="of:=VLOOKUP([.A168];[.$N$3:.$N$343];1;0)" office:value-type="string" office:string-value="" calcext:value-type="error">
            <text:p>#N/A</text:p>
          </table:table-cell>
          <table:table-cell table:formula="of:=VLOOKUP([.A168];[.$N$3:.$O$343];2;0)" office:value-type="string" office:string-value="" calcext:value-type="error">
            <text:p>#N/A</text:p>
          </table:table-cell>
          <table:table-cell table:formula="of:=IF([.B168]=[.H16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8]);&quot;==&quot;;TRIM([.O168]))" office:value-type="string" office:string-value="liblapacke==3.9.0" calcext:value-type="string">
            <text:p>liblapacke==3.9.0</text:p>
          </table:table-cell>
        </table:table-row>
        <table:table-row table:style-name="ro1">
          <table:table-cell office:value-type="string" calcext:value-type="string">
            <text:p>httpx <text:s text:c="20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9]);&quot;==&quot;;TRIM([.B169]))" office:value-type="string" office:string-value="httpx==0.27.0" calcext:value-type="string">
            <text:p>httpx==0.27.0</text:p>
          </table:table-cell>
          <table:table-cell table:formula="of:=VLOOKUP([.A169];[.$N$3:.$N$343];1;0)" office:value-type="string" office:string-value="" calcext:value-type="error">
            <text:p>#N/A</text:p>
          </table:table-cell>
          <table:table-cell table:formula="of:=VLOOKUP([.A169];[.$N$3:.$O$343];2;0)" office:value-type="string" office:string-value="" calcext:value-type="error">
            <text:p>#N/A</text:p>
          </table:table-cell>
          <table:table-cell table:formula="of:=IF([.B169]=[.H1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lvm11 <text:s text:c="16"/></text:p>
          </table:table-cell>
          <table:table-cell office:value-type="string" calcext:value-type="string">
            <text:p>11.1.0 <text:s text:c="9"/></text:p>
          </table:table-cell>
          <table:table-cell office:value-type="string" calcext:value-type="string">
            <text:p><text:s text:c="5"/>he0ac6c6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9]);&quot;==&quot;;TRIM([.O169]))" office:value-type="string" office:string-value="libllvm11==11.1.0" calcext:value-type="string">
            <text:p>libllvm11==11.1.0</text:p>
          </table:table-cell>
        </table:table-row>
        <table:table-row table:style-name="ro1">
          <table:table-cell office:value-type="string" calcext:value-type="string">
            <text:p>hypercorn <text:s text:c="16"/></text:p>
          </table:table-cell>
          <table:table-cell office:value-type="string" calcext:value-type="string">
            <text:p>0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0]);&quot;==&quot;;TRIM([.B170]))" office:value-type="string" office:string-value="hypercorn==0.14.3" calcext:value-type="string">
            <text:p>hypercorn==0.14.3</text:p>
          </table:table-cell>
          <table:table-cell table:formula="of:=VLOOKUP([.A170];[.$N$3:.$N$343];1;0)" office:value-type="string" office:string-value="" calcext:value-type="error">
            <text:p>#N/A</text:p>
          </table:table-cell>
          <table:table-cell table:formula="of:=VLOOKUP([.A170];[.$N$3:.$O$343];2;0)" office:value-type="string" office:string-value="" calcext:value-type="error">
            <text:p>#N/A</text:p>
          </table:table-cell>
          <table:table-cell table:formula="of:=IF([.B170]=[.H1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cea66bb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0]);&quot;==&quot;;TRIM([.O170]))" office:value-type="string" office:string-value="libmamba==1.3.1" calcext:value-type="string">
            <text:p>libmamba==1.3.1</text:p>
          </table:table-cell>
        </table:table-row>
        <table:table-row table:style-name="ro1">
          <table:table-cell office:value-type="string" calcext:value-type="string">
            <text:p>hyperframe <text:s text:c="15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1]);&quot;==&quot;;TRIM([.B171]))" office:value-type="string" office:string-value="hyperframe==6.0.1" calcext:value-type="string">
            <text:p>hyperframe==6.0.1</text:p>
          </table:table-cell>
          <table:table-cell table:formula="of:=VLOOKUP([.A171];[.$N$3:.$N$343];1;0)" office:value-type="string" office:string-value="" calcext:value-type="error">
            <text:p>#N/A</text:p>
          </table:table-cell>
          <table:table-cell table:formula="of:=VLOOKUP([.A171];[.$N$3:.$O$343];2;0)" office:value-type="string" office:string-value="" calcext:value-type="error">
            <text:p>#N/A</text:p>
          </table:table-cell>
          <table:table-cell table:formula="of:=IF([.B171]=[.H1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1428755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1]);&quot;==&quot;;TRIM([.O171]))" office:value-type="string" office:string-value="libmambapy==1.3.1" calcext:value-type="string">
            <text:p>libmambapy==1.3.1</text:p>
          </table:table-cell>
        </table:table-row>
        <table:table-row table:style-name="ro1">
          <table:table-cell office:value-type="string" calcext:value-type="string">
            <text:p>icu <text:s text:c="22"/>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2]);&quot;==&quot;;TRIM([.B172]))" office:value-type="string" office:string-value="icu==72.1" calcext:value-type="string">
            <text:p>icu==72.1</text:p>
          </table:table-cell>
          <table:table-cell table:formula="of:=VLOOKUP([.A172];[.$N$3:.$N$343];1;0)" office:value-type="string" office:string-value="icu                       " calcext:value-type="string">
            <text:p>icu <text:s text:c="22"/></text:p>
          </table:table-cell>
          <table:table-cell table:formula="of:=VLOOKUP([.A172];[.$N$3:.$O$343];2;0)" office:value-type="float" office:value="70.1" calcext:value-type="float">
            <text:p>70.1</text:p>
          </table:table-cell>
          <table:table-cell table:formula="of:=IF([.B172]=[.H17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2]);&quot;==&quot;;TRIM([.O172]))" office:value-type="string" office:string-value="libnghttp2==1.52.0" calcext:value-type="string">
            <text:p>libnghttp2==1.52.0</text:p>
          </table:table-cell>
        </table:table-row>
        <table:table-row table:style-name="ro1">
          <table:table-cell office:value-type="string" calcext:value-type="string">
            <text:p>idna <text:s text:c="2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3]);&quot;==&quot;;TRIM([.B173]))" office:value-type="string" office:string-value="idna==3.6" calcext:value-type="string">
            <text:p>idna==3.6</text:p>
          </table:table-cell>
          <table:table-cell table:formula="of:=VLOOKUP([.A173];[.$N$3:.$N$343];1;0)" office:value-type="string" office:string-value="idna                      " calcext:value-type="string">
            <text:p>idna <text:s text:c="21"/></text:p>
          </table:table-cell>
          <table:table-cell table:formula="of:=VLOOKUP([.A173];[.$N$3:.$O$343];2;0)" office:value-type="float" office:value="3.4" calcext:value-type="float">
            <text:p>3.4</text:p>
          </table:table-cell>
          <table:table-cell table:formula="of:=IF([.B173]=[.H17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3]);&quot;==&quot;;TRIM([.O173]))" office:value-type="string" office:string-value="libnsl==2.0.0" calcext:value-type="string">
            <text:p>libnsl==2.0.0</text:p>
          </table:table-cell>
        </table:table-row>
        <table:table-row table:style-name="ro1">
          <table:table-cell office:value-type="string" calcext:value-type="string">
            <text:p>imagecodecs <text:s text:c="14"/></text:p>
          </table:table-cell>
          <table:table-cell table:style-name="ce4" office:value-type="string" calcext:value-type="string">
            <text:p>2023.1.23 <text:s text:c="6"/></text:p>
          </table:table-cell>
          <table:table-cell office:value-type="string" calcext:value-type="string">
            <text:p>py310h241fb8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4]);&quot;==&quot;;TRIM([.B174]))" office:value-type="string" office:string-value="imagecodecs==2023.1.23" calcext:value-type="string">
            <text:p>imagecodecs==2023.1.23</text:p>
          </table:table-cell>
          <table:table-cell table:formula="of:=VLOOKUP([.A174];[.$N$3:.$N$343];1;0)" office:value-type="string" office:string-value="imagecodecs               " calcext:value-type="string">
            <text:p>imagecodecs <text:s text:c="14"/></text:p>
          </table:table-cell>
          <table:table-cell table:formula="of:=VLOOKUP([.A174];[.$N$3:.$O$343];2;0)" office:value-type="string" office:string-value="2023.1.23       " calcext:value-type="string">
            <text:p>2023.1.23 <text:s text:c="6"/></text:p>
          </table:table-cell>
          <table:table-cell table:formula="of:=IF([.B174]=[.H1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4]);&quot;==&quot;;TRIM([.O174]))" office:value-type="string" office:string-value="libopenblas==0.3.21" calcext:value-type="string">
            <text:p>libopenblas==0.3.21</text:p>
          </table:table-cell>
        </table:table-row>
        <table:table-row table:style-name="ro1"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3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5]);&quot;==&quot;;TRIM([.B175]))" office:value-type="string" office:string-value="imageio==2.34.0" calcext:value-type="string">
            <text:p>imageio==2.34.0</text:p>
          </table:table-cell>
          <table:table-cell table:formula="of:=VLOOKUP([.A175];[.$N$3:.$N$343];1;0)" office:value-type="string" office:string-value="imageio                   " calcext:value-type="string">
            <text:p>imageio <text:s text:c="18"/></text:p>
          </table:table-cell>
          <table:table-cell table:formula="of:=VLOOKUP([.A175];[.$N$3:.$O$343];2;0)" office:value-type="string" office:string-value="2.26.0          " calcext:value-type="string">
            <text:p>2.26.0 <text:s text:c="9"/></text:p>
          </table:table-cell>
          <table:table-cell table:formula="of:=IF([.B175]=[.H1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5]);&quot;==&quot;;TRIM([.O175]))" office:value-type="string" office:string-value="libpng==1.6.39" calcext:value-type="string">
            <text:p>libpng==1.6.39</text:p>
          </table:table-cell>
        </table:table-row>
        <table:table-row table:style-name="ro1">
          <table:table-cell office:value-type="string" calcext:value-type="string">
            <text:p>imageio-ffmpeg <text:s text:c="11"/></text:p>
          </table:table-cell>
          <table:table-cell table:style-name="ce4" office:value-type="string" calcext:value-type="string">
            <text:p>0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6]);&quot;==&quot;;TRIM([.B176]))" office:value-type="string" office:string-value="imageio-ffmpeg==0.4.9" calcext:value-type="string">
            <text:p>imageio-ffmpeg==0.4.9</text:p>
          </table:table-cell>
          <table:table-cell table:formula="of:=VLOOKUP([.A176];[.$N$3:.$N$343];1;0)" office:value-type="string" office:string-value="" calcext:value-type="error">
            <text:p>#N/A</text:p>
          </table:table-cell>
          <table:table-cell table:formula="of:=VLOOKUP([.A176];[.$N$3:.$O$343];2;0)" office:value-type="string" office:string-value="" calcext:value-type="error">
            <text:p>#N/A</text:p>
          </table:table-cell>
          <table:table-cell table:formula="of:=IF([.B176]=[.H17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6]);&quot;==&quot;;TRIM([.O176]))" office:value-type="string" office:string-value="libprotobuf==3.21.12" calcext:value-type="string">
            <text:p>libprotobuf==3.21.12</text:p>
          </table:table-cell>
        </table:table-row>
        <table:table-row table:style-name="ro1">
          <table:table-cell office:value-type="string" calcext:value-type="string">
            <text:p>imgkit <text:s text:c="19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7]);&quot;==&quot;;TRIM([.B177]))" office:value-type="string" office:string-value="imgkit==1.2.2" calcext:value-type="string">
            <text:p>imgkit==1.2.2</text:p>
          </table:table-cell>
          <table:table-cell table:formula="of:=VLOOKUP([.A177];[.$N$3:.$N$343];1;0)" office:value-type="string" office:string-value="" calcext:value-type="error">
            <text:p>#N/A</text:p>
          </table:table-cell>
          <table:table-cell table:formula="of:=VLOOKUP([.A177];[.$N$3:.$O$343];2;0)" office:value-type="string" office:string-value="" calcext:value-type="error">
            <text:p>#N/A</text:p>
          </table:table-cell>
          <table:table-cell table:formula="of:=IF([.B177]=[.H17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7]);&quot;==&quot;;TRIM([.O177]))" office:value-type="string" office:string-value="libsodium==1.0.18" calcext:value-type="string">
            <text:p>libsodium==1.0.18</text:p>
          </table:table-cell>
        </table:table-row>
        <table:table-row table:style-name="ro1"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7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8]);&quot;==&quot;;TRIM([.B178]))" office:value-type="string" office:string-value="importlib-metadata==7.0.1" calcext:value-type="string">
            <text:p>importlib-metadata==7.0.1</text:p>
          </table:table-cell>
          <table:table-cell table:formula="of:=VLOOKUP([.A178];[.$N$3:.$N$343];1;0)" office:value-type="string" office:string-value="importlib-metadata        " calcext:value-type="string">
            <text:p>importlib-metadata <text:s text:c="7"/></text:p>
          </table:table-cell>
          <table:table-cell table:formula="of:=VLOOKUP([.A178];[.$N$3:.$O$343];2;0)" office:value-type="string" office:string-value="6.0.0           " calcext:value-type="string">
            <text:p>6.0.0 <text:s text:c="10"/></text:p>
          </table:table-cell>
          <table:table-cell table:formula="of:=IF([.B178]=[.H17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8]);&quot;==&quot;;TRIM([.O178]))" office:value-type="string" office:string-value="libsolv==0.7.23" calcext:value-type="string">
            <text:p>libsolv==0.7.23</text:p>
          </table:table-cell>
        </table:table-row>
        <table:table-row table:style-name="ro1">
          <table:table-cell office:value-type="string" calcext:value-type="string">
            <text:p>importlib-resources <text:s text:c="6"/></text:p>
          </table:table-cell>
          <table:table-cell table:style-name="ce4" office:value-type="string" calcext:value-type="string">
            <text:p>6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9]);&quot;==&quot;;TRIM([.B179]))" office:value-type="string" office:string-value="importlib-resources==6.1.1" calcext:value-type="string">
            <text:p>importlib-resources==6.1.1</text:p>
          </table:table-cell>
          <table:table-cell table:formula="of:=VLOOKUP([.A179];[.$N$3:.$N$343];1;0)" office:value-type="string" office:string-value="" calcext:value-type="error">
            <text:p>#N/A</text:p>
          </table:table-cell>
          <table:table-cell table:formula="of:=VLOOKUP([.A179];[.$N$3:.$O$343];2;0)" office:value-type="string" office:string-value="" calcext:value-type="error">
            <text:p>#N/A</text:p>
          </table:table-cell>
          <table:table-cell table:formula="of:=IF([.B179]=[.H1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0.0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9]);&quot;==&quot;;TRIM([.O179]))" office:value-type="string" office:string-value="libsqlite==3.40.0" calcext:value-type="string">
            <text:p>libsqlite==3.40.0</text:p>
          </table:table-cell>
        </table:table-row>
        <table:table-row table:style-name="ro1"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6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0]);&quot;==&quot;;TRIM([.B180]))" office:value-type="string" office:string-value="importlib_metadata==6.6.0" calcext:value-type="string">
            <text:p>importlib_metadata==6.6.0</text:p>
          </table:table-cell>
          <table:table-cell table:formula="of:=VLOOKUP([.A180];[.$N$3:.$N$343];1;0)" office:value-type="string" office:string-value="importlib_metadata        " calcext:value-type="string">
            <text:p>importlib_metadata <text:s text:c="7"/></text:p>
          </table:table-cell>
          <table:table-cell table:formula="of:=VLOOKUP([.A180];[.$N$3:.$O$343];2;0)" office:value-type="string" office:string-value="6.0.0           " calcext:value-type="string">
            <text:p>6.0.0 <text:s text:c="10"/></text:p>
          </table:table-cell>
          <table:table-cell table:formula="of:=IF([.B180]=[.H1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0]);&quot;==&quot;;TRIM([.O180]))" office:value-type="string" office:string-value="libssh2==1.10.0" calcext:value-type="string">
            <text:p>libssh2==1.10.0</text:p>
          </table:table-cell>
        </table:table-row>
        <table:table-row table:style-name="ro1">
          <table:table-cell office:value-type="string" calcext:value-type="string">
            <text:p>iniconfig <text:s text:c="16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1]);&quot;==&quot;;TRIM([.B181]))" office:value-type="string" office:string-value="iniconfig==2.0.0" calcext:value-type="string">
            <text:p>iniconfig==2.0.0</text:p>
          </table:table-cell>
          <table:table-cell table:formula="of:=VLOOKUP([.A181];[.$N$3:.$N$343];1;0)" office:value-type="string" office:string-value="" calcext:value-type="error">
            <text:p>#N/A</text:p>
          </table:table-cell>
          <table:table-cell table:formula="of:=VLOOKUP([.A181];[.$N$3:.$O$343];2;0)" office:value-type="string" office:string-value="" calcext:value-type="error">
            <text:p>#N/A</text:p>
          </table:table-cell>
          <table:table-cell table:formula="of:=IF([.B181]=[.H18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1]);&quot;==&quot;;TRIM([.O181]))" office:value-type="string" office:string-value="libstdcxx-ng==12.2.0" calcext:value-type="string">
            <text:p>libstdcxx-ng==12.2.0</text:p>
          </table:table-cell>
        </table:table-row>
        <table:table-row table:style-name="ro1"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2]);&quot;==&quot;;TRIM([.B182]))" office:value-type="string" office:string-value="ipykernel==6.29.2" calcext:value-type="string">
            <text:p>ipykernel==6.29.2</text:p>
          </table:table-cell>
          <table:table-cell table:formula="of:=VLOOKUP([.A182];[.$N$3:.$N$343];1;0)" office:value-type="string" office:string-value="ipykernel                 " calcext:value-type="string">
            <text:p>ipykernel <text:s text:c="16"/></text:p>
          </table:table-cell>
          <table:table-cell table:formula="of:=VLOOKUP([.A182];[.$N$3:.$O$343];2;0)" office:value-type="string" office:string-value="6.29.4          " calcext:value-type="string">
            <text:p>6.29.4 <text:s text:c="9"/></text:p>
          </table:table-cell>
          <table:table-cell table:formula="of:=IF([.B182]=[.H1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5"/>h5e4af3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2]);&quot;==&quot;;TRIM([.O182]))" office:value-type="string" office:string-value="libthrift==0.18.0" calcext:value-type="string">
            <text:p>libthrift==0.18.0</text:p>
          </table:table-cell>
        </table:table-row>
        <table:table-row table:style-name="ro1">
          <table:table-cell office:value-type="string" calcext:value-type="string">
            <text:p>ipympl <text:s text:c="19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3]);&quot;==&quot;;TRIM([.B183]))" office:value-type="string" office:string-value="ipympl==0.9.3" calcext:value-type="string">
            <text:p>ipympl==0.9.3</text:p>
          </table:table-cell>
          <table:table-cell table:formula="of:=VLOOKUP([.A183];[.$N$3:.$N$343];1;0)" office:value-type="string" office:string-value="ipympl                    " calcext:value-type="string">
            <text:p>ipympl <text:s text:c="19"/></text:p>
          </table:table-cell>
          <table:table-cell table:formula="of:=VLOOKUP([.A183];[.$N$3:.$O$343];2;0)" office:value-type="string" office:string-value="0.9.3           " calcext:value-type="string">
            <text:p>0.9.3 <text:s text:c="10"/></text:p>
          </table:table-cell>
          <table:table-cell table:formula="of:=IF([.B183]=[.H18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dfeb54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3]);&quot;==&quot;;TRIM([.O183]))" office:value-type="string" office:string-value="libtiff==4.5.0" calcext:value-type="string">
            <text:p>libtiff==4.5.0</text:p>
          </table:table-cell>
        </table:table-row>
        <table:table-row table:style-name="ro1"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2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4]);&quot;==&quot;;TRIM([.B184]))" office:value-type="string" office:string-value="ipython==8.22.1" calcext:value-type="string">
            <text:p>ipython==8.22.1</text:p>
          </table:table-cell>
          <table:table-cell table:formula="of:=VLOOKUP([.A184];[.$N$3:.$N$343];1;0)" office:value-type="string" office:string-value="ipython                   " calcext:value-type="string">
            <text:p>ipython <text:s text:c="18"/></text:p>
          </table:table-cell>
          <table:table-cell table:formula="of:=VLOOKUP([.A184];[.$N$3:.$O$343];2;0)" office:value-type="string" office:string-value="8.11.0          " calcext:value-type="string">
            <text:p>8.11.0 <text:s text:c="9"/></text:p>
          </table:table-cell>
          <table:table-cell table:formula="of:=IF([.B184]=[.H18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4]);&quot;==&quot;;TRIM([.O184]))" office:value-type="string" office:string-value="libutf8proc==2.8.0" calcext:value-type="string">
            <text:p>libutf8proc==2.8.0</text:p>
          </table:table-cell>
        </table:table-row>
        <table:table-row table:style-name="ro1"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5]);&quot;==&quot;;TRIM([.B185]))" office:value-type="string" office:string-value="ipython_genutils==0.2.0" calcext:value-type="string">
            <text:p>ipython_genutils==0.2.0</text:p>
          </table:table-cell>
          <table:table-cell table:formula="of:=VLOOKUP([.A185];[.$N$3:.$N$343];1;0)" office:value-type="string" office:string-value="ipython_genutils          " calcext:value-type="string">
            <text:p>ipython_genutils <text:s text:c="9"/></text:p>
          </table:table-cell>
          <table:table-cell table:formula="of:=VLOOKUP([.A185];[.$N$3:.$O$343];2;0)" office:value-type="string" office:string-value="0.2.0           " calcext:value-type="string">
            <text:p>0.2.0 <text:s text:c="10"/></text:p>
          </table:table-cell>
          <table:table-cell table:formula="of:=IF([.B185]=[.H1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2.1 <text:s text:c="9"/></text:p>
          </table:table-cell>
          <table:table-cell office:value-type="string" calcext:value-type="string">
            <text:p><text:s text:c="2"/>h7f98852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5]);&quot;==&quot;;TRIM([.O185]))" office:value-type="string" office:string-value="libuuid==2.32.1" calcext:value-type="string">
            <text:p>libuuid==2.32.1</text:p>
          </table:table-cell>
        </table:table-row>
        <table:table-row table:style-name="ro1"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6]);&quot;==&quot;;TRIM([.B186]))" office:value-type="string" office:string-value="ipywidgets==8.0.6" calcext:value-type="string">
            <text:p>ipywidgets==8.0.6</text:p>
          </table:table-cell>
          <table:table-cell table:formula="of:=VLOOKUP([.A186];[.$N$3:.$N$343];1;0)" office:value-type="string" office:string-value="ipywidgets                " calcext:value-type="string">
            <text:p>ipywidgets <text:s text:c="15"/></text:p>
          </table:table-cell>
          <table:table-cell table:formula="of:=VLOOKUP([.A186];[.$N$3:.$O$343];2;0)" office:value-type="string" office:string-value="8.0.4           " calcext:value-type="string">
            <text:p>8.0.4 <text:s text:c="10"/></text:p>
          </table:table-cell>
          <table:table-cell table:formula="of:=IF([.B186]=[.H18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6]);&quot;==&quot;;TRIM([.O186]))" office:value-type="string" office:string-value="libuv==1.44.2" calcext:value-type="string">
            <text:p>libuv==1.44.2</text:p>
          </table:table-cell>
        </table:table-row>
        <table:table-row table:style-name="ro1">
          <table:table-cell office:value-type="string" calcext:value-type="string">
            <text:p>isodate <text:s text:c="18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7]);&quot;==&quot;;TRIM([.B187]))" office:value-type="string" office:string-value="isodate==0.6.1" calcext:value-type="string">
            <text:p>isodate==0.6.1</text:p>
          </table:table-cell>
          <table:table-cell table:formula="of:=VLOOKUP([.A187];[.$N$3:.$N$343];1;0)" office:value-type="string" office:string-value="" calcext:value-type="error">
            <text:p>#N/A</text:p>
          </table:table-cell>
          <table:table-cell table:formula="of:=VLOOKUP([.A187];[.$N$3:.$O$343];2;0)" office:value-type="string" office:string-value="" calcext:value-type="error">
            <text:p>#N/A</text:p>
          </table:table-cell>
          <table:table-cell table:formula="of:=IF([.B187]=[.H1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7]);&quot;==&quot;;TRIM([.O187]))" office:value-type="string" office:string-value="libwebp-base==1.3.0" calcext:value-type="string">
            <text:p>libwebp-base==1.3.0</text:p>
          </table:table-cell>
        </table:table-row>
        <table:table-row table:style-name="ro1">
          <table:table-cell office:value-type="string" calcext:value-type="string">
            <text:p>itsdangerous <text:s text:c="13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8]);&quot;==&quot;;TRIM([.B188]))" office:value-type="string" office:string-value="itsdangerous==2.1.2" calcext:value-type="string">
            <text:p>itsdangerous==2.1.2</text:p>
          </table:table-cell>
          <table:table-cell table:formula="of:=VLOOKUP([.A188];[.$N$3:.$N$343];1;0)" office:value-type="string" office:string-value="" calcext:value-type="error">
            <text:p>#N/A</text:p>
          </table:table-cell>
          <table:table-cell table:formula="of:=VLOOKUP([.A188];[.$N$3:.$O$343];2;0)" office:value-type="string" office:string-value="" calcext:value-type="error">
            <text:p>#N/A</text:p>
          </table:table-cell>
          <table:table-cell table:formula="of:=IF([.B188]=[.H18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cb <text:s text:c="19"/>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 text:c="2"/>h7f98852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8]);&quot;==&quot;;TRIM([.O188]))" office:value-type="string" office:string-value="libxcb==1.13" calcext:value-type="string">
            <text:p>libxcb==1.13</text:p>
          </table:table-cell>
        </table:table-row>
        <table:table-row table:style-name="ro1">
          <table:table-cell office:value-type="string" calcext:value-type="string">
            <text:p>jax <text:s text:c="22"/></text:p>
          </table:table-cell>
          <table:table-cell table:style-name="ce4" office:value-type="string" calcext:value-type="string">
            <text:p>0.2.2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9]);&quot;==&quot;;TRIM([.B189]))" office:value-type="string" office:string-value="jax==0.2.28" calcext:value-type="string">
            <text:p>jax==0.2.28</text:p>
          </table:table-cell>
          <table:table-cell table:formula="of:=VLOOKUP([.A189];[.$N$3:.$N$343];1;0)" office:value-type="string" office:string-value="" calcext:value-type="error">
            <text:p>#N/A</text:p>
          </table:table-cell>
          <table:table-cell table:formula="of:=VLOOKUP([.A189];[.$N$3:.$O$343];2;0)" office:value-type="string" office:string-value="" calcext:value-type="error">
            <text:p>#N/A</text:p>
          </table:table-cell>
          <table:table-cell table:formula="of:=IF([.B189]=[.H18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0.3 <text:s text:c="9"/></text:p>
          </table:table-cell>
          <table:table-cell office:value-type="string" calcext:value-type="string">
            <text:p><text:s text:c="5"/>h746332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9]);&quot;==&quot;;TRIM([.O189]))" office:value-type="string" office:string-value="libxml2==2.10.3" calcext:value-type="string">
            <text:p>libxml2==2.10.3</text:p>
          </table:table-cell>
        </table:table-row>
        <table:table-row table:style-name="ro1">
          <table:table-cell office:value-type="string" calcext:value-type="string">
            <text:p>jedi <text:s text:c="21"/></text:p>
          </table:table-cell>
          <table:table-cell office:value-type="string" calcext:value-type="string">
            <text:p>0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0]);&quot;==&quot;;TRIM([.B190]))" office:value-type="string" office:string-value="jedi==0.19.1" calcext:value-type="string">
            <text:p>jedi==0.19.1</text:p>
          </table:table-cell>
          <table:table-cell table:formula="of:=VLOOKUP([.A190];[.$N$3:.$N$343];1;0)" office:value-type="string" office:string-value="jedi                      " calcext:value-type="string">
            <text:p>jedi <text:s text:c="21"/></text:p>
          </table:table-cell>
          <table:table-cell table:formula="of:=VLOOKUP([.A190];[.$N$3:.$O$343];2;0)" office:value-type="string" office:string-value="0.18.2          " calcext:value-type="string">
            <text:p>0.18.2 <text:s text:c="9"/></text:p>
          </table:table-cell>
          <table:table-cell table:formula="of:=IF([.B190]=[.H1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0]);&quot;==&quot;;TRIM([.O190]))" office:value-type="string" office:string-value="libzlib==1.2.13" calcext:value-type="string">
            <text:p>libzlib==1.2.13</text:p>
          </table:table-cell>
        </table:table-row>
        <table:table-row table:style-name="ro1">
          <table:table-cell office:value-type="string" calcext:value-type="string">
            <text:p>jinja2 <text:s text:c="19"/></text:p>
          </table:table-cell>
          <table:table-cell table:style-name="ce4" office:value-type="string" calcext:value-type="string">
            <text:p>3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1]);&quot;==&quot;;TRIM([.B191]))" office:value-type="string" office:string-value="jinja2==3.1.3" calcext:value-type="string">
            <text:p>jinja2==3.1.3</text:p>
          </table:table-cell>
          <table:table-cell table:formula="of:=VLOOKUP([.A191];[.$N$3:.$N$343];1;0)" office:value-type="string" office:string-value="jinja2                    " calcext:value-type="string">
            <text:p>jinja2 <text:s text:c="19"/></text:p>
          </table:table-cell>
          <table:table-cell table:formula="of:=VLOOKUP([.A191];[.$N$3:.$O$343];2;0)" office:value-type="string" office:string-value="3.1.2           " calcext:value-type="string">
            <text:p>3.1.2 <text:s text:c="10"/></text:p>
          </table:table-cell>
          <table:table-cell table:formula="of:=IF([.B191]=[.H19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1]);&quot;==&quot;;TRIM([.O191]))" office:value-type="string" office:string-value="libzopfli==1.0.3" calcext:value-type="string">
            <text:p>libzopfli==1.0.3</text:p>
          </table:table-cell>
        </table:table-row>
        <table:table-row table:style-name="ro1">
          <table:table-cell office:value-type="string" calcext:value-type="string">
            <text:p>joblib <text:s text:c="19"/></text:p>
          </table:table-cell>
          <table:table-cell table:style-name="ce4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2]);&quot;==&quot;;TRIM([.B192]))" office:value-type="string" office:string-value="joblib==1.3.2" calcext:value-type="string">
            <text:p>joblib==1.3.2</text:p>
          </table:table-cell>
          <table:table-cell table:formula="of:=VLOOKUP([.A192];[.$N$3:.$N$343];1;0)" office:value-type="string" office:string-value="joblib                    " calcext:value-type="string">
            <text:p>joblib <text:s text:c="19"/></text:p>
          </table:table-cell>
          <table:table-cell table:formula="of:=VLOOKUP([.A192];[.$N$3:.$O$343];2;0)" office:value-type="string" office:string-value="1.2.0           " calcext:value-type="string">
            <text:p>1.2.0 <text:s text:c="10"/></text:p>
          </table:table-cell>
          <table:table-cell table:formula="of:=IF([.B192]=[.H1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5.0.7 <text:s text:c="9"/></text:p>
          </table:table-cell>
          <table:table-cell office:value-type="string" calcext:value-type="string">
            <text:p><text:s text:c="5"/>h0cdce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2]);&quot;==&quot;;TRIM([.O192]))" office:value-type="string" office:string-value="llvm-openmp==15.0.7" calcext:value-type="string">
            <text:p>llvm-openmp==15.0.7</text:p>
          </table:table-cell>
        </table:table-row>
        <table:table-row table:style-name="ro1">
          <table:table-cell office:value-type="string" calcext:value-type="string">
            <text:p>json5 <text:s text:c="20"/></text:p>
          </table:table-cell>
          <table:table-cell table:style-name="ce4" office:value-type="string" calcext:value-type="string">
            <text:p>0.9.17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3]);&quot;==&quot;;TRIM([.B193]))" office:value-type="string" office:string-value="json5==0.9.17" calcext:value-type="string">
            <text:p>json5==0.9.17</text:p>
          </table:table-cell>
          <table:table-cell table:formula="of:=VLOOKUP([.A193];[.$N$3:.$N$343];1;0)" office:value-type="string" office:string-value="json5                     " calcext:value-type="string">
            <text:p>json5 <text:s text:c="20"/></text:p>
          </table:table-cell>
          <table:table-cell table:formula="of:=VLOOKUP([.A193];[.$N$3:.$O$343];2;0)" office:value-type="string" office:string-value="0.9.5           " calcext:value-type="string">
            <text:p>0.9.5 <text:s text:c="10"/></text:p>
          </table:table-cell>
          <table:table-cell table:formula="of:=IF([.B193]=[.H19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39.1 <text:s text:c="9"/></text:p>
          </table:table-cell>
          <table:table-cell office:value-type="string" calcext:value-type="string">
            <text:p>py310h58363a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3]);&quot;==&quot;;TRIM([.O193]))" office:value-type="string" office:string-value="llvmlite==0.39.1" calcext:value-type="string">
            <text:p>llvmlite==0.39.1</text:p>
          </table:table-cell>
        </table:table-row>
        <table:table-row table:style-name="ro1">
          <table:table-cell office:value-type="string" calcext:value-type="string">
            <text:p>jsonpatch <text:s text:c="16"/>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4]);&quot;==&quot;;TRIM([.B194]))" office:value-type="string" office:string-value="jsonpatch==1.32" calcext:value-type="string">
            <text:p>jsonpatch==1.32</text:p>
          </table:table-cell>
          <table:table-cell table:formula="of:=VLOOKUP([.A194];[.$N$3:.$N$343];1;0)" office:value-type="string" office:string-value="" calcext:value-type="error">
            <text:p>#N/A</text:p>
          </table:table-cell>
          <table:table-cell table:formula="of:=VLOOKUP([.A194];[.$N$3:.$O$343];2;0)" office:value-type="string" office:string-value="" calcext:value-type="error">
            <text:p>#N/A</text:p>
          </table:table-cell>
          <table:table-cell table:formula="of:=IF([.B194]=[.H19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4]);&quot;==&quot;;TRIM([.O194]))" office:value-type="string" office:string-value="locket==1.0.0" calcext:value-type="string">
            <text:p>locket==1.0.0</text:p>
          </table:table-cell>
        </table:table-row>
        <table:table-row table:style-name="ro1">
          <table:table-cell office:value-type="string" calcext:value-type="string">
            <text:p>jsonpickle <text:s text:c="15"/></text:p>
          </table:table-cell>
          <table:table-cell office:value-type="string" calcext:value-type="string">
            <text:p>3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5]);&quot;==&quot;;TRIM([.B195]))" office:value-type="string" office:string-value="jsonpickle==3.0.3" calcext:value-type="string">
            <text:p>jsonpickle==3.0.3</text:p>
          </table:table-cell>
          <table:table-cell table:formula="of:=VLOOKUP([.A195];[.$N$3:.$N$343];1;0)" office:value-type="string" office:string-value="" calcext:value-type="error">
            <text:p>#N/A</text:p>
          </table:table-cell>
          <table:table-cell table:formula="of:=VLOOKUP([.A195];[.$N$3:.$O$343];2;0)" office:value-type="string" office:string-value="" calcext:value-type="error">
            <text:p>#N/A</text:p>
          </table:table-cell>
          <table:table-cell table:formula="of:=IF([.B195]=[.H1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95]);&quot;==&quot;;TRIM([.O195]))" office:value-type="string" office:string-value="logical-unification==0.4.6" calcext:value-type="string">
            <text:p>logical-unification==0.4.6</text:p>
          </table:table-cell>
        </table:table-row>
        <table:table-row table:style-name="ro1">
          <table:table-cell office:value-type="string" calcext:value-type="string">
            <text:p>jsonpointer <text:s text:c="1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6]);&quot;==&quot;;TRIM([.B196]))" office:value-type="string" office:string-value="jsonpointer==2" calcext:value-type="string">
            <text:p>jsonpointer==2</text:p>
          </table:table-cell>
          <table:table-cell table:formula="of:=VLOOKUP([.A196];[.$N$3:.$N$343];1;0)" office:value-type="string" office:string-value="" calcext:value-type="error">
            <text:p>#N/A</text:p>
          </table:table-cell>
          <table:table-cell table:formula="of:=VLOOKUP([.A196];[.$N$3:.$O$343];2;0)" office:value-type="string" office:string-value="" calcext:value-type="error">
            <text:p>#N/A</text:p>
          </table:table-cell>
          <table:table-cell table:formula="of:=IF([.B196]=[.H19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6]);&quot;==&quot;;TRIM([.O196]))" office:value-type="string" office:string-value="lz4==4.3.2" calcext:value-type="string">
            <text:p>lz4==4.3.2</text:p>
          </table:table-cell>
        </table:table-row>
        <table:table-row table:style-name="ro1"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7]);&quot;==&quot;;TRIM([.B197]))" office:value-type="string" office:string-value="jsonschema==4.21.1" calcext:value-type="string">
            <text:p>jsonschema==4.21.1</text:p>
          </table:table-cell>
          <table:table-cell table:formula="of:=VLOOKUP([.A197];[.$N$3:.$N$343];1;0)" office:value-type="string" office:string-value="jsonschema                " calcext:value-type="string">
            <text:p>jsonschema <text:s text:c="15"/></text:p>
          </table:table-cell>
          <table:table-cell table:formula="of:=VLOOKUP([.A197];[.$N$3:.$O$343];2;0)" office:value-type="string" office:string-value="4.17.3          " calcext:value-type="string">
            <text:p>4.17.3 <text:s text:c="9"/></text:p>
          </table:table-cell>
          <table:table-cell table:formula="of:=IF([.B197]=[.H1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7]);&quot;==&quot;;TRIM([.O197]))" office:value-type="string" office:string-value="lz4-c==1.9.4" calcext:value-type="string">
            <text:p>lz4-c==1.9.4</text:p>
          </table:table-cell>
        </table:table-row>
        <table:table-row table:style-name="ro1">
          <table:table-cell office:value-type="string" calcext:value-type="string">
            <text:p>jsonschema-specifications </text:p>
          </table:table-cell>
          <table:table-cell table:style-name="ce4" office:value-type="string" calcext:value-type="string">
            <text:p>2023.12.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8]);&quot;==&quot;;TRIM([.B198]))" office:value-type="string" office:string-value="jsonschema-specifications==2023.12.1" calcext:value-type="string">
            <text:p>jsonschema-specifications==2023.12.1</text:p>
          </table:table-cell>
          <table:table-cell table:formula="of:=VLOOKUP([.A198];[.$N$3:.$N$343];1;0)" office:value-type="string" office:string-value="" calcext:value-type="error">
            <text:p>#N/A</text:p>
          </table:table-cell>
          <table:table-cell table:formula="of:=VLOOKUP([.A198];[.$N$3:.$O$343];2;0)" office:value-type="string" office:string-value="" calcext:value-type="error">
            <text:p>#N/A</text:p>
          </table:table-cell>
          <table:table-cell table:formula="of:=IF([.B198]=[.H1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8]);&quot;==&quot;;TRIM([.O198]))" office:value-type="string" office:string-value="lzo==2.1" calcext:value-type="string">
            <text:p>lzo==2.1</text:p>
          </table:table-cell>
        </table:table-row>
        <table:table-row table:style-name="ro1">
          <table:table-cell table:style-name="ce8" office:value-type="string" calcext:value-type="string">
            <text:p>jupyter-client <text:s text:c="11"/></text:p>
          </table:table-cell>
          <table:table-cell table:style-name="ce11" office:value-type="string" calcext:value-type="string">
            <text:p>7.4.9 <text:s text:c="10"/></text:p>
          </table:table-cell>
          <table:table-cell table:style-name="ce8" office:value-type="string" calcext:value-type="string">
            <text:p><text:s text:c="9"/>pypi_0 <text:s text:c="3"/></text:p>
          </table:table-cell>
          <table:table-cell table:style-name="ce8" office:value-type="string" calcext:value-type="string">
            <text:p>pypi</text:p>
          </table:table-cell>
          <table:table-cell table:style-name="ce11"/>
          <table:table-cell table:style-name="ce8" table:formula="of:=COM.MICROSOFT.CONCAT(TRIM([.A199]);&quot;==&quot;;TRIM([.B199]))" office:value-type="string" office:string-value="jupyter-client==7.4.9" calcext:value-type="string">
            <text:p>jupyter-client==7.4.9</text:p>
          </table:table-cell>
          <table:table-cell table:formula="of:=VLOOKUP([.A199];[.$N$3:.$N$343];1;0)" office:value-type="string" office:string-value="" calcext:value-type="error">
            <text:p>#N/A</text:p>
          </table:table-cell>
          <table:table-cell table:formula="of:=VLOOKUP([.A199];[.$N$3:.$O$343];2;0)" office:value-type="string" office:string-value="" calcext:value-type="error">
            <text:p>#N/A</text:p>
          </table:table-cell>
          <table:table-cell table:formula="of:=IF([.B199]=[.H1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9]);&quot;==&quot;;TRIM([.O199]))" office:value-type="string" office:string-value="mako==1.2.4" calcext:value-type="string">
            <text:p>mako==1.2.4</text:p>
          </table:table-cell>
        </table:table-row>
        <table:table-row table:style-name="ro1">
          <table:table-cell table:style-name="ce8" office:value-type="string" calcext:value-type="string">
            <text:p>jupyter-core <text:s text:c="13"/></text:p>
          </table:table-cell>
          <table:table-cell table:style-name="ce11" office:value-type="string" calcext:value-type="string">
            <text:p>5.1.3 <text:s text:c="10"/></text:p>
          </table:table-cell>
          <table:table-cell table:style-name="ce8" office:value-type="string" calcext:value-type="string">
            <text:p><text:s text:c="9"/>pypi_0 <text:s text:c="3"/></text:p>
          </table:table-cell>
          <table:table-cell table:style-name="ce8" office:value-type="string" calcext:value-type="string">
            <text:p>pypi</text:p>
          </table:table-cell>
          <table:table-cell table:style-name="ce11"/>
          <table:table-cell table:style-name="ce8" table:formula="of:=COM.MICROSOFT.CONCAT(TRIM([.A200]);&quot;==&quot;;TRIM([.B200]))" office:value-type="string" office:string-value="jupyter-core==5.1.3" calcext:value-type="string">
            <text:p>jupyter-core==5.1.3</text:p>
          </table:table-cell>
          <table:table-cell table:formula="of:=VLOOKUP([.A200];[.$N$3:.$N$343];1;0)" office:value-type="string" office:string-value="" calcext:value-type="error">
            <text:p>#N/A</text:p>
          </table:table-cell>
          <table:table-cell table:formula="of:=VLOOKUP([.A200];[.$N$3:.$O$343];2;0)" office:value-type="string" office:string-value="" calcext:value-type="error">
            <text:p>#N/A</text:p>
          </table:table-cell>
          <table:table-cell table:formula="of:=IF([.B200]=[.H2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py310h51d554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0]);&quot;==&quot;;TRIM([.O200]))" office:value-type="string" office:string-value="mamba==1.3.1" calcext:value-type="string">
            <text:p>mamba==1.3.1</text:p>
          </table:table-cell>
        </table:table-row>
        <table:table-row table:style-name="ro1">
          <table:table-cell office:value-type="string" calcext:value-type="string">
            <text:p>jupyter-lsp <text:s text:c="14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1]);&quot;==&quot;;TRIM([.B201]))" office:value-type="string" office:string-value="jupyter-lsp==2.1.0" calcext:value-type="string">
            <text:p>jupyter-lsp==2.1.0</text:p>
          </table:table-cell>
          <table:table-cell table:formula="of:=VLOOKUP([.A201];[.$N$3:.$N$343];1;0)" office:value-type="string" office:string-value="" calcext:value-type="error">
            <text:p>#N/A</text:p>
          </table:table-cell>
          <table:table-cell table:formula="of:=VLOOKUP([.A201];[.$N$3:.$O$343];2;0)" office:value-type="string" office:string-value="" calcext:value-type="error">
            <text:p>#N/A</text:p>
          </table:table-cell>
          <table:table-cell table:formula="of:=IF([.B201]=[.H2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2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1]);&quot;==&quot;;TRIM([.O201]))" office:value-type="string" office:string-value="markupsafe==2.1.2" calcext:value-type="string">
            <text:p>markupsafe==2.1.2</text:p>
          </table:table-cell>
        </table:table-row>
        <table:table-row table:style-name="ro1">
          <table:table-cell table:style-name="ce8" office:value-type="string" calcext:value-type="string">
            <text:p>jupyter-server <text:s text:c="11"/></text:p>
          </table:table-cell>
          <table:table-cell table:style-name="ce8" office:value-type="string" calcext:value-type="string">
            <text:p>1.23.5 <text:s text:c="9"/></text:p>
          </table:table-cell>
          <table:table-cell table:style-name="ce8" office:value-type="string" calcext:value-type="string">
            <text:p><text:s text:c="9"/>pypi_0 <text:s text:c="3"/></text:p>
          </table:table-cell>
          <table:table-cell table:style-name="ce8" office:value-type="string" calcext:value-type="string">
            <text:p>pypi</text:p>
          </table:table-cell>
          <table:table-cell table:style-name="ce11"/>
          <table:table-cell table:style-name="ce8" table:formula="of:=COM.MICROSOFT.CONCAT(TRIM([.A202]);&quot;==&quot;;TRIM([.B202]))" office:value-type="string" office:string-value="jupyter-server==1.23.5" calcext:value-type="string">
            <text:p>jupyter-server==1.23.5</text:p>
          </table:table-cell>
          <table:table-cell table:formula="of:=VLOOKUP([.A202];[.$N$3:.$N$343];1;0)" office:value-type="string" office:string-value="" calcext:value-type="error">
            <text:p>#N/A</text:p>
          </table:table-cell>
          <table:table-cell table:formula="of:=VLOOKUP([.A202];[.$N$3:.$O$343];2;0)" office:value-type="string" office:string-value="" calcext:value-type="error">
            <text:p>#N/A</text:p>
          </table:table-cell>
          <table:table-cell table:formula="of:=IF([.B202]=[.H20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base <text:s text:c="10"/></text:p>
          </table:table-cell>
          <table:table-cell table:style-name="ce4" office:value-type="string" calcext:value-type="string">
            <text:p>3.7.1 <text:s text:c="10"/></text:p>
          </table:table-cell>
          <table:table-cell office:value-type="string" calcext:value-type="string">
            <text:p>py310he60537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2]);&quot;==&quot;;TRIM([.O202]))" office:value-type="string" office:string-value="matplotlib-base==3.7.1" calcext:value-type="string">
            <text:p>matplotlib-base==3.7.1</text:p>
          </table:table-cell>
        </table:table-row>
        <table:table-row table:style-name="ro1">
          <table:table-cell office:value-type="string" calcext:value-type="string">
            <text:p>jupyter-server-mathjax <text:s text:c="3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5bfe37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3]);&quot;==&quot;;TRIM([.B203]))" office:value-type="string" office:string-value="jupyter-server-mathjax==0.2.6" calcext:value-type="string">
            <text:p>jupyter-server-mathjax==0.2.6</text:p>
          </table:table-cell>
          <table:table-cell table:formula="of:=VLOOKUP([.A203];[.$N$3:.$N$343];1;0)" office:value-type="string" office:string-value="" calcext:value-type="error">
            <text:p>#N/A</text:p>
          </table:table-cell>
          <table:table-cell table:formula="of:=VLOOKUP([.A203];[.$N$3:.$O$343];2;0)" office:value-type="string" office:string-value="" calcext:value-type="error">
            <text:p>#N/A</text:p>
          </table:table-cell>
          <table:table-cell table:formula="of:=IF([.B203]=[.H20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3]);&quot;==&quot;;TRIM([.O203]))" office:value-type="string" office:string-value="matplotlib-inline==0.1.6" calcext:value-type="string">
            <text:p>matplotlib-inline==0.1.6</text:p>
          </table:table-cell>
        </table:table-row>
        <table:table-row table:style-name="ro1">
          <table:table-cell office:value-type="string" calcext:value-type="string">
            <text:p>jupyter_events <text:s text:c="11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4]);&quot;==&quot;;TRIM([.B204]))" office:value-type="string" office:string-value="jupyter_events==0.6.3" calcext:value-type="string">
            <text:p>jupyter_events==0.6.3</text:p>
          </table:table-cell>
          <table:table-cell table:formula="of:=VLOOKUP([.A204];[.$N$3:.$N$343];1;0)" office:value-type="string" office:string-value="jupyter_events            " calcext:value-type="string">
            <text:p>jupyter_events <text:s text:c="11"/></text:p>
          </table:table-cell>
          <table:table-cell table:formula="of:=VLOOKUP([.A204];[.$N$3:.$O$343];2;0)" office:value-type="string" office:string-value="0.6.3           " calcext:value-type="string">
            <text:p>0.6.3 <text:s text:c="10"/></text:p>
          </table:table-cell>
          <table:table-cell table:formula="of:=IF([.B204]=[.H2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04]);&quot;==&quot;;TRIM([.O204]))" office:value-type="string" office:string-value="minikanren==1.0.3" calcext:value-type="string">
            <text:p>minikanren==1.0.3</text:p>
          </table:table-cell>
        </table:table-row>
        <table:table-row table:style-name="ro1">
          <table:table-cell office:value-type="string" calcext:value-type="string">
            <text:p>jupyter_server_terminals <text:s/></text:p>
          </table:table-cell>
          <table:table-cell table:style-name="ce4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5]);&quot;==&quot;;TRIM([.B205]))" office:value-type="string" office:string-value="jupyter_server_terminals==0.4.4" calcext:value-type="string">
            <text:p>jupyter_server_terminals==0.4.4</text:p>
          </table:table-cell>
          <table:table-cell table:formula="of:=VLOOKUP([.A205];[.$N$3:.$N$343];1;0)" office:value-type="string" office:string-value="jupyter_server_terminals  " calcext:value-type="string">
            <text:p>jupyter_server_terminals <text:s/></text:p>
          </table:table-cell>
          <table:table-cell table:formula="of:=VLOOKUP([.A205];[.$N$3:.$O$343];2;0)" office:value-type="string" office:string-value="0.4.4           " calcext:value-type="string">
            <text:p>0.4.4 <text:s text:c="10"/></text:p>
          </table:table-cell>
          <table:table-cell table:formula="of:=IF([.B205]=[.H20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stune <text:s text:c="18"/></text:p>
          </table:table-cell>
          <table:table-cell office:value-type="string" calcext:value-type="string">
            <text:p>2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5]);&quot;==&quot;;TRIM([.O205]))" office:value-type="string" office:string-value="mistune==2.0.5" calcext:value-type="string">
            <text:p>mistune==2.0.5</text:p>
          </table:table-cell>
        </table:table-row>
        <table:table-row table:style-name="ro1"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6]);&quot;==&quot;;TRIM([.B206]))" office:value-type="string" office:string-value="jupyter_telemetry==0.1.0" calcext:value-type="string">
            <text:p>jupyter_telemetry==0.1.0</text:p>
          </table:table-cell>
          <table:table-cell table:formula="of:=VLOOKUP([.A206];[.$N$3:.$N$343];1;0)" office:value-type="string" office:string-value="jupyter_telemetry         " calcext:value-type="string">
            <text:p>jupyter_telemetry <text:s text:c="8"/></text:p>
          </table:table-cell>
          <table:table-cell table:formula="of:=VLOOKUP([.A206];[.$N$3:.$O$343];2;0)" office:value-type="string" office:string-value="0.1.0           " calcext:value-type="string">
            <text:p>0.1.0 <text:s text:c="10"/></text:p>
          </table:table-cell>
          <table:table-cell table:formula="of:=IF([.B206]=[.H20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6]);&quot;==&quot;;TRIM([.O206]))" office:value-type="string" office:string-value="mpc==1.3.1" calcext:value-type="string">
            <text:p>mpc==1.3.1</text:p>
          </table:table-cell>
        </table:table-row>
        <table:table-row table:style-name="ro1">
          <table:table-cell office:value-type="string" calcext:value-type="string">
            <text:p>jupyterhub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7]);&quot;==&quot;;TRIM([.B207]))" office:value-type="string" office:string-value="jupyterhub==4.0.0" calcext:value-type="string">
            <text:p>jupyterhub==4.0.0</text:p>
          </table:table-cell>
          <table:table-cell table:formula="of:=VLOOKUP([.A207];[.$N$3:.$N$343];1;0)" office:value-type="string" office:string-value="jupyterhub                " calcext:value-type="string">
            <text:p>jupyterhub <text:s text:c="15"/></text:p>
          </table:table-cell>
          <table:table-cell table:formula="of:=VLOOKUP([.A207];[.$N$3:.$O$343];2;0)" office:value-type="string" office:string-value="3.1.1           " calcext:value-type="string">
            <text:p>3.1.1 <text:s text:c="10"/></text:p>
          </table:table-cell>
          <table:table-cell table:formula="of:=IF([.B207]=[.H2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7]);&quot;==&quot;;TRIM([.O207]))" office:value-type="string" office:string-value="mpfr==4.2.0" calcext:value-type="string">
            <text:p>mpfr==4.2.0</text:p>
          </table:table-cell>
        </table:table-row>
        <table:table-row table:style-name="ro1">
          <table:table-cell office:value-type="string" calcext:value-type="string">
            <text:p>jupyterhub-base <text:s text:c="1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8]);&quot;==&quot;;TRIM([.B208]))" office:value-type="string" office:string-value="jupyterhub-base==4.0.0" calcext:value-type="string">
            <text:p>jupyterhub-base==4.0.0</text:p>
          </table:table-cell>
          <table:table-cell table:formula="of:=VLOOKUP([.A208];[.$N$3:.$N$343];1;0)" office:value-type="string" office:string-value="jupyterhub-base           " calcext:value-type="string">
            <text:p>jupyterhub-base <text:s text:c="10"/></text:p>
          </table:table-cell>
          <table:table-cell table:formula="of:=VLOOKUP([.A208];[.$N$3:.$O$343];2;0)" office:value-type="string" office:string-value="3.1.1           " calcext:value-type="string">
            <text:p>3.1.1 <text:s text:c="10"/></text:p>
          </table:table-cell>
          <table:table-cell table:formula="of:=IF([.B208]=[.H2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8]);&quot;==&quot;;TRIM([.O208]))" office:value-type="string" office:string-value="mpmath==1.3.0" calcext:value-type="string">
            <text:p>mpmath==1.3.0</text:p>
          </table:table-cell>
        </table:table-row>
        <table:table-row table:style-name="ro1">
          <table:table-cell office:value-type="string" calcext:value-type="string">
            <text:p>jupyterlab <text:s text:c="15"/></text:p>
          </table:table-cell>
          <table:table-cell table:style-name="ce4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9]);&quot;==&quot;;TRIM([.B209]))" office:value-type="string" office:string-value="jupyterlab==3.4.8" calcext:value-type="string">
            <text:p>jupyterlab==3.4.8</text:p>
          </table:table-cell>
          <table:table-cell table:formula="of:=VLOOKUP([.A209];[.$N$3:.$N$343];1;0)" office:value-type="string" office:string-value="jupyterlab                " calcext:value-type="string">
            <text:p>jupyterlab <text:s text:c="15"/></text:p>
          </table:table-cell>
          <table:table-cell table:formula="of:=VLOOKUP([.A209];[.$N$3:.$O$343];2;0)" office:value-type="string" office:string-value="3.6.1           " calcext:value-type="string">
            <text:p>3.6.1 <text:s text:c="10"/></text:p>
          </table:table-cell>
          <table:table-cell table:formula="of:=IF([.B209]=[.H2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sgpack-python <text:s text:c="11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9]);&quot;==&quot;;TRIM([.O209]))" office:value-type="string" office:string-value="msgpack-python==1.0.5" calcext:value-type="string">
            <text:p>msgpack-python==1.0.5</text:p>
          </table:table-cell>
        </table:table-row>
        <table:table-row table:style-name="ro1">
          <table:table-cell office:value-type="string" calcext:value-type="string">
            <text:p>jupyterlab-git <text:s text:c="11"/></text:p>
          </table:table-cell>
          <table:table-cell office:value-type="string" calcext:value-type="string">
            <text:p>0.41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0]);&quot;==&quot;;TRIM([.B210]))" office:value-type="string" office:string-value="jupyterlab-git==0.41.0" calcext:value-type="string">
            <text:p>jupyterlab-git==0.41.0</text:p>
          </table:table-cell>
          <table:table-cell table:formula="of:=VLOOKUP([.A210];[.$N$3:.$N$343];1;0)" office:value-type="string" office:string-value="" calcext:value-type="error">
            <text:p>#N/A</text:p>
          </table:table-cell>
          <table:table-cell table:formula="of:=VLOOKUP([.A210];[.$N$3:.$O$343];2;0)" office:value-type="string" office:string-value="" calcext:value-type="error">
            <text:p>#N/A</text:p>
          </table:table-cell>
          <table:table-cell table:formula="of:=IF([.B210]=[.H2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10]);&quot;==&quot;;TRIM([.O210]))" office:value-type="string" office:string-value="multipledispatch==1.0.0" calcext:value-type="string">
            <text:p>multipledispatch==1.0.0</text:p>
          </table:table-cell>
        </table:table-row>
        <table:table-row table:style-name="ro1">
          <table:table-cell table:style-name="ce8" office:value-type="string" calcext:value-type="string">
            <text:p>jupyterlab-server <text:s text:c="8"/></text:p>
          </table:table-cell>
          <table:table-cell table:style-name="ce8" office:value-type="string" calcext:value-type="string">
            <text:p>2.19.0 <text:s text:c="9"/></text:p>
          </table:table-cell>
          <table:table-cell table:style-name="ce8" office:value-type="string" calcext:value-type="string">
            <text:p><text:s text:c="9"/>pypi_0 <text:s text:c="3"/></text:p>
          </table:table-cell>
          <table:table-cell table:style-name="ce8" office:value-type="string" calcext:value-type="string">
            <text:p>pypi</text:p>
          </table:table-cell>
          <table:table-cell table:style-name="ce11"/>
          <table:table-cell table:style-name="ce8" table:formula="of:=COM.MICROSOFT.CONCAT(TRIM([.A211]);&quot;==&quot;;TRIM([.B211]))" office:value-type="string" office:string-value="jupyterlab-server==2.19.0" calcext:value-type="string">
            <text:p>jupyterlab-server==2.19.0</text:p>
          </table:table-cell>
          <table:table-cell table:formula="of:=VLOOKUP([.A211];[.$N$3:.$N$343];1;0)" office:value-type="string" office:string-value="" calcext:value-type="error">
            <text:p>#N/A</text:p>
          </table:table-cell>
          <table:table-cell table:formula="of:=VLOOKUP([.A211];[.$N$3:.$O$343];2;0)" office:value-type="string" office:string-value="" calcext:value-type="error">
            <text:p>#N/A</text:p>
          </table:table-cell>
          <table:table-cell table:formula="of:=IF([.B211]=[.H2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1]);&quot;==&quot;;TRIM([.O211]))" office:value-type="string" office:string-value="munkres==1.1.4" calcext:value-type="string">
            <text:p>munkres==1.1.4</text:p>
          </table:table-cell>
        </table:table-row>
        <table:table-row table:style-name="ro1">
          <table:table-cell office:value-type="string" calcext:value-type="string">
            <text:p>jupyterlab_pygments <text:s text:c="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2]);&quot;==&quot;;TRIM([.B212]))" office:value-type="string" office:string-value="jupyterlab_pygments==0.2.2" calcext:value-type="string">
            <text:p>jupyterlab_pygments==0.2.2</text:p>
          </table:table-cell>
          <table:table-cell table:formula="of:=VLOOKUP([.A212];[.$N$3:.$N$343];1;0)" office:value-type="string" office:string-value="jupyterlab_pygments       " calcext:value-type="string">
            <text:p>jupyterlab_pygments <text:s text:c="6"/></text:p>
          </table:table-cell>
          <table:table-cell table:formula="of:=VLOOKUP([.A212];[.$N$3:.$O$343];2;0)" office:value-type="string" office:string-value="0.2.2           " calcext:value-type="string">
            <text:p>0.2.2 <text:s text:c="10"/></text:p>
          </table:table-cell>
          <table:table-cell table:formula="of:=IF([.B212]=[.H21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b4ecaf3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2]);&quot;==&quot;;TRIM([.O212]))" office:value-type="string" office:string-value="nbclassic==0.5.3" calcext:value-type="string">
            <text:p>nbclassic==0.5.3</text:p>
          </table:table-cell>
        </table:table-row>
        <table:table-row table:style-name="ro1"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7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3]);&quot;==&quot;;TRIM([.B213]))" office:value-type="string" office:string-value="jupyterlab_widgets==3.0.7" calcext:value-type="string">
            <text:p>jupyterlab_widgets==3.0.7</text:p>
          </table:table-cell>
          <table:table-cell table:formula="of:=VLOOKUP([.A213];[.$N$3:.$N$343];1;0)" office:value-type="string" office:string-value="jupyterlab_widgets        " calcext:value-type="string">
            <text:p>jupyterlab_widgets <text:s text:c="7"/></text:p>
          </table:table-cell>
          <table:table-cell table:formula="of:=VLOOKUP([.A213];[.$N$3:.$O$343];2;0)" office:value-type="string" office:string-value="3.0.5           " calcext:value-type="string">
            <text:p>3.0.5 <text:s text:c="10"/></text:p>
          </table:table-cell>
          <table:table-cell table:formula="of:=IF([.B213]=[.H21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bclient <text:s text:c="17"/></text:p>
          </table:table-cell>
          <table:table-cell table:style-name="ce4" office:value-type="string" calcext:value-type="string">
            <text:p>0.7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3]);&quot;==&quot;;TRIM([.O213]))" office:value-type="string" office:string-value="nbclient==0.7.2" calcext:value-type="string">
            <text:p>nbclient==0.7.2</text:p>
          </table:table-cell>
        </table:table-row>
        <table:table-row table:style-name="ro1"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4]);&quot;==&quot;;TRIM([.B214]))" office:value-type="string" office:string-value="jxrlib==1.1" calcext:value-type="string">
            <text:p>jxrlib==1.1</text:p>
          </table:table-cell>
          <table:table-cell table:formula="of:=VLOOKUP([.A214];[.$N$3:.$N$343];1;0)" office:value-type="string" office:string-value="jxrlib                    " calcext:value-type="string">
            <text:p>jxrlib <text:s text:c="19"/></text:p>
          </table:table-cell>
          <table:table-cell table:formula="of:=VLOOKUP([.A214];[.$N$3:.$O$343];2;0)" office:value-type="float" office:value="1.1" calcext:value-type="float">
            <text:p>1.1</text:p>
          </table:table-cell>
          <table:table-cell table:formula="of:=IF([.B214]=[.H21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onvert <text:s text:c="16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4]);&quot;==&quot;;TRIM([.O214]))" office:value-type="string" office:string-value="nbconvert==7.2.9" calcext:value-type="string">
            <text:p>nbconvert==7.2.9</text:p>
          </table:table-cell>
        </table:table-row>
        <table:table-row table:style-name="ro1">
          <table:table-cell office:value-type="string" calcext:value-type="string">
            <text:p>keras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5]);&quot;==&quot;;TRIM([.B215]))" office:value-type="string" office:string-value="keras==2.6.0" calcext:value-type="string">
            <text:p>keras==2.6.0</text:p>
          </table:table-cell>
          <table:table-cell table:formula="of:=VLOOKUP([.A215];[.$N$3:.$N$343];1;0)" office:value-type="string" office:string-value="" calcext:value-type="error">
            <text:p>#N/A</text:p>
          </table:table-cell>
          <table:table-cell table:formula="of:=VLOOKUP([.A215];[.$N$3:.$O$343];2;0)" office:value-type="string" office:string-value="" calcext:value-type="error">
            <text:p>#N/A</text:p>
          </table:table-cell>
          <table:table-cell table:formula="of:=IF([.B215]=[.H2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core <text:s text:c="11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5]);&quot;==&quot;;TRIM([.O215]))" office:value-type="string" office:string-value="nbconvert-core==7.2.9" calcext:value-type="string">
            <text:p>nbconvert-core==7.2.9</text:p>
          </table:table-cell>
        </table:table-row>
        <table:table-row table:style-name="ro1">
          <table:table-cell office:value-type="string" calcext:value-type="string">
            <text:p>kerykeion <text:s text:c="16"/></text:p>
          </table:table-cell>
          <table:table-cell table:style-name="ce4" office:value-type="string" calcext:value-type="string">
            <text:p>2.1.1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6]);&quot;==&quot;;TRIM([.B216]))" office:value-type="string" office:string-value="kerykeion==2.1.16" calcext:value-type="string">
            <text:p>kerykeion==2.1.16</text:p>
          </table:table-cell>
          <table:table-cell table:formula="of:=VLOOKUP([.A216];[.$N$3:.$N$343];1;0)" office:value-type="string" office:string-value="" calcext:value-type="error">
            <text:p>#N/A</text:p>
          </table:table-cell>
          <table:table-cell table:formula="of:=VLOOKUP([.A216];[.$N$3:.$O$343];2;0)" office:value-type="string" office:string-value="" calcext:value-type="error">
            <text:p>#N/A</text:p>
          </table:table-cell>
          <table:table-cell table:formula="of:=IF([.B216]=[.H2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pandoc <text:s text:c="9"/></text:p>
          </table:table-cell>
          <table:table-cell table:style-name="ce4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6]);&quot;==&quot;;TRIM([.O216]))" office:value-type="string" office:string-value="nbconvert-pandoc==7.2.9" calcext:value-type="string">
            <text:p>nbconvert-pandoc==7.2.9</text:p>
          </table:table-cell>
        </table:table-row>
        <table:table-row table:style-name="ro1">
          <table:table-cell office:value-type="string" calcext:value-type="string">
            <text:p>keyutils <text:s text:c="17"/></text:p>
          </table:table-cell>
          <table:table-cell table:style-name="ce4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7]);&quot;==&quot;;TRIM([.B217]))" office:value-type="string" office:string-value="keyutils==1.6.1" calcext:value-type="string">
            <text:p>keyutils==1.6.1</text:p>
          </table:table-cell>
          <table:table-cell table:formula="of:=VLOOKUP([.A217];[.$N$3:.$N$343];1;0)" office:value-type="string" office:string-value="keyutils                  " calcext:value-type="string">
            <text:p>keyutils <text:s text:c="17"/></text:p>
          </table:table-cell>
          <table:table-cell table:formula="of:=VLOOKUP([.A217];[.$N$3:.$O$343];2;0)" office:value-type="string" office:string-value="1.6.1           " calcext:value-type="string">
            <text:p>1.6.1 <text:s text:c="10"/></text:p>
          </table:table-cell>
          <table:table-cell table:formula="of:=IF([.B217]=[.H21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7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7]);&quot;==&quot;;TRIM([.O217]))" office:value-type="string" office:string-value="nbformat==5.7.3" calcext:value-type="string">
            <text:p>nbformat==5.7.3</text:p>
          </table:table-cell>
        </table:table-row>
        <table:table-row table:style-name="ro1">
          <table:table-cell office:value-type="string" calcext:value-type="string">
            <text:p>kiwisolver <text:s text:c="15"/></text:p>
          </table:table-cell>
          <table:table-cell table:style-name="ce4" office:value-type="string" calcext:value-type="string">
            <text:p>1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8]);&quot;==&quot;;TRIM([.B218]))" office:value-type="string" office:string-value="kiwisolver==1.4.5" calcext:value-type="string">
            <text:p>kiwisolver==1.4.5</text:p>
          </table:table-cell>
          <table:table-cell table:formula="of:=VLOOKUP([.A218];[.$N$3:.$N$343];1;0)" office:value-type="string" office:string-value="kiwisolver                " calcext:value-type="string">
            <text:p>kiwisolver <text:s text:c="15"/></text:p>
          </table:table-cell>
          <table:table-cell table:formula="of:=VLOOKUP([.A218];[.$N$3:.$O$343];2;0)" office:value-type="string" office:string-value="1.4.4           " calcext:value-type="string">
            <text:p>1.4.4 <text:s text:c="10"/></text:p>
          </table:table-cell>
          <table:table-cell table:formula="of:=IF([.B218]=[.H21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8]);&quot;==&quot;;TRIM([.O218]))" office:value-type="string" office:string-value="ncurses==6.3" calcext:value-type="string">
            <text:p>ncurses==6.3</text:p>
          </table:table-cell>
        </table:table-row>
        <table:table-row table:style-name="ro1">
          <table:table-cell office:value-type="string" calcext:value-type="string">
            <text:p>korean-lunar-calendar <text:s text:c="4"/></text:p>
          </table:table-cell>
          <table:table-cell table:style-name="ce4" office:value-type="string" calcext:value-type="string">
            <text:p>0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9]);&quot;==&quot;;TRIM([.B219]))" office:value-type="string" office:string-value="korean-lunar-calendar==0.3.1" calcext:value-type="string">
            <text:p>korean-lunar-calendar==0.3.1</text:p>
          </table:table-cell>
          <table:table-cell table:formula="of:=VLOOKUP([.A219];[.$N$3:.$N$343];1;0)" office:value-type="string" office:string-value="" calcext:value-type="error">
            <text:p>#N/A</text:p>
          </table:table-cell>
          <table:table-cell table:formula="of:=VLOOKUP([.A219];[.$N$3:.$O$343];2;0)" office:value-type="string" office:string-value="" calcext:value-type="error">
            <text:p>#N/A</text:p>
          </table:table-cell>
          <table:table-cell table:formula="of:=IF([.B219]=[.H2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est-asyncio <text:s text:c="13"/></text:p>
          </table:table-cell>
          <table:table-cell table:style-name="ce4" office:value-type="string" calcext:value-type="string">
            <text:p>1.5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9]);&quot;==&quot;;TRIM([.O219]))" office:value-type="string" office:string-value="nest-asyncio==1.5.6" calcext:value-type="string">
            <text:p>nest-asyncio==1.5.6</text:p>
          </table:table-cell>
        </table:table-row>
        <table:table-row table:style-name="ro1"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0]);&quot;==&quot;;TRIM([.B220]))" office:value-type="string" office:string-value="krb5==1.20.1" calcext:value-type="string">
            <text:p>krb5==1.20.1</text:p>
          </table:table-cell>
          <table:table-cell table:formula="of:=VLOOKUP([.A220];[.$N$3:.$N$343];1;0)" office:value-type="string" office:string-value="krb5                      " calcext:value-type="string">
            <text:p>krb5 <text:s text:c="21"/></text:p>
          </table:table-cell>
          <table:table-cell table:formula="of:=VLOOKUP([.A220];[.$N$3:.$O$343];2;0)" office:value-type="string" office:string-value="1.20.1          " calcext:value-type="string">
            <text:p>1.20.1 <text:s text:c="9"/></text:p>
          </table:table-cell>
          <table:table-cell table:formula="of:=IF([.B220]=[.H2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tworkx <text:s text:c="1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0]);&quot;==&quot;;TRIM([.O220]))" office:value-type="string" office:string-value="networkx==3" calcext:value-type="string">
            <text:p>networkx==3</text:p>
          </table:table-cell>
        </table:table-row>
        <table:table-row table:style-name="ro1">
          <table:table-cell office:value-type="string" calcext:value-type="string">
            <text:p>langcodes <text:s text:c="16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1]);&quot;==&quot;;TRIM([.B221]))" office:value-type="string" office:string-value="langcodes==3.3.0" calcext:value-type="string">
            <text:p>langcodes==3.3.0</text:p>
          </table:table-cell>
          <table:table-cell table:formula="of:=VLOOKUP([.A221];[.$N$3:.$N$343];1;0)" office:value-type="string" office:string-value="" calcext:value-type="error">
            <text:p>#N/A</text:p>
          </table:table-cell>
          <table:table-cell table:formula="of:=VLOOKUP([.A221];[.$N$3:.$O$343];2;0)" office:value-type="string" office:string-value="" calcext:value-type="error">
            <text:p>#N/A</text:p>
          </table:table-cell>
          <table:table-cell table:formula="of:=IF([.B221]=[.H2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3.0 <text:s text:c="8"/></text:p>
          </table:table-cell>
          <table:table-cell office:value-type="string" calcext:value-type="string">
            <text:p><text:s text:c="5"/>h8d033a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1]);&quot;==&quot;;TRIM([.O221]))" office:value-type="string" office:string-value="nodejs==18.13.0" calcext:value-type="string">
            <text:p>nodejs==18.13.0</text:p>
          </table:table-cell>
        </table:table-row>
        <table:table-row table:style-name="ro1">
          <table:table-cell office:value-type="string" calcext:value-type="string">
            <text:p>lazy-loader <text:s text:c="14"/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2]);&quot;==&quot;;TRIM([.B222]))" office:value-type="string" office:string-value="lazy-loader==0.3" calcext:value-type="string">
            <text:p>lazy-loader==0.3</text:p>
          </table:table-cell>
          <table:table-cell table:formula="of:=VLOOKUP([.A222];[.$N$3:.$N$343];1;0)" office:value-type="string" office:string-value="" calcext:value-type="error">
            <text:p>#N/A</text:p>
          </table:table-cell>
          <table:table-cell table:formula="of:=VLOOKUP([.A222];[.$N$3:.$O$343];2;0)" office:value-type="string" office:string-value="" calcext:value-type="error">
            <text:p>#N/A</text:p>
          </table:table-cell>
          <table:table-cell table:formula="of:=IF([.B222]=[.H2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2]);&quot;==&quot;;TRIM([.O222]))" office:value-type="string" office:string-value="nomkl==1" calcext:value-type="string">
            <text:p>nomkl==1</text:p>
          </table:table-cell>
        </table:table-row>
        <table:table-row table:style-name="ro1"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3]);&quot;==&quot;;TRIM([.B223]))" office:value-type="string" office:string-value="lcms2==2.15" calcext:value-type="string">
            <text:p>lcms2==2.15</text:p>
          </table:table-cell>
          <table:table-cell table:formula="of:=VLOOKUP([.A223];[.$N$3:.$N$343];1;0)" office:value-type="string" office:string-value="lcms2                     " calcext:value-type="string">
            <text:p>lcms2 <text:s text:c="20"/></text:p>
          </table:table-cell>
          <table:table-cell table:formula="of:=VLOOKUP([.A223];[.$N$3:.$O$343];2;0)" office:value-type="float" office:value="2.15" calcext:value-type="float">
            <text:p>2.15</text:p>
          </table:table-cell>
          <table:table-cell table:formula="of:=IF([.B223]=[.H22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3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3]);&quot;==&quot;;TRIM([.O223]))" office:value-type="string" office:string-value="notebook==6.5.3" calcext:value-type="string">
            <text:p>notebook==6.5.3</text:p>
          </table:table-cell>
        </table:table-row>
        <table:table-row table:style-name="ro1"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4]);&quot;==&quot;;TRIM([.B224]))" office:value-type="string" office:string-value="ld_impl_linux-64==2.4" calcext:value-type="string">
            <text:p>ld_impl_linux-64==2.4</text:p>
          </table:table-cell>
          <table:table-cell table:formula="of:=VLOOKUP([.A224];[.$N$3:.$N$343];1;0)" office:value-type="string" office:string-value="ld_impl_linux-64          " calcext:value-type="string">
            <text:p>ld_impl_linux-64 <text:s text:c="9"/></text:p>
          </table:table-cell>
          <table:table-cell table:formula="of:=VLOOKUP([.A224];[.$N$3:.$O$343];2;0)" office:value-type="float" office:value="2.4" calcext:value-type="float">
            <text:p>2.4</text:p>
          </table:table-cell>
          <table:table-cell table:formula="of:=IF([.B224]=[.H2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4]);&quot;==&quot;;TRIM([.O224]))" office:value-type="string" office:string-value="notebook-shim==0.2.2" calcext:value-type="string">
            <text:p>notebook-shim==0.2.2</text:p>
          </table:table-cell>
        </table:table-row>
        <table:table-row table:style-name="ro1"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5]);&quot;==&quot;;TRIM([.B225]))" office:value-type="string" office:string-value="lerc==4.0.0" calcext:value-type="string">
            <text:p>lerc==4.0.0</text:p>
          </table:table-cell>
          <table:table-cell table:formula="of:=VLOOKUP([.A225];[.$N$3:.$N$343];1;0)" office:value-type="string" office:string-value="lerc                      " calcext:value-type="string">
            <text:p>lerc <text:s text:c="21"/></text:p>
          </table:table-cell>
          <table:table-cell table:formula="of:=VLOOKUP([.A225];[.$N$3:.$O$343];2;0)" office:value-type="string" office:string-value="4.0.0           " calcext:value-type="string">
            <text:p>4.0.0 <text:s text:c="10"/></text:p>
          </table:table-cell>
          <table:table-cell table:formula="of:=IF([.B225]=[.H22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6.4 <text:s text:c="9"/></text:p>
          </table:table-cell>
          <table:table-cell office:value-type="string" calcext:value-type="string">
            <text:p>py310ha5257c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5]);&quot;==&quot;;TRIM([.O225]))" office:value-type="string" office:string-value="numba==0.56.4" calcext:value-type="string">
            <text:p>numba==0.56.4</text:p>
          </table:table-cell>
        </table:table-row>
        <table:table-row table:style-name="ro1">
          <table:table-cell office:value-type="string" calcext:value-type="string">
            <text:p>libabseil <text:s text:c="16"/></text:p>
          </table:table-cell>
          <table:table-cell office:value-type="float" office:value="20230125.2" calcext:value-type="float">
            <text:p>20230125.2</text:p>
          </table:table-cell>
          <table:table-cell office:value-type="string" calcext:value-type="string">
            <text:p>cxx17_h59595ed_2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A226]);&quot;==&quot;;TRIM([.B226]))" office:value-type="string" office:string-value="libabseil==20230125.2" calcext:value-type="string">
            <text:p>libabseil==20230125.2</text:p>
          </table:table-cell>
          <table:table-cell table:formula="of:=VLOOKUP([.A226];[.$N$3:.$N$343];1;0)" office:value-type="string" office:string-value="libabseil                 " calcext:value-type="string">
            <text:p>libabseil <text:s text:c="16"/></text:p>
          </table:table-cell>
          <table:table-cell table:formula="of:=VLOOKUP([.A226];[.$N$3:.$O$343];2;0)" office:value-type="float" office:value="20230125" calcext:value-type="float">
            <text:p>20230125</text:p>
          </table:table-cell>
          <table:table-cell table:formula="of:=IF([.B226]=[.H22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expr <text:s text:c="18"/></text:p>
          </table:table-cell>
          <table:table-cell table:style-name="ce4" office:value-type="string" calcext:value-type="string">
            <text:p>2.8.3 <text:s text:c="10"/></text:p>
          </table:table-cell>
          <table:table-cell office:value-type="string" calcext:value-type="string">
            <text:p>py310hf05e7a9_101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6]);&quot;==&quot;;TRIM([.O226]))" office:value-type="string" office:string-value="numexpr==2.8.3" calcext:value-type="string">
            <text:p>numexpr==2.8.3</text:p>
          </table:table-cell>
        </table:table-row>
        <table:table-row table:style-name="ro1"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7]);&quot;==&quot;;TRIM([.B227]))" office:value-type="string" office:string-value="libaec==1.0.6" calcext:value-type="string">
            <text:p>libaec==1.0.6</text:p>
          </table:table-cell>
          <table:table-cell table:formula="of:=VLOOKUP([.A227];[.$N$3:.$N$343];1;0)" office:value-type="string" office:string-value="libaec                    " calcext:value-type="string">
            <text:p>libaec <text:s text:c="19"/></text:p>
          </table:table-cell>
          <table:table-cell table:formula="of:=VLOOKUP([.A227];[.$N$3:.$O$343];2;0)" office:value-type="string" office:string-value="1.0.6           " calcext:value-type="string">
            <text:p>1.0.6 <text:s text:c="10"/></text:p>
          </table:table-cell>
          <table:table-cell table:formula="of:=IF([.B227]=[.H22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py310h53a5b5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7]);&quot;==&quot;;TRIM([.O227]))" office:value-type="string" office:string-value="numpy==1.23.5" calcext:value-type="string">
            <text:p>numpy==1.23.5</text:p>
          </table:table-cell>
        </table:table-row>
        <table:table-row table:style-name="ro1">
          <table:table-cell office:value-type="string" calcext:value-type="string">
            <text:p>libarchive <text:s text:c="15"/></text:p>
          </table:table-cell>
          <table:table-cell table:style-name="ce4" office:value-type="string" calcext:value-type="string">
            <text:p>3.6.2 <text:s text:c="10"/></text:p>
          </table:table-cell>
          <table:table-cell office:value-type="string" calcext:value-type="string">
            <text:p><text:s text:c="5"/>h039db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8]);&quot;==&quot;;TRIM([.B228]))" office:value-type="string" office:string-value="libarchive==3.6.2" calcext:value-type="string">
            <text:p>libarchive==3.6.2</text:p>
          </table:table-cell>
          <table:table-cell table:formula="of:=VLOOKUP([.A228];[.$N$3:.$N$343];1;0)" office:value-type="string" office:string-value="libarchive                " calcext:value-type="string">
            <text:p>libarchive <text:s text:c="15"/></text:p>
          </table:table-cell>
          <table:table-cell table:formula="of:=VLOOKUP([.A228];[.$N$3:.$O$343];2;0)" office:value-type="string" office:string-value="3.6.2           " calcext:value-type="string">
            <text:p>3.6.2 <text:s text:c="10"/></text:p>
          </table:table-cell>
          <table:table-cell table:formula="of:=IF([.B228]=[.H22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8]);&quot;==&quot;;TRIM([.O228]))" office:value-type="string" office:string-value="oauthlib==3.2.2" calcext:value-type="string">
            <text:p>oauthlib==3.2.2</text:p>
          </table:table-cell>
        </table:table-row>
        <table:table-row table:style-name="ro1"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<text:s/>h96638e8_3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9]);&quot;==&quot;;TRIM([.B229]))" office:value-type="string" office:string-value="libarrow==12.0.0" calcext:value-type="string">
            <text:p>libarrow==12.0.0</text:p>
          </table:table-cell>
          <table:table-cell table:formula="of:=VLOOKUP([.A229];[.$N$3:.$N$343];1;0)" office:value-type="string" office:string-value="libarrow                  " calcext:value-type="string">
            <text:p>libarrow <text:s text:c="17"/></text:p>
          </table:table-cell>
          <table:table-cell table:formula="of:=VLOOKUP([.A229];[.$N$3:.$O$343];2;0)" office:value-type="string" office:string-value="11.0.0          " calcext:value-type="string">
            <text:p>11.0.0 <text:s text:c="9"/></text:p>
          </table:table-cell>
          <table:table-cell table:formula="of:=IF([.B229]=[.H2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9]);&quot;==&quot;;TRIM([.O229]))" office:value-type="string" office:string-value="openblas==0.3.21" calcext:value-type="string">
            <text:p>openblas==0.3.21</text:p>
          </table:table-cell>
        </table:table-row>
        <table:table-row table:style-name="ro1">
          <table:table-cell office:value-type="string" calcext:value-type="string">
            <text:p>libavif <text:s text:c="18"/></text:p>
          </table:table-cell>
          <table:table-cell table:style-name="ce4" office:value-type="string" calcext:value-type="string">
            <text:p>0.11.1 <text:s text:c="9"/></text:p>
          </table:table-cell>
          <table:table-cell office:value-type="string" calcext:value-type="string">
            <text:p><text:s text:c="5"/>hff004c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0]);&quot;==&quot;;TRIM([.B230]))" office:value-type="string" office:string-value="libavif==0.11.1" calcext:value-type="string">
            <text:p>libavif==0.11.1</text:p>
          </table:table-cell>
          <table:table-cell table:formula="of:=VLOOKUP([.A230];[.$N$3:.$N$343];1;0)" office:value-type="string" office:string-value="libavif                   " calcext:value-type="string">
            <text:p>libavif <text:s text:c="18"/></text:p>
          </table:table-cell>
          <table:table-cell table:formula="of:=VLOOKUP([.A230];[.$N$3:.$O$343];2;0)" office:value-type="string" office:string-value="0.11.1          " calcext:value-type="string">
            <text:p>0.11.1 <text:s text:c="9"/></text:p>
          </table:table-cell>
          <table:table-cell table:formula="of:=IF([.B230]=[.H2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0]);&quot;==&quot;;TRIM([.O230]))" office:value-type="string" office:string-value="openjpeg==2.5.0" calcext:value-type="string">
            <text:p>openjpeg==2.5.0</text:p>
          </table:table-cell>
        </table:table-row>
        <table:table-row table:style-name="ro1"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1]);&quot;==&quot;;TRIM([.B231]))" office:value-type="string" office:string-value="libblas==3.9.0" calcext:value-type="string">
            <text:p>libblas==3.9.0</text:p>
          </table:table-cell>
          <table:table-cell table:formula="of:=VLOOKUP([.A231];[.$N$3:.$N$343];1;0)" office:value-type="string" office:string-value="libblas                   " calcext:value-type="string">
            <text:p>libblas <text:s text:c="18"/></text:p>
          </table:table-cell>
          <table:table-cell table:formula="of:=VLOOKUP([.A231];[.$N$3:.$O$343];2;0)" office:value-type="string" office:string-value="3.9.0           " calcext:value-type="string">
            <text:p>3.9.0 <text:s text:c="10"/></text:p>
          </table:table-cell>
          <table:table-cell table:formula="of:=IF([.B231]=[.H2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pyxl <text:s text:c="17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1]);&quot;==&quot;;TRIM([.O231]))" office:value-type="string" office:string-value="openpyxl==3.1.1" calcext:value-type="string">
            <text:p>openpyxl==3.1.1</text:p>
          </table:table-cell>
        </table:table-row>
        <table:table-row table:style-name="ro1"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2]);&quot;==&quot;;TRIM([.B232]))" office:value-type="string" office:string-value="libbrotlicommon==1.0.9" calcext:value-type="string">
            <text:p>libbrotlicommon==1.0.9</text:p>
          </table:table-cell>
          <table:table-cell table:formula="of:=VLOOKUP([.A232];[.$N$3:.$N$343];1;0)" office:value-type="string" office:string-value="libbrotlicommon           " calcext:value-type="string">
            <text:p>libbrotlicommon <text:s text:c="10"/></text:p>
          </table:table-cell>
          <table:table-cell table:formula="of:=VLOOKUP([.A232];[.$N$3:.$O$343];2;0)" office:value-type="string" office:string-value="1.0.9           " calcext:value-type="string">
            <text:p>1.0.9 <text:s text:c="10"/></text:p>
          </table:table-cell>
          <table:table-cell table:formula="of:=IF([.B232]=[.H23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3.1 <text:s text:c="10"/></text:p>
          </table:table-cell>
          <table:table-cell office:value-type="string" calcext:value-type="string">
            <text:p><text:s text:c="5"/>h4ab18f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2]);&quot;==&quot;;TRIM([.O232]))" office:value-type="string" office:string-value="openssl==3.3.1" calcext:value-type="string">
            <text:p>openssl==3.3.1</text:p>
          </table:table-cell>
        </table:table-row>
        <table:table-row table:style-name="ro1"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3]);&quot;==&quot;;TRIM([.B233]))" office:value-type="string" office:string-value="libbrotlidec==1.0.9" calcext:value-type="string">
            <text:p>libbrotlidec==1.0.9</text:p>
          </table:table-cell>
          <table:table-cell table:formula="of:=VLOOKUP([.A233];[.$N$3:.$N$343];1;0)" office:value-type="string" office:string-value="libbrotlidec              " calcext:value-type="string">
            <text:p>libbrotlidec <text:s text:c="13"/></text:p>
          </table:table-cell>
          <table:table-cell table:formula="of:=VLOOKUP([.A233];[.$N$3:.$O$343];2;0)" office:value-type="string" office:string-value="1.0.9           " calcext:value-type="string">
            <text:p>1.0.9 <text:s text:c="10"/></text:p>
          </table:table-cell>
          <table:table-cell table:formula="of:=IF([.B233]=[.H23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5"/>hfdbba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3]);&quot;==&quot;;TRIM([.O233]))" office:value-type="string" office:string-value="orc==1.8.2" calcext:value-type="string">
            <text:p>orc==1.8.2</text:p>
          </table:table-cell>
        </table:table-row>
        <table:table-row table:style-name="ro1"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4]);&quot;==&quot;;TRIM([.B234]))" office:value-type="string" office:string-value="libbrotlienc==1.0.9" calcext:value-type="string">
            <text:p>libbrotlienc==1.0.9</text:p>
          </table:table-cell>
          <table:table-cell table:formula="of:=VLOOKUP([.A234];[.$N$3:.$N$343];1;0)" office:value-type="string" office:string-value="libbrotlienc              " calcext:value-type="string">
            <text:p>libbrotlienc <text:s text:c="13"/></text:p>
          </table:table-cell>
          <table:table-cell table:formula="of:=VLOOKUP([.A234];[.$N$3:.$O$343];2;0)" office:value-type="string" office:string-value="1.0.9           " calcext:value-type="string">
            <text:p>1.0.9 <text:s text:c="10"/></text:p>
          </table:table-cell>
          <table:table-cell table:formula="of:=IF([.B234]=[.H23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ckaging <text:s text:c="16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4]);&quot;==&quot;;TRIM([.O234]))" office:value-type="string" office:string-value="packaging==23" calcext:value-type="string">
            <text:p>packaging==23</text:p>
          </table:table-cell>
        </table:table-row>
        <table:table-row table:style-name="ro1"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5]);&quot;==&quot;;TRIM([.B235]))" office:value-type="string" office:string-value="libcblas==3.9.0" calcext:value-type="string">
            <text:p>libcblas==3.9.0</text:p>
          </table:table-cell>
          <table:table-cell table:formula="of:=VLOOKUP([.A235];[.$N$3:.$N$343];1;0)" office:value-type="string" office:string-value="libcblas                  " calcext:value-type="string">
            <text:p>libcblas <text:s text:c="17"/></text:p>
          </table:table-cell>
          <table:table-cell table:formula="of:=VLOOKUP([.A235];[.$N$3:.$O$343];2;0)" office:value-type="string" office:string-value="3.9.0           " calcext:value-type="string">
            <text:p>3.9.0 <text:s text:c="10"/></text:p>
          </table:table-cell>
          <table:table-cell table:formula="of:=IF([.B235]=[.H23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5]);&quot;==&quot;;TRIM([.O235]))" office:value-type="string" office:string-value="pamela==1.0.0" calcext:value-type="string">
            <text:p>pamela==1.0.0</text:p>
          </table:table-cell>
        </table:table-row>
        <table:table-row table:style-name="ro1">
          <table:table-cell office:value-type="string" calcext:value-type="string">
            <text:p>libcrc32c <text:s text:c="16"/></text:p>
          </table:table-cell>
          <table:table-cell table:style-name="ce4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6]);&quot;==&quot;;TRIM([.B236]))" office:value-type="string" office:string-value="libcrc32c==1.1.2" calcext:value-type="string">
            <text:p>libcrc32c==1.1.2</text:p>
          </table:table-cell>
          <table:table-cell table:formula="of:=VLOOKUP([.A236];[.$N$3:.$N$343];1;0)" office:value-type="string" office:string-value="libcrc32c                 " calcext:value-type="string">
            <text:p>libcrc32c <text:s text:c="16"/></text:p>
          </table:table-cell>
          <table:table-cell table:formula="of:=VLOOKUP([.A236];[.$N$3:.$O$343];2;0)" office:value-type="string" office:string-value="1.1.2           " calcext:value-type="string">
            <text:p>1.1.2 <text:s text:c="10"/></text:p>
          </table:table-cell>
          <table:table-cell table:formula="of:=IF([.B236]=[.H23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py310h9b0891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6]);&quot;==&quot;;TRIM([.O236]))" office:value-type="string" office:string-value="pandas==1.5.3" calcext:value-type="string">
            <text:p>pandas==1.5.3</text:p>
          </table:table-cell>
        </table:table-row>
        <table:table-row table:style-name="ro1">
          <table:table-cell office:value-type="string" calcext:value-type="string">
            <text:p>libcurl <text:s text:c="18"/></text:p>
          </table:table-cell>
          <table:table-cell table:style-name="ce4" office:value-type="string" calcext:value-type="string">
            <text:p>8.1.1 <text:s text:c="10"/></text:p>
          </table:table-cell>
          <table:table-cell office:value-type="string" calcext:value-type="string">
            <text:p><text:s text:c="5"/>h40971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7]);&quot;==&quot;;TRIM([.B237]))" office:value-type="string" office:string-value="libcurl==8.1.1" calcext:value-type="string">
            <text:p>libcurl==8.1.1</text:p>
          </table:table-cell>
          <table:table-cell table:formula="of:=VLOOKUP([.A237];[.$N$3:.$N$343];1;0)" office:value-type="string" office:string-value="libcurl                   " calcext:value-type="string">
            <text:p>libcurl <text:s text:c="18"/></text:p>
          </table:table-cell>
          <table:table-cell table:formula="of:=VLOOKUP([.A237];[.$N$3:.$O$343];2;0)" office:value-type="string" office:string-value="7.88.1          " calcext:value-type="string">
            <text:p>7.88.1 <text:s text:c="9"/></text:p>
          </table:table-cell>
          <table:table-cell table:formula="of:=IF([.B237]=[.H23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7]);&quot;==&quot;;TRIM([.O237]))" office:value-type="string" office:string-value="pandoc==2.19.2" calcext:value-type="string">
            <text:p>pandoc==2.19.2</text:p>
          </table:table-cell>
        </table:table-row>
        <table:table-row table:style-name="ro1">
          <table:table-cell office:value-type="string" calcext:value-type="string">
            <text:p>libdeflate <text:s text:c="15"/>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8]);&quot;==&quot;;TRIM([.B238]))" office:value-type="string" office:string-value="libdeflate==1.18" calcext:value-type="string">
            <text:p>libdeflate==1.18</text:p>
          </table:table-cell>
          <table:table-cell table:formula="of:=VLOOKUP([.A238];[.$N$3:.$N$343];1;0)" office:value-type="string" office:string-value="libdeflate                " calcext:value-type="string">
            <text:p>libdeflate <text:s text:c="15"/></text:p>
          </table:table-cell>
          <table:table-cell table:formula="of:=VLOOKUP([.A238];[.$N$3:.$O$343];2;0)" office:value-type="float" office:value="1.17" calcext:value-type="float">
            <text:p>1.17</text:p>
          </table:table-cell>
          <table:table-cell table:formula="of:=IF([.B238]=[.H2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filters <text:s text:c="12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8]);&quot;==&quot;;TRIM([.O238]))" office:value-type="string" office:string-value="pandocfilters==1.5.0" calcext:value-type="string">
            <text:p>pandocfilters==1.5.0</text:p>
          </table:table-cell>
        </table:table-row>
        <table:table-row table:style-name="ro1"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9]);&quot;==&quot;;TRIM([.B239]))" office:value-type="string" office:string-value="libedit==3.1.20191231" calcext:value-type="string">
            <text:p>libedit==3.1.20191231</text:p>
          </table:table-cell>
          <table:table-cell table:formula="of:=VLOOKUP([.A239];[.$N$3:.$N$343];1;0)" office:value-type="string" office:string-value="libedit                   " calcext:value-type="string">
            <text:p>libedit <text:s text:c="18"/></text:p>
          </table:table-cell>
          <table:table-cell table:formula="of:=VLOOKUP([.A239];[.$N$3:.$O$343];2;0)" office:value-type="string" office:string-value="3.1.20191231    " calcext:value-type="string">
            <text:p>3.1.20191231 <text:s text:c="3"/></text:p>
          </table:table-cell>
          <table:table-cell table:formula="of:=IF([.B239]=[.H2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quet-cpp <text:s text:c="14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9]);&quot;==&quot;;TRIM([.O239]))" office:value-type="string" office:string-value="parquet-cpp==1.5.1" calcext:value-type="string">
            <text:p>parquet-cpp==1.5.1</text:p>
          </table:table-cell>
        </table:table-row>
        <table:table-row table:style-name="ro1"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0]);&quot;==&quot;;TRIM([.B240]))" office:value-type="string" office:string-value="libev==4.33" calcext:value-type="string">
            <text:p>libev==4.33</text:p>
          </table:table-cell>
          <table:table-cell table:formula="of:=VLOOKUP([.A240];[.$N$3:.$N$343];1;0)" office:value-type="string" office:string-value="libev                     " calcext:value-type="string">
            <text:p>libev <text:s text:c="20"/></text:p>
          </table:table-cell>
          <table:table-cell table:formula="of:=VLOOKUP([.A240];[.$N$3:.$O$343];2;0)" office:value-type="float" office:value="4.33" calcext:value-type="float">
            <text:p>4.33</text:p>
          </table:table-cell>
          <table:table-cell table:formula="of:=IF([.B240]=[.H24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0]);&quot;==&quot;;TRIM([.O240]))" office:value-type="string" office:string-value="parso==0.8.3" calcext:value-type="string">
            <text:p>parso==0.8.3</text:p>
          </table:table-cell>
        </table:table-row>
        <table:table-row table:style-name="ro1">
          <table:table-cell office:value-type="string" calcext:value-type="string">
            <text:p>libevent <text:s text:c="17"/></text:p>
          </table:table-cell>
          <table:table-cell table:style-name="ce4" office:value-type="string" calcext:value-type="string">
            <text:p>2.1.12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1]);&quot;==&quot;;TRIM([.B241]))" office:value-type="string" office:string-value="libevent==2.1.12" calcext:value-type="string">
            <text:p>libevent==2.1.12</text:p>
          </table:table-cell>
          <table:table-cell table:formula="of:=VLOOKUP([.A241];[.$N$3:.$N$343];1;0)" office:value-type="string" office:string-value="libevent                  " calcext:value-type="string">
            <text:p>libevent <text:s text:c="17"/></text:p>
          </table:table-cell>
          <table:table-cell table:formula="of:=VLOOKUP([.A241];[.$N$3:.$O$343];2;0)" office:value-type="string" office:string-value="2.1.10          " calcext:value-type="string">
            <text:p>2.1.10 <text:s text:c="9"/></text:p>
          </table:table-cell>
          <table:table-cell table:formula="of:=IF([.B241]=[.H24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d <text:s text:c="20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1]);&quot;==&quot;;TRIM([.O241]))" office:value-type="string" office:string-value="partd==1.3.0" calcext:value-type="string">
            <text:p>partd==1.3.0</text:p>
          </table:table-cell>
        </table:table-row>
        <table:table-row table:style-name="ro1">
          <table:table-cell office:value-type="string" calcext:value-type="string">
            <text:p>libffi <text:s text:c="19"/></text:p>
          </table:table-cell>
          <table:table-cell table:style-name="ce4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2]);&quot;==&quot;;TRIM([.B242]))" office:value-type="string" office:string-value="libffi==3.4.2" calcext:value-type="string">
            <text:p>libffi==3.4.2</text:p>
          </table:table-cell>
          <table:table-cell table:formula="of:=VLOOKUP([.A242];[.$N$3:.$N$343];1;0)" office:value-type="string" office:string-value="libffi                    " calcext:value-type="string">
            <text:p>libffi <text:s text:c="19"/></text:p>
          </table:table-cell>
          <table:table-cell table:formula="of:=VLOOKUP([.A242];[.$N$3:.$O$343];2;0)" office:value-type="string" office:string-value="3.4.2           " calcext:value-type="string">
            <text:p>3.4.2 <text:s text:c="10"/></text:p>
          </table:table-cell>
          <table:table-cell table:formula="of:=IF([.B242]=[.H24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2]);&quot;==&quot;;TRIM([.O242]))" office:value-type="string" office:string-value="patsy==0.5.3" calcext:value-type="string">
            <text:p>patsy==0.5.3</text:p>
          </table:table-cell>
        </table:table-row>
        <table:table-row table:style-name="ro1"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3]);&quot;==&quot;;TRIM([.B243]))" office:value-type="string" office:string-value="libgcc-ng==12.2.0" calcext:value-type="string">
            <text:p>libgcc-ng==12.2.0</text:p>
          </table:table-cell>
          <table:table-cell table:formula="of:=VLOOKUP([.A243];[.$N$3:.$N$343];1;0)" office:value-type="string" office:string-value="libgcc-ng                 " calcext:value-type="string">
            <text:p>libgcc-ng <text:s text:c="16"/></text:p>
          </table:table-cell>
          <table:table-cell table:formula="of:=VLOOKUP([.A243];[.$N$3:.$O$343];2;0)" office:value-type="string" office:string-value="12.2.0          " calcext:value-type="string">
            <text:p>12.2.0 <text:s text:c="9"/></text:p>
          </table:table-cell>
          <table:table-cell table:formula="of:=IF([.B243]=[.H2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8.0 <text:s text:c="10"/></text:p>
          </table:table-cell>
          <table:table-cell office:value-type="string" calcext:value-type="string">
            <text:p><text:s text:c="3"/>pyh1a96a4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3]);&quot;==&quot;;TRIM([.O243]))" office:value-type="string" office:string-value="pexpect==4.8.0" calcext:value-type="string">
            <text:p>pexpect==4.8.0</text:p>
          </table:table-cell>
        </table:table-row>
        <table:table-row table:style-name="ro1"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4]);&quot;==&quot;;TRIM([.B244]))" office:value-type="string" office:string-value="libgfortran-ng==12.2.0" calcext:value-type="string">
            <text:p>libgfortran-ng==12.2.0</text:p>
          </table:table-cell>
          <table:table-cell table:formula="of:=VLOOKUP([.A244];[.$N$3:.$N$343];1;0)" office:value-type="string" office:string-value="libgfortran-ng            " calcext:value-type="string">
            <text:p>libgfortran-ng <text:s text:c="11"/></text:p>
          </table:table-cell>
          <table:table-cell table:formula="of:=VLOOKUP([.A244];[.$N$3:.$O$343];2;0)" office:value-type="string" office:string-value="12.2.0          " calcext:value-type="string">
            <text:p>12.2.0 <text:s text:c="9"/></text:p>
          </table:table-cell>
          <table:table-cell table:formula="of:=IF([.B244]=[.H2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4]);&quot;==&quot;;TRIM([.O244]))" office:value-type="string" office:string-value="pickleshare==0.7.5" calcext:value-type="string">
            <text:p>pickleshare==0.7.5</text:p>
          </table:table-cell>
        </table:table-row>
        <table:table-row table:style-name="ro1"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5]);&quot;==&quot;;TRIM([.B245]))" office:value-type="string" office:string-value="libgfortran5==12.2.0" calcext:value-type="string">
            <text:p>libgfortran5==12.2.0</text:p>
          </table:table-cell>
          <table:table-cell table:formula="of:=VLOOKUP([.A245];[.$N$3:.$N$343];1;0)" office:value-type="string" office:string-value="libgfortran5              " calcext:value-type="string">
            <text:p>libgfortran5 <text:s text:c="13"/></text:p>
          </table:table-cell>
          <table:table-cell table:formula="of:=VLOOKUP([.A245];[.$N$3:.$O$343];2;0)" office:value-type="string" office:string-value="12.2.0          " calcext:value-type="string">
            <text:p>12.2.0 <text:s text:c="9"/></text:p>
          </table:table-cell>
          <table:table-cell table:formula="of:=IF([.B245]=[.H24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4.0 <text:s text:c="10"/></text:p>
          </table:table-cell>
          <table:table-cell office:value-type="string" calcext:value-type="string">
            <text:p>py310h065c6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5]);&quot;==&quot;;TRIM([.O245]))" office:value-type="string" office:string-value="pillow==9.4.0" calcext:value-type="string">
            <text:p>pillow==9.4.0</text:p>
          </table:table-cell>
        </table:table-row>
        <table:table-row table:style-name="ro1"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6]);&quot;==&quot;;TRIM([.B246]))" office:value-type="string" office:string-value="libgomp==12.2.0" calcext:value-type="string">
            <text:p>libgomp==12.2.0</text:p>
          </table:table-cell>
          <table:table-cell table:formula="of:=VLOOKUP([.A246];[.$N$3:.$N$343];1;0)" office:value-type="string" office:string-value="libgomp                   " calcext:value-type="string">
            <text:p>libgomp <text:s text:c="18"/></text:p>
          </table:table-cell>
          <table:table-cell table:formula="of:=VLOOKUP([.A246];[.$N$3:.$O$343];2;0)" office:value-type="string" office:string-value="12.2.0          " calcext:value-type="string">
            <text:p>12.2.0 <text:s text:c="9"/></text:p>
          </table:table-cell>
          <table:table-cell table:formula="of:=IF([.B246]=[.H24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p <text:s text:c="22"/></text:p>
          </table:table-cell>
          <table:table-cell office:value-type="string" calcext:value-type="string">
            <text:p>23.0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6]);&quot;==&quot;;TRIM([.O246]))" office:value-type="string" office:string-value="pip==23.0.1" calcext:value-type="string">
            <text:p>pip==23.0.1</text:p>
          </table:table-cell>
        </table:table-row>
        <table:table-row table:style-name="ro1">
          <table:table-cell office:value-type="string" calcext:value-type="string">
            <text:p>libgoogle-cloud <text:s text:c="10"/></text:p>
          </table:table-cell>
          <table:table-cell table:style-name="ce4" office:value-type="string" calcext:value-type="string">
            <text:p>2.10.1 <text:s text:c="9"/></text:p>
          </table:table-cell>
          <table:table-cell office:value-type="string" calcext:value-type="string">
            <text:p><text:s text:c="5"/>hac9eb7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7]);&quot;==&quot;;TRIM([.B247]))" office:value-type="string" office:string-value="libgoogle-cloud==2.10.1" calcext:value-type="string">
            <text:p>libgoogle-cloud==2.10.1</text:p>
          </table:table-cell>
          <table:table-cell table:formula="of:=VLOOKUP([.A247];[.$N$3:.$N$343];1;0)" office:value-type="string" office:string-value="libgoogle-cloud           " calcext:value-type="string">
            <text:p>libgoogle-cloud <text:s text:c="10"/></text:p>
          </table:table-cell>
          <table:table-cell table:formula="of:=VLOOKUP([.A247];[.$N$3:.$O$343];2;0)" office:value-type="string" office:string-value="2.8.0           " calcext:value-type="string">
            <text:p>2.8.0 <text:s text:c="10"/></text:p>
          </table:table-cell>
          <table:table-cell table:formula="of:=IF([.B247]=[.H24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7]);&quot;==&quot;;TRIM([.O247]))" office:value-type="string" office:string-value="pkgutil-resolve-name==1.3.10" calcext:value-type="string">
            <text:p>pkgutil-resolve-name==1.3.10</text:p>
          </table:table-cell>
        </table:table-row>
        <table:table-row table:style-name="ro1"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4.2 <text:s text:c="9"/></text:p>
          </table:table-cell>
          <table:table-cell office:value-type="string" calcext:value-type="string">
            <text:p><text:s text:c="5"/>hb20ce5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8]);&quot;==&quot;;TRIM([.B248]))" office:value-type="string" office:string-value="libgrpc==1.54.2" calcext:value-type="string">
            <text:p>libgrpc==1.54.2</text:p>
          </table:table-cell>
          <table:table-cell table:formula="of:=VLOOKUP([.A248];[.$N$3:.$N$343];1;0)" office:value-type="string" office:string-value="libgrpc                   " calcext:value-type="string">
            <text:p>libgrpc <text:s text:c="18"/></text:p>
          </table:table-cell>
          <table:table-cell table:formula="of:=VLOOKUP([.A248];[.$N$3:.$O$343];2;0)" office:value-type="string" office:string-value="1.52.1          " calcext:value-type="string">
            <text:p>1.52.1 <text:s text:c="9"/></text:p>
          </table:table-cell>
          <table:table-cell table:formula="of:=IF([.B248]=[.H2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tformdirs <text:s text:c="13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8]);&quot;==&quot;;TRIM([.O248]))" office:value-type="string" office:string-value="platformdirs==3.1.1" calcext:value-type="string">
            <text:p>platformdirs==3.1.1</text:p>
          </table:table-cell>
        </table:table-row>
        <table:table-row table:style-name="ro1"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9]);&quot;==&quot;;TRIM([.B249]))" office:value-type="string" office:string-value="libiconv==1.17" calcext:value-type="string">
            <text:p>libiconv==1.17</text:p>
          </table:table-cell>
          <table:table-cell table:formula="of:=VLOOKUP([.A249];[.$N$3:.$N$343];1;0)" office:value-type="string" office:string-value="libiconv                  " calcext:value-type="string">
            <text:p>libiconv <text:s text:c="17"/></text:p>
          </table:table-cell>
          <table:table-cell table:formula="of:=VLOOKUP([.A249];[.$N$3:.$O$343];2;0)" office:value-type="float" office:value="1.17" calcext:value-type="float">
            <text:p>1.17</text:p>
          </table:table-cell>
          <table:table-cell table:formula="of:=IF([.B249]=[.H2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9]);&quot;==&quot;;TRIM([.O249]))" office:value-type="string" office:string-value="pluggy==1.0.0" calcext:value-type="string">
            <text:p>pluggy==1.0.0</text:p>
          </table:table-cell>
        </table:table-row>
        <table:table-row table:style-name="ro1"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0]);&quot;==&quot;;TRIM([.B250]))" office:value-type="string" office:string-value="libjpeg-turbo==2.1.5.1" calcext:value-type="string">
            <text:p>libjpeg-turbo==2.1.5.1</text:p>
          </table:table-cell>
          <table:table-cell table:formula="of:=VLOOKUP([.A250];[.$N$3:.$N$343];1;0)" office:value-type="string" office:string-value="libjpeg-turbo             " calcext:value-type="string">
            <text:p>libjpeg-turbo <text:s text:c="12"/></text:p>
          </table:table-cell>
          <table:table-cell table:formula="of:=VLOOKUP([.A250];[.$N$3:.$O$343];2;0)" office:value-type="string" office:string-value="2.1.5.1         " calcext:value-type="string">
            <text:p>2.1.5.1 <text:s text:c="8"/></text:p>
          </table:table-cell>
          <table:table-cell table:formula="of:=IF([.B250]=[.H2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ch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0]);&quot;==&quot;;TRIM([.O250]))" office:value-type="string" office:string-value="pooch==1.7.0" calcext:value-type="string">
            <text:p>pooch==1.7.0</text:p>
          </table:table-cell>
        </table:table-row>
        <table:table-row table:style-name="ro1"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1]);&quot;==&quot;;TRIM([.B251]))" office:value-type="string" office:string-value="liblapack==3.9.0" calcext:value-type="string">
            <text:p>liblapack==3.9.0</text:p>
          </table:table-cell>
          <table:table-cell table:formula="of:=VLOOKUP([.A251];[.$N$3:.$N$343];1;0)" office:value-type="string" office:string-value="liblapack                 " calcext:value-type="string">
            <text:p>liblapack <text:s text:c="16"/></text:p>
          </table:table-cell>
          <table:table-cell table:formula="of:=VLOOKUP([.A251];[.$N$3:.$O$343];2;0)" office:value-type="string" office:string-value="3.9.0           " calcext:value-type="string">
            <text:p>3.9.0 <text:s text:c="10"/></text:p>
          </table:table-cell>
          <table:table-cell table:formula="of:=IF([.B251]=[.H2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etheus_client <text:s text:c="8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1]);&quot;==&quot;;TRIM([.O251]))" office:value-type="string" office:string-value="prometheus_client==0.16.0" calcext:value-type="string">
            <text:p>prometheus_client==0.16.0</text:p>
          </table:table-cell>
        </table:table-row>
        <table:table-row table:style-name="ro1"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2]);&quot;==&quot;;TRIM([.B252]))" office:value-type="string" office:string-value="liblapacke==3.9.0" calcext:value-type="string">
            <text:p>liblapacke==3.9.0</text:p>
          </table:table-cell>
          <table:table-cell table:formula="of:=VLOOKUP([.A252];[.$N$3:.$N$343];1;0)" office:value-type="string" office:string-value="liblapacke                " calcext:value-type="string">
            <text:p>liblapacke <text:s text:c="15"/></text:p>
          </table:table-cell>
          <table:table-cell table:formula="of:=VLOOKUP([.A252];[.$N$3:.$O$343];2;0)" office:value-type="string" office:string-value="3.9.0           " calcext:value-type="string">
            <text:p>3.9.0 <text:s text:c="10"/></text:p>
          </table:table-cell>
          <table:table-cell table:formula="of:=IF([.B252]=[.H25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2]);&quot;==&quot;;TRIM([.O252]))" office:value-type="string" office:string-value="prompt-toolkit==3.0.38" calcext:value-type="string">
            <text:p>prompt-toolkit==3.0.38</text:p>
          </table:table-cell>
        </table:table-row>
        <table:table-row table:style-name="ro1">
          <table:table-cell office:value-type="string" calcext:value-type="string">
            <text:p>libllvm14 <text:s text:c="16"/></text:p>
          </table:table-cell>
          <table:table-cell office:value-type="string" calcext:value-type="string">
            <text:p>14.0.6 <text:s text:c="9"/></text:p>
          </table:table-cell>
          <table:table-cell office:value-type="string" calcext:value-type="string">
            <text:p><text:s text:c="5"/>hcd5def8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3]);&quot;==&quot;;TRIM([.B253]))" office:value-type="string" office:string-value="libllvm14==14.0.6" calcext:value-type="string">
            <text:p>libllvm14==14.0.6</text:p>
          </table:table-cell>
          <table:table-cell table:formula="of:=VLOOKUP([.A253];[.$N$3:.$N$343];1;0)" office:value-type="string" office:string-value="" calcext:value-type="error">
            <text:p>#N/A</text:p>
          </table:table-cell>
          <table:table-cell table:formula="of:=VLOOKUP([.A253];[.$N$3:.$O$343];2;0)" office:value-type="string" office:string-value="" calcext:value-type="error">
            <text:p>#N/A</text:p>
          </table:table-cell>
          <table:table-cell table:formula="of:=IF([.B253]=[.H2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3]);&quot;==&quot;;TRIM([.O253]))" office:value-type="string" office:string-value="prompt_toolkit==3.0.38" calcext:value-type="string">
            <text:p>prompt_toolkit==3.0.38</text:p>
          </table:table-cell>
        </table:table-row>
        <table:table-row table:style-name="ro1">
          <table:table-cell office:value-type="string" calcext:value-type="string">
            <text:p>libmamba <text:s text:c="17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5"/>hcea66b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4]);&quot;==&quot;;TRIM([.B254]))" office:value-type="string" office:string-value="libmamba==1.4.2" calcext:value-type="string">
            <text:p>libmamba==1.4.2</text:p>
          </table:table-cell>
          <table:table-cell table:formula="of:=VLOOKUP([.A254];[.$N$3:.$N$343];1;0)" office:value-type="string" office:string-value="libmamba                  " calcext:value-type="string">
            <text:p>libmamba <text:s text:c="17"/></text:p>
          </table:table-cell>
          <table:table-cell table:formula="of:=VLOOKUP([.A254];[.$N$3:.$O$343];2;0)" office:value-type="string" office:string-value="1.3.1           " calcext:value-type="string">
            <text:p>1.3.1 <text:s text:c="10"/></text:p>
          </table:table-cell>
          <table:table-cell table:formula="of:=IF([.B254]=[.H2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4]);&quot;==&quot;;TRIM([.O254]))" office:value-type="string" office:string-value="protobuf==4.21.12" calcext:value-type="string">
            <text:p>protobuf==4.21.12</text:p>
          </table:table-cell>
        </table:table-row>
        <table:table-row table:style-name="ro1">
          <table:table-cell office:value-type="string" calcext:value-type="string">
            <text:p>libmambapy <text:s text:c="15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14287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5]);&quot;==&quot;;TRIM([.B255]))" office:value-type="string" office:string-value="libmambapy==1.4.2" calcext:value-type="string">
            <text:p>libmambapy==1.4.2</text:p>
          </table:table-cell>
          <table:table-cell table:formula="of:=VLOOKUP([.A255];[.$N$3:.$N$343];1;0)" office:value-type="string" office:string-value="libmambapy                " calcext:value-type="string">
            <text:p>libmambapy <text:s text:c="15"/></text:p>
          </table:table-cell>
          <table:table-cell table:formula="of:=VLOOKUP([.A255];[.$N$3:.$O$343];2;0)" office:value-type="string" office:string-value="1.3.1           " calcext:value-type="string">
            <text:p>1.3.1 <text:s text:c="10"/></text:p>
          </table:table-cell>
          <table:table-cell table:formula="of:=IF([.B255]=[.H25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4 <text:s text:c="10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5]);&quot;==&quot;;TRIM([.O255]))" office:value-type="string" office:string-value="psutil==5.9.4" calcext:value-type="string">
            <text:p>psutil==5.9.4</text:p>
          </table:table-cell>
        </table:table-row>
        <table:table-row table:style-name="ro1"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6]);&quot;==&quot;;TRIM([.B256]))" office:value-type="string" office:string-value="libnghttp2==1.52.0" calcext:value-type="string">
            <text:p>libnghttp2==1.52.0</text:p>
          </table:table-cell>
          <table:table-cell table:formula="of:=VLOOKUP([.A256];[.$N$3:.$N$343];1;0)" office:value-type="string" office:string-value="libnghttp2                " calcext:value-type="string">
            <text:p>libnghttp2 <text:s text:c="15"/></text:p>
          </table:table-cell>
          <table:table-cell table:formula="of:=VLOOKUP([.A256];[.$N$3:.$O$343];2;0)" office:value-type="string" office:string-value="1.52.0          " calcext:value-type="string">
            <text:p>1.52.0 <text:s text:c="9"/></text:p>
          </table:table-cell>
          <table:table-cell table:formula="of:=IF([.B256]=[.H2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6]);&quot;==&quot;;TRIM([.O256]))" office:value-type="string" office:string-value="pthread-stubs==0.4" calcext:value-type="string">
            <text:p>pthread-stubs==0.4</text:p>
          </table:table-cell>
        </table:table-row>
        <table:table-row table:style-name="ro1"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7]);&quot;==&quot;;TRIM([.B257]))" office:value-type="string" office:string-value="libnsl==2.0.0" calcext:value-type="string">
            <text:p>libnsl==2.0.0</text:p>
          </table:table-cell>
          <table:table-cell table:formula="of:=VLOOKUP([.A257];[.$N$3:.$N$343];1;0)" office:value-type="string" office:string-value="libnsl                    " calcext:value-type="string">
            <text:p>libnsl <text:s text:c="19"/></text:p>
          </table:table-cell>
          <table:table-cell table:formula="of:=VLOOKUP([.A257];[.$N$3:.$O$343];2;0)" office:value-type="string" office:string-value="2.0.0           " calcext:value-type="string">
            <text:p>2.0.0 <text:s text:c="10"/></text:p>
          </table:table-cell>
          <table:table-cell table:formula="of:=IF([.B257]=[.H25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7]);&quot;==&quot;;TRIM([.O257]))" office:value-type="string" office:string-value="ptyprocess==0.7.0" calcext:value-type="string">
            <text:p>ptyprocess==0.7.0</text:p>
          </table:table-cell>
        </table:table-row>
        <table:table-row table:style-name="ro1">
          <table:table-cell office:value-type="string" calcext:value-type="string">
            <text:p>libnuma <text:s text:c="18"/></text:p>
          </table:table-cell>
          <table:table-cell office:value-type="string" calcext:value-type="string">
            <text:p>2.0.16 <text:s text:c="9"/></text:p>
          </table:table-cell>
          <table:table-cell office:value-type="string" calcext:value-type="string">
            <text:p><text:s text:c="5"/>h0b41bf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8]);&quot;==&quot;;TRIM([.B258]))" office:value-type="string" office:string-value="libnuma==2.0.16" calcext:value-type="string">
            <text:p>libnuma==2.0.16</text:p>
          </table:table-cell>
          <table:table-cell table:formula="of:=VLOOKUP([.A258];[.$N$3:.$N$343];1;0)" office:value-type="string" office:string-value="" calcext:value-type="error">
            <text:p>#N/A</text:p>
          </table:table-cell>
          <table:table-cell table:formula="of:=VLOOKUP([.A258];[.$N$3:.$O$343];2;0)" office:value-type="string" office:string-value="" calcext:value-type="error">
            <text:p>#N/A</text:p>
          </table:table-cell>
          <table:table-cell table:formula="of:=IF([.B258]=[.H25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8]);&quot;==&quot;;TRIM([.O258]))" office:value-type="string" office:string-value="pure_eval==0.2.2" calcext:value-type="string">
            <text:p>pure_eval==0.2.2</text:p>
          </table:table-cell>
        </table:table-row>
        <table:table-row table:style-name="ro1">
          <table:table-cell office:value-type="string" calcext:value-type="string">
            <text:p>libopenblas <text:s text:c="14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9]);&quot;==&quot;;TRIM([.B259]))" office:value-type="string" office:string-value="libopenblas==0.3.21" calcext:value-type="string">
            <text:p>libopenblas==0.3.21</text:p>
          </table:table-cell>
          <table:table-cell table:formula="of:=VLOOKUP([.A259];[.$N$3:.$N$343];1;0)" office:value-type="string" office:string-value="libopenblas               " calcext:value-type="string">
            <text:p>libopenblas <text:s text:c="14"/></text:p>
          </table:table-cell>
          <table:table-cell table:formula="of:=VLOOKUP([.A259];[.$N$3:.$O$343];2;0)" office:value-type="string" office:string-value="0.3.21          " calcext:value-type="string">
            <text:p>0.3.21 <text:s text:c="9"/></text:p>
          </table:table-cell>
          <table:table-cell table:formula="of:=IF([.B259]=[.H25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py310h633f555_10_cpu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9]);&quot;==&quot;;TRIM([.O259]))" office:value-type="string" office:string-value="pyarrow==11.0.0" calcext:value-type="string">
            <text:p>pyarrow==11.0.0</text:p>
          </table:table-cell>
        </table:table-row>
        <table:table-row table:style-name="ro1"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0]);&quot;==&quot;;TRIM([.B260]))" office:value-type="string" office:string-value="libpng==1.6.39" calcext:value-type="string">
            <text:p>libpng==1.6.39</text:p>
          </table:table-cell>
          <table:table-cell table:formula="of:=VLOOKUP([.A260];[.$N$3:.$N$343];1;0)" office:value-type="string" office:string-value="libpng                    " calcext:value-type="string">
            <text:p>libpng <text:s text:c="19"/></text:p>
          </table:table-cell>
          <table:table-cell table:formula="of:=VLOOKUP([.A260];[.$N$3:.$O$343];2;0)" office:value-type="string" office:string-value="1.6.39          " calcext:value-type="string">
            <text:p>1.6.39 <text:s text:c="9"/></text:p>
          </table:table-cell>
          <table:table-cell table:formula="of:=IF([.B260]=[.H26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0]);&quot;==&quot;;TRIM([.O260]))" office:value-type="string" office:string-value="pybind11-abi==4" calcext:value-type="string">
            <text:p>pybind11-abi==4</text:p>
          </table:table-cell>
        </table:table-row>
        <table:table-row table:style-name="ro1"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1]);&quot;==&quot;;TRIM([.B261]))" office:value-type="string" office:string-value="libprotobuf==3.21.12" calcext:value-type="string">
            <text:p>libprotobuf==3.21.12</text:p>
          </table:table-cell>
          <table:table-cell table:formula="of:=VLOOKUP([.A261];[.$N$3:.$N$343];1;0)" office:value-type="string" office:string-value="libprotobuf               " calcext:value-type="string">
            <text:p>libprotobuf <text:s text:c="14"/></text:p>
          </table:table-cell>
          <table:table-cell table:formula="of:=VLOOKUP([.A261];[.$N$3:.$O$343];2;0)" office:value-type="string" office:string-value="3.21.12         " calcext:value-type="string">
            <text:p>3.21.12 <text:s text:c="8"/></text:p>
          </table:table-cell>
          <table:table-cell table:formula="of:=IF([.B261]=[.H2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1]);&quot;==&quot;;TRIM([.O261]))" office:value-type="string" office:string-value="pycosat==0.6.4" calcext:value-type="string">
            <text:p>pycosat==0.6.4</text:p>
          </table:table-cell>
        </table:table-row>
        <table:table-row table:style-name="ro1">
          <table:table-cell office:value-type="string" calcext:value-type="string">
            <text:p>librosa <text:s text:c="18"/></text:p>
          </table:table-cell>
          <table:table-cell table:style-name="ce4" office:value-type="string" calcext:value-type="string">
            <text:p>0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2]);&quot;==&quot;;TRIM([.B262]))" office:value-type="string" office:string-value="librosa==0.8.1" calcext:value-type="string">
            <text:p>librosa==0.8.1</text:p>
          </table:table-cell>
          <table:table-cell table:formula="of:=VLOOKUP([.A262];[.$N$3:.$N$343];1;0)" office:value-type="string" office:string-value="" calcext:value-type="error">
            <text:p>#N/A</text:p>
          </table:table-cell>
          <table:table-cell table:formula="of:=VLOOKUP([.A262];[.$N$3:.$O$343];2;0)" office:value-type="string" office:string-value="" calcext:value-type="error">
            <text:p>#N/A</text:p>
          </table:table-cell>
          <table:table-cell table:formula="of:=IF([.B262]=[.H2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2]);&quot;==&quot;;TRIM([.O262]))" office:value-type="string" office:string-value="pycparser==2.21" calcext:value-type="string">
            <text:p>pycparser==2.21</text:p>
          </table:table-cell>
        </table:table-row>
        <table:table-row table:style-name="ro1"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3]);&quot;==&quot;;TRIM([.B263]))" office:value-type="string" office:string-value="libsodium==1.0.18" calcext:value-type="string">
            <text:p>libsodium==1.0.18</text:p>
          </table:table-cell>
          <table:table-cell table:formula="of:=VLOOKUP([.A263];[.$N$3:.$N$343];1;0)" office:value-type="string" office:string-value="libsodium                 " calcext:value-type="string">
            <text:p>libsodium <text:s text:c="16"/></text:p>
          </table:table-cell>
          <table:table-cell table:formula="of:=VLOOKUP([.A263];[.$N$3:.$O$343];2;0)" office:value-type="string" office:string-value="1.0.18          " calcext:value-type="string">
            <text:p>1.0.18 <text:s text:c="9"/></text:p>
          </table:table-cell>
          <table:table-cell table:formula="of:=IF([.B263]=[.H2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19.0 <text:s text:c="9"/></text:p>
          </table:table-cell>
          <table:table-cell office:value-type="string" calcext:value-type="string">
            <text:p>py310h2372a7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3]);&quot;==&quot;;TRIM([.O263]))" office:value-type="string" office:string-value="pycryptodomex==3.19.0" calcext:value-type="string">
            <text:p>pycryptodomex==3.19.0</text:p>
          </table:table-cell>
        </table:table-row>
        <table:table-row table:style-name="ro1">
          <table:table-cell office:value-type="string" calcext:value-type="string">
            <text:p>libsolv <text:s text:c="18"/></text:p>
          </table:table-cell>
          <table:table-cell table:style-name="ce4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4]);&quot;==&quot;;TRIM([.B264]))" office:value-type="string" office:string-value="libsolv==0.7.23" calcext:value-type="string">
            <text:p>libsolv==0.7.23</text:p>
          </table:table-cell>
          <table:table-cell table:formula="of:=VLOOKUP([.A264];[.$N$3:.$N$343];1;0)" office:value-type="string" office:string-value="libsolv                   " calcext:value-type="string">
            <text:p>libsolv <text:s text:c="18"/></text:p>
          </table:table-cell>
          <table:table-cell table:formula="of:=VLOOKUP([.A264];[.$N$3:.$O$343];2;0)" office:value-type="string" office:string-value="0.7.23          " calcext:value-type="string">
            <text:p>0.7.23 <text:s text:c="9"/></text:p>
          </table:table-cell>
          <table:table-cell table:formula="of:=IF([.B264]=[.H2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4]);&quot;==&quot;;TRIM([.O264]))" office:value-type="string" office:string-value="pycurl==7.45.1" calcext:value-type="string">
            <text:p>pycurl==7.45.1</text:p>
          </table:table-cell>
        </table:table-row>
        <table:table-row table:style-name="ro1"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2.0 <text:s text:c="9"/></text:p>
          </table:table-cell>
          <table:table-cell office:value-type="string" calcext:value-type="string">
            <text:p><text:s text:c="5"/>h27970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5]);&quot;==&quot;;TRIM([.B265]))" office:value-type="string" office:string-value="libsqlite==3.42.0" calcext:value-type="string">
            <text:p>libsqlite==3.42.0</text:p>
          </table:table-cell>
          <table:table-cell table:formula="of:=VLOOKUP([.A265];[.$N$3:.$N$343];1;0)" office:value-type="string" office:string-value="libsqlite                 " calcext:value-type="string">
            <text:p>libsqlite <text:s text:c="16"/></text:p>
          </table:table-cell>
          <table:table-cell table:formula="of:=VLOOKUP([.A265];[.$N$3:.$O$343];2;0)" office:value-type="string" office:string-value="3.40.0          " calcext:value-type="string">
            <text:p>3.40.0 <text:s text:c="9"/></text:p>
          </table:table-cell>
          <table:table-cell table:formula="of:=IF([.B265]=[.H2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5]);&quot;==&quot;;TRIM([.O265]))" office:value-type="string" office:string-value="pygments==2.14.0" calcext:value-type="string">
            <text:p>pygments==2.14.0</text:p>
          </table:table-cell>
        </table:table-row>
        <table:table-row table:style-name="ro1"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6]);&quot;==&quot;;TRIM([.B266]))" office:value-type="string" office:string-value="libssh2==1.10.0" calcext:value-type="string">
            <text:p>libssh2==1.10.0</text:p>
          </table:table-cell>
          <table:table-cell table:formula="of:=VLOOKUP([.A266];[.$N$3:.$N$343];1;0)" office:value-type="string" office:string-value="libssh2                   " calcext:value-type="string">
            <text:p>libssh2 <text:s text:c="18"/></text:p>
          </table:table-cell>
          <table:table-cell table:formula="of:=VLOOKUP([.A266];[.$N$3:.$O$343];2;0)" office:value-type="string" office:string-value="1.10.0          " calcext:value-type="string">
            <text:p>1.10.0 <text:s text:c="9"/></text:p>
          </table:table-cell>
          <table:table-cell table:formula="of:=IF([.B266]=[.H26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jwt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6]);&quot;==&quot;;TRIM([.O266]))" office:value-type="string" office:string-value="pyjwt==2.6.0" calcext:value-type="string">
            <text:p>pyjwt==2.6.0</text:p>
          </table:table-cell>
        </table:table-row>
        <table:table-row table:style-name="ro1"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7]);&quot;==&quot;;TRIM([.B267]))" office:value-type="string" office:string-value="libstdcxx-ng==12.2.0" calcext:value-type="string">
            <text:p>libstdcxx-ng==12.2.0</text:p>
          </table:table-cell>
          <table:table-cell table:formula="of:=VLOOKUP([.A267];[.$N$3:.$N$343];1;0)" office:value-type="string" office:string-value="libstdcxx-ng              " calcext:value-type="string">
            <text:p>libstdcxx-ng <text:s text:c="13"/></text:p>
          </table:table-cell>
          <table:table-cell table:formula="of:=VLOOKUP([.A267];[.$N$3:.$O$343];2;0)" office:value-type="string" office:string-value="12.2.0          " calcext:value-type="string">
            <text:p>12.2.0 <text:s text:c="9"/></text:p>
          </table:table-cell>
          <table:table-cell table:formula="of:=IF([.B267]=[.H2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7]);&quot;==&quot;;TRIM([.O267]))" office:value-type="string" office:string-value="pyopenssl==23.0.0" calcext:value-type="string">
            <text:p>pyopenssl==23.0.0</text:p>
          </table:table-cell>
        </table:table-row>
        <table:table-row table:style-name="ro1"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1 <text:s text:c="9"/></text:p>
          </table:table-cell>
          <table:table-cell office:value-type="string" calcext:value-type="string">
            <text:p><text:s text:c="5"/>h8fd135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8]);&quot;==&quot;;TRIM([.B268]))" office:value-type="string" office:string-value="libthrift==0.18.1" calcext:value-type="string">
            <text:p>libthrift==0.18.1</text:p>
          </table:table-cell>
          <table:table-cell table:formula="of:=VLOOKUP([.A268];[.$N$3:.$N$343];1;0)" office:value-type="string" office:string-value="libthrift                 " calcext:value-type="string">
            <text:p>libthrift <text:s text:c="16"/></text:p>
          </table:table-cell>
          <table:table-cell table:formula="of:=VLOOKUP([.A268];[.$N$3:.$O$343];2;0)" office:value-type="string" office:string-value="0.18.0          " calcext:value-type="string">
            <text:p>0.18.0 <text:s text:c="9"/></text:p>
          </table:table-cell>
          <table:table-cell table:formula="of:=IF([.B268]=[.H26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parsing <text:s text:c="16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8]);&quot;==&quot;;TRIM([.O268]))" office:value-type="string" office:string-value="pyparsing==3.0.9" calcext:value-type="string">
            <text:p>pyparsing==3.0.9</text:p>
          </table:table-cell>
        </table:table-row>
        <table:table-row table:style-name="ro1"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a587672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9]);&quot;==&quot;;TRIM([.B269]))" office:value-type="string" office:string-value="libtiff==4.5.0" calcext:value-type="string">
            <text:p>libtiff==4.5.0</text:p>
          </table:table-cell>
          <table:table-cell table:formula="of:=VLOOKUP([.A269];[.$N$3:.$N$343];1;0)" office:value-type="string" office:string-value="libtiff                   " calcext:value-type="string">
            <text:p>libtiff <text:s text:c="18"/></text:p>
          </table:table-cell>
          <table:table-cell table:formula="of:=VLOOKUP([.A269];[.$N$3:.$O$343];2;0)" office:value-type="string" office:string-value="4.5.0           " calcext:value-type="string">
            <text:p>4.5.0 <text:s text:c="10"/></text:p>
          </table:table-cell>
          <table:table-cell table:formula="of:=IF([.B269]=[.H26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9]);&quot;==&quot;;TRIM([.O269]))" office:value-type="string" office:string-value="pyrsistent==0.19.3" calcext:value-type="string">
            <text:p>pyrsistent==0.19.3</text:p>
          </table:table-cell>
        </table:table-row>
        <table:table-row table:style-name="ro1"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0]);&quot;==&quot;;TRIM([.B270]))" office:value-type="string" office:string-value="libutf8proc==2.8.0" calcext:value-type="string">
            <text:p>libutf8proc==2.8.0</text:p>
          </table:table-cell>
          <table:table-cell table:formula="of:=VLOOKUP([.A270];[.$N$3:.$N$343];1;0)" office:value-type="string" office:string-value="libutf8proc               " calcext:value-type="string">
            <text:p>libutf8proc <text:s text:c="14"/></text:p>
          </table:table-cell>
          <table:table-cell table:formula="of:=VLOOKUP([.A270];[.$N$3:.$O$343];2;0)" office:value-type="string" office:string-value="2.8.0           " calcext:value-type="string">
            <text:p>2.8.0 <text:s text:c="10"/></text:p>
          </table:table-cell>
          <table:table-cell table:formula="of:=IF([.B270]=[.H27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0]);&quot;==&quot;;TRIM([.O270]))" office:value-type="string" office:string-value="pysocks==1.7.1" calcext:value-type="string">
            <text:p>pysocks==1.7.1</text:p>
          </table:table-cell>
        </table:table-row>
        <table:table-row table:style-name="ro1"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8.1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1]);&quot;==&quot;;TRIM([.B271]))" office:value-type="string" office:string-value="libuuid==2.38.1" calcext:value-type="string">
            <text:p>libuuid==2.38.1</text:p>
          </table:table-cell>
          <table:table-cell table:formula="of:=VLOOKUP([.A271];[.$N$3:.$N$343];1;0)" office:value-type="string" office:string-value="libuuid                   " calcext:value-type="string">
            <text:p>libuuid <text:s text:c="18"/></text:p>
          </table:table-cell>
          <table:table-cell table:formula="of:=VLOOKUP([.A271];[.$N$3:.$O$343];2;0)" office:value-type="string" office:string-value="2.32.1          " calcext:value-type="string">
            <text:p>2.32.1 <text:s text:c="9"/></text:p>
          </table:table-cell>
          <table:table-cell table:formula="of:=IF([.B271]=[.H27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7.0 <text:s text:c="10"/></text:p>
          </table:table-cell>
          <table:table-cell office:value-type="string" calcext:value-type="string">
            <text:p>py310hde6a235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1]);&quot;==&quot;;TRIM([.O271]))" office:value-type="string" office:string-value="pytables==3.7.0" calcext:value-type="string">
            <text:p>pytables==3.7.0</text:p>
          </table:table-cell>
        </table:table-row>
        <table:table-row table:style-name="ro1"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2]);&quot;==&quot;;TRIM([.B272]))" office:value-type="string" office:string-value="libuv==1.44.2" calcext:value-type="string">
            <text:p>libuv==1.44.2</text:p>
          </table:table-cell>
          <table:table-cell table:formula="of:=VLOOKUP([.A272];[.$N$3:.$N$343];1;0)" office:value-type="string" office:string-value="libuv                     " calcext:value-type="string">
            <text:p>libuv <text:s text:c="20"/></text:p>
          </table:table-cell>
          <table:table-cell table:formula="of:=VLOOKUP([.A272];[.$N$3:.$O$343];2;0)" office:value-type="string" office:string-value="1.44.2          " calcext:value-type="string">
            <text:p>1.44.2 <text:s text:c="9"/></text:p>
          </table:table-cell>
          <table:table-cell table:formula="of:=IF([.B272]=[.H27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9 <text:s text:c="9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2]);&quot;==&quot;;TRIM([.O272]))" office:value-type="string" office:string-value="python==3.10.9" calcext:value-type="string">
            <text:p>python==3.10.9</text:p>
          </table:table-cell>
        </table:table-row>
        <table:table-row table:style-name="ro1"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3]);&quot;==&quot;;TRIM([.B273]))" office:value-type="string" office:string-value="libwebp-base==1.3.0" calcext:value-type="string">
            <text:p>libwebp-base==1.3.0</text:p>
          </table:table-cell>
          <table:table-cell table:formula="of:=VLOOKUP([.A273];[.$N$3:.$N$343];1;0)" office:value-type="string" office:string-value="libwebp-base              " calcext:value-type="string">
            <text:p>libwebp-base <text:s text:c="13"/></text:p>
          </table:table-cell>
          <table:table-cell table:formula="of:=VLOOKUP([.A273];[.$N$3:.$O$343];2;0)" office:value-type="string" office:string-value="1.3.0           " calcext:value-type="string">
            <text:p>1.3.0 <text:s text:c="10"/></text:p>
          </table:table-cell>
          <table:table-cell table:formula="of:=IF([.B273]=[.H27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3]);&quot;==&quot;;TRIM([.O273]))" office:value-type="string" office:string-value="python-dateutil==2.8.2" calcext:value-type="string">
            <text:p>python-dateutil==2.8.2</text:p>
          </table:table-cell>
        </table:table-row>
        <table:table-row table:style-name="ro1">
          <table:table-cell office:value-type="string" calcext:value-type="string">
            <text:p>libxcb <text:s text:c="19"/>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4]);&quot;==&quot;;TRIM([.B274]))" office:value-type="string" office:string-value="libxcb==1.15" calcext:value-type="string">
            <text:p>libxcb==1.15</text:p>
          </table:table-cell>
          <table:table-cell table:formula="of:=VLOOKUP([.A274];[.$N$3:.$N$343];1;0)" office:value-type="string" office:string-value="libxcb                    " calcext:value-type="string">
            <text:p>libxcb <text:s text:c="19"/></text:p>
          </table:table-cell>
          <table:table-cell table:formula="of:=VLOOKUP([.A274];[.$N$3:.$O$343];2;0)" office:value-type="float" office:value="1.13" calcext:value-type="float">
            <text:p>1.13</text:p>
          </table:table-cell>
          <table:table-cell table:formula="of:=IF([.B274]=[.H27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fastjsonschema <text:s text:c="4"/></text:p>
          </table:table-cell>
          <table:table-cell office:value-type="string" calcext:value-type="string">
            <text:p>2.16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4]);&quot;==&quot;;TRIM([.O274]))" office:value-type="string" office:string-value="python-fastjsonschema==2.16.3" calcext:value-type="string">
            <text:p>python-fastjsonschema==2.16.3</text:p>
          </table:table-cell>
        </table:table-row>
        <table:table-row table:style-name="ro1">
          <table:table-cell office:value-type="string" calcext:value-type="string">
            <text:p>libxml2 <text:s text:c="18"/></text:p>
          </table:table-cell>
          <table:table-cell table:style-name="ce4" office:value-type="string" calcext:value-type="string">
            <text:p>2.11.4 <text:s text:c="9"/></text:p>
          </table:table-cell>
          <table:table-cell office:value-type="string" calcext:value-type="string">
            <text:p><text:s text:c="5"/>h0d562d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5]);&quot;==&quot;;TRIM([.B275]))" office:value-type="string" office:string-value="libxml2==2.11.4" calcext:value-type="string">
            <text:p>libxml2==2.11.4</text:p>
          </table:table-cell>
          <table:table-cell table:formula="of:=VLOOKUP([.A275];[.$N$3:.$N$343];1;0)" office:value-type="string" office:string-value="libxml2                   " calcext:value-type="string">
            <text:p>libxml2 <text:s text:c="18"/></text:p>
          </table:table-cell>
          <table:table-cell table:formula="of:=VLOOKUP([.A275];[.$N$3:.$O$343];2;0)" office:value-type="string" office:string-value="2.10.3          " calcext:value-type="string">
            <text:p>2.10.3 <text:s text:c="9"/></text:p>
          </table:table-cell>
          <table:table-cell table:formula="of:=IF([.B275]=[.H2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5]);&quot;==&quot;;TRIM([.O275]))" office:value-type="string" office:string-value="python-json-logger==2.0.7" calcext:value-type="string">
            <text:p>python-json-logger==2.0.7</text:p>
          </table:table-cell>
        </table:table-row>
        <table:table-row table:style-name="ro1">
          <table:table-cell office:value-type="string" calcext:value-type="string">
            <text:p>libzlib <text:s text:c="18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6]);&quot;==&quot;;TRIM([.B276]))" office:value-type="string" office:string-value="libzlib==1.2.13" calcext:value-type="string">
            <text:p>libzlib==1.2.13</text:p>
          </table:table-cell>
          <table:table-cell table:formula="of:=VLOOKUP([.A276];[.$N$3:.$N$343];1;0)" office:value-type="string" office:string-value="libzlib                   " calcext:value-type="string">
            <text:p>libzlib <text:s text:c="18"/></text:p>
          </table:table-cell>
          <table:table-cell table:formula="of:=VLOOKUP([.A276];[.$N$3:.$O$343];2;0)" office:value-type="string" office:string-value="1.2.13          " calcext:value-type="string">
            <text:p>1.2.13 <text:s text:c="9"/></text:p>
          </table:table-cell>
          <table:table-cell table:formula="of:=IF([.B276]=[.H2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6]);&quot;==&quot;;TRIM([.O276]))" office:value-type="string" office:string-value="python_abi==3.1" calcext:value-type="string">
            <text:p>python_abi==3.1</text:p>
          </table:table-cell>
        </table:table-row>
        <table:table-row table:style-name="ro1"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7]);&quot;==&quot;;TRIM([.B277]))" office:value-type="string" office:string-value="libzopfli==1.0.3" calcext:value-type="string">
            <text:p>libzopfli==1.0.3</text:p>
          </table:table-cell>
          <table:table-cell table:formula="of:=VLOOKUP([.A277];[.$N$3:.$N$343];1;0)" office:value-type="string" office:string-value="libzopfli                 " calcext:value-type="string">
            <text:p>libzopfli <text:s text:c="16"/></text:p>
          </table:table-cell>
          <table:table-cell table:formula="of:=VLOOKUP([.A277];[.$N$3:.$O$343];2;0)" office:value-type="string" office:string-value="1.0.3           " calcext:value-type="string">
            <text:p>1.0.3 <text:s text:c="10"/></text:p>
          </table:table-cell>
          <table:table-cell table:formula="of:=IF([.B277]=[.H2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z <text:s text:c="21"/></text:p>
          </table:table-cell>
          <table:table-cell table:style-name="ce4" office:value-type="string" calcext:value-type="string">
            <text:p>2022.7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7]);&quot;==&quot;;TRIM([.O277]))" office:value-type="string" office:string-value="pytz==2022.7.1" calcext:value-type="string">
            <text:p>pytz==2022.7.1</text:p>
          </table:table-cell>
        </table:table-row>
        <table:table-row table:style-name="ro1">
          <table:table-cell office:value-type="string" calcext:value-type="string">
            <text:p>lit <text:s text:c="22"/></text:p>
          </table:table-cell>
          <table:table-cell office:value-type="string" calcext:value-type="string">
            <text:p>17.0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78]);&quot;==&quot;;TRIM([.B278]))" office:value-type="string" office:string-value="lit==17.0.6" calcext:value-type="string">
            <text:p>lit==17.0.6</text:p>
          </table:table-cell>
          <table:table-cell table:formula="of:=VLOOKUP([.A278];[.$N$3:.$N$343];1;0)" office:value-type="string" office:string-value="" calcext:value-type="error">
            <text:p>#N/A</text:p>
          </table:table-cell>
          <table:table-cell table:formula="of:=VLOOKUP([.A278];[.$N$3:.$O$343];2;0)" office:value-type="string" office:string-value="" calcext:value-type="error">
            <text:p>#N/A</text:p>
          </table:table-cell>
          <table:table-cell table:formula="of:=IF([.B278]=[.H2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wavelets <text:s text:c="15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8]);&quot;==&quot;;TRIM([.O278]))" office:value-type="string" office:string-value="pywavelets==1.4.1" calcext:value-type="string">
            <text:p>pywavelets==1.4.1</text:p>
          </table:table-cell>
        </table:table-row>
        <table:table-row table:style-name="ro1"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6.0.4 <text:s text:c="9"/></text:p>
          </table:table-cell>
          <table:table-cell office:value-type="string" calcext:value-type="string">
            <text:p><text:s text:c="5"/>h4dfa4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9]);&quot;==&quot;;TRIM([.B279]))" office:value-type="string" office:string-value="llvm-openmp==16.0.4" calcext:value-type="string">
            <text:p>llvm-openmp==16.0.4</text:p>
          </table:table-cell>
          <table:table-cell table:formula="of:=VLOOKUP([.A279];[.$N$3:.$N$343];1;0)" office:value-type="string" office:string-value="llvm-openmp               " calcext:value-type="string">
            <text:p>llvm-openmp <text:s text:c="14"/></text:p>
          </table:table-cell>
          <table:table-cell table:formula="of:=VLOOKUP([.A279];[.$N$3:.$O$343];2;0)" office:value-type="string" office:string-value="15.0.7          " calcext:value-type="string">
            <text:p>15.0.7 <text:s text:c="9"/></text:p>
          </table:table-cell>
          <table:table-cell table:formula="of:=IF([.B279]=[.H27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yaml <text:s text:c="1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310h5764c6d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9]);&quot;==&quot;;TRIM([.O279]))" office:value-type="string" office:string-value="pyyaml==6" calcext:value-type="string">
            <text:p>pyyaml==6</text:p>
          </table:table-cell>
        </table:table-row>
        <table:table-row table:style-name="ro1"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0]);&quot;==&quot;;TRIM([.B280]))" office:value-type="string" office:string-value="llvmlite==0.42.0" calcext:value-type="string">
            <text:p>llvmlite==0.42.0</text:p>
          </table:table-cell>
          <table:table-cell table:formula="of:=VLOOKUP([.A280];[.$N$3:.$N$343];1;0)" office:value-type="string" office:string-value="llvmlite                  " calcext:value-type="string">
            <text:p>llvmlite <text:s text:c="17"/></text:p>
          </table:table-cell>
          <table:table-cell table:formula="of:=VLOOKUP([.A280];[.$N$3:.$O$343];2;0)" office:value-type="string" office:string-value="0.39.1          " calcext:value-type="string">
            <text:p>0.39.1 <text:s text:c="9"/></text:p>
          </table:table-cell>
          <table:table-cell table:formula="of:=IF([.B280]=[.H2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zmq <text:s text:c="20"/></text:p>
          </table:table-cell>
          <table:table-cell office:value-type="string" calcext:value-type="string">
            <text:p>25.0.0 <text:s text:c="9"/></text:p>
          </table:table-cell>
          <table:table-cell office:value-type="string" calcext:value-type="string">
            <text:p>py310h059b19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0]);&quot;==&quot;;TRIM([.O280]))" office:value-type="string" office:string-value="pyzmq==25.0.0" calcext:value-type="string">
            <text:p>pyzmq==25.0.0</text:p>
          </table:table-cell>
        </table:table-row>
        <table:table-row table:style-name="ro1"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1]);&quot;==&quot;;TRIM([.B281]))" office:value-type="string" office:string-value="locket==1.0.0" calcext:value-type="string">
            <text:p>locket==1.0.0</text:p>
          </table:table-cell>
          <table:table-cell table:formula="of:=VLOOKUP([.A281];[.$N$3:.$N$343];1;0)" office:value-type="string" office:string-value="locket                    " calcext:value-type="string">
            <text:p>locket <text:s text:c="19"/></text:p>
          </table:table-cell>
          <table:table-cell table:formula="of:=VLOOKUP([.A281];[.$N$3:.$O$343];2;0)" office:value-type="string" office:string-value="1.0.0           " calcext:value-type="string">
            <text:p>1.0.0 <text:s text:c="10"/></text:p>
          </table:table-cell>
          <table:table-cell table:formula="of:=IF([.B281]=[.H2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2.02 <text:s text:c="5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1]);&quot;==&quot;;TRIM([.O281]))" office:value-type="string" office:string-value="re2==2023.02.02" calcext:value-type="string">
            <text:p>re2==2023.02.02</text:p>
          </table:table-cell>
        </table:table-row>
        <table:table-row table:style-name="ro1">
          <table:table-cell table:style-name="ce3" office:value-type="string" calcext:value-type="string">
            <text:p>logical-unification <text:s text:c="6"/></text:p>
          </table:table-cell>
          <table:table-cell table:style-name="ce4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2]);&quot;==&quot;;TRIM([.B282]))" office:value-type="string" office:string-value="logical-unification==0.4.6" calcext:value-type="string">
            <text:p>logical-unification==0.4.6</text:p>
          </table:table-cell>
          <table:table-cell table:formula="of:=VLOOKUP([.A282];[.$N$3:.$N$343];1;0)" office:value-type="string" office:string-value="logical-unification       " calcext:value-type="string">
            <text:p>logical-unification <text:s text:c="6"/></text:p>
          </table:table-cell>
          <table:table-cell table:formula="of:=VLOOKUP([.A282];[.$N$3:.$O$343];2;0)" office:value-type="string" office:string-value="0.4.6           " calcext:value-type="string">
            <text:p>0.4.6 <text:s text:c="10"/></text:p>
          </table:table-cell>
          <table:table-cell table:formula="of:=IF([.B282]=[.H28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line <text:s text:c="17"/></text:p>
          </table:table-cell>
          <table:table-cell table:style-name="ce4" office:value-type="string" calcext:value-type="string">
            <text:p>8.1.2 <text:s text:c="10"/></text:p>
          </table:table-cell>
          <table:table-cell office:value-type="string" calcext:value-type="string">
            <text:p><text:s text:c="5"/>h0f457e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2]);&quot;==&quot;;TRIM([.O282]))" office:value-type="string" office:string-value="readline==8.1.2" calcext:value-type="string">
            <text:p>readline==8.1.2</text:p>
          </table:table-cell>
        </table:table-row>
        <table:table-row table:style-name="ro1">
          <table:table-cell office:value-type="string" calcext:value-type="string">
            <text:p>loguru <text:s text:c="19"/></text:p>
          </table:table-cell>
          <table:table-cell table:style-name="ce4" office:value-type="string" calcext:value-type="string">
            <text:p>0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3]);&quot;==&quot;;TRIM([.B283]))" office:value-type="string" office:string-value="loguru==0.5.3" calcext:value-type="string">
            <text:p>loguru==0.5.3</text:p>
          </table:table-cell>
          <table:table-cell table:formula="of:=VLOOKUP([.A283];[.$N$3:.$N$343];1;0)" office:value-type="string" office:string-value="" calcext:value-type="error">
            <text:p>#N/A</text:p>
          </table:table-cell>
          <table:table-cell table:formula="of:=VLOOKUP([.A283];[.$N$3:.$O$343];2;0)" office:value-type="string" office:string-value="" calcext:value-type="error">
            <text:p>#N/A</text:p>
          </table:table-cell>
          <table:table-cell table:formula="of:=IF([.B283]=[.H2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3]);&quot;==&quot;;TRIM([.O283]))" office:value-type="string" office:string-value="reproc==14.2.4" calcext:value-type="string">
            <text:p>reproc==14.2.4</text:p>
          </table:table-cell>
        </table:table-row>
        <table:table-row table:style-name="ro1">
          <table:table-cell office:value-type="string" calcext:value-type="string">
            <text:p>lxml <text:s text:c="21"/></text:p>
          </table:table-cell>
          <table:table-cell office:value-type="string" calcext:value-type="string">
            <text:p>5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4]);&quot;==&quot;;TRIM([.B284]))" office:value-type="string" office:string-value="lxml==5.1.0" calcext:value-type="string">
            <text:p>lxml==5.1.0</text:p>
          </table:table-cell>
          <table:table-cell table:formula="of:=VLOOKUP([.A284];[.$N$3:.$N$343];1;0)" office:value-type="string" office:string-value="" calcext:value-type="error">
            <text:p>#N/A</text:p>
          </table:table-cell>
          <table:table-cell table:formula="of:=VLOOKUP([.A284];[.$N$3:.$O$343];2;0)" office:value-type="string" office:string-value="" calcext:value-type="error">
            <text:p>#N/A</text:p>
          </table:table-cell>
          <table:table-cell table:formula="of:=IF([.B284]=[.H2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4]);&quot;==&quot;;TRIM([.O284]))" office:value-type="string" office:string-value="reproc-cpp==14.2.4" calcext:value-type="string">
            <text:p>reproc-cpp==14.2.4</text:p>
          </table:table-cell>
        </table:table-row>
        <table:table-row table:style-name="ro1">
          <table:table-cell office:value-type="string" calcext:value-type="string">
            <text:p>lz4 <text:s text:c="22"/></text:p>
          </table:table-cell>
          <table:table-cell table:style-name="ce4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5]);&quot;==&quot;;TRIM([.B285]))" office:value-type="string" office:string-value="lz4==4.3.2" calcext:value-type="string">
            <text:p>lz4==4.3.2</text:p>
          </table:table-cell>
          <table:table-cell table:formula="of:=VLOOKUP([.A285];[.$N$3:.$N$343];1;0)" office:value-type="string" office:string-value="lz4                       " calcext:value-type="string">
            <text:p>lz4 <text:s text:c="22"/></text:p>
          </table:table-cell>
          <table:table-cell table:formula="of:=VLOOKUP([.A285];[.$N$3:.$O$343];2;0)" office:value-type="string" office:string-value="4.3.2           " calcext:value-type="string">
            <text:p>4.3.2 <text:s text:c="10"/></text:p>
          </table:table-cell>
          <table:table-cell table:formula="of:=IF([.B285]=[.H2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2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5]);&quot;==&quot;;TRIM([.O285]))" office:value-type="string" office:string-value="requests==2.28.2" calcext:value-type="string">
            <text:p>requests==2.28.2</text:p>
          </table:table-cell>
        </table:table-row>
        <table:table-row table:style-name="ro1">
          <table:table-cell office:value-type="string" calcext:value-type="string">
            <text:p>lz4-c <text:s text:c="20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6]);&quot;==&quot;;TRIM([.B286]))" office:value-type="string" office:string-value="lz4-c==1.9.4" calcext:value-type="string">
            <text:p>lz4-c==1.9.4</text:p>
          </table:table-cell>
          <table:table-cell table:formula="of:=VLOOKUP([.A286];[.$N$3:.$N$343];1;0)" office:value-type="string" office:string-value="lz4-c                     " calcext:value-type="string">
            <text:p>lz4-c <text:s text:c="20"/></text:p>
          </table:table-cell>
          <table:table-cell table:formula="of:=VLOOKUP([.A286];[.$N$3:.$O$343];2;0)" office:value-type="string" office:string-value="1.9.4           " calcext:value-type="string">
            <text:p>1.9.4 <text:s text:c="10"/></text:p>
          </table:table-cell>
          <table:table-cell table:formula="of:=IF([.B286]=[.H28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6]);&quot;==&quot;;TRIM([.O286]))" office:value-type="string" office:string-value="rfc3339-validator==0.1.4" calcext:value-type="string">
            <text:p>rfc3339-validator==0.1.4</text:p>
          </table:table-cell>
        </table:table-row>
        <table:table-row table:style-name="ro1"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7]);&quot;==&quot;;TRIM([.B287]))" office:value-type="string" office:string-value="lzo==2.1" calcext:value-type="string">
            <text:p>lzo==2.1</text:p>
          </table:table-cell>
          <table:table-cell table:formula="of:=VLOOKUP([.A287];[.$N$3:.$N$343];1;0)" office:value-type="string" office:string-value="lzo                       " calcext:value-type="string">
            <text:p>lzo <text:s text:c="22"/></text:p>
          </table:table-cell>
          <table:table-cell table:formula="of:=VLOOKUP([.A287];[.$N$3:.$O$343];2;0)" office:value-type="float" office:value="2.1" calcext:value-type="float">
            <text:p>2.1</text:p>
          </table:table-cell>
          <table:table-cell table:formula="of:=IF([.B287]=[.H28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7]);&quot;==&quot;;TRIM([.O287]))" office:value-type="string" office:string-value="rfc3986-validator==0.1.1" calcext:value-type="string">
            <text:p>rfc3986-validator==0.1.1</text:p>
          </table:table-cell>
        </table:table-row>
        <table:table-row table:style-name="ro1">
          <table:table-cell office:value-type="string" calcext:value-type="string">
            <text:p>mako <text:s text:c="21"/></text:p>
          </table:table-cell>
          <table:table-cell table:style-name="ce4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8]);&quot;==&quot;;TRIM([.B288]))" office:value-type="string" office:string-value="mako==1.2.4" calcext:value-type="string">
            <text:p>mako==1.2.4</text:p>
          </table:table-cell>
          <table:table-cell table:formula="of:=VLOOKUP([.A288];[.$N$3:.$N$343];1;0)" office:value-type="string" office:string-value="mako                      " calcext:value-type="string">
            <text:p>mako <text:s text:c="21"/></text:p>
          </table:table-cell>
          <table:table-cell table:formula="of:=VLOOKUP([.A288];[.$N$3:.$O$343];2;0)" office:value-type="string" office:string-value="1.2.4           " calcext:value-type="string">
            <text:p>1.2.4 <text:s text:c="10"/></text:p>
          </table:table-cell>
          <table:table-cell table:formula="of:=IF([.B288]=[.H2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1 <text:s text:c="8"/></text:p>
          </table:table-cell>
          <table:table-cell office:value-type="string" calcext:value-type="string">
            <text:p>py310h1fa729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8]);&quot;==&quot;;TRIM([.O288]))" office:value-type="string" office:string-value="ruamel.yaml==0.17.21" calcext:value-type="string">
            <text:p>ruamel.yaml==0.17.21</text:p>
          </table:table-cell>
        </table:table-row>
        <table:table-row table:style-name="ro1">
          <table:table-cell office:value-type="string" calcext:value-type="string">
            <text:p>mamba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py310h51d554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9]);&quot;==&quot;;TRIM([.B289]))" office:value-type="string" office:string-value="mamba==1.4.2" calcext:value-type="string">
            <text:p>mamba==1.4.2</text:p>
          </table:table-cell>
          <table:table-cell table:formula="of:=VLOOKUP([.A289];[.$N$3:.$N$343];1;0)" office:value-type="string" office:string-value="mamba                     " calcext:value-type="string">
            <text:p>mamba <text:s text:c="20"/></text:p>
          </table:table-cell>
          <table:table-cell table:formula="of:=VLOOKUP([.A289];[.$N$3:.$O$343];2;0)" office:value-type="string" office:string-value="1.3.1           " calcext:value-type="string">
            <text:p>1.3.1 <text:s text:c="10"/></text:p>
          </table:table-cell>
          <table:table-cell table:formula="of:=IF([.B289]=[.H2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9]);&quot;==&quot;;TRIM([.O289]))" office:value-type="string" office:string-value="ruamel.yaml.clib==0.2.7" calcext:value-type="string">
            <text:p>ruamel.yaml.clib==0.2.7</text:p>
          </table:table-cell>
        </table:table-row>
        <table:table-row table:style-name="ro1">
          <table:table-cell office:value-type="string" calcext:value-type="string">
            <text:p>markdown2 <text:s text:c="16"/></text:p>
          </table:table-cell>
          <table:table-cell table:style-name="ce4" office:value-type="string" calcext:value-type="string">
            <text:p>2.4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0]);&quot;==&quot;;TRIM([.B290]))" office:value-type="string" office:string-value="markdown2==2.4.12" calcext:value-type="string">
            <text:p>markdown2==2.4.12</text:p>
          </table:table-cell>
          <table:table-cell table:formula="of:=VLOOKUP([.A290];[.$N$3:.$N$343];1;0)" office:value-type="string" office:string-value="" calcext:value-type="error">
            <text:p>#N/A</text:p>
          </table:table-cell>
          <table:table-cell table:formula="of:=VLOOKUP([.A290];[.$N$3:.$O$343];2;0)" office:value-type="string" office:string-value="" calcext:value-type="error">
            <text:p>#N/A</text:p>
          </table:table-cell>
          <table:table-cell table:formula="of:=IF([.B290]=[.H29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2n <text:s text:c="22"/></text:p>
          </table:table-cell>
          <table:table-cell office:value-type="string" calcext:value-type="string">
            <text:p>1.3.38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0]);&quot;==&quot;;TRIM([.O290]))" office:value-type="string" office:string-value="s2n==1.3.38" calcext:value-type="string">
            <text:p>s2n==1.3.38</text:p>
          </table:table-cell>
        </table:table-row>
        <table:table-row table:style-name="ro1">
          <table:table-cell office:value-type="string" calcext:value-type="string">
            <text:p>markdownify <text:s text:c="14"/></text:p>
          </table:table-cell>
          <table:table-cell table:style-name="ce4" office:value-type="string" calcext:value-type="string">
            <text:p>0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1]);&quot;==&quot;;TRIM([.B291]))" office:value-type="string" office:string-value="markdownify==0.9.3" calcext:value-type="string">
            <text:p>markdownify==0.9.3</text:p>
          </table:table-cell>
          <table:table-cell table:formula="of:=VLOOKUP([.A291];[.$N$3:.$N$343];1;0)" office:value-type="string" office:string-value="" calcext:value-type="error">
            <text:p>#N/A</text:p>
          </table:table-cell>
          <table:table-cell table:formula="of:=VLOOKUP([.A291];[.$N$3:.$O$343];2;0)" office:value-type="string" office:string-value="" calcext:value-type="error">
            <text:p>#N/A</text:p>
          </table:table-cell>
          <table:table-cell table:formula="of:=IF([.B291]=[.H29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769672d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1]);&quot;==&quot;;TRIM([.O291]))" office:value-type="string" office:string-value="scikit-image==0.19.3" calcext:value-type="string">
            <text:p>scikit-image==0.19.3</text:p>
          </table:table-cell>
        </table:table-row>
        <table:table-row table:style-name="ro1">
          <table:table-cell office:value-type="string" calcext:value-type="string">
            <text:p>markupsafe <text:s text:c="15"/></text:p>
          </table:table-cell>
          <table:table-cell table:style-name="ce4" office:value-type="string" calcext:value-type="string">
            <text:p>2.1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2]);&quot;==&quot;;TRIM([.B292]))" office:value-type="string" office:string-value="markupsafe==2.1.5" calcext:value-type="string">
            <text:p>markupsafe==2.1.5</text:p>
          </table:table-cell>
          <table:table-cell table:formula="of:=VLOOKUP([.A292];[.$N$3:.$N$343];1;0)" office:value-type="string" office:string-value="markupsafe                " calcext:value-type="string">
            <text:p>markupsafe <text:s text:c="15"/></text:p>
          </table:table-cell>
          <table:table-cell table:formula="of:=VLOOKUP([.A292];[.$N$3:.$O$343];2;0)" office:value-type="string" office:string-value="2.1.2           " calcext:value-type="string">
            <text:p>2.1.2 <text:s text:c="10"/></text:p>
          </table:table-cell>
          <table:table-cell table:formula="of:=IF([.B292]=[.H2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2.2 <text:s text:c="10"/></text:p>
          </table:table-cell>
          <table:table-cell office:value-type="string" calcext:value-type="string">
            <text:p>py310h209a8c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2]);&quot;==&quot;;TRIM([.O292]))" office:value-type="string" office:string-value="scikit-learn==1.2.2" calcext:value-type="string">
            <text:p>scikit-learn==1.2.2</text:p>
          </table:table-cell>
        </table:table-row>
        <table:table-row table:style-name="ro1">
          <table:table-cell office:value-type="string" calcext:value-type="string">
            <text:p>matplotlib <text:s text:c="15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3]);&quot;==&quot;;TRIM([.B293]))" office:value-type="string" office:string-value="matplotlib==3.6.3" calcext:value-type="string">
            <text:p>matplotlib==3.6.3</text:p>
          </table:table-cell>
          <table:table-cell table:formula="of:=VLOOKUP([.A293];[.$N$3:.$N$343];1;0)" office:value-type="string" office:string-value="" calcext:value-type="error">
            <text:p>#N/A</text:p>
          </table:table-cell>
          <table:table-cell table:formula="of:=VLOOKUP([.A293];[.$N$3:.$O$343];2;0)" office:value-type="string" office:string-value="" calcext:value-type="error">
            <text:p>#N/A</text:p>
          </table:table-cell>
          <table:table-cell table:formula="of:=IF([.B293]=[.H2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10.1 <text:s text:c="9"/></text:p>
          </table:table-cell>
          <table:table-cell office:value-type="string" calcext:value-type="string">
            <text:p>py310h8deb11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3]);&quot;==&quot;;TRIM([.O293]))" office:value-type="string" office:string-value="scipy==1.10.1" calcext:value-type="string">
            <text:p>scipy==1.10.1</text:p>
          </table:table-cell>
        </table:table-row>
        <table:table-row table:style-name="ro1">
          <table:table-cell office:value-type="string" calcext:value-type="string">
            <text:p>matplotlib-inline <text:s text:c="8"/></text:p>
          </table:table-cell>
          <table:table-cell table:style-name="ce4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4]);&quot;==&quot;;TRIM([.B294]))" office:value-type="string" office:string-value="matplotlib-inline==0.1.6" calcext:value-type="string">
            <text:p>matplotlib-inline==0.1.6</text:p>
          </table:table-cell>
          <table:table-cell table:formula="of:=VLOOKUP([.A294];[.$N$3:.$N$343];1;0)" office:value-type="string" office:string-value="matplotlib-inline         " calcext:value-type="string">
            <text:p>matplotlib-inline <text:s text:c="8"/></text:p>
          </table:table-cell>
          <table:table-cell table:formula="of:=VLOOKUP([.A294];[.$N$3:.$O$343];2;0)" office:value-type="string" office:string-value="0.1.6           " calcext:value-type="string">
            <text:p>0.1.6 <text:s text:c="10"/></text:p>
          </table:table-cell>
          <table:table-cell table:formula="of:=IF([.B294]=[.H2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4]);&quot;==&quot;;TRIM([.O294]))" office:value-type="string" office:string-value="seaborn==0.12.2" calcext:value-type="string">
            <text:p>seaborn==0.12.2</text:p>
          </table:table-cell>
        </table:table-row>
        <table:table-row table:style-name="ro1">
          <table:table-cell office:value-type="string" calcext:value-type="string">
            <text:p>matplotlib-venn <text:s text:c="10"/></text:p>
          </table:table-cell>
          <table:table-cell table:style-name="ce4" office:value-type="string" calcext:value-type="string">
            <text:p>0.11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5]);&quot;==&quot;;TRIM([.B295]))" office:value-type="string" office:string-value="matplotlib-venn==0.11.6" calcext:value-type="string">
            <text:p>matplotlib-venn==0.11.6</text:p>
          </table:table-cell>
          <table:table-cell table:formula="of:=VLOOKUP([.A295];[.$N$3:.$N$343];1;0)" office:value-type="string" office:string-value="" calcext:value-type="error">
            <text:p>#N/A</text:p>
          </table:table-cell>
          <table:table-cell table:formula="of:=VLOOKUP([.A295];[.$N$3:.$O$343];2;0)" office:value-type="string" office:string-value="" calcext:value-type="error">
            <text:p>#N/A</text:p>
          </table:table-cell>
          <table:table-cell table:formula="of:=IF([.B295]=[.H2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eaborn-base <text:s text:c="13"/></text:p>
          </table:table-cell>
          <table:table-cell table:style-name="ce4" office:value-type="string" calcext:value-type="string">
            <text:p>0.12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5]);&quot;==&quot;;TRIM([.O295]))" office:value-type="string" office:string-value="seaborn-base==0.12.2" calcext:value-type="string">
            <text:p>seaborn-base==0.12.2</text:p>
          </table:table-cell>
        </table:table-row>
        <table:table-row table:style-name="ro1">
          <table:table-cell table:style-name="ce3"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6]);&quot;==&quot;;TRIM([.B296]))" office:value-type="string" office:string-value="minikanren==1.0.3" calcext:value-type="string">
            <text:p>minikanren==1.0.3</text:p>
          </table:table-cell>
          <table:table-cell table:formula="of:=VLOOKUP([.A296];[.$N$3:.$N$343];1;0)" office:value-type="string" office:string-value="minikanren                " calcext:value-type="string">
            <text:p>minikanren <text:s text:c="15"/></text:p>
          </table:table-cell>
          <table:table-cell table:formula="of:=VLOOKUP([.A296];[.$N$3:.$O$343];2;0)" office:value-type="string" office:string-value="1.0.3           " calcext:value-type="string">
            <text:p>1.0.3 <text:s text:c="10"/></text:p>
          </table:table-cell>
          <table:table-cell table:formula="of:=IF([.B296]=[.H29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nd2trash <text:s text:c="15"/></text:p>
          </table:table-cell>
          <table:table-cell office:value-type="string" calcext:value-type="string">
            <text:p>1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6]);&quot;==&quot;;TRIM([.O296]))" office:value-type="string" office:string-value="send2trash==1.8.0" calcext:value-type="string">
            <text:p>send2trash==1.8.0</text:p>
          </table:table-cell>
        </table:table-row>
        <table:table-row table:style-name="ro1">
          <table:table-cell office:value-type="string" calcext:value-type="string">
            <text:p>mistune <text:s text:c="18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7]);&quot;==&quot;;TRIM([.B297]))" office:value-type="string" office:string-value="mistune==3.0.2" calcext:value-type="string">
            <text:p>mistune==3.0.2</text:p>
          </table:table-cell>
          <table:table-cell table:formula="of:=VLOOKUP([.A297];[.$N$3:.$N$343];1;0)" office:value-type="string" office:string-value="mistune                   " calcext:value-type="string">
            <text:p>mistune <text:s text:c="18"/></text:p>
          </table:table-cell>
          <table:table-cell table:formula="of:=VLOOKUP([.A297];[.$N$3:.$O$343];2;0)" office:value-type="string" office:string-value="2.0.5           " calcext:value-type="string">
            <text:p>2.0.5 <text:s text:c="10"/></text:p>
          </table:table-cell>
          <table:table-cell table:formula="of:=IF([.B297]=[.H2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tuptools <text:s text:c="15"/></text:p>
          </table:table-cell>
          <table:table-cell office:value-type="string" calcext:value-type="string">
            <text:p>67.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7]);&quot;==&quot;;TRIM([.O297]))" office:value-type="string" office:string-value="setuptools==67.6.0" calcext:value-type="string">
            <text:p>setuptools==67.6.0</text:p>
          </table:table-cell>
        </table:table-row>
        <table:table-row table:style-name="ro1">
          <table:table-cell office:value-type="string" calcext:value-type="string">
            <text:p>mizani <text:s text:c="19"/></text:p>
          </table:table-cell>
          <table:table-cell office:value-type="string" calcext:value-type="string">
            <text:p>0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8]);&quot;==&quot;;TRIM([.B298]))" office:value-type="string" office:string-value="mizani==0.10.0" calcext:value-type="string">
            <text:p>mizani==0.10.0</text:p>
          </table:table-cell>
          <table:table-cell table:formula="of:=VLOOKUP([.A298];[.$N$3:.$N$343];1;0)" office:value-type="string" office:string-value="" calcext:value-type="error">
            <text:p>#N/A</text:p>
          </table:table-cell>
          <table:table-cell table:formula="of:=VLOOKUP([.A298];[.$N$3:.$O$343];2;0)" office:value-type="string" office:string-value="" calcext:value-type="error">
            <text:p>#N/A</text:p>
          </table:table-cell>
          <table:table-cell table:formula="of:=IF([.B298]=[.H2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8]);&quot;==&quot;;TRIM([.O298]))" office:value-type="string" office:string-value="six==1.16.0" calcext:value-type="string">
            <text:p>six==1.16.0</text:p>
          </table:table-cell>
        </table:table-row>
        <table:table-row table:style-name="ro1">
          <table:table-cell office:value-type="string" calcext:value-type="string">
            <text:p>mne <text:s text:c="22"/></text:p>
          </table:table-cell>
          <table:table-cell office:value-type="string" calcext:value-type="string">
            <text:p>0.23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9]);&quot;==&quot;;TRIM([.B299]))" office:value-type="string" office:string-value="mne==0.23.4" calcext:value-type="string">
            <text:p>mne==0.23.4</text:p>
          </table:table-cell>
          <table:table-cell table:formula="of:=VLOOKUP([.A299];[.$N$3:.$N$343];1;0)" office:value-type="string" office:string-value="" calcext:value-type="error">
            <text:p>#N/A</text:p>
          </table:table-cell>
          <table:table-cell table:formula="of:=VLOOKUP([.A299];[.$N$3:.$O$343];2;0)" office:value-type="string" office:string-value="" calcext:value-type="error">
            <text:p>#N/A</text:p>
          </table:table-cell>
          <table:table-cell table:formula="of:=IF([.B299]=[.H2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9]);&quot;==&quot;;TRIM([.O299]))" office:value-type="string" office:string-value="snappy==1.1.10" calcext:value-type="string">
            <text:p>snappy==1.1.10</text:p>
          </table:table-cell>
        </table:table-row>
        <table:table-row table:style-name="ro1">
          <table:table-cell table:style-name="ce3" office:value-type="string" calcext:value-type="string">
            <text:p>monotonic <text:s text:c="16"/>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0]);&quot;==&quot;;TRIM([.B300]))" office:value-type="string" office:string-value="monotonic==1.6" calcext:value-type="string">
            <text:p>monotonic==1.6</text:p>
          </table:table-cell>
          <table:table-cell table:formula="of:=VLOOKUP([.A300];[.$N$3:.$N$343];1;0)" office:value-type="string" office:string-value="" calcext:value-type="error">
            <text:p>#N/A</text:p>
          </table:table-cell>
          <table:table-cell table:formula="of:=VLOOKUP([.A300];[.$N$3:.$O$343];2;0)" office:value-type="string" office:string-value="" calcext:value-type="error">
            <text:p>#N/A</text:p>
          </table:table-cell>
          <table:table-cell table:formula="of:=IF([.B300]=[.H3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0]);&quot;==&quot;;TRIM([.O300]))" office:value-type="string" office:string-value="sniffio==1.3.0" calcext:value-type="string">
            <text:p>sniffio==1.3.0</text:p>
          </table:table-cell>
        </table:table-row>
        <table:table-row table:style-name="ro1">
          <table:table-cell office:value-type="string" calcext:value-type="string">
            <text:p>moviepy <text:s text:c="18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1]);&quot;==&quot;;TRIM([.B301]))" office:value-type="string" office:string-value="moviepy==1.0.3" calcext:value-type="string">
            <text:p>moviepy==1.0.3</text:p>
          </table:table-cell>
          <table:table-cell table:formula="of:=VLOOKUP([.A301];[.$N$3:.$N$343];1;0)" office:value-type="string" office:string-value="" calcext:value-type="error">
            <text:p>#N/A</text:p>
          </table:table-cell>
          <table:table-cell table:formula="of:=VLOOKUP([.A301];[.$N$3:.$O$343];2;0)" office:value-type="string" office:string-value="" calcext:value-type="error">
            <text:p>#N/A</text:p>
          </table:table-cell>
          <table:table-cell table:formula="of:=IF([.B301]=[.H3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1]);&quot;==&quot;;TRIM([.O301]))" office:value-type="string" office:string-value="sortedcontainers==2.4.0" calcext:value-type="string">
            <text:p>sortedcontainers==2.4.0</text:p>
          </table:table-cell>
        </table:table-row>
        <table:table-row table:style-name="ro1">
          <table:table-cell office:value-type="string" calcext:value-type="string">
            <text:p>mpc <text:s text:c="22"/></text:p>
          </table:table-cell>
          <table:table-cell table:style-name="ce4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2]);&quot;==&quot;;TRIM([.B302]))" office:value-type="string" office:string-value="mpc==1.3.1" calcext:value-type="string">
            <text:p>mpc==1.3.1</text:p>
          </table:table-cell>
          <table:table-cell table:formula="of:=VLOOKUP([.A302];[.$N$3:.$N$343];1;0)" office:value-type="string" office:string-value="mpc                       " calcext:value-type="string">
            <text:p>mpc <text:s text:c="22"/></text:p>
          </table:table-cell>
          <table:table-cell table:formula="of:=VLOOKUP([.A302];[.$N$3:.$O$343];2;0)" office:value-type="string" office:string-value="1.3.1           " calcext:value-type="string">
            <text:p>1.3.1 <text:s text:c="10"/></text:p>
          </table:table-cell>
          <table:table-cell table:formula="of:=IF([.B302]=[.H30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psieve <text:s text:c="16"/></text:p>
          </table:table-cell>
          <table:table-cell office:value-type="string" calcext:value-type="string">
            <text:p>2.3.2.post1 <text:s text:c="4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2]);&quot;==&quot;;TRIM([.O302]))" office:value-type="string" office:string-value="soupsieve==2.3.2.post1" calcext:value-type="string">
            <text:p>soupsieve==2.3.2.post1</text:p>
          </table:table-cell>
        </table:table-row>
        <table:table-row table:style-name="ro1"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3]);&quot;==&quot;;TRIM([.B303]))" office:value-type="string" office:string-value="mpfr==4.2.0" calcext:value-type="string">
            <text:p>mpfr==4.2.0</text:p>
          </table:table-cell>
          <table:table-cell table:formula="of:=VLOOKUP([.A303];[.$N$3:.$N$343];1;0)" office:value-type="string" office:string-value="mpfr                      " calcext:value-type="string">
            <text:p>mpfr <text:s text:c="21"/></text:p>
          </table:table-cell>
          <table:table-cell table:formula="of:=VLOOKUP([.A303];[.$N$3:.$O$343];2;0)" office:value-type="string" office:string-value="4.2.0           " calcext:value-type="string">
            <text:p>4.2.0 <text:s text:c="10"/></text:p>
          </table:table-cell>
          <table:table-cell table:formula="of:=IF([.B303]=[.H3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5.post1 <text:s text:c="4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3]);&quot;==&quot;;TRIM([.O303]))" office:value-type="string" office:string-value="sqlalchemy==2.0.5.post1" calcext:value-type="string">
            <text:p>sqlalchemy==2.0.5.post1</text:p>
          </table:table-cell>
        </table:table-row>
        <table:table-row table:style-name="ro1"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4]);&quot;==&quot;;TRIM([.B304]))" office:value-type="string" office:string-value="mpmath==1.3.0" calcext:value-type="string">
            <text:p>mpmath==1.3.0</text:p>
          </table:table-cell>
          <table:table-cell table:formula="of:=VLOOKUP([.A304];[.$N$3:.$N$343];1;0)" office:value-type="string" office:string-value="mpmath                    " calcext:value-type="string">
            <text:p>mpmath <text:s text:c="19"/></text:p>
          </table:table-cell>
          <table:table-cell table:formula="of:=VLOOKUP([.A304];[.$N$3:.$O$343];2;0)" office:value-type="string" office:string-value="1.3.0           " calcext:value-type="string">
            <text:p>1.3.0 <text:s text:c="10"/></text:p>
          </table:table-cell>
          <table:table-cell table:formula="of:=IF([.B304]=[.H3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ack_data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4]);&quot;==&quot;;TRIM([.O304]))" office:value-type="string" office:string-value="stack_data==0.6.2" calcext:value-type="string">
            <text:p>stack_data==0.6.2</text:p>
          </table:table-cell>
        </table:table-row>
        <table:table-row table:style-name="ro1">
          <table:table-cell office:value-type="string" calcext:value-type="string">
            <text:p>msgpack <text:s text:c="18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5]);&quot;==&quot;;TRIM([.B305]))" office:value-type="string" office:string-value="msgpack==1.0.7" calcext:value-type="string">
            <text:p>msgpack==1.0.7</text:p>
          </table:table-cell>
          <table:table-cell table:formula="of:=VLOOKUP([.A305];[.$N$3:.$N$343];1;0)" office:value-type="string" office:string-value="" calcext:value-type="error">
            <text:p>#N/A</text:p>
          </table:table-cell>
          <table:table-cell table:formula="of:=VLOOKUP([.A305];[.$N$3:.$O$343];2;0)" office:value-type="string" office:string-value="" calcext:value-type="error">
            <text:p>#N/A</text:p>
          </table:table-cell>
          <table:table-cell table:formula="of:=IF([.B305]=[.H30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py310hde8856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5]);&quot;==&quot;;TRIM([.O305]))" office:value-type="string" office:string-value="statsmodels==0.13.5" calcext:value-type="string">
            <text:p>statsmodels==0.13.5</text:p>
          </table:table-cell>
        </table:table-row>
        <table:table-row table:style-name="ro1">
          <table:table-cell office:value-type="string" calcext:value-type="string">
            <text:p>mtcnn <text:s text:c="20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6]);&quot;==&quot;;TRIM([.B306]))" office:value-type="string" office:string-value="mtcnn==0.1.1" calcext:value-type="string">
            <text:p>mtcnn==0.1.1</text:p>
          </table:table-cell>
          <table:table-cell table:formula="of:=VLOOKUP([.A306];[.$N$3:.$N$343];1;0)" office:value-type="string" office:string-value="" calcext:value-type="error">
            <text:p>#N/A</text:p>
          </table:table-cell>
          <table:table-cell table:formula="of:=VLOOKUP([.A306];[.$N$3:.$O$343];2;0)" office:value-type="string" office:string-value="" calcext:value-type="error">
            <text:p>#N/A</text:p>
          </table:table-cell>
          <table:table-cell table:formula="of:=IF([.B306]=[.H3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ympy <text:s text:c="20"/></text:p>
          </table:table-cell>
          <table:table-cell table:style-name="ce4" office:value-type="string" calcext:value-type="string">
            <text:p>1.11.1 <text:s text:c="9"/></text:p>
          </table:table-cell>
          <table:table-cell office:value-type="string" calcext:value-type="string">
            <text:p>py310hff52083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6]);&quot;==&quot;;TRIM([.O306]))" office:value-type="string" office:string-value="sympy==1.11.1" calcext:value-type="string">
            <text:p>sympy==1.11.1</text:p>
          </table:table-cell>
        </table:table-row>
        <table:table-row table:style-name="ro1">
          <table:table-cell table:style-name="ce3" office:value-type="string" calcext:value-type="string">
            <text:p>multidict <text:s text:c="16"/></text:p>
          </table:table-cell>
          <table:table-cell office:value-type="string" calcext:value-type="string">
            <text:p>6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7]);&quot;==&quot;;TRIM([.B307]))" office:value-type="string" office:string-value="multidict==6.0.5" calcext:value-type="string">
            <text:p>multidict==6.0.5</text:p>
          </table:table-cell>
          <table:table-cell table:formula="of:=VLOOKUP([.A307];[.$N$3:.$N$343];1;0)" office:value-type="string" office:string-value="" calcext:value-type="error">
            <text:p>#N/A</text:p>
          </table:table-cell>
          <table:table-cell table:formula="of:=VLOOKUP([.A307];[.$N$3:.$O$343];2;0)" office:value-type="string" office:string-value="" calcext:value-type="error">
            <text:p>#N/A</text:p>
          </table:table-cell>
          <table:table-cell table:formula="of:=IF([.B307]=[.H30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7]);&quot;==&quot;;TRIM([.O307]))" office:value-type="string" office:string-value="tblib==1.7.0" calcext:value-type="string">
            <text:p>tblib==1.7.0</text:p>
          </table:table-cell>
        </table:table-row>
        <table:table-row table:style-name="ro1">
          <table:table-cell table:style-name="ce3"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8]);&quot;==&quot;;TRIM([.B308]))" office:value-type="string" office:string-value="multipledispatch==1.0.0" calcext:value-type="string">
            <text:p>multipledispatch==1.0.0</text:p>
          </table:table-cell>
          <table:table-cell table:formula="of:=VLOOKUP([.A308];[.$N$3:.$N$343];1;0)" office:value-type="string" office:string-value="multipledispatch          " calcext:value-type="string">
            <text:p>multipledispatch <text:s text:c="9"/></text:p>
          </table:table-cell>
          <table:table-cell table:formula="of:=VLOOKUP([.A308];[.$N$3:.$O$343];2;0)" office:value-type="string" office:string-value="1.0.0           " calcext:value-type="string">
            <text:p>1.0.0 <text:s text:c="10"/></text:p>
          </table:table-cell>
          <table:table-cell table:formula="of:=IF([.B308]=[.H30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7.1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8]);&quot;==&quot;;TRIM([.O308]))" office:value-type="string" office:string-value="terminado==0.17.1" calcext:value-type="string">
            <text:p>terminado==0.17.1</text:p>
          </table:table-cell>
        </table:table-row>
        <table:table-row table:style-name="ro1">
          <table:table-cell office:value-type="string" calcext:value-type="string">
            <text:p>munch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9]);&quot;==&quot;;TRIM([.B309]))" office:value-type="string" office:string-value="munch==4.0.0" calcext:value-type="string">
            <text:p>munch==4.0.0</text:p>
          </table:table-cell>
          <table:table-cell table:formula="of:=VLOOKUP([.A309];[.$N$3:.$N$343];1;0)" office:value-type="string" office:string-value="" calcext:value-type="error">
            <text:p>#N/A</text:p>
          </table:table-cell>
          <table:table-cell table:formula="of:=VLOOKUP([.A309];[.$N$3:.$O$343];2;0)" office:value-type="string" office:string-value="" calcext:value-type="error">
            <text:p>#N/A</text:p>
          </table:table-cell>
          <table:table-cell table:formula="of:=IF([.B309]=[.H30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1.0 <text:s text:c="10"/></text:p>
          </table:table-cell>
          <table:table-cell office:value-type="string" calcext:value-type="string">
            <text:p><text:s text:c="3"/>pyh8a188c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9]);&quot;==&quot;;TRIM([.O309]))" office:value-type="string" office:string-value="threadpoolctl==3.1.0" calcext:value-type="string">
            <text:p>threadpoolctl==3.1.0</text:p>
          </table:table-cell>
        </table:table-row>
        <table:table-row table:style-name="ro1">
          <table:table-cell office:value-type="string" calcext:value-type="string">
            <text:p>munkres <text:s text:c="18"/></text:p>
          </table:table-cell>
          <table:table-cell table:style-name="ce4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0]);&quot;==&quot;;TRIM([.B310]))" office:value-type="string" office:string-value="munkres==1.1.4" calcext:value-type="string">
            <text:p>munkres==1.1.4</text:p>
          </table:table-cell>
          <table:table-cell table:formula="of:=VLOOKUP([.A310];[.$N$3:.$N$343];1;0)" office:value-type="string" office:string-value="munkres                   " calcext:value-type="string">
            <text:p>munkres <text:s text:c="18"/></text:p>
          </table:table-cell>
          <table:table-cell table:formula="of:=VLOOKUP([.A310];[.$N$3:.$O$343];2;0)" office:value-type="string" office:string-value="1.1.4           " calcext:value-type="string">
            <text:p>1.1.4 <text:s text:c="10"/></text:p>
          </table:table-cell>
          <table:table-cell table:formula="of:=IF([.B310]=[.H3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3.2.28 <text:s text:c="6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0]);&quot;==&quot;;TRIM([.O310]))" office:value-type="string" office:string-value="tifffile==2023.2.28" calcext:value-type="string">
            <text:p>tifffile==2023.2.28</text:p>
          </table:table-cell>
        </table:table-row>
        <table:table-row table:style-name="ro1">
          <table:table-cell office:value-type="string" calcext:value-type="string">
            <text:p>murmurhash <text:s text:c="15"/></text:p>
          </table:table-cell>
          <table:table-cell office:value-type="string" calcext:value-type="string">
            <text:p>1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1]);&quot;==&quot;;TRIM([.B311]))" office:value-type="string" office:string-value="murmurhash==1.0.10" calcext:value-type="string">
            <text:p>murmurhash==1.0.10</text:p>
          </table:table-cell>
          <table:table-cell table:formula="of:=VLOOKUP([.A311];[.$N$3:.$N$343];1;0)" office:value-type="string" office:string-value="" calcext:value-type="error">
            <text:p>#N/A</text:p>
          </table:table-cell>
          <table:table-cell table:formula="of:=VLOOKUP([.A311];[.$N$3:.$O$343];2;0)" office:value-type="string" office:string-value="" calcext:value-type="error">
            <text:p>#N/A</text:p>
          </table:table-cell>
          <table:table-cell table:formula="of:=IF([.B311]=[.H3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1]);&quot;==&quot;;TRIM([.O311]))" office:value-type="string" office:string-value="tinycss2==1.2.1" calcext:value-type="string">
            <text:p>tinycss2==1.2.1</text:p>
          </table:table-cell>
        </table:table-row>
        <table:table-row table:style-name="ro1">
          <table:table-cell office:value-type="string" calcext:value-type="string">
            <text:p>mutagen <text:s text:c="18"/></text:p>
          </table:table-cell>
          <table:table-cell office:value-type="string" calcext:value-type="string">
            <text:p>1.4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2]);&quot;==&quot;;TRIM([.B312]))" office:value-type="string" office:string-value="mutagen==1.45.1" calcext:value-type="string">
            <text:p>mutagen==1.45.1</text:p>
          </table:table-cell>
          <table:table-cell table:formula="of:=VLOOKUP([.A312];[.$N$3:.$N$343];1;0)" office:value-type="string" office:string-value="" calcext:value-type="error">
            <text:p>#N/A</text:p>
          </table:table-cell>
          <table:table-cell table:formula="of:=VLOOKUP([.A312];[.$N$3:.$O$343];2;0)" office:value-type="string" office:string-value="" calcext:value-type="error">
            <text:p>#N/A</text:p>
          </table:table-cell>
          <table:table-cell table:formula="of:=IF([.B312]=[.H31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2]);&quot;==&quot;;TRIM([.O312]))" office:value-type="string" office:string-value="tk==8.6.12" calcext:value-type="string">
            <text:p>tk==8.6.12</text:p>
          </table:table-cell>
        </table:table-row>
        <table:table-row table:style-name="ro1">
          <table:table-cell office:value-type="string" calcext:value-type="string">
            <text:p>nashpy <text:s text:c="19"/></text:p>
          </table:table-cell>
          <table:table-cell office:value-type="string" calcext:value-type="string">
            <text:p>0.0.3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3]);&quot;==&quot;;TRIM([.B313]))" office:value-type="string" office:string-value="nashpy==0.0.35" calcext:value-type="string">
            <text:p>nashpy==0.0.35</text:p>
          </table:table-cell>
          <table:table-cell table:formula="of:=VLOOKUP([.A313];[.$N$3:.$N$343];1;0)" office:value-type="string" office:string-value="" calcext:value-type="error">
            <text:p>#N/A</text:p>
          </table:table-cell>
          <table:table-cell table:formula="of:=VLOOKUP([.A313];[.$N$3:.$O$343];2;0)" office:value-type="string" office:string-value="" calcext:value-type="error">
            <text:p>#N/A</text:p>
          </table:table-cell>
          <table:table-cell table:formula="of:=IF([.B313]=[.H3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3]);&quot;==&quot;;TRIM([.O313]))" office:value-type="string" office:string-value="tomli==2.0.1" calcext:value-type="string">
            <text:p>tomli==2.0.1</text:p>
          </table:table-cell>
        </table:table-row>
        <table:table-row table:style-name="ro1">
          <table:table-cell office:value-type="string" calcext:value-type="string">
            <text:p>nbclassic <text:s text:c="16"/></text:p>
          </table:table-cell>
          <table:table-cell table:style-name="ce4" office:value-type="string" calcext:value-type="string">
            <text:p>0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4]);&quot;==&quot;;TRIM([.B314]))" office:value-type="string" office:string-value="nbclassic==0.4.5" calcext:value-type="string">
            <text:p>nbclassic==0.4.5</text:p>
          </table:table-cell>
          <table:table-cell table:formula="of:=VLOOKUP([.A314];[.$N$3:.$N$343];1;0)" office:value-type="string" office:string-value="nbclassic                 " calcext:value-type="string">
            <text:p>nbclassic <text:s text:c="16"/></text:p>
          </table:table-cell>
          <table:table-cell table:formula="of:=VLOOKUP([.A314];[.$N$3:.$O$343];2;0)" office:value-type="string" office:string-value="0.5.3           " calcext:value-type="string">
            <text:p>0.5.3 <text:s text:c="10"/></text:p>
          </table:table-cell>
          <table:table-cell table:formula="of:=IF([.B314]=[.H3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olz <text:s text:c="20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4]);&quot;==&quot;;TRIM([.O314]))" office:value-type="string" office:string-value="toolz==0.12.0" calcext:value-type="string">
            <text:p>toolz==0.12.0</text:p>
          </table:table-cell>
        </table:table-row>
        <table:table-row table:style-name="ro1">
          <table:table-cell office:value-type="string" calcext:value-type="string">
            <text:p>nbclient <text:s text:c="17"/></text:p>
          </table:table-cell>
          <table:table-cell office:value-type="string" calcext:value-type="string">
            <text:p>0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5]);&quot;==&quot;;TRIM([.B315]))" office:value-type="string" office:string-value="nbclient==0.9.0" calcext:value-type="string">
            <text:p>nbclient==0.9.0</text:p>
          </table:table-cell>
          <table:table-cell table:formula="of:=VLOOKUP([.A315];[.$N$3:.$N$343];1;0)" office:value-type="string" office:string-value="nbclient                  " calcext:value-type="string">
            <text:p>nbclient <text:s text:c="17"/></text:p>
          </table:table-cell>
          <table:table-cell table:formula="of:=VLOOKUP([.A315];[.$N$3:.$O$343];2;0)" office:value-type="string" office:string-value="0.7.2           " calcext:value-type="string">
            <text:p>0.7.2 <text:s text:c="10"/></text:p>
          </table:table-cell>
          <table:table-cell table:formula="of:=IF([.B315]=[.H31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rnado <text:s text:c="18"/>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5]);&quot;==&quot;;TRIM([.O315]))" office:value-type="string" office:string-value="tornado==6.2" calcext:value-type="string">
            <text:p>tornado==6.2</text:p>
          </table:table-cell>
        </table:table-row>
        <table:table-row table:style-name="ro1">
          <table:table-cell office:value-type="string" calcext:value-type="string">
            <text:p>nbconvert <text:s text:c="16"/></text:p>
          </table:table-cell>
          <table:table-cell office:value-type="string" calcext:value-type="string">
            <text:p>7.16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6]);&quot;==&quot;;TRIM([.B316]))" office:value-type="string" office:string-value="nbconvert==7.16.1" calcext:value-type="string">
            <text:p>nbconvert==7.16.1</text:p>
          </table:table-cell>
          <table:table-cell table:formula="of:=VLOOKUP([.A316];[.$N$3:.$N$343];1;0)" office:value-type="string" office:string-value="nbconvert                 " calcext:value-type="string">
            <text:p>nbconvert <text:s text:c="16"/></text:p>
          </table:table-cell>
          <table:table-cell table:formula="of:=VLOOKUP([.A316];[.$N$3:.$O$343];2;0)" office:value-type="string" office:string-value="7.2.9           " calcext:value-type="string">
            <text:p>7.2.9 <text:s text:c="10"/></text:p>
          </table:table-cell>
          <table:table-cell table:formula="of:=IF([.B316]=[.H31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qdm <text:s text:c="21"/></text:p>
          </table:table-cell>
          <table:table-cell office:value-type="string" calcext:value-type="string">
            <text:p>4.65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6]);&quot;==&quot;;TRIM([.O316]))" office:value-type="string" office:string-value="tqdm==4.65.0" calcext:value-type="string">
            <text:p>tqdm==4.65.0</text:p>
          </table:table-cell>
        </table:table-row>
        <table:table-row table:style-name="ro1">
          <table:table-cell office:value-type="string" calcext:value-type="string">
            <text:p>nbconvert-pandoc <text:s text:c="9"/></text:p>
          </table:table-cell>
          <table:table-cell office:value-type="string" calcext:value-type="string">
            <text:p>7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7]);&quot;==&quot;;TRIM([.B317]))" office:value-type="string" office:string-value="nbconvert-pandoc==7.4.0" calcext:value-type="string">
            <text:p>nbconvert-pandoc==7.4.0</text:p>
          </table:table-cell>
          <table:table-cell table:formula="of:=VLOOKUP([.A317];[.$N$3:.$N$343];1;0)" office:value-type="string" office:string-value="nbconvert-pandoc          " calcext:value-type="string">
            <text:p>nbconvert-pandoc <text:s text:c="9"/></text:p>
          </table:table-cell>
          <table:table-cell table:formula="of:=VLOOKUP([.A317];[.$N$3:.$O$343];2;0)" office:value-type="string" office:string-value="7.2.9           " calcext:value-type="string">
            <text:p>7.2.9 <text:s text:c="10"/></text:p>
          </table:table-cell>
          <table:table-cell table:formula="of:=IF([.B317]=[.H3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7]);&quot;==&quot;;TRIM([.O317]))" office:value-type="string" office:string-value="traitlets==5.9.0" calcext:value-type="string">
            <text:p>traitlets==5.9.0</text:p>
          </table:table-cell>
        </table:table-row>
        <table:table-row table:style-name="ro1">
          <table:table-cell office:value-type="string" calcext:value-type="string">
            <text:p>nbdime <text:s text:c="19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8]);&quot;==&quot;;TRIM([.B318]))" office:value-type="string" office:string-value="nbdime==3.2.1" calcext:value-type="string">
            <text:p>nbdime==3.2.1</text:p>
          </table:table-cell>
          <table:table-cell table:formula="of:=VLOOKUP([.A318];[.$N$3:.$N$343];1;0)" office:value-type="string" office:string-value="" calcext:value-type="error">
            <text:p>#N/A</text:p>
          </table:table-cell>
          <table:table-cell table:formula="of:=VLOOKUP([.A318];[.$N$3:.$O$343];2;0)" office:value-type="string" office:string-value="" calcext:value-type="error">
            <text:p>#N/A</text:p>
          </table:table-cell>
          <table:table-cell table:formula="of:=IF([.B318]=[.H31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8]);&quot;==&quot;;TRIM([.O318]))" office:value-type="string" office:string-value="typing-extensions==4.5.0" calcext:value-type="string">
            <text:p>typing-extensions==4.5.0</text:p>
          </table:table-cell>
        </table:table-row>
        <table:table-row table:style-name="ro1">
          <table:table-cell office:value-type="string" calcext:value-type="string">
            <text:p>nbformat <text:s text:c="17"/></text:p>
          </table:table-cell>
          <table:table-cell table:style-name="ce4" office:value-type="string" calcext:value-type="string">
            <text:p>5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9]);&quot;==&quot;;TRIM([.B319]))" office:value-type="string" office:string-value="nbformat==5.9.2" calcext:value-type="string">
            <text:p>nbformat==5.9.2</text:p>
          </table:table-cell>
          <table:table-cell table:formula="of:=VLOOKUP([.A319];[.$N$3:.$N$343];1;0)" office:value-type="string" office:string-value="nbformat                  " calcext:value-type="string">
            <text:p>nbformat <text:s text:c="17"/></text:p>
          </table:table-cell>
          <table:table-cell table:formula="of:=VLOOKUP([.A319];[.$N$3:.$O$343];2;0)" office:value-type="string" office:string-value="5.7.3           " calcext:value-type="string">
            <text:p>5.7.3 <text:s text:c="10"/></text:p>
          </table:table-cell>
          <table:table-cell table:formula="of:=IF([.B319]=[.H31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yping_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9]);&quot;==&quot;;TRIM([.O319]))" office:value-type="string" office:string-value="typing_extensions==4.5.0" calcext:value-type="string">
            <text:p>typing_extensions==4.5.0</text:p>
          </table:table-cell>
        </table:table-row>
        <table:table-row table:style-name="ro1"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0]);&quot;==&quot;;TRIM([.B320]))" office:value-type="string" office:string-value="ncurses==6.3" calcext:value-type="string">
            <text:p>ncurses==6.3</text:p>
          </table:table-cell>
          <table:table-cell table:formula="of:=VLOOKUP([.A320];[.$N$3:.$N$343];1;0)" office:value-type="string" office:string-value="ncurses                   " calcext:value-type="string">
            <text:p>ncurses <text:s text:c="18"/></text:p>
          </table:table-cell>
          <table:table-cell table:formula="of:=VLOOKUP([.A320];[.$N$3:.$O$343];2;0)" office:value-type="float" office:value="6.3" calcext:value-type="float">
            <text:p>6.3</text:p>
          </table:table-cell>
          <table:table-cell table:formula="of:=IF([.B320]=[.H3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2g <text:s text:c="10"/></text:p>
          </table:table-cell>
          <table:table-cell office:value-type="string" calcext:value-type="string">
            <text:p><text:s text:c="5"/>h191b57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0]);&quot;==&quot;;TRIM([.O320]))" office:value-type="string" office:string-value="tzdata==2022g" calcext:value-type="string">
            <text:p>tzdata==2022g</text:p>
          </table:table-cell>
        </table:table-row>
        <table:table-row table:style-name="ro1">
          <table:table-cell office:value-type="string" calcext:value-type="string">
            <text:p>nest-asyncio <text:s text:c="13"/></text:p>
          </table:table-cell>
          <table:table-cell office:value-type="string" calcext:value-type="string">
            <text:p>1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1]);&quot;==&quot;;TRIM([.B321]))" office:value-type="string" office:string-value="nest-asyncio==1.6.0" calcext:value-type="string">
            <text:p>nest-asyncio==1.6.0</text:p>
          </table:table-cell>
          <table:table-cell table:formula="of:=VLOOKUP([.A321];[.$N$3:.$N$343];1;0)" office:value-type="string" office:string-value="nest-asyncio              " calcext:value-type="string">
            <text:p>nest-asyncio <text:s text:c="13"/></text:p>
          </table:table-cell>
          <table:table-cell table:formula="of:=VLOOKUP([.A321];[.$N$3:.$O$343];2;0)" office:value-type="string" office:string-value="1.5.6           " calcext:value-type="string">
            <text:p>1.5.6 <text:s text:c="10"/></text:p>
          </table:table-cell>
          <table:table-cell table:formula="of:=IF([.B321]=[.H3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1]);&quot;==&quot;;TRIM([.O321]))" office:value-type="string" office:string-value="unicodedata2==15.0.0" calcext:value-type="string">
            <text:p>unicodedata2==15.0.0</text:p>
          </table:table-cell>
        </table:table-row>
        <table:table-row table:style-name="ro1">
          <table:table-cell office:value-type="string" calcext:value-type="string">
            <text:p>netcdf4 <text:s text:c="18"/></text:p>
          </table:table-cell>
          <table:table-cell table:style-name="ce4" office:value-type="string" calcext:value-type="string">
            <text:p>1.6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2]);&quot;==&quot;;TRIM([.B322]))" office:value-type="string" office:string-value="netcdf4==1.6.5" calcext:value-type="string">
            <text:p>netcdf4==1.6.5</text:p>
          </table:table-cell>
          <table:table-cell table:formula="of:=VLOOKUP([.A322];[.$N$3:.$N$343];1;0)" office:value-type="string" office:string-value="" calcext:value-type="error">
            <text:p>#N/A</text:p>
          </table:table-cell>
          <table:table-cell table:formula="of:=VLOOKUP([.A322];[.$N$3:.$O$343];2;0)" office:value-type="string" office:string-value="" calcext:value-type="error">
            <text:p>#N/A</text:p>
          </table:table-cell>
          <table:table-cell table:formula="of:=IF([.B322]=[.H3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5 <text:s text:c="8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2]);&quot;==&quot;;TRIM([.O322]))" office:value-type="string" office:string-value="urllib3==1.26.15" calcext:value-type="string">
            <text:p>urllib3==1.26.15</text:p>
          </table:table-cell>
        </table:table-row>
        <table:table-row table:style-name="ro1">
          <table:table-cell office:value-type="string" calcext:value-type="string">
            <text:p>networkx <text:s text:c="17"/></text:p>
          </table:table-cell>
          <table:table-cell table:style-name="ce4" office:value-type="string" calcext:value-type="string">
            <text:p>2.8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3]);&quot;==&quot;;TRIM([.B323]))" office:value-type="string" office:string-value="networkx==2.8.8" calcext:value-type="string">
            <text:p>networkx==2.8.8</text:p>
          </table:table-cell>
          <table:table-cell table:formula="of:=VLOOKUP([.A323];[.$N$3:.$N$343];1;0)" office:value-type="string" office:string-value="networkx                  " calcext:value-type="string">
            <text:p>networkx <text:s text:c="17"/></text:p>
          </table:table-cell>
          <table:table-cell table:formula="of:=VLOOKUP([.A323];[.$N$3:.$O$343];2;0)" office:value-type="float" office:value="3" calcext:value-type="float">
            <text:p>3</text:p>
          </table:table-cell>
          <table:table-cell table:formula="of:=IF([.B323]=[.H3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3]);&quot;==&quot;;TRIM([.O323]))" office:value-type="string" office:string-value="wcwidth==0.2.6" calcext:value-type="string">
            <text:p>wcwidth==0.2.6</text:p>
          </table:table-cell>
        </table:table-row>
        <table:table-row table:style-name="ro1">
          <table:table-cell office:value-type="string" calcext:value-type="string">
            <text:p>nltk <text:s text:c="21"/></text:p>
          </table:table-cell>
          <table:table-cell table:style-name="ce4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4]);&quot;==&quot;;TRIM([.B324]))" office:value-type="string" office:string-value="nltk==3.6.3" calcext:value-type="string">
            <text:p>nltk==3.6.3</text:p>
          </table:table-cell>
          <table:table-cell table:formula="of:=VLOOKUP([.A324];[.$N$3:.$N$343];1;0)" office:value-type="string" office:string-value="" calcext:value-type="error">
            <text:p>#N/A</text:p>
          </table:table-cell>
          <table:table-cell table:formula="of:=VLOOKUP([.A324];[.$N$3:.$O$343];2;0)" office:value-type="string" office:string-value="" calcext:value-type="error">
            <text:p>#N/A</text:p>
          </table:table-cell>
          <table:table-cell table:formula="of:=IF([.B324]=[.H3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4]);&quot;==&quot;;TRIM([.O324]))" office:value-type="string" office:string-value="webencodings==0.5.1" calcext:value-type="string">
            <text:p>webencodings==0.5.1</text:p>
          </table:table-cell>
        </table:table-row>
        <table:table-row table:style-name="ro1"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5.0 <text:s text:c="8"/></text:p>
          </table:table-cell>
          <table:table-cell office:value-type="string" calcext:value-type="string">
            <text:p><text:s text:c="5"/>h4abf6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5]);&quot;==&quot;;TRIM([.B325]))" office:value-type="string" office:string-value="nodejs==18.15.0" calcext:value-type="string">
            <text:p>nodejs==18.15.0</text:p>
          </table:table-cell>
          <table:table-cell table:formula="of:=VLOOKUP([.A325];[.$N$3:.$N$343];1;0)" office:value-type="string" office:string-value="nodejs                    " calcext:value-type="string">
            <text:p>nodejs <text:s text:c="19"/></text:p>
          </table:table-cell>
          <table:table-cell table:formula="of:=VLOOKUP([.A325];[.$N$3:.$O$343];2;0)" office:value-type="string" office:string-value="18.13.0         " calcext:value-type="string">
            <text:p>18.13.0 <text:s text:c="8"/></text:p>
          </table:table-cell>
          <table:table-cell table:formula="of:=IF([.B325]=[.H3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bsocket-client <text:s text:c="9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5]);&quot;==&quot;;TRIM([.O325]))" office:value-type="string" office:string-value="websocket-client==1.5.1" calcext:value-type="string">
            <text:p>websocket-client==1.5.1</text:p>
          </table:table-cell>
        </table:table-row>
        <table:table-row table:style-name="ro1"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6]);&quot;==&quot;;TRIM([.B326]))" office:value-type="string" office:string-value="nomkl==1" calcext:value-type="string">
            <text:p>nomkl==1</text:p>
          </table:table-cell>
          <table:table-cell table:formula="of:=VLOOKUP([.A326];[.$N$3:.$N$343];1;0)" office:value-type="string" office:string-value="nomkl                     " calcext:value-type="string">
            <text:p>nomkl <text:s text:c="20"/></text:p>
          </table:table-cell>
          <table:table-cell table:formula="of:=VLOOKUP([.A326];[.$N$3:.$O$343];2;0)" office:value-type="float" office:value="1" calcext:value-type="float">
            <text:p>1</text:p>
          </table:table-cell>
          <table:table-cell table:formula="of:=IF([.B326]=[.H32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el <text:s text:c="20"/></text:p>
          </table:table-cell>
          <table:table-cell office:value-type="string" calcext:value-type="string">
            <text:p>0.38.4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6]);&quot;==&quot;;TRIM([.O326]))" office:value-type="string" office:string-value="wheel==0.38.4" calcext:value-type="string">
            <text:p>wheel==0.38.4</text:p>
          </table:table-cell>
        </table:table-row>
        <table:table-row table:style-name="ro1">
          <table:table-cell office:value-type="string" calcext:value-type="string">
            <text:p>notebook <text:s text:c="17"/></text:p>
          </table:table-cell>
          <table:table-cell table:style-name="ce4" office:value-type="string" calcext:value-type="string">
            <text:p>6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7]);&quot;==&quot;;TRIM([.B327]))" office:value-type="string" office:string-value="notebook==6.5.1" calcext:value-type="string">
            <text:p>notebook==6.5.1</text:p>
          </table:table-cell>
          <table:table-cell table:formula="of:=VLOOKUP([.A327];[.$N$3:.$N$343];1;0)" office:value-type="string" office:string-value="notebook                  " calcext:value-type="string">
            <text:p>notebook <text:s text:c="17"/></text:p>
          </table:table-cell>
          <table:table-cell table:formula="of:=VLOOKUP([.A327];[.$N$3:.$O$343];2;0)" office:value-type="string" office:string-value="6.5.3           " calcext:value-type="string">
            <text:p>6.5.3 <text:s text:c="10"/></text:p>
          </table:table-cell>
          <table:table-cell table:formula="of:=IF([.B327]=[.H3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7]);&quot;==&quot;;TRIM([.O327]))" office:value-type="string" office:string-value="widgetsnbextension==4.0.5" calcext:value-type="string">
            <text:p>widgetsnbextension==4.0.5</text:p>
          </table:table-cell>
        </table:table-row>
        <table:table-row table:style-name="ro1">
          <table:table-cell office:value-type="string" calcext:value-type="string">
            <text:p>notebook-shim <text:s text:c="12"/></text:p>
          </table:table-cell>
          <table:table-cell table:style-name="ce4" office:value-type="string" calcext:value-type="string">
            <text:p>0.2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8]);&quot;==&quot;;TRIM([.B328]))" office:value-type="string" office:string-value="notebook-shim==0.2.4" calcext:value-type="string">
            <text:p>notebook-shim==0.2.4</text:p>
          </table:table-cell>
          <table:table-cell table:formula="of:=VLOOKUP([.A328];[.$N$3:.$N$343];1;0)" office:value-type="string" office:string-value="notebook-shim             " calcext:value-type="string">
            <text:p>notebook-shim <text:s text:c="12"/></text:p>
          </table:table-cell>
          <table:table-cell table:formula="of:=VLOOKUP([.A328];[.$N$3:.$O$343];2;0)" office:value-type="string" office:string-value="0.2.2           " calcext:value-type="string">
            <text:p>0.2.2 <text:s text:c="10"/></text:p>
          </table:table-cell>
          <table:table-cell table:formula="of:=IF([.B328]=[.H3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8]);&quot;==&quot;;TRIM([.O328]))" office:value-type="string" office:string-value="xlrd==2.0.1" calcext:value-type="string">
            <text:p>xlrd==2.0.1</text:p>
          </table:table-cell>
        </table:table-row>
        <table:table-row table:style-name="ro1"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9]);&quot;==&quot;;TRIM([.B329]))" office:value-type="string" office:string-value="numba==0.59.0" calcext:value-type="string">
            <text:p>numba==0.59.0</text:p>
          </table:table-cell>
          <table:table-cell table:formula="of:=VLOOKUP([.A329];[.$N$3:.$N$343];1;0)" office:value-type="string" office:string-value="numba                     " calcext:value-type="string">
            <text:p>numba <text:s text:c="20"/></text:p>
          </table:table-cell>
          <table:table-cell table:formula="of:=VLOOKUP([.A329];[.$N$3:.$O$343];2;0)" office:value-type="string" office:string-value="0.56.4          " calcext:value-type="string">
            <text:p>0.56.4 <text:s text:c="9"/></text:p>
          </table:table-cell>
          <table:table-cell table:formula="of:=IF([.B329]=[.H3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9]);&quot;==&quot;;TRIM([.O329]))" office:value-type="string" office:string-value="xorg-libxau==1.0.9" calcext:value-type="string">
            <text:p>xorg-libxau==1.0.9</text:p>
          </table:table-cell>
        </table:table-row>
        <table:table-row table:style-name="ro1">
          <table:table-cell office:value-type="string" calcext:value-type="string">
            <text:p>numexpr <text:s text:c="18"/></text:p>
          </table:table-cell>
          <table:table-cell office:value-type="string" calcext:value-type="string">
            <text:p>2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0]);&quot;==&quot;;TRIM([.B330]))" office:value-type="string" office:string-value="numexpr==2.9.0" calcext:value-type="string">
            <text:p>numexpr==2.9.0</text:p>
          </table:table-cell>
          <table:table-cell table:formula="of:=VLOOKUP([.A330];[.$N$3:.$N$343];1;0)" office:value-type="string" office:string-value="numexpr                   " calcext:value-type="string">
            <text:p>numexpr <text:s text:c="18"/></text:p>
          </table:table-cell>
          <table:table-cell table:formula="of:=VLOOKUP([.A330];[.$N$3:.$O$343];2;0)" office:value-type="string" office:string-value="2.8.3           " calcext:value-type="string">
            <text:p>2.8.3 <text:s text:c="10"/></text:p>
          </table:table-cell>
          <table:table-cell table:formula="of:=IF([.B330]=[.H3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0]);&quot;==&quot;;TRIM([.O330]))" office:value-type="string" office:string-value="xorg-libxdmcp==1.1.3" calcext:value-type="string">
            <text:p>xorg-libxdmcp==1.1.3</text:p>
          </table:table-cell>
        </table:table-row>
        <table:table-row table:style-name="ro1"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1]);&quot;==&quot;;TRIM([.B331]))" office:value-type="string" office:string-value="numpy==1.24.0" calcext:value-type="string">
            <text:p>numpy==1.24.0</text:p>
          </table:table-cell>
          <table:table-cell table:formula="of:=VLOOKUP([.A331];[.$N$3:.$N$343];1;0)" office:value-type="string" office:string-value="numpy                     " calcext:value-type="string">
            <text:p>numpy <text:s text:c="20"/></text:p>
          </table:table-cell>
          <table:table-cell table:formula="of:=VLOOKUP([.A331];[.$N$3:.$O$343];2;0)" office:value-type="string" office:string-value="1.23.5          " calcext:value-type="string">
            <text:p>1.23.5 <text:s text:c="9"/></text:p>
          </table:table-cell>
          <table:table-cell table:formula="of:=IF([.B331]=[.H33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1]);&quot;==&quot;;TRIM([.O331]))" office:value-type="string" office:string-value="xz==5.2.6" calcext:value-type="string">
            <text:p>xz==5.2.6</text:p>
          </table:table-cell>
        </table:table-row>
        <table:table-row table:style-name="ro1">
          <table:table-cell office:value-type="string" calcext:value-type="string">
            <text:p>numpy-financial <text:s text:c="1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2]);&quot;==&quot;;TRIM([.B332]))" office:value-type="string" office:string-value="numpy-financial==1.0.0" calcext:value-type="string">
            <text:p>numpy-financial==1.0.0</text:p>
          </table:table-cell>
          <table:table-cell table:formula="of:=VLOOKUP([.A332];[.$N$3:.$N$343];1;0)" office:value-type="string" office:string-value="" calcext:value-type="error">
            <text:p>#N/A</text:p>
          </table:table-cell>
          <table:table-cell table:formula="of:=VLOOKUP([.A332];[.$N$3:.$O$343];2;0)" office:value-type="string" office:string-value="" calcext:value-type="error">
            <text:p>#N/A</text:p>
          </table:table-cell>
          <table:table-cell table:formula="of:=IF([.B332]=[.H3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-py <text:s text:c="21"/></text:p>
          </table:table-cell>
          <table:table-cell table:style-name="ce4" office:value-type="string" calcext:value-type="string">
            <text:p>0.5.9 <text:s text:c="10"/></text:p>
          </table:table-cell>
          <table:table-cell office:value-type="string" calcext:value-type="string">
            <text:p>py310h4426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2]);&quot;==&quot;;TRIM([.O332]))" office:value-type="string" office:string-value="y-py==0.5.9" calcext:value-type="string">
            <text:p>y-py==0.5.9</text:p>
          </table:table-cell>
        </table:table-row>
        <table:table-row table:style-name="ro1">
          <table:table-cell office:value-type="string" calcext:value-type="string">
            <text:p>nvidia-cublas-cu11 <text:s text:c="7"/></text:p>
          </table:table-cell>
          <table:table-cell office:value-type="string" calcext:value-type="string">
            <text:p>11.10.3.66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3]);&quot;==&quot;;TRIM([.B333]))" office:value-type="string" office:string-value="nvidia-cublas-cu11==11.10.3.66" calcext:value-type="string">
            <text:p>nvidia-cublas-cu11==11.10.3.66</text:p>
          </table:table-cell>
          <table:table-cell table:formula="of:=VLOOKUP([.A333];[.$N$3:.$N$343];1;0)" office:value-type="string" office:string-value="" calcext:value-type="error">
            <text:p>#N/A</text:p>
          </table:table-cell>
          <table:table-cell table:formula="of:=VLOOKUP([.A333];[.$N$3:.$O$343];2;0)" office:value-type="string" office:string-value="" calcext:value-type="error">
            <text:p>#N/A</text:p>
          </table:table-cell>
          <table:table-cell table:formula="of:=IF([.B333]=[.H3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3]);&quot;==&quot;;TRIM([.O333]))" office:value-type="string" office:string-value="yaml==0.2.5" calcext:value-type="string">
            <text:p>yaml==0.2.5</text:p>
          </table:table-cell>
        </table:table-row>
        <table:table-row table:style-name="ro1">
          <table:table-cell office:value-type="string" calcext:value-type="string">
            <text:p>nvidia-cuda-cupti-cu11 <text:s text:c="3"/></text:p>
          </table:table-cell>
          <table:table-cell office:value-type="string" calcext:value-type="string">
            <text:p>11.7.10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4]);&quot;==&quot;;TRIM([.B334]))" office:value-type="string" office:string-value="nvidia-cuda-cupti-cu11==11.7.101" calcext:value-type="string">
            <text:p>nvidia-cuda-cupti-cu11==11.7.101</text:p>
          </table:table-cell>
          <table:table-cell table:formula="of:=VLOOKUP([.A334];[.$N$3:.$N$343];1;0)" office:value-type="string" office:string-value="" calcext:value-type="error">
            <text:p>#N/A</text:p>
          </table:table-cell>
          <table:table-cell table:formula="of:=VLOOKUP([.A334];[.$N$3:.$O$343];2;0)" office:value-type="string" office:string-value="" calcext:value-type="error">
            <text:p>#N/A</text:p>
          </table:table-cell>
          <table:table-cell table:formula="of:=IF([.B334]=[.H3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4]);&quot;==&quot;;TRIM([.O334]))" office:value-type="string" office:string-value="yaml-cpp==0.7.0" calcext:value-type="string">
            <text:p>yaml-cpp==0.7.0</text:p>
          </table:table-cell>
        </table:table-row>
        <table:table-row table:style-name="ro1">
          <table:table-cell office:value-type="string" calcext:value-type="string">
            <text:p>nvidia-cuda-nvrtc-cu11 <text:s text:c="3"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5]);&quot;==&quot;;TRIM([.B335]))" office:value-type="string" office:string-value="nvidia-cuda-nvrtc-cu11==11.7.99" calcext:value-type="string">
            <text:p>nvidia-cuda-nvrtc-cu11==11.7.99</text:p>
          </table:table-cell>
          <table:table-cell table:formula="of:=VLOOKUP([.A335];[.$N$3:.$N$343];1;0)" office:value-type="string" office:string-value="" calcext:value-type="error">
            <text:p>#N/A</text:p>
          </table:table-cell>
          <table:table-cell table:formula="of:=VLOOKUP([.A335];[.$N$3:.$O$343];2;0)" office:value-type="string" office:string-value="" calcext:value-type="error">
            <text:p>#N/A</text:p>
          </table:table-cell>
          <table:table-cell table:formula="of:=IF([.B335]=[.H3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py-websocket <text:s text:c="12"/></text:p>
          </table:table-cell>
          <table:table-cell table:style-name="ce4" office:value-type="string" calcext:value-type="string">
            <text:p>0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5]);&quot;==&quot;;TRIM([.O335]))" office:value-type="string" office:string-value="ypy-websocket==0.8.2" calcext:value-type="string">
            <text:p>ypy-websocket==0.8.2</text:p>
          </table:table-cell>
        </table:table-row>
        <table:table-row table:style-name="ro1">
          <table:table-cell office:value-type="string" calcext:value-type="string">
            <text:p>nvidia-cuda-runtime-cu11 <text:s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6]);&quot;==&quot;;TRIM([.B336]))" office:value-type="string" office:string-value="nvidia-cuda-runtime-cu11==11.7.99" calcext:value-type="string">
            <text:p>nvidia-cuda-runtime-cu11==11.7.99</text:p>
          </table:table-cell>
          <table:table-cell table:formula="of:=VLOOKUP([.A336];[.$N$3:.$N$343];1;0)" office:value-type="string" office:string-value="" calcext:value-type="error">
            <text:p>#N/A</text:p>
          </table:table-cell>
          <table:table-cell table:formula="of:=VLOOKUP([.A336];[.$N$3:.$O$343];2;0)" office:value-type="string" office:string-value="" calcext:value-type="error">
            <text:p>#N/A</text:p>
          </table:table-cell>
          <table:table-cell table:formula="of:=IF([.B336]=[.H33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6]);&quot;==&quot;;TRIM([.O336]))" office:value-type="string" office:string-value="zeromq==4.3.4" calcext:value-type="string">
            <text:p>zeromq==4.3.4</text:p>
          </table:table-cell>
        </table:table-row>
        <table:table-row table:style-name="ro1">
          <table:table-cell office:value-type="string" calcext:value-type="string">
            <text:p>nvidia-cudnn-cu11 <text:s text:c="8"/></text:p>
          </table:table-cell>
          <table:table-cell office:value-type="string" calcext:value-type="string">
            <text:p>8.5.0.96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7]);&quot;==&quot;;TRIM([.B337]))" office:value-type="string" office:string-value="nvidia-cudnn-cu11==8.5.0.96" calcext:value-type="string">
            <text:p>nvidia-cudnn-cu11==8.5.0.96</text:p>
          </table:table-cell>
          <table:table-cell table:formula="of:=VLOOKUP([.A337];[.$N$3:.$N$343];1;0)" office:value-type="string" office:string-value="" calcext:value-type="error">
            <text:p>#N/A</text:p>
          </table:table-cell>
          <table:table-cell table:formula="of:=VLOOKUP([.A337];[.$N$3:.$O$343];2;0)" office:value-type="string" office:string-value="" calcext:value-type="error">
            <text:p>#N/A</text:p>
          </table:table-cell>
          <table:table-cell table:formula="of:=IF([.B337]=[.H33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7]);&quot;==&quot;;TRIM([.O337]))" office:value-type="string" office:string-value="zfp==1.0.0" calcext:value-type="string">
            <text:p>zfp==1.0.0</text:p>
          </table:table-cell>
        </table:table-row>
        <table:table-row table:style-name="ro1">
          <table:table-cell office:value-type="string" calcext:value-type="string">
            <text:p>nvidia-cufft-cu11 <text:s text:c="8"/></text:p>
          </table:table-cell>
          <table:table-cell office:value-type="string" calcext:value-type="string">
            <text:p>10.9.0.58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8]);&quot;==&quot;;TRIM([.B338]))" office:value-type="string" office:string-value="nvidia-cufft-cu11==10.9.0.58" calcext:value-type="string">
            <text:p>nvidia-cufft-cu11==10.9.0.58</text:p>
          </table:table-cell>
          <table:table-cell table:formula="of:=VLOOKUP([.A338];[.$N$3:.$N$343];1;0)" office:value-type="string" office:string-value="" calcext:value-type="error">
            <text:p>#N/A</text:p>
          </table:table-cell>
          <table:table-cell table:formula="of:=VLOOKUP([.A338];[.$N$3:.$O$343];2;0)" office:value-type="string" office:string-value="" calcext:value-type="error">
            <text:p>#N/A</text:p>
          </table:table-cell>
          <table:table-cell table:formula="of:=IF([.B338]=[.H3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ct <text:s text:c="21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8]);&quot;==&quot;;TRIM([.O338]))" office:value-type="string" office:string-value="zict==2.2.0" calcext:value-type="string">
            <text:p>zict==2.2.0</text:p>
          </table:table-cell>
        </table:table-row>
        <table:table-row table:style-name="ro1">
          <table:table-cell office:value-type="string" calcext:value-type="string">
            <text:p>nvidia-curand-cu11 <text:s text:c="7"/></text:p>
          </table:table-cell>
          <table:table-cell office:value-type="string" calcext:value-type="string">
            <text:p>10.2.10.91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9]);&quot;==&quot;;TRIM([.B339]))" office:value-type="string" office:string-value="nvidia-curand-cu11==10.2.10.91" calcext:value-type="string">
            <text:p>nvidia-curand-cu11==10.2.10.91</text:p>
          </table:table-cell>
          <table:table-cell table:formula="of:=VLOOKUP([.A339];[.$N$3:.$N$343];1;0)" office:value-type="string" office:string-value="" calcext:value-type="error">
            <text:p>#N/A</text:p>
          </table:table-cell>
          <table:table-cell table:formula="of:=VLOOKUP([.A339];[.$N$3:.$O$343];2;0)" office:value-type="string" office:string-value="" calcext:value-type="error">
            <text:p>#N/A</text:p>
          </table:table-cell>
          <table:table-cell table:formula="of:=IF([.B339]=[.H33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pp <text:s text:c="21"/></text:p>
          </table:table-cell>
          <table:table-cell office:value-type="string" calcext:value-type="string">
            <text:p>3.15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9]);&quot;==&quot;;TRIM([.O339]))" office:value-type="string" office:string-value="zipp==3.15.0" calcext:value-type="string">
            <text:p>zipp==3.15.0</text:p>
          </table:table-cell>
        </table:table-row>
        <table:table-row table:style-name="ro1">
          <table:table-cell office:value-type="string" calcext:value-type="string">
            <text:p>nvidia-cusolver-cu11 <text:s text:c="5"/></text:p>
          </table:table-cell>
          <table:table-cell office:value-type="string" calcext:value-type="string">
            <text:p>11.4.0.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0]);&quot;==&quot;;TRIM([.B340]))" office:value-type="string" office:string-value="nvidia-cusolver-cu11==11.4.0.1" calcext:value-type="string">
            <text:p>nvidia-cusolver-cu11==11.4.0.1</text:p>
          </table:table-cell>
          <table:table-cell table:formula="of:=VLOOKUP([.A340];[.$N$3:.$N$343];1;0)" office:value-type="string" office:string-value="" calcext:value-type="error">
            <text:p>#N/A</text:p>
          </table:table-cell>
          <table:table-cell table:formula="of:=VLOOKUP([.A340];[.$N$3:.$O$343];2;0)" office:value-type="string" office:string-value="" calcext:value-type="error">
            <text:p>#N/A</text:p>
          </table:table-cell>
          <table:table-cell table:formula="of:=IF([.B340]=[.H3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0]);&quot;==&quot;;TRIM([.O340]))" office:value-type="string" office:string-value="zlib==1.2.13" calcext:value-type="string">
            <text:p>zlib==1.2.13</text:p>
          </table:table-cell>
        </table:table-row>
        <table:table-row table:style-name="ro1">
          <table:table-cell office:value-type="string" calcext:value-type="string">
            <text:p>nvidia-cusparse-cu11 <text:s text:c="5"/></text:p>
          </table:table-cell>
          <table:table-cell office:value-type="string" calcext:value-type="string">
            <text:p>11.7.4.9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1]);&quot;==&quot;;TRIM([.B341]))" office:value-type="string" office:string-value="nvidia-cusparse-cu11==11.7.4.91" calcext:value-type="string">
            <text:p>nvidia-cusparse-cu11==11.7.4.91</text:p>
          </table:table-cell>
          <table:table-cell table:formula="of:=VLOOKUP([.A341];[.$N$3:.$N$343];1;0)" office:value-type="string" office:string-value="" calcext:value-type="error">
            <text:p>#N/A</text:p>
          </table:table-cell>
          <table:table-cell table:formula="of:=VLOOKUP([.A341];[.$N$3:.$O$343];2;0)" office:value-type="string" office:string-value="" calcext:value-type="error">
            <text:p>#N/A</text:p>
          </table:table-cell>
          <table:table-cell table:formula="of:=IF([.B341]=[.H34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1]);&quot;==&quot;;TRIM([.O341]))" office:value-type="string" office:string-value="zlib-ng==2.0.6" calcext:value-type="string">
            <text:p>zlib-ng==2.0.6</text:p>
          </table:table-cell>
        </table:table-row>
        <table:table-row table:style-name="ro1">
          <table:table-cell office:value-type="string" calcext:value-type="string">
            <text:p>nvidia-nccl-cu11 <text:s text:c="9"/></text:p>
          </table:table-cell>
          <table:table-cell office:value-type="string" calcext:value-type="string">
            <text:p>2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2]);&quot;==&quot;;TRIM([.B342]))" office:value-type="string" office:string-value="nvidia-nccl-cu11==2.14.3" calcext:value-type="string">
            <text:p>nvidia-nccl-cu11==2.14.3</text:p>
          </table:table-cell>
          <table:table-cell table:formula="of:=VLOOKUP([.A342];[.$N$3:.$N$343];1;0)" office:value-type="string" office:string-value="" calcext:value-type="error">
            <text:p>#N/A</text:p>
          </table:table-cell>
          <table:table-cell table:formula="of:=VLOOKUP([.A342];[.$N$3:.$O$343];2;0)" office:value-type="string" office:string-value="" calcext:value-type="error">
            <text:p>#N/A</text:p>
          </table:table-cell>
          <table:table-cell table:formula="of:=IF([.B342]=[.H3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2]);&quot;==&quot;;TRIM([.O342]))" office:value-type="string" office:string-value="zstandard==0.19.0" calcext:value-type="string">
            <text:p>zstandard==0.19.0</text:p>
          </table:table-cell>
        </table:table-row>
        <table:table-row table:style-name="ro1">
          <table:table-cell office:value-type="string" calcext:value-type="string">
            <text:p>nvidia-nvtx-cu11 <text:s text:c="9"/></text:p>
          </table:table-cell>
          <table:table-cell office:value-type="string" calcext:value-type="string">
            <text:p>11.7.91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3]);&quot;==&quot;;TRIM([.B343]))" office:value-type="string" office:string-value="nvidia-nvtx-cu11==11.7.91" calcext:value-type="string">
            <text:p>nvidia-nvtx-cu11==11.7.91</text:p>
          </table:table-cell>
          <table:table-cell table:formula="of:=VLOOKUP([.A343];[.$N$3:.$N$343];1;0)" office:value-type="string" office:string-value="" calcext:value-type="error">
            <text:p>#N/A</text:p>
          </table:table-cell>
          <table:table-cell table:formula="of:=VLOOKUP([.A343];[.$N$3:.$O$343];2;0)" office:value-type="string" office:string-value="" calcext:value-type="error">
            <text:p>#N/A</text:p>
          </table:table-cell>
          <table:table-cell table:formula="of:=IF([.B343]=[.H34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3]);&quot;==&quot;;TRIM([.O343]))" office:value-type="string" office:string-value="zstd==1.5.2" calcext:value-type="string">
            <text:p>zstd==1.5.2</text:p>
          </table:table-cell>
        </table:table-row>
        <table:table-row table:style-name="ro1">
          <table:table-cell office:value-type="string" calcext:value-type="string">
            <text:p>oauthlib <text:s text:c="17"/></text:p>
          </table:table-cell>
          <table:table-cell table:style-name="ce4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4]);&quot;==&quot;;TRIM([.B344]))" office:value-type="string" office:string-value="oauthlib==3.2.2" calcext:value-type="string">
            <text:p>oauthlib==3.2.2</text:p>
          </table:table-cell>
          <table:table-cell table:formula="of:=VLOOKUP([.A344];[.$N$3:.$N$343];1;0)" office:value-type="string" office:string-value="oauthlib                  " calcext:value-type="string">
            <text:p>oauthlib <text:s text:c="17"/></text:p>
          </table:table-cell>
          <table:table-cell table:formula="of:=VLOOKUP([.A344];[.$N$3:.$O$343];2;0)" office:value-type="string" office:string-value="3.2.2           " calcext:value-type="string">
            <text:p>3.2.2 <text:s text:c="10"/></text:p>
          </table:table-cell>
          <table:table-cell table:formula="of:=IF([.B344]=[.H34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fpy <text:s text:c="20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5]);&quot;==&quot;;TRIM([.B345]))" office:value-type="string" office:string-value="odfpy==1.4.1" calcext:value-type="string">
            <text:p>odfpy==1.4.1</text:p>
          </table:table-cell>
          <table:table-cell table:formula="of:=VLOOKUP([.A345];[.$N$3:.$N$343];1;0)" office:value-type="string" office:string-value="" calcext:value-type="error">
            <text:p>#N/A</text:p>
          </table:table-cell>
          <table:table-cell table:formula="of:=VLOOKUP([.A345];[.$N$3:.$O$343];2;0)" office:value-type="string" office:string-value="" calcext:value-type="error">
            <text:p>#N/A</text:p>
          </table:table-cell>
          <table:table-cell table:formula="of:=IF([.B345]=[.H3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blas <text:s text:c="17"/></text:p>
          </table:table-cell>
          <table:table-cell table:style-name="ce4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46]);&quot;==&quot;;TRIM([.B346]))" office:value-type="string" office:string-value="openblas==0.3.21" calcext:value-type="string">
            <text:p>openblas==0.3.21</text:p>
          </table:table-cell>
          <table:table-cell table:formula="of:=VLOOKUP([.A346];[.$N$3:.$N$343];1;0)" office:value-type="string" office:string-value="openblas                  " calcext:value-type="string">
            <text:p>openblas <text:s text:c="17"/></text:p>
          </table:table-cell>
          <table:table-cell table:formula="of:=VLOOKUP([.A346];[.$N$3:.$O$343];2;0)" office:value-type="string" office:string-value="0.3.21          " calcext:value-type="string">
            <text:p>0.3.21 <text:s text:c="9"/></text:p>
          </table:table-cell>
          <table:table-cell table:formula="of:=IF([.B346]=[.H34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cv-python <text:s text:c="12"/></text:p>
          </table:table-cell>
          <table:table-cell office:value-type="string" calcext:value-type="string">
            <text:p>4.5.5.6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7]);&quot;==&quot;;TRIM([.B347]))" office:value-type="string" office:string-value="opencv-python==4.5.5.62" calcext:value-type="string">
            <text:p>opencv-python==4.5.5.62</text:p>
          </table:table-cell>
          <table:table-cell table:formula="of:=VLOOKUP([.A347];[.$N$3:.$N$343];1;0)" office:value-type="string" office:string-value="" calcext:value-type="error">
            <text:p>#N/A</text:p>
          </table:table-cell>
          <table:table-cell table:formula="of:=VLOOKUP([.A347];[.$N$3:.$O$343];2;0)" office:value-type="string" office:string-value="" calcext:value-type="error">
            <text:p>#N/A</text:p>
          </table:table-cell>
          <table:table-cell table:formula="of:=IF([.B347]=[.H3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8]);&quot;==&quot;;TRIM([.B348]))" office:value-type="string" office:string-value="openjpeg==2.5.0" calcext:value-type="string">
            <text:p>openjpeg==2.5.0</text:p>
          </table:table-cell>
          <table:table-cell table:formula="of:=VLOOKUP([.A348];[.$N$3:.$N$343];1;0)" office:value-type="string" office:string-value="openjpeg                  " calcext:value-type="string">
            <text:p>openjpeg <text:s text:c="17"/></text:p>
          </table:table-cell>
          <table:table-cell table:formula="of:=VLOOKUP([.A348];[.$N$3:.$O$343];2;0)" office:value-type="string" office:string-value="2.5.0           " calcext:value-type="string">
            <text:p>2.5.0 <text:s text:c="10"/></text:p>
          </table:table-cell>
          <table:table-cell table:formula="of:=IF([.B348]=[.H34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pyxl <text:s text:c="17"/></text:p>
          </table:table-cell>
          <table:table-cell office:value-type="string" calcext:value-type="string">
            <text:p>3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9]);&quot;==&quot;;TRIM([.B349]))" office:value-type="string" office:string-value="openpyxl==3.0.10" calcext:value-type="string">
            <text:p>openpyxl==3.0.10</text:p>
          </table:table-cell>
          <table:table-cell table:formula="of:=VLOOKUP([.A349];[.$N$3:.$N$343];1;0)" office:value-type="string" office:string-value="openpyxl                  " calcext:value-type="string">
            <text:p>openpyxl <text:s text:c="17"/></text:p>
          </table:table-cell>
          <table:table-cell table:formula="of:=VLOOKUP([.A349];[.$N$3:.$O$343];2;0)" office:value-type="string" office:string-value="3.1.1           " calcext:value-type="string">
            <text:p>3.1.1 <text:s text:c="10"/></text:p>
          </table:table-cell>
          <table:table-cell table:formula="of:=IF([.B349]=[.H34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ssl <text:s text:c="18"/></text:p>
          </table:table-cell>
          <table:table-cell table:style-name="ce4" office:value-type="string" calcext:value-type="string">
            <text:p>3.2.1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0]);&quot;==&quot;;TRIM([.B350]))" office:value-type="string" office:string-value="openssl==3.2.1" calcext:value-type="string">
            <text:p>openssl==3.2.1</text:p>
          </table:table-cell>
          <table:table-cell table:formula="of:=VLOOKUP([.A350];[.$N$3:.$N$343];1;0)" office:value-type="string" office:string-value="openssl                   " calcext:value-type="string">
            <text:p>openssl <text:s text:c="18"/></text:p>
          </table:table-cell>
          <table:table-cell table:formula="of:=VLOOKUP([.A350];[.$N$3:.$O$343];2;0)" office:value-type="string" office:string-value="3.3.1           " calcext:value-type="string">
            <text:p>3.3.1 <text:s text:c="10"/></text:p>
          </table:table-cell>
          <table:table-cell table:formula="of:=IF([.B350]=[.H35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-einsum <text:s text:c="15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1]);&quot;==&quot;;TRIM([.B351]))" office:value-type="string" office:string-value="opt-einsum==3.3.0" calcext:value-type="string">
            <text:p>opt-einsum==3.3.0</text:p>
          </table:table-cell>
          <table:table-cell table:formula="of:=VLOOKUP([.A351];[.$N$3:.$N$343];1;0)" office:value-type="string" office:string-value="" calcext:value-type="error">
            <text:p>#N/A</text:p>
          </table:table-cell>
          <table:table-cell table:formula="of:=VLOOKUP([.A351];[.$N$3:.$O$343];2;0)" office:value-type="string" office:string-value="" calcext:value-type="error">
            <text:p>#N/A</text:p>
          </table:table-cell>
          <table:table-cell table:formula="of:=IF([.B351]=[.H3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c <text:s text:c="22"/></text:p>
          </table:table-cell>
          <table:table-cell table:style-name="ce4" office:value-type="string" calcext:value-type="string">
            <text:p>1.8.3 <text:s text:c="10"/></text:p>
          </table:table-cell>
          <table:table-cell office:value-type="string" calcext:value-type="string">
            <text:p><text:s text:c="5"/>hfdbbad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2]);&quot;==&quot;;TRIM([.B352]))" office:value-type="string" office:string-value="orc==1.8.3" calcext:value-type="string">
            <text:p>orc==1.8.3</text:p>
          </table:table-cell>
          <table:table-cell table:formula="of:=VLOOKUP([.A352];[.$N$3:.$N$343];1;0)" office:value-type="string" office:string-value="orc                       " calcext:value-type="string">
            <text:p>orc <text:s text:c="22"/></text:p>
          </table:table-cell>
          <table:table-cell table:formula="of:=VLOOKUP([.A352];[.$N$3:.$O$343];2;0)" office:value-type="string" office:string-value="1.8.2           " calcext:value-type="string">
            <text:p>1.8.2 <text:s text:c="10"/></text:p>
          </table:table-cell>
          <table:table-cell table:formula="of:=IF([.B352]=[.H35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json <text:s text:c="19"/></text:p>
          </table:table-cell>
          <table:table-cell table:style-name="ce4" office:value-type="string" calcext:value-type="string">
            <text:p>3.9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3]);&quot;==&quot;;TRIM([.B353]))" office:value-type="string" office:string-value="orjson==3.9.15" calcext:value-type="string">
            <text:p>orjson==3.9.15</text:p>
          </table:table-cell>
          <table:table-cell table:formula="of:=VLOOKUP([.A353];[.$N$3:.$N$343];1;0)" office:value-type="string" office:string-value="" calcext:value-type="error">
            <text:p>#N/A</text:p>
          </table:table-cell>
          <table:table-cell table:formula="of:=VLOOKUP([.A353];[.$N$3:.$O$343];2;0)" office:value-type="string" office:string-value="" calcext:value-type="error">
            <text:p>#N/A</text:p>
          </table:table-cell>
          <table:table-cell table:formula="of:=IF([.B353]=[.H35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crypto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4]);&quot;==&quot;;TRIM([.B354]))" office:value-type="string" office:string-value="oscrypto==1.3.0" calcext:value-type="string">
            <text:p>oscrypto==1.3.0</text:p>
          </table:table-cell>
          <table:table-cell table:formula="of:=VLOOKUP([.A354];[.$N$3:.$N$343];1;0)" office:value-type="string" office:string-value="" calcext:value-type="error">
            <text:p>#N/A</text:p>
          </table:table-cell>
          <table:table-cell table:formula="of:=VLOOKUP([.A354];[.$N$3:.$O$343];2;0)" office:value-type="string" office:string-value="" calcext:value-type="error">
            <text:p>#N/A</text:p>
          </table:table-cell>
          <table:table-cell table:formula="of:=IF([.B354]=[.H35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rides <text:s text:c="16"/></text:p>
          </table:table-cell>
          <table:table-cell table:style-name="ce4" office:value-type="string" calcext:value-type="string">
            <text:p>7.3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5]);&quot;==&quot;;TRIM([.B355]))" office:value-type="string" office:string-value="overrides==7.3.1" calcext:value-type="string">
            <text:p>overrides==7.3.1</text:p>
          </table:table-cell>
          <table:table-cell table:formula="of:=VLOOKUP([.A355];[.$N$3:.$N$343];1;0)" office:value-type="string" office:string-value="" calcext:value-type="error">
            <text:p>#N/A</text:p>
          </table:table-cell>
          <table:table-cell table:formula="of:=VLOOKUP([.A355];[.$N$3:.$O$343];2;0)" office:value-type="string" office:string-value="" calcext:value-type="error">
            <text:p>#N/A</text:p>
          </table:table-cell>
          <table:table-cell table:formula="of:=IF([.B355]=[.H3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ing <text:s text:c="16"/>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6]);&quot;==&quot;;TRIM([.B356]))" office:value-type="string" office:string-value="packaging==23.2" calcext:value-type="string">
            <text:p>packaging==23.2</text:p>
          </table:table-cell>
          <table:table-cell table:formula="of:=VLOOKUP([.A356];[.$N$3:.$N$343];1;0)" office:value-type="string" office:string-value="packaging                 " calcext:value-type="string">
            <text:p>packaging <text:s text:c="16"/></text:p>
          </table:table-cell>
          <table:table-cell table:formula="of:=VLOOKUP([.A356];[.$N$3:.$O$343];2;0)" office:value-type="float" office:value="23" calcext:value-type="float">
            <text:p>23</text:p>
          </table:table-cell>
          <table:table-cell table:formula="of:=IF([.B356]=[.H35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7]);&quot;==&quot;;TRIM([.B357]))" office:value-type="string" office:string-value="pamela==1.0.0" calcext:value-type="string">
            <text:p>pamela==1.0.0</text:p>
          </table:table-cell>
          <table:table-cell table:formula="of:=VLOOKUP([.A357];[.$N$3:.$N$343];1;0)" office:value-type="string" office:string-value="pamela                    " calcext:value-type="string">
            <text:p>pamela <text:s text:c="19"/></text:p>
          </table:table-cell>
          <table:table-cell table:formula="of:=VLOOKUP([.A357];[.$N$3:.$O$343];2;0)" office:value-type="string" office:string-value="1.0.0           " calcext:value-type="string">
            <text:p>1.0.0 <text:s text:c="10"/></text:p>
          </table:table-cell>
          <table:table-cell table:formula="of:=IF([.B357]=[.H3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as <text:s text:c="19"/></text:p>
          </table:table-cell>
          <table:table-cell table:style-name="ce4" office:value-type="string" calcext:value-type="string">
            <text:p>1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8]);&quot;==&quot;;TRIM([.B358]))" office:value-type="string" office:string-value="pandas==1.5.3" calcext:value-type="string">
            <text:p>pandas==1.5.3</text:p>
          </table:table-cell>
          <table:table-cell table:formula="of:=VLOOKUP([.A358];[.$N$3:.$N$343];1;0)" office:value-type="string" office:string-value="pandas                    " calcext:value-type="string">
            <text:p>pandas <text:s text:c="19"/></text:p>
          </table:table-cell>
          <table:table-cell table:formula="of:=VLOOKUP([.A358];[.$N$3:.$O$343];2;0)" office:value-type="string" office:string-value="1.5.3           " calcext:value-type="string">
            <text:p>1.5.3 <text:s text:c="10"/></text:p>
          </table:table-cell>
          <table:table-cell table:formula="of:=IF([.B358]=[.H3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9]);&quot;==&quot;;TRIM([.B359]))" office:value-type="string" office:string-value="pandoc==2.19.2" calcext:value-type="string">
            <text:p>pandoc==2.19.2</text:p>
          </table:table-cell>
          <table:table-cell table:formula="of:=VLOOKUP([.A359];[.$N$3:.$N$343];1;0)" office:value-type="string" office:string-value="pandoc                    " calcext:value-type="string">
            <text:p>pandoc <text:s text:c="19"/></text:p>
          </table:table-cell>
          <table:table-cell table:formula="of:=VLOOKUP([.A359];[.$N$3:.$O$343];2;0)" office:value-type="string" office:string-value="2.19.2          " calcext:value-type="string">
            <text:p>2.19.2 <text:s text:c="9"/></text:p>
          </table:table-cell>
          <table:table-cell table:formula="of:=IF([.B359]=[.H3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filters <text:s text:c="12"/></text:p>
          </table:table-cell>
          <table:table-cell table:style-name="ce4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0]);&quot;==&quot;;TRIM([.B360]))" office:value-type="string" office:string-value="pandocfilters==1.5.1" calcext:value-type="string">
            <text:p>pandocfilters==1.5.1</text:p>
          </table:table-cell>
          <table:table-cell table:formula="of:=VLOOKUP([.A360];[.$N$3:.$N$343];1;0)" office:value-type="string" office:string-value="pandocfilters             " calcext:value-type="string">
            <text:p>pandocfilters <text:s text:c="12"/></text:p>
          </table:table-cell>
          <table:table-cell table:formula="of:=VLOOKUP([.A360];[.$N$3:.$O$343];2;0)" office:value-type="string" office:string-value="1.5.0           " calcext:value-type="string">
            <text:p>1.5.0 <text:s text:c="10"/></text:p>
          </table:table-cell>
          <table:table-cell table:formula="of:=IF([.B360]=[.H3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iko <text:s text:c="17"/></text:p>
          </table:table-cell>
          <table:table-cell office:value-type="string" calcext:value-type="string">
            <text:p>3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1]);&quot;==&quot;;TRIM([.B361]))" office:value-type="string" office:string-value="paramiko==3.4.0" calcext:value-type="string">
            <text:p>paramiko==3.4.0</text:p>
          </table:table-cell>
          <table:table-cell table:formula="of:=VLOOKUP([.A361];[.$N$3:.$N$343];1;0)" office:value-type="string" office:string-value="" calcext:value-type="error">
            <text:p>#N/A</text:p>
          </table:table-cell>
          <table:table-cell table:formula="of:=VLOOKUP([.A361];[.$N$3:.$O$343];2;0)" office:value-type="string" office:string-value="" calcext:value-type="error">
            <text:p>#N/A</text:p>
          </table:table-cell>
          <table:table-cell table:formula="of:=IF([.B361]=[.H3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so <text:s text:c="20"/></text:p>
          </table:table-cell>
          <table:table-cell table:style-name="ce4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2]);&quot;==&quot;;TRIM([.B362]))" office:value-type="string" office:string-value="parso==0.8.3" calcext:value-type="string">
            <text:p>parso==0.8.3</text:p>
          </table:table-cell>
          <table:table-cell table:formula="of:=VLOOKUP([.A362];[.$N$3:.$N$343];1;0)" office:value-type="string" office:string-value="parso                     " calcext:value-type="string">
            <text:p>parso <text:s text:c="20"/></text:p>
          </table:table-cell>
          <table:table-cell table:formula="of:=VLOOKUP([.A362];[.$N$3:.$O$343];2;0)" office:value-type="string" office:string-value="0.8.3           " calcext:value-type="string">
            <text:p>0.8.3 <text:s text:c="10"/></text:p>
          </table:table-cell>
          <table:table-cell table:formula="of:=IF([.B362]=[.H3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d <text:s text:c="20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3]);&quot;==&quot;;TRIM([.B363]))" office:value-type="string" office:string-value="partd==1.4.0" calcext:value-type="string">
            <text:p>partd==1.4.0</text:p>
          </table:table-cell>
          <table:table-cell table:formula="of:=VLOOKUP([.A363];[.$N$3:.$N$343];1;0)" office:value-type="string" office:string-value="partd                     " calcext:value-type="string">
            <text:p>partd <text:s text:c="20"/></text:p>
          </table:table-cell>
          <table:table-cell table:formula="of:=VLOOKUP([.A363];[.$N$3:.$O$343];2;0)" office:value-type="string" office:string-value="1.3.0           " calcext:value-type="string">
            <text:p>1.3.0 <text:s text:c="10"/></text:p>
          </table:table-cell>
          <table:table-cell table:formula="of:=IF([.B363]=[.H3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lib-abc <text:s text:c="14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4]);&quot;==&quot;;TRIM([.B364]))" office:value-type="string" office:string-value="pathlib-abc==0.1.1" calcext:value-type="string">
            <text:p>pathlib-abc==0.1.1</text:p>
          </table:table-cell>
          <table:table-cell table:formula="of:=VLOOKUP([.A364];[.$N$3:.$N$343];1;0)" office:value-type="string" office:string-value="" calcext:value-type="error">
            <text:p>#N/A</text:p>
          </table:table-cell>
          <table:table-cell table:formula="of:=VLOOKUP([.A364];[.$N$3:.$O$343];2;0)" office:value-type="string" office:string-value="" calcext:value-type="error">
            <text:p>#N/A</text:p>
          </table:table-cell>
          <table:table-cell table:formula="of:=IF([.B364]=[.H3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y <text:s text:c="20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5]);&quot;==&quot;;TRIM([.B365]))" office:value-type="string" office:string-value="pathy==0.11.0" calcext:value-type="string">
            <text:p>pathy==0.11.0</text:p>
          </table:table-cell>
          <table:table-cell table:formula="of:=VLOOKUP([.A365];[.$N$3:.$N$343];1;0)" office:value-type="string" office:string-value="" calcext:value-type="error">
            <text:p>#N/A</text:p>
          </table:table-cell>
          <table:table-cell table:formula="of:=VLOOKUP([.A365];[.$N$3:.$O$343];2;0)" office:value-type="string" office:string-value="" calcext:value-type="error">
            <text:p>#N/A</text:p>
          </table:table-cell>
          <table:table-cell table:formula="of:=IF([.B365]=[.H36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sy <text:s text:c="20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6]);&quot;==&quot;;TRIM([.B366]))" office:value-type="string" office:string-value="patsy==0.5.6" calcext:value-type="string">
            <text:p>patsy==0.5.6</text:p>
          </table:table-cell>
          <table:table-cell table:formula="of:=VLOOKUP([.A366];[.$N$3:.$N$343];1;0)" office:value-type="string" office:string-value="patsy                     " calcext:value-type="string">
            <text:p>patsy <text:s text:c="20"/></text:p>
          </table:table-cell>
          <table:table-cell table:formula="of:=VLOOKUP([.A366];[.$N$3:.$O$343];2;0)" office:value-type="string" office:string-value="0.5.3           " calcext:value-type="string">
            <text:p>0.5.3 <text:s text:c="10"/></text:p>
          </table:table-cell>
          <table:table-cell table:formula="of:=IF([.B366]=[.H36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2image <text:s text:c="16"/></text:p>
          </table:table-cell>
          <table:table-cell office:value-type="string" calcext:value-type="string">
            <text:p>1.16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7]);&quot;==&quot;;TRIM([.B367]))" office:value-type="string" office:string-value="pdf2image==1.16.3" calcext:value-type="string">
            <text:p>pdf2image==1.16.3</text:p>
          </table:table-cell>
          <table:table-cell table:formula="of:=VLOOKUP([.A367];[.$N$3:.$N$343];1;0)" office:value-type="string" office:string-value="" calcext:value-type="error">
            <text:p>#N/A</text:p>
          </table:table-cell>
          <table:table-cell table:formula="of:=VLOOKUP([.A367];[.$N$3:.$O$343];2;0)" office:value-type="string" office:string-value="" calcext:value-type="error">
            <text:p>#N/A</text:p>
          </table:table-cell>
          <table:table-cell table:formula="of:=IF([.B367]=[.H36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kit <text:s text:c="19"/></text:p>
          </table:table-cell>
          <table:table-cell table:style-name="ce4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8]);&quot;==&quot;;TRIM([.B368]))" office:value-type="string" office:string-value="pdfkit==0.6.1" calcext:value-type="string">
            <text:p>pdfkit==0.6.1</text:p>
          </table:table-cell>
          <table:table-cell table:formula="of:=VLOOKUP([.A368];[.$N$3:.$N$343];1;0)" office:value-type="string" office:string-value="" calcext:value-type="error">
            <text:p>#N/A</text:p>
          </table:table-cell>
          <table:table-cell table:formula="of:=VLOOKUP([.A368];[.$N$3:.$O$343];2;0)" office:value-type="string" office:string-value="" calcext:value-type="error">
            <text:p>#N/A</text:p>
          </table:table-cell>
          <table:table-cell table:formula="of:=IF([.B368]=[.H36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miner-six <text:s text:c="13"/></text:p>
          </table:table-cell>
          <table:table-cell office:value-type="float" office:value="20220319" calcext:value-type="float">
            <text:p>2022031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9]);&quot;==&quot;;TRIM([.B369]))" office:value-type="string" office:string-value="pdfminer-six==20220319" calcext:value-type="string">
            <text:p>pdfminer-six==20220319</text:p>
          </table:table-cell>
          <table:table-cell table:formula="of:=VLOOKUP([.A369];[.$N$3:.$N$343];1;0)" office:value-type="string" office:string-value="" calcext:value-type="error">
            <text:p>#N/A</text:p>
          </table:table-cell>
          <table:table-cell table:formula="of:=VLOOKUP([.A369];[.$N$3:.$O$343];2;0)" office:value-type="string" office:string-value="" calcext:value-type="error">
            <text:p>#N/A</text:p>
          </table:table-cell>
          <table:table-cell table:formula="of:=IF([.B369]=[.H36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plumber <text:s text:c="15"/></text:p>
          </table:table-cell>
          <table:table-cell table:style-name="ce4" office:value-type="string" calcext:value-type="string">
            <text:p>0.6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0]);&quot;==&quot;;TRIM([.B370]))" office:value-type="string" office:string-value="pdfplumber==0.6.2" calcext:value-type="string">
            <text:p>pdfplumber==0.6.2</text:p>
          </table:table-cell>
          <table:table-cell table:formula="of:=VLOOKUP([.A370];[.$N$3:.$N$343];1;0)" office:value-type="string" office:string-value="" calcext:value-type="error">
            <text:p>#N/A</text:p>
          </table:table-cell>
          <table:table-cell table:formula="of:=VLOOKUP([.A370];[.$N$3:.$O$343];2;0)" office:value-type="string" office:string-value="" calcext:value-type="error">
            <text:p>#N/A</text:p>
          </table:table-cell>
          <table:table-cell table:formula="of:=IF([.B370]=[.H37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rw <text:s text:c="20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1]);&quot;==&quot;;TRIM([.B371]))" office:value-type="string" office:string-value="pdfrw==0.4" calcext:value-type="string">
            <text:p>pdfrw==0.4</text:p>
          </table:table-cell>
          <table:table-cell table:formula="of:=VLOOKUP([.A371];[.$N$3:.$N$343];1;0)" office:value-type="string" office:string-value="" calcext:value-type="error">
            <text:p>#N/A</text:p>
          </table:table-cell>
          <table:table-cell table:formula="of:=VLOOKUP([.A371];[.$N$3:.$O$343];2;0)" office:value-type="string" office:string-value="" calcext:value-type="error">
            <text:p>#N/A</text:p>
          </table:table-cell>
          <table:table-cell table:formula="of:=IF([.B371]=[.H37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2]);&quot;==&quot;;TRIM([.B372]))" office:value-type="string" office:string-value="pexpect==4.9.0" calcext:value-type="string">
            <text:p>pexpect==4.9.0</text:p>
          </table:table-cell>
          <table:table-cell table:formula="of:=VLOOKUP([.A372];[.$N$3:.$N$343];1;0)" office:value-type="string" office:string-value="pexpect                   " calcext:value-type="string">
            <text:p>pexpect <text:s text:c="18"/></text:p>
          </table:table-cell>
          <table:table-cell table:formula="of:=VLOOKUP([.A372];[.$N$3:.$O$343];2;0)" office:value-type="string" office:string-value="4.8.0           " calcext:value-type="string">
            <text:p>4.8.0 <text:s text:c="10"/></text:p>
          </table:table-cell>
          <table:table-cell table:formula="of:=IF([.B372]=[.H3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kleshare <text:s text:c="14"/></text:p>
          </table:table-cell>
          <table:table-cell table:style-name="ce4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3]);&quot;==&quot;;TRIM([.B373]))" office:value-type="string" office:string-value="pickleshare==0.7.5" calcext:value-type="string">
            <text:p>pickleshare==0.7.5</text:p>
          </table:table-cell>
          <table:table-cell table:formula="of:=VLOOKUP([.A373];[.$N$3:.$N$343];1;0)" office:value-type="string" office:string-value="pickleshare               " calcext:value-type="string">
            <text:p>pickleshare <text:s text:c="14"/></text:p>
          </table:table-cell>
          <table:table-cell table:formula="of:=VLOOKUP([.A373];[.$N$3:.$O$343];2;0)" office:value-type="string" office:string-value="0.7.5           " calcext:value-type="string">
            <text:p>0.7.5 <text:s text:c="10"/></text:p>
          </table:table-cell>
          <table:table-cell table:formula="of:=IF([.B373]=[.H37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4]);&quot;==&quot;;TRIM([.B374]))" office:value-type="string" office:string-value="pillow==9.2.0" calcext:value-type="string">
            <text:p>pillow==9.2.0</text:p>
          </table:table-cell>
          <table:table-cell table:formula="of:=VLOOKUP([.A374];[.$N$3:.$N$343];1;0)" office:value-type="string" office:string-value="pillow                    " calcext:value-type="string">
            <text:p>pillow <text:s text:c="19"/></text:p>
          </table:table-cell>
          <table:table-cell table:formula="of:=VLOOKUP([.A374];[.$N$3:.$O$343];2;0)" office:value-type="string" office:string-value="9.4.0           " calcext:value-type="string">
            <text:p>9.4.0 <text:s text:c="10"/></text:p>
          </table:table-cell>
          <table:table-cell table:formula="of:=IF([.B374]=[.H3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 <text:s text:c="22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5]);&quot;==&quot;;TRIM([.B375]))" office:value-type="string" office:string-value="pip==24" calcext:value-type="string">
            <text:p>pip==24</text:p>
          </table:table-cell>
          <table:table-cell table:formula="of:=VLOOKUP([.A375];[.$N$3:.$N$343];1;0)" office:value-type="string" office:string-value="pip                       " calcext:value-type="string">
            <text:p>pip <text:s text:c="22"/></text:p>
          </table:table-cell>
          <table:table-cell table:formula="of:=VLOOKUP([.A375];[.$N$3:.$O$343];2;0)" office:value-type="string" office:string-value="23.0.1          " calcext:value-type="string">
            <text:p>23.0.1 <text:s text:c="9"/></text:p>
          </table:table-cell>
          <table:table-cell table:formula="of:=IF([.B375]=[.H37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gutil-resolve-name <text:s text:c="5"/></text:p>
          </table:table-cell>
          <table:table-cell table:style-name="ce4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6]);&quot;==&quot;;TRIM([.B376]))" office:value-type="string" office:string-value="pkgutil-resolve-name==1.3.10" calcext:value-type="string">
            <text:p>pkgutil-resolve-name==1.3.10</text:p>
          </table:table-cell>
          <table:table-cell table:formula="of:=VLOOKUP([.A376];[.$N$3:.$N$343];1;0)" office:value-type="string" office:string-value="pkgutil-resolve-name      " calcext:value-type="string">
            <text:p>pkgutil-resolve-name <text:s text:c="5"/></text:p>
          </table:table-cell>
          <table:table-cell table:formula="of:=VLOOKUP([.A376];[.$N$3:.$O$343];2;0)" office:value-type="string" office:string-value="1.3.10          " calcext:value-type="string">
            <text:p>1.3.10 <text:s text:c="9"/></text:p>
          </table:table-cell>
          <table:table-cell table:formula="of:=IF([.B376]=[.H37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formdirs <text:s text:c="13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7]);&quot;==&quot;;TRIM([.B377]))" office:value-type="string" office:string-value="platformdirs==4.2.0" calcext:value-type="string">
            <text:p>platformdirs==4.2.0</text:p>
          </table:table-cell>
          <table:table-cell table:formula="of:=VLOOKUP([.A377];[.$N$3:.$N$343];1;0)" office:value-type="string" office:string-value="platformdirs              " calcext:value-type="string">
            <text:p>platformdirs <text:s text:c="13"/></text:p>
          </table:table-cell>
          <table:table-cell table:formula="of:=VLOOKUP([.A377];[.$N$3:.$O$343];2;0)" office:value-type="string" office:string-value="3.1.1           " calcext:value-type="string">
            <text:p>3.1.1 <text:s text:c="10"/></text:p>
          </table:table-cell>
          <table:table-cell table:formula="of:=IF([.B377]=[.H37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ly <text:s text:c="19"/></text:p>
          </table:table-cell>
          <table:table-cell office:value-type="string" calcext:value-type="string">
            <text:p>5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8]);&quot;==&quot;;TRIM([.B378]))" office:value-type="string" office:string-value="plotly==5.3.0" calcext:value-type="string">
            <text:p>plotly==5.3.0</text:p>
          </table:table-cell>
          <table:table-cell table:formula="of:=VLOOKUP([.A378];[.$N$3:.$N$343];1;0)" office:value-type="string" office:string-value="" calcext:value-type="error">
            <text:p>#N/A</text:p>
          </table:table-cell>
          <table:table-cell table:formula="of:=VLOOKUP([.A378];[.$N$3:.$O$343];2;0)" office:value-type="string" office:string-value="" calcext:value-type="error">
            <text:p>#N/A</text:p>
          </table:table-cell>
          <table:table-cell table:formula="of:=IF([.B378]=[.H3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nine <text:s text:c="17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9]);&quot;==&quot;;TRIM([.B379]))" office:value-type="string" office:string-value="plotnine==0.10.1" calcext:value-type="string">
            <text:p>plotnine==0.10.1</text:p>
          </table:table-cell>
          <table:table-cell table:formula="of:=VLOOKUP([.A379];[.$N$3:.$N$343];1;0)" office:value-type="string" office:string-value="" calcext:value-type="error">
            <text:p>#N/A</text:p>
          </table:table-cell>
          <table:table-cell table:formula="of:=VLOOKUP([.A379];[.$N$3:.$O$343];2;0)" office:value-type="string" office:string-value="" calcext:value-type="error">
            <text:p>#N/A</text:p>
          </table:table-cell>
          <table:table-cell table:formula="of:=IF([.B379]=[.H3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0]);&quot;==&quot;;TRIM([.B380]))" office:value-type="string" office:string-value="pluggy==1.4.0" calcext:value-type="string">
            <text:p>pluggy==1.4.0</text:p>
          </table:table-cell>
          <table:table-cell table:formula="of:=VLOOKUP([.A380];[.$N$3:.$N$343];1;0)" office:value-type="string" office:string-value="pluggy                    " calcext:value-type="string">
            <text:p>pluggy <text:s text:c="19"/></text:p>
          </table:table-cell>
          <table:table-cell table:formula="of:=VLOOKUP([.A380];[.$N$3:.$O$343];2;0)" office:value-type="string" office:string-value="1.0.0           " calcext:value-type="string">
            <text:p>1.0.0 <text:s text:c="10"/></text:p>
          </table:table-cell>
          <table:table-cell table:formula="of:=IF([.B380]=[.H38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och <text:s text:c="20"/></text:p>
          </table:table-cell>
          <table:table-cell table:style-name="ce4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1]);&quot;==&quot;;TRIM([.B381]))" office:value-type="string" office:string-value="pooch==1.8.1" calcext:value-type="string">
            <text:p>pooch==1.8.1</text:p>
          </table:table-cell>
          <table:table-cell table:formula="of:=VLOOKUP([.A381];[.$N$3:.$N$343];1;0)" office:value-type="string" office:string-value="pooch                     " calcext:value-type="string">
            <text:p>pooch <text:s text:c="20"/></text:p>
          </table:table-cell>
          <table:table-cell table:formula="of:=VLOOKUP([.A381];[.$N$3:.$O$343];2;0)" office:value-type="string" office:string-value="1.7.0           " calcext:value-type="string">
            <text:p>1.7.0 <text:s text:c="10"/></text:p>
          </table:table-cell>
          <table:table-cell table:formula="of:=IF([.B381]=[.H38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hed <text:s text:c="18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2]);&quot;==&quot;;TRIM([.B382]))" office:value-type="string" office:string-value="preshed==3.0.9" calcext:value-type="string">
            <text:p>preshed==3.0.9</text:p>
          </table:table-cell>
          <table:table-cell table:formula="of:=VLOOKUP([.A382];[.$N$3:.$N$343];1;0)" office:value-type="string" office:string-value="" calcext:value-type="error">
            <text:p>#N/A</text:p>
          </table:table-cell>
          <table:table-cell table:formula="of:=VLOOKUP([.A382];[.$N$3:.$O$343];2;0)" office:value-type="string" office:string-value="" calcext:value-type="error">
            <text:p>#N/A</text:p>
          </table:table-cell>
          <table:table-cell table:formula="of:=IF([.B382]=[.H38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ority <text:s text:c="17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3]);&quot;==&quot;;TRIM([.B383]))" office:value-type="string" office:string-value="priority==2.0.0" calcext:value-type="string">
            <text:p>priority==2.0.0</text:p>
          </table:table-cell>
          <table:table-cell table:formula="of:=VLOOKUP([.A383];[.$N$3:.$N$343];1;0)" office:value-type="string" office:string-value="" calcext:value-type="error">
            <text:p>#N/A</text:p>
          </table:table-cell>
          <table:table-cell table:formula="of:=VLOOKUP([.A383];[.$N$3:.$O$343];2;0)" office:value-type="string" office:string-value="" calcext:value-type="error">
            <text:p>#N/A</text:p>
          </table:table-cell>
          <table:table-cell table:formula="of:=IF([.B383]=[.H3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glog <text:s text:c="18"/></text:p>
          </table:table-cell>
          <table:table-cell table:style-name="ce4" office:value-type="string" calcext:value-type="string">
            <text:p>0.1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4]);&quot;==&quot;;TRIM([.B384]))" office:value-type="string" office:string-value="proglog==0.1.10" calcext:value-type="string">
            <text:p>proglog==0.1.10</text:p>
          </table:table-cell>
          <table:table-cell table:formula="of:=VLOOKUP([.A384];[.$N$3:.$N$343];1;0)" office:value-type="string" office:string-value="" calcext:value-type="error">
            <text:p>#N/A</text:p>
          </table:table-cell>
          <table:table-cell table:formula="of:=VLOOKUP([.A384];[.$N$3:.$O$343];2;0)" office:value-type="string" office:string-value="" calcext:value-type="error">
            <text:p>#N/A</text:p>
          </table:table-cell>
          <table:table-cell table:formula="of:=IF([.B384]=[.H3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etheus-client <text:s text:c="8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5]);&quot;==&quot;;TRIM([.B385]))" office:value-type="string" office:string-value="prometheus-client==0.20.0" calcext:value-type="string">
            <text:p>prometheus-client==0.20.0</text:p>
          </table:table-cell>
          <table:table-cell table:formula="of:=VLOOKUP([.A385];[.$N$3:.$N$343];1;0)" office:value-type="string" office:string-value="" calcext:value-type="error">
            <text:p>#N/A</text:p>
          </table:table-cell>
          <table:table-cell table:formula="of:=VLOOKUP([.A385];[.$N$3:.$O$343];2;0)" office:value-type="string" office:string-value="" calcext:value-type="error">
            <text:p>#N/A</text:p>
          </table:table-cell>
          <table:table-cell table:formula="of:=IF([.B385]=[.H38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4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6]);&quot;==&quot;;TRIM([.B386]))" office:value-type="string" office:string-value="prompt-toolkit==3.0.43" calcext:value-type="string">
            <text:p>prompt-toolkit==3.0.43</text:p>
          </table:table-cell>
          <table:table-cell table:formula="of:=VLOOKUP([.A386];[.$N$3:.$N$343];1;0)" office:value-type="string" office:string-value="prompt-toolkit            " calcext:value-type="string">
            <text:p>prompt-toolkit <text:s text:c="11"/></text:p>
          </table:table-cell>
          <table:table-cell table:formula="of:=VLOOKUP([.A386];[.$N$3:.$O$343];2;0)" office:value-type="string" office:string-value="3.0.38          " calcext:value-type="string">
            <text:p>3.0.38 <text:s text:c="9"/></text:p>
          </table:table-cell>
          <table:table-cell table:formula="of:=IF([.B386]=[.H38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7]);&quot;==&quot;;TRIM([.B387]))" office:value-type="string" office:string-value="prompt_toolkit==3.0.38" calcext:value-type="string">
            <text:p>prompt_toolkit==3.0.38</text:p>
          </table:table-cell>
          <table:table-cell table:formula="of:=VLOOKUP([.A387];[.$N$3:.$N$343];1;0)" office:value-type="string" office:string-value="prompt_toolkit            " calcext:value-type="string">
            <text:p>prompt_toolkit <text:s text:c="11"/></text:p>
          </table:table-cell>
          <table:table-cell table:formula="of:=VLOOKUP([.A387];[.$N$3:.$O$343];2;0)" office:value-type="string" office:string-value="3.0.38          " calcext:value-type="string">
            <text:p>3.0.38 <text:s text:c="9"/></text:p>
          </table:table-cell>
          <table:table-cell table:formula="of:=IF([.B387]=[.H38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nouncing <text:s text:c="14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8]);&quot;==&quot;;TRIM([.B388]))" office:value-type="string" office:string-value="pronouncing==0.2.0" calcext:value-type="string">
            <text:p>pronouncing==0.2.0</text:p>
          </table:table-cell>
          <table:table-cell table:formula="of:=VLOOKUP([.A388];[.$N$3:.$N$343];1;0)" office:value-type="string" office:string-value="" calcext:value-type="error">
            <text:p>#N/A</text:p>
          </table:table-cell>
          <table:table-cell table:formula="of:=VLOOKUP([.A388];[.$N$3:.$O$343];2;0)" office:value-type="string" office:string-value="" calcext:value-type="error">
            <text:p>#N/A</text:p>
          </table:table-cell>
          <table:table-cell table:formula="of:=IF([.B388]=[.H3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9]);&quot;==&quot;;TRIM([.B389]))" office:value-type="string" office:string-value="protobuf==4.21.12" calcext:value-type="string">
            <text:p>protobuf==4.21.12</text:p>
          </table:table-cell>
          <table:table-cell table:formula="of:=VLOOKUP([.A389];[.$N$3:.$N$343];1;0)" office:value-type="string" office:string-value="protobuf                  " calcext:value-type="string">
            <text:p>protobuf <text:s text:c="17"/></text:p>
          </table:table-cell>
          <table:table-cell table:formula="of:=VLOOKUP([.A389];[.$N$3:.$O$343];2;0)" office:value-type="string" office:string-value="4.21.12         " calcext:value-type="string">
            <text:p>4.21.12 <text:s text:c="8"/></text:p>
          </table:table-cell>
          <table:table-cell table:formula="of:=IF([.B389]=[.H38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util <text:s text:c="19"/></text:p>
          </table:table-cell>
          <table:table-cell table:style-name="ce4" office:value-type="string" calcext:value-type="string">
            <text:p>5.9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0]);&quot;==&quot;;TRIM([.B390]))" office:value-type="string" office:string-value="psutil==5.9.8" calcext:value-type="string">
            <text:p>psutil==5.9.8</text:p>
          </table:table-cell>
          <table:table-cell table:formula="of:=VLOOKUP([.A390];[.$N$3:.$N$343];1;0)" office:value-type="string" office:string-value="psutil                    " calcext:value-type="string">
            <text:p>psutil <text:s text:c="19"/></text:p>
          </table:table-cell>
          <table:table-cell table:formula="of:=VLOOKUP([.A390];[.$N$3:.$O$343];2;0)" office:value-type="string" office:string-value="5.9.4           " calcext:value-type="string">
            <text:p>5.9.4 <text:s text:c="10"/></text:p>
          </table:table-cell>
          <table:table-cell table:formula="of:=IF([.B390]=[.H39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1]);&quot;==&quot;;TRIM([.B391]))" office:value-type="string" office:string-value="pthread-stubs==0.4" calcext:value-type="string">
            <text:p>pthread-stubs==0.4</text:p>
          </table:table-cell>
          <table:table-cell table:formula="of:=VLOOKUP([.A391];[.$N$3:.$N$343];1;0)" office:value-type="string" office:string-value="pthread-stubs             " calcext:value-type="string">
            <text:p>pthread-stubs <text:s text:c="12"/></text:p>
          </table:table-cell>
          <table:table-cell table:formula="of:=VLOOKUP([.A391];[.$N$3:.$O$343];2;0)" office:value-type="float" office:value="0.4" calcext:value-type="float">
            <text:p>0.4</text:p>
          </table:table-cell>
          <table:table-cell table:formula="of:=IF([.B391]=[.H39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2]);&quot;==&quot;;TRIM([.B392]))" office:value-type="string" office:string-value="ptyprocess==0.7.0" calcext:value-type="string">
            <text:p>ptyprocess==0.7.0</text:p>
          </table:table-cell>
          <table:table-cell table:formula="of:=VLOOKUP([.A392];[.$N$3:.$N$343];1;0)" office:value-type="string" office:string-value="ptyprocess                " calcext:value-type="string">
            <text:p>ptyprocess <text:s text:c="15"/></text:p>
          </table:table-cell>
          <table:table-cell table:formula="of:=VLOOKUP([.A392];[.$N$3:.$O$343];2;0)" office:value-type="string" office:string-value="0.7.0           " calcext:value-type="string">
            <text:p>0.7.0 <text:s text:c="10"/></text:p>
          </table:table-cell>
          <table:table-cell table:formula="of:=IF([.B392]=[.H39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e_eval <text:s text:c="16"/></text:p>
          </table:table-cell>
          <table:table-cell table:style-name="ce4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3]);&quot;==&quot;;TRIM([.B393]))" office:value-type="string" office:string-value="pure_eval==0.2.2" calcext:value-type="string">
            <text:p>pure_eval==0.2.2</text:p>
          </table:table-cell>
          <table:table-cell table:formula="of:=VLOOKUP([.A393];[.$N$3:.$N$343];1;0)" office:value-type="string" office:string-value="pure_eval                 " calcext:value-type="string">
            <text:p>pure_eval <text:s text:c="16"/></text:p>
          </table:table-cell>
          <table:table-cell table:formula="of:=VLOOKUP([.A393];[.$N$3:.$O$343];2;0)" office:value-type="string" office:string-value="0.2.2           " calcext:value-type="string">
            <text:p>0.2.2 <text:s text:c="10"/></text:p>
          </table:table-cell>
          <table:table-cell table:formula="of:=IF([.B393]=[.H39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 <text:s text:c="23"/></text:p>
          </table:table-cell>
          <table:table-cell office:value-type="string" calcext:value-type="string">
            <text:p>1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4]);&quot;==&quot;;TRIM([.B394]))" office:value-type="string" office:string-value="py==1.11.0" calcext:value-type="string">
            <text:p>py==1.11.0</text:p>
          </table:table-cell>
          <table:table-cell table:formula="of:=VLOOKUP([.A394];[.$N$3:.$N$343];1;0)" office:value-type="string" office:string-value="" calcext:value-type="error">
            <text:p>#N/A</text:p>
          </table:table-cell>
          <table:table-cell table:formula="of:=VLOOKUP([.A394];[.$N$3:.$O$343];2;0)" office:value-type="string" office:string-value="" calcext:value-type="error">
            <text:p>#N/A</text:p>
          </table:table-cell>
          <table:table-cell table:formula="of:=IF([.B394]=[.H3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cpuinfo <text:s text:c="15"/></text:p>
          </table:table-cell>
          <table:table-cell office:value-type="string" calcext:value-type="string">
            <text:p>9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5]);&quot;==&quot;;TRIM([.B395]))" office:value-type="string" office:string-value="py-cpuinfo==9.0.0" calcext:value-type="string">
            <text:p>py-cpuinfo==9.0.0</text:p>
          </table:table-cell>
          <table:table-cell table:formula="of:=VLOOKUP([.A395];[.$N$3:.$N$343];1;0)" office:value-type="string" office:string-value="" calcext:value-type="error">
            <text:p>#N/A</text:p>
          </table:table-cell>
          <table:table-cell table:formula="of:=VLOOKUP([.A395];[.$N$3:.$O$343];2;0)" office:value-type="string" office:string-value="" calcext:value-type="error">
            <text:p>#N/A</text:p>
          </table:table-cell>
          <table:table-cell table:formula="of:=IF([.B395]=[.H39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py310he6bfd7f_3_cpu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96]);&quot;==&quot;;TRIM([.B396]))" office:value-type="string" office:string-value="pyarrow==12.0.0" calcext:value-type="string">
            <text:p>pyarrow==12.0.0</text:p>
          </table:table-cell>
          <table:table-cell table:formula="of:=VLOOKUP([.A396];[.$N$3:.$N$343];1;0)" office:value-type="string" office:string-value="pyarrow                   " calcext:value-type="string">
            <text:p>pyarrow <text:s text:c="18"/></text:p>
          </table:table-cell>
          <table:table-cell table:formula="of:=VLOOKUP([.A396];[.$N$3:.$O$343];2;0)" office:value-type="string" office:string-value="11.0.0          " calcext:value-type="string">
            <text:p>11.0.0 <text:s text:c="9"/></text:p>
          </table:table-cell>
          <table:table-cell table:formula="of:=IF([.B396]=[.H39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7]);&quot;==&quot;;TRIM([.B397]))" office:value-type="string" office:string-value="pybind11-abi==4" calcext:value-type="string">
            <text:p>pybind11-abi==4</text:p>
          </table:table-cell>
          <table:table-cell table:formula="of:=VLOOKUP([.A397];[.$N$3:.$N$343];1;0)" office:value-type="string" office:string-value="pybind11-abi              " calcext:value-type="string">
            <text:p>pybind11-abi <text:s text:c="13"/></text:p>
          </table:table-cell>
          <table:table-cell table:formula="of:=VLOOKUP([.A397];[.$N$3:.$O$343];2;0)" office:value-type="float" office:value="4" calcext:value-type="float">
            <text:p>4</text:p>
          </table:table-cell>
          <table:table-cell table:formula="of:=IF([.B397]=[.H39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sat <text:s text:c="18"/></text:p>
          </table:table-cell>
          <table:table-cell table:style-name="ce4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8]);&quot;==&quot;;TRIM([.B398]))" office:value-type="string" office:string-value="pycosat==0.6.4" calcext:value-type="string">
            <text:p>pycosat==0.6.4</text:p>
          </table:table-cell>
          <table:table-cell table:formula="of:=VLOOKUP([.A398];[.$N$3:.$N$343];1;0)" office:value-type="string" office:string-value="pycosat                   " calcext:value-type="string">
            <text:p>pycosat <text:s text:c="18"/></text:p>
          </table:table-cell>
          <table:table-cell table:formula="of:=VLOOKUP([.A398];[.$N$3:.$O$343];2;0)" office:value-type="string" office:string-value="0.6.4           " calcext:value-type="string">
            <text:p>0.6.4 <text:s text:c="10"/></text:p>
          </table:table-cell>
          <table:table-cell table:formula="of:=IF([.B398]=[.H39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untry <text:s text:c="16"/></text:p>
          </table:table-cell>
          <table:table-cell table:style-name="ce4" office:value-type="string" calcext:value-type="string">
            <text:p>20.7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9]);&quot;==&quot;;TRIM([.B399]))" office:value-type="string" office:string-value="pycountry==20.7.3" calcext:value-type="string">
            <text:p>pycountry==20.7.3</text:p>
          </table:table-cell>
          <table:table-cell table:formula="of:=VLOOKUP([.A399];[.$N$3:.$N$343];1;0)" office:value-type="string" office:string-value="" calcext:value-type="error">
            <text:p>#N/A</text:p>
          </table:table-cell>
          <table:table-cell table:formula="of:=VLOOKUP([.A399];[.$N$3:.$O$343];2;0)" office:value-type="string" office:string-value="" calcext:value-type="error">
            <text:p>#N/A</text:p>
          </table:table-cell>
          <table:table-cell table:formula="of:=IF([.B399]=[.H3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0]);&quot;==&quot;;TRIM([.B400]))" office:value-type="string" office:string-value="pycparser==2.21" calcext:value-type="string">
            <text:p>pycparser==2.21</text:p>
          </table:table-cell>
          <table:table-cell table:formula="of:=VLOOKUP([.A400];[.$N$3:.$N$343];1;0)" office:value-type="string" office:string-value="pycparser                 " calcext:value-type="string">
            <text:p>pycparser <text:s text:c="16"/></text:p>
          </table:table-cell>
          <table:table-cell table:formula="of:=VLOOKUP([.A400];[.$N$3:.$O$343];2;0)" office:value-type="float" office:value="2.21" calcext:value-type="float">
            <text:p>2.21</text:p>
          </table:table-cell>
          <table:table-cell table:formula="of:=IF([.B400]=[.H40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 <text:s text:c="13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1]);&quot;==&quot;;TRIM([.B401]))" office:value-type="string" office:string-value="pycryptodome==3.20.0" calcext:value-type="string">
            <text:p>pycryptodome==3.20.0</text:p>
          </table:table-cell>
          <table:table-cell table:formula="of:=VLOOKUP([.A401];[.$N$3:.$N$343];1;0)" office:value-type="string" office:string-value="" calcext:value-type="error">
            <text:p>#N/A</text:p>
          </table:table-cell>
          <table:table-cell table:formula="of:=VLOOKUP([.A401];[.$N$3:.$O$343];2;0)" office:value-type="string" office:string-value="" calcext:value-type="error">
            <text:p>#N/A</text:p>
          </table:table-cell>
          <table:table-cell table:formula="of:=IF([.B401]=[.H40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2]);&quot;==&quot;;TRIM([.B402]))" office:value-type="string" office:string-value="pycryptodomex==3.20.0" calcext:value-type="string">
            <text:p>pycryptodomex==3.20.0</text:p>
          </table:table-cell>
          <table:table-cell table:formula="of:=VLOOKUP([.A402];[.$N$3:.$N$343];1;0)" office:value-type="string" office:string-value="pycryptodomex             " calcext:value-type="string">
            <text:p>pycryptodomex <text:s text:c="12"/></text:p>
          </table:table-cell>
          <table:table-cell table:formula="of:=VLOOKUP([.A402];[.$N$3:.$O$343];2;0)" office:value-type="string" office:string-value="3.19.0          " calcext:value-type="string">
            <text:p>3.19.0 <text:s text:c="9"/></text:p>
          </table:table-cell>
          <table:table-cell table:formula="of:=IF([.B402]=[.H40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3]);&quot;==&quot;;TRIM([.B403]))" office:value-type="string" office:string-value="pycurl==7.45.1" calcext:value-type="string">
            <text:p>pycurl==7.45.1</text:p>
          </table:table-cell>
          <table:table-cell table:formula="of:=VLOOKUP([.A403];[.$N$3:.$N$343];1;0)" office:value-type="string" office:string-value="pycurl                    " calcext:value-type="string">
            <text:p>pycurl <text:s text:c="19"/></text:p>
          </table:table-cell>
          <table:table-cell table:formula="of:=VLOOKUP([.A403];[.$N$3:.$O$343];2;0)" office:value-type="string" office:string-value="7.45.1          " calcext:value-type="string">
            <text:p>7.45.1 <text:s text:c="9"/></text:p>
          </table:table-cell>
          <table:table-cell table:formula="of:=IF([.B403]=[.H40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antic <text:s text:c="17"/></text:p>
          </table:table-cell>
          <table:table-cell table:style-name="ce4" office:value-type="string" calcext:value-type="string">
            <text:p>1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4]);&quot;==&quot;;TRIM([.B404]))" office:value-type="string" office:string-value="pydantic==1.10.2" calcext:value-type="string">
            <text:p>pydantic==1.10.2</text:p>
          </table:table-cell>
          <table:table-cell table:formula="of:=VLOOKUP([.A404];[.$N$3:.$N$343];1;0)" office:value-type="string" office:string-value="" calcext:value-type="error">
            <text:p>#N/A</text:p>
          </table:table-cell>
          <table:table-cell table:formula="of:=VLOOKUP([.A404];[.$N$3:.$O$343];2;0)" office:value-type="string" office:string-value="" calcext:value-type="error">
            <text:p>#N/A</text:p>
          </table:table-cell>
          <table:table-cell table:formula="of:=IF([.B404]=[.H4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ot <text:s text:c="20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5]);&quot;==&quot;;TRIM([.B405]))" office:value-type="string" office:string-value="pydot==1.4.2" calcext:value-type="string">
            <text:p>pydot==1.4.2</text:p>
          </table:table-cell>
          <table:table-cell table:formula="of:=VLOOKUP([.A405];[.$N$3:.$N$343];1;0)" office:value-type="string" office:string-value="" calcext:value-type="error">
            <text:p>#N/A</text:p>
          </table:table-cell>
          <table:table-cell table:formula="of:=VLOOKUP([.A405];[.$N$3:.$O$343];2;0)" office:value-type="string" office:string-value="" calcext:value-type="error">
            <text:p>#N/A</text:p>
          </table:table-cell>
          <table:table-cell table:formula="of:=IF([.B405]=[.H4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ub <text:s text:c="20"/></text:p>
          </table:table-cell>
          <table:table-cell office:value-type="string" calcext:value-type="string">
            <text:p>0.2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6]);&quot;==&quot;;TRIM([.B406]))" office:value-type="string" office:string-value="pydub==0.25.1" calcext:value-type="string">
            <text:p>pydub==0.25.1</text:p>
          </table:table-cell>
          <table:table-cell table:formula="of:=VLOOKUP([.A406];[.$N$3:.$N$343];1;0)" office:value-type="string" office:string-value="" calcext:value-type="error">
            <text:p>#N/A</text:p>
          </table:table-cell>
          <table:table-cell table:formula="of:=VLOOKUP([.A406];[.$N$3:.$O$343];2;0)" office:value-type="string" office:string-value="" calcext:value-type="error">
            <text:p>#N/A</text:p>
          </table:table-cell>
          <table:table-cell table:formula="of:=IF([.B406]=[.H4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yf <text:s text:c="20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7]);&quot;==&quot;;TRIM([.B407]))" office:value-type="string" office:string-value="pydyf==0.8.0" calcext:value-type="string">
            <text:p>pydyf==0.8.0</text:p>
          </table:table-cell>
          <table:table-cell table:formula="of:=VLOOKUP([.A407];[.$N$3:.$N$343];1;0)" office:value-type="string" office:string-value="" calcext:value-type="error">
            <text:p>#N/A</text:p>
          </table:table-cell>
          <table:table-cell table:formula="of:=VLOOKUP([.A407];[.$N$3:.$O$343];2;0)" office:value-type="string" office:string-value="" calcext:value-type="error">
            <text:p>#N/A</text:p>
          </table:table-cell>
          <table:table-cell table:formula="of:=IF([.B407]=[.H40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7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8]);&quot;==&quot;;TRIM([.B408]))" office:value-type="string" office:string-value="pygments==2.17.2" calcext:value-type="string">
            <text:p>pygments==2.17.2</text:p>
          </table:table-cell>
          <table:table-cell table:formula="of:=VLOOKUP([.A408];[.$N$3:.$N$343];1;0)" office:value-type="string" office:string-value="pygments                  " calcext:value-type="string">
            <text:p>pygments <text:s text:c="17"/></text:p>
          </table:table-cell>
          <table:table-cell table:formula="of:=VLOOKUP([.A408];[.$N$3:.$O$343];2;0)" office:value-type="string" office:string-value="2.14.0          " calcext:value-type="string">
            <text:p>2.14.0 <text:s text:c="9"/></text:p>
          </table:table-cell>
          <table:table-cell table:formula="of:=IF([.B408]=[.H40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raphviz <text:s text:c="15"/>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9]);&quot;==&quot;;TRIM([.B409]))" office:value-type="string" office:string-value="pygraphviz==1.7" calcext:value-type="string">
            <text:p>pygraphviz==1.7</text:p>
          </table:table-cell>
          <table:table-cell table:formula="of:=VLOOKUP([.A409];[.$N$3:.$N$343];1;0)" office:value-type="string" office:string-value="" calcext:value-type="error">
            <text:p>#N/A</text:p>
          </table:table-cell>
          <table:table-cell table:formula="of:=VLOOKUP([.A409];[.$N$3:.$O$343];2;0)" office:value-type="string" office:string-value="" calcext:value-type="error">
            <text:p>#N/A</text:p>
          </table:table-cell>
          <table:table-cell table:formula="of:=IF([.B409]=[.H40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jwt <text:s text:c="2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0]);&quot;==&quot;;TRIM([.B410]))" office:value-type="string" office:string-value="pyjwt==2.8.0" calcext:value-type="string">
            <text:p>pyjwt==2.8.0</text:p>
          </table:table-cell>
          <table:table-cell table:formula="of:=VLOOKUP([.A410];[.$N$3:.$N$343];1;0)" office:value-type="string" office:string-value="pyjwt                     " calcext:value-type="string">
            <text:p>pyjwt <text:s text:c="20"/></text:p>
          </table:table-cell>
          <table:table-cell table:formula="of:=VLOOKUP([.A410];[.$N$3:.$O$343];2;0)" office:value-type="string" office:string-value="2.6.0           " calcext:value-type="string">
            <text:p>2.6.0 <text:s text:c="10"/></text:p>
          </table:table-cell>
          <table:table-cell table:formula="of:=IF([.B410]=[.H41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og <text:s text:c="2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1]);&quot;==&quot;;TRIM([.B411]))" office:value-type="string" office:string-value="pylog==1.1" calcext:value-type="string">
            <text:p>pylog==1.1</text:p>
          </table:table-cell>
          <table:table-cell table:formula="of:=VLOOKUP([.A411];[.$N$3:.$N$343];1;0)" office:value-type="string" office:string-value="" calcext:value-type="error">
            <text:p>#N/A</text:p>
          </table:table-cell>
          <table:table-cell table:formula="of:=VLOOKUP([.A411];[.$N$3:.$O$343];2;0)" office:value-type="string" office:string-value="" calcext:value-type="error">
            <text:p>#N/A</text:p>
          </table:table-cell>
          <table:table-cell table:formula="of:=IF([.B411]=[.H41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uach <text:s text:c="18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2]);&quot;==&quot;;TRIM([.B412]))" office:value-type="string" office:string-value="pyluach==2.2.0" calcext:value-type="string">
            <text:p>pyluach==2.2.0</text:p>
          </table:table-cell>
          <table:table-cell table:formula="of:=VLOOKUP([.A412];[.$N$3:.$N$343];1;0)" office:value-type="string" office:string-value="" calcext:value-type="error">
            <text:p>#N/A</text:p>
          </table:table-cell>
          <table:table-cell table:formula="of:=VLOOKUP([.A412];[.$N$3:.$O$343];2;0)" office:value-type="string" office:string-value="" calcext:value-type="error">
            <text:p>#N/A</text:p>
          </table:table-cell>
          <table:table-cell table:formula="of:=IF([.B412]=[.H4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c <text:s text:c="21"/></text:p>
          </table:table-cell>
          <table:table-cell office:value-type="string" calcext:value-type="string">
            <text:p>4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3]);&quot;==&quot;;TRIM([.B413]))" office:value-type="string" office:string-value="pymc==4.0.1" calcext:value-type="string">
            <text:p>pymc==4.0.1</text:p>
          </table:table-cell>
          <table:table-cell table:formula="of:=VLOOKUP([.A413];[.$N$3:.$N$343];1;0)" office:value-type="string" office:string-value="" calcext:value-type="error">
            <text:p>#N/A</text:p>
          </table:table-cell>
          <table:table-cell table:formula="of:=VLOOKUP([.A413];[.$N$3:.$O$343];2;0)" office:value-type="string" office:string-value="" calcext:value-type="error">
            <text:p>#N/A</text:p>
          </table:table-cell>
          <table:table-cell table:formula="of:=IF([.B413]=[.H41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updf <text:s text:c="18"/></text:p>
          </table:table-cell>
          <table:table-cell office:value-type="string" calcext:value-type="string">
            <text:p>1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4]);&quot;==&quot;;TRIM([.B414]))" office:value-type="string" office:string-value="pymupdf==1.21.1" calcext:value-type="string">
            <text:p>pymupdf==1.21.1</text:p>
          </table:table-cell>
          <table:table-cell table:formula="of:=VLOOKUP([.A414];[.$N$3:.$N$343];1;0)" office:value-type="string" office:string-value="" calcext:value-type="error">
            <text:p>#N/A</text:p>
          </table:table-cell>
          <table:table-cell table:formula="of:=VLOOKUP([.A414];[.$N$3:.$O$343];2;0)" office:value-type="string" office:string-value="" calcext:value-type="error">
            <text:p>#N/A</text:p>
          </table:table-cell>
          <table:table-cell table:formula="of:=IF([.B414]=[.H41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nacl <text:s text:c="19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5]);&quot;==&quot;;TRIM([.B415]))" office:value-type="string" office:string-value="pynacl==1.5.0" calcext:value-type="string">
            <text:p>pynacl==1.5.0</text:p>
          </table:table-cell>
          <table:table-cell table:formula="of:=VLOOKUP([.A415];[.$N$3:.$N$343];1;0)" office:value-type="string" office:string-value="" calcext:value-type="error">
            <text:p>#N/A</text:p>
          </table:table-cell>
          <table:table-cell table:formula="of:=VLOOKUP([.A415];[.$N$3:.$O$343];2;0)" office:value-type="string" office:string-value="" calcext:value-type="error">
            <text:p>#N/A</text:p>
          </table:table-cell>
          <table:table-cell table:formula="of:=IF([.B415]=[.H4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1.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6]);&quot;==&quot;;TRIM([.B416]))" office:value-type="string" office:string-value="pyopenssl==21.0.0" calcext:value-type="string">
            <text:p>pyopenssl==21.0.0</text:p>
          </table:table-cell>
          <table:table-cell table:formula="of:=VLOOKUP([.A416];[.$N$3:.$N$343];1;0)" office:value-type="string" office:string-value="pyopenssl                 " calcext:value-type="string">
            <text:p>pyopenssl <text:s text:c="16"/></text:p>
          </table:table-cell>
          <table:table-cell table:formula="of:=VLOOKUP([.A416];[.$N$3:.$O$343];2;0)" office:value-type="string" office:string-value="23.0.0          " calcext:value-type="string">
            <text:p>23.0.0 <text:s text:c="9"/></text:p>
          </table:table-cell>
          <table:table-cell table:formula="of:=IF([.B416]=[.H41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ndoc <text:s text:c="17"/></text:p>
          </table:table-cell>
          <table:table-cell table:style-name="ce4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7]);&quot;==&quot;;TRIM([.B417]))" office:value-type="string" office:string-value="pypandoc==1.6.3" calcext:value-type="string">
            <text:p>pypandoc==1.6.3</text:p>
          </table:table-cell>
          <table:table-cell table:formula="of:=VLOOKUP([.A417];[.$N$3:.$N$343];1;0)" office:value-type="string" office:string-value="" calcext:value-type="error">
            <text:p>#N/A</text:p>
          </table:table-cell>
          <table:table-cell table:formula="of:=VLOOKUP([.A417];[.$N$3:.$O$343];2;0)" office:value-type="string" office:string-value="" calcext:value-type="error">
            <text:p>#N/A</text:p>
          </table:table-cell>
          <table:table-cell table:formula="of:=IF([.B417]=[.H4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rsing <text:s text:c="16"/></text:p>
          </table:table-cell>
          <table:table-cell table:style-name="ce4" office:value-type="string" calcext:value-type="string">
            <text:p>3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8]);&quot;==&quot;;TRIM([.B418]))" office:value-type="string" office:string-value="pyparsing==3.1.1" calcext:value-type="string">
            <text:p>pyparsing==3.1.1</text:p>
          </table:table-cell>
          <table:table-cell table:formula="of:=VLOOKUP([.A418];[.$N$3:.$N$343];1;0)" office:value-type="string" office:string-value="pyparsing                 " calcext:value-type="string">
            <text:p>pyparsing <text:s text:c="16"/></text:p>
          </table:table-cell>
          <table:table-cell table:formula="of:=VLOOKUP([.A418];[.$N$3:.$O$343];2;0)" office:value-type="string" office:string-value="3.0.9           " calcext:value-type="string">
            <text:p>3.0.9 <text:s text:c="10"/></text:p>
          </table:table-cell>
          <table:table-cell table:formula="of:=IF([.B418]=[.H41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df2 <text:s text:c="19"/></text:p>
          </table:table-cell>
          <table:table-cell office:value-type="string" calcext:value-type="string">
            <text:p>1.28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9]);&quot;==&quot;;TRIM([.B419]))" office:value-type="string" office:string-value="pypdf2==1.28.6" calcext:value-type="string">
            <text:p>pypdf2==1.28.6</text:p>
          </table:table-cell>
          <table:table-cell table:formula="of:=VLOOKUP([.A419];[.$N$3:.$N$343];1;0)" office:value-type="string" office:string-value="" calcext:value-type="error">
            <text:p>#N/A</text:p>
          </table:table-cell>
          <table:table-cell table:formula="of:=VLOOKUP([.A419];[.$N$3:.$O$343];2;0)" office:value-type="string" office:string-value="" calcext:value-type="error">
            <text:p>#N/A</text:p>
          </table:table-cell>
          <table:table-cell table:formula="of:=IF([.B419]=[.H41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hen <text:s text:c="19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0]);&quot;==&quot;;TRIM([.B420]))" office:value-type="string" office:string-value="pyphen==0.14.0" calcext:value-type="string">
            <text:p>pyphen==0.14.0</text:p>
          </table:table-cell>
          <table:table-cell table:formula="of:=VLOOKUP([.A420];[.$N$3:.$N$343];1;0)" office:value-type="string" office:string-value="" calcext:value-type="error">
            <text:p>#N/A</text:p>
          </table:table-cell>
          <table:table-cell table:formula="of:=VLOOKUP([.A420];[.$N$3:.$O$343];2;0)" office:value-type="string" office:string-value="" calcext:value-type="error">
            <text:p>#N/A</text:p>
          </table:table-cell>
          <table:table-cell table:formula="of:=IF([.B420]=[.H42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j <text:s text:c="19"/></text:p>
          </table:table-cell>
          <table:table-cell table:style-name="ce4" office:value-type="string" calcext:value-type="string">
            <text:p>3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1]);&quot;==&quot;;TRIM([.B421]))" office:value-type="string" office:string-value="pyproj==3.6.1" calcext:value-type="string">
            <text:p>pyproj==3.6.1</text:p>
          </table:table-cell>
          <table:table-cell table:formula="of:=VLOOKUP([.A421];[.$N$3:.$N$343];1;0)" office:value-type="string" office:string-value="" calcext:value-type="error">
            <text:p>#N/A</text:p>
          </table:table-cell>
          <table:table-cell table:formula="of:=VLOOKUP([.A421];[.$N$3:.$O$343];2;0)" office:value-type="string" office:string-value="" calcext:value-type="error">
            <text:p>#N/A</text:p>
          </table:table-cell>
          <table:table-cell table:formula="of:=IF([.B421]=[.H42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ver <text:s text:c="17"/></text:p>
          </table:table-cell>
          <table:table-cell table:style-name="ce4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2]);&quot;==&quot;;TRIM([.B422]))" office:value-type="string" office:string-value="pyprover==0.5.6" calcext:value-type="string">
            <text:p>pyprover==0.5.6</text:p>
          </table:table-cell>
          <table:table-cell table:formula="of:=VLOOKUP([.A422];[.$N$3:.$N$343];1;0)" office:value-type="string" office:string-value="" calcext:value-type="error">
            <text:p>#N/A</text:p>
          </table:table-cell>
          <table:table-cell table:formula="of:=VLOOKUP([.A422];[.$N$3:.$O$343];2;0)" office:value-type="string" office:string-value="" calcext:value-type="error">
            <text:p>#N/A</text:p>
          </table:table-cell>
          <table:table-cell table:formula="of:=IF([.B422]=[.H4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3]);&quot;==&quot;;TRIM([.B423]))" office:value-type="string" office:string-value="pyrsistent==0.19.3" calcext:value-type="string">
            <text:p>pyrsistent==0.19.3</text:p>
          </table:table-cell>
          <table:table-cell table:formula="of:=VLOOKUP([.A423];[.$N$3:.$N$343];1;0)" office:value-type="string" office:string-value="pyrsistent                " calcext:value-type="string">
            <text:p>pyrsistent <text:s text:c="15"/></text:p>
          </table:table-cell>
          <table:table-cell table:formula="of:=VLOOKUP([.A423];[.$N$3:.$O$343];2;0)" office:value-type="string" office:string-value="0.19.3          " calcext:value-type="string">
            <text:p>0.19.3 <text:s text:c="9"/></text:p>
          </table:table-cell>
          <table:table-cell table:formula="of:=IF([.B423]=[.H42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hp <text:s text:c="20"/></text:p>
          </table:table-cell>
          <table:table-cell table:style-name="ce4" office:value-type="string" calcext:value-type="string">
            <text:p>2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4]);&quot;==&quot;;TRIM([.B424]))" office:value-type="string" office:string-value="pyshp==2.3.1" calcext:value-type="string">
            <text:p>pyshp==2.3.1</text:p>
          </table:table-cell>
          <table:table-cell table:formula="of:=VLOOKUP([.A424];[.$N$3:.$N$343];1;0)" office:value-type="string" office:string-value="" calcext:value-type="error">
            <text:p>#N/A</text:p>
          </table:table-cell>
          <table:table-cell table:formula="of:=VLOOKUP([.A424];[.$N$3:.$O$343];2;0)" office:value-type="string" office:string-value="" calcext:value-type="error">
            <text:p>#N/A</text:p>
          </table:table-cell>
          <table:table-cell table:formula="of:=IF([.B424]=[.H4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ocks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5]);&quot;==&quot;;TRIM([.B425]))" office:value-type="string" office:string-value="pysocks==1.7.1" calcext:value-type="string">
            <text:p>pysocks==1.7.1</text:p>
          </table:table-cell>
          <table:table-cell table:formula="of:=VLOOKUP([.A425];[.$N$3:.$N$343];1;0)" office:value-type="string" office:string-value="pysocks                   " calcext:value-type="string">
            <text:p>pysocks <text:s text:c="18"/></text:p>
          </table:table-cell>
          <table:table-cell table:formula="of:=VLOOKUP([.A425];[.$N$3:.$O$343];2;0)" office:value-type="string" office:string-value="1.7.1           " calcext:value-type="string">
            <text:p>1.7.1 <text:s text:c="10"/></text:p>
          </table:table-cell>
          <table:table-cell table:formula="of:=IF([.B425]=[.H4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wisseph <text:s text:c="15"/></text:p>
          </table:table-cell>
          <table:table-cell office:value-type="string" calcext:value-type="string">
            <text:p>2.10.3.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6]);&quot;==&quot;;TRIM([.B426]))" office:value-type="string" office:string-value="pyswisseph==2.10.3.2" calcext:value-type="string">
            <text:p>pyswisseph==2.10.3.2</text:p>
          </table:table-cell>
          <table:table-cell table:formula="of:=VLOOKUP([.A426];[.$N$3:.$N$343];1;0)" office:value-type="string" office:string-value="" calcext:value-type="error">
            <text:p>#N/A</text:p>
          </table:table-cell>
          <table:table-cell table:formula="of:=VLOOKUP([.A426];[.$N$3:.$O$343];2;0)" office:value-type="string" office:string-value="" calcext:value-type="error">
            <text:p>#N/A</text:p>
          </table:table-cell>
          <table:table-cell table:formula="of:=IF([.B426]=[.H4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py310hde6a23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7]);&quot;==&quot;;TRIM([.B427]))" office:value-type="string" office:string-value="pytables==3.8.0" calcext:value-type="string">
            <text:p>pytables==3.8.0</text:p>
          </table:table-cell>
          <table:table-cell table:formula="of:=VLOOKUP([.A427];[.$N$3:.$N$343];1;0)" office:value-type="string" office:string-value="pytables                  " calcext:value-type="string">
            <text:p>pytables <text:s text:c="17"/></text:p>
          </table:table-cell>
          <table:table-cell table:formula="of:=VLOOKUP([.A427];[.$N$3:.$O$343];2;0)" office:value-type="string" office:string-value="3.7.0           " calcext:value-type="string">
            <text:p>3.7.0 <text:s text:c="10"/></text:p>
          </table:table-cell>
          <table:table-cell table:formula="of:=IF([.B427]=[.H4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seract <text:s text:c="14"/></text:p>
          </table:table-cell>
          <table:table-cell table:style-name="ce4" office:value-type="string" calcext:value-type="string">
            <text:p>0.3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8]);&quot;==&quot;;TRIM([.B428]))" office:value-type="string" office:string-value="pytesseract==0.3.8" calcext:value-type="string">
            <text:p>pytesseract==0.3.8</text:p>
          </table:table-cell>
          <table:table-cell table:formula="of:=VLOOKUP([.A428];[.$N$3:.$N$343];1;0)" office:value-type="string" office:string-value="" calcext:value-type="error">
            <text:p>#N/A</text:p>
          </table:table-cell>
          <table:table-cell table:formula="of:=VLOOKUP([.A428];[.$N$3:.$O$343];2;0)" office:value-type="string" office:string-value="" calcext:value-type="error">
            <text:p>#N/A</text:p>
          </table:table-cell>
          <table:table-cell table:formula="of:=IF([.B428]=[.H4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t <text:s text:c="19"/></text:p>
          </table:table-cell>
          <table:table-cell table:style-name="ce4" office:value-type="string" calcext:value-type="string">
            <text:p>6.2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9]);&quot;==&quot;;TRIM([.B429]))" office:value-type="string" office:string-value="pytest==6.2.5" calcext:value-type="string">
            <text:p>pytest==6.2.5</text:p>
          </table:table-cell>
          <table:table-cell table:formula="of:=VLOOKUP([.A429];[.$N$3:.$N$343];1;0)" office:value-type="string" office:string-value="" calcext:value-type="error">
            <text:p>#N/A</text:p>
          </table:table-cell>
          <table:table-cell table:formula="of:=VLOOKUP([.A429];[.$N$3:.$O$343];2;0)" office:value-type="string" office:string-value="" calcext:value-type="error">
            <text:p>#N/A</text:p>
          </table:table-cell>
          <table:table-cell table:formula="of:=IF([.B429]=[.H4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3 <text:s text:c="20"/>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0]);&quot;==&quot;;TRIM([.B430]))" office:value-type="string" office:string-value="pyth3==0.7" calcext:value-type="string">
            <text:p>pyth3==0.7</text:p>
          </table:table-cell>
          <table:table-cell table:formula="of:=VLOOKUP([.A430];[.$N$3:.$N$343];1;0)" office:value-type="string" office:string-value="" calcext:value-type="error">
            <text:p>#N/A</text:p>
          </table:table-cell>
          <table:table-cell table:formula="of:=VLOOKUP([.A430];[.$N$3:.$O$343];2;0)" office:value-type="string" office:string-value="" calcext:value-type="error">
            <text:p>#N/A</text:p>
          </table:table-cell>
          <table:table-cell table:formula="of:=IF([.B430]=[.H43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 <text:s text:c="19"/></text:p>
          </table:table-cell>
          <table:table-cell table:style-name="ce4" office:value-type="string" calcext:value-type="string">
            <text:p>3.10.11 <text:s text:c="8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<text:s text:c="3"/>conda-fo</text:p>
          </table:table-cell>
          <table:table-cell/>
          <table:table-cell table:formula="of:=COM.MICROSOFT.CONCAT(TRIM([.A431]);&quot;==&quot;;TRIM([.B431]))" office:value-type="string" office:string-value="python==3.10.11" calcext:value-type="string">
            <text:p>python==3.10.11</text:p>
          </table:table-cell>
          <table:table-cell table:formula="of:=VLOOKUP([.A431];[.$N$3:.$N$343];1;0)" office:value-type="string" office:string-value="python                    " calcext:value-type="string">
            <text:p>python <text:s text:c="19"/></text:p>
          </table:table-cell>
          <table:table-cell table:formula="of:=VLOOKUP([.A431];[.$N$3:.$O$343];2;0)" office:value-type="string" office:string-value="3.10.9          " calcext:value-type="string">
            <text:p>3.10.9 <text:s text:c="9"/></text:p>
          </table:table-cell>
          <table:table-cell table:formula="of:=IF([.B431]=[.H4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ateutil <text:s text:c="10"/></text:p>
          </table:table-cell>
          <table:table-cell table:style-name="ce4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2]);&quot;==&quot;;TRIM([.B432]))" office:value-type="string" office:string-value="python-dateutil==2.8.2" calcext:value-type="string">
            <text:p>python-dateutil==2.8.2</text:p>
          </table:table-cell>
          <table:table-cell table:formula="of:=VLOOKUP([.A432];[.$N$3:.$N$343];1;0)" office:value-type="string" office:string-value="python-dateutil           " calcext:value-type="string">
            <text:p>python-dateutil <text:s text:c="10"/></text:p>
          </table:table-cell>
          <table:table-cell table:formula="of:=VLOOKUP([.A432];[.$N$3:.$O$343];2;0)" office:value-type="string" office:string-value="2.8.2           " calcext:value-type="string">
            <text:p>2.8.2 <text:s text:c="10"/></text:p>
          </table:table-cell>
          <table:table-cell table:formula="of:=IF([.B432]=[.H43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cx <text:s text:c="14"/></text:p>
          </table:table-cell>
          <table:table-cell table:style-name="ce4" office:value-type="string" calcext:value-type="string">
            <text:p>0.8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3]);&quot;==&quot;;TRIM([.B433]))" office:value-type="string" office:string-value="python-docx==0.8.11" calcext:value-type="string">
            <text:p>python-docx==0.8.11</text:p>
          </table:table-cell>
          <table:table-cell table:formula="of:=VLOOKUP([.A433];[.$N$3:.$N$343];1;0)" office:value-type="string" office:string-value="" calcext:value-type="error">
            <text:p>#N/A</text:p>
          </table:table-cell>
          <table:table-cell table:formula="of:=VLOOKUP([.A433];[.$N$3:.$O$343];2;0)" office:value-type="string" office:string-value="" calcext:value-type="error">
            <text:p>#N/A</text:p>
          </table:table-cell>
          <table:table-cell table:formula="of:=IF([.B433]=[.H4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tenv <text:s text:c="12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4]);&quot;==&quot;;TRIM([.B434]))" office:value-type="string" office:string-value="python-dotenv==1.0.1" calcext:value-type="string">
            <text:p>python-dotenv==1.0.1</text:p>
          </table:table-cell>
          <table:table-cell table:formula="of:=VLOOKUP([.A434];[.$N$3:.$N$343];1;0)" office:value-type="string" office:string-value="" calcext:value-type="error">
            <text:p>#N/A</text:p>
          </table:table-cell>
          <table:table-cell table:formula="of:=VLOOKUP([.A434];[.$N$3:.$O$343];2;0)" office:value-type="string" office:string-value="" calcext:value-type="error">
            <text:p>#N/A</text:p>
          </table:table-cell>
          <table:table-cell table:formula="of:=IF([.B434]=[.H4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graphviz <text:s text:c="10"/>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5]);&quot;==&quot;;TRIM([.B435]))" office:value-type="string" office:string-value="python-graphviz==0.17" calcext:value-type="string">
            <text:p>python-graphviz==0.17</text:p>
          </table:table-cell>
          <table:table-cell table:formula="of:=VLOOKUP([.A435];[.$N$3:.$N$343];1;0)" office:value-type="string" office:string-value="" calcext:value-type="error">
            <text:p>#N/A</text:p>
          </table:table-cell>
          <table:table-cell table:formula="of:=VLOOKUP([.A435];[.$N$3:.$O$343];2;0)" office:value-type="string" office:string-value="" calcext:value-type="error">
            <text:p>#N/A</text:p>
          </table:table-cell>
          <table:table-cell table:formula="of:=IF([.B435]=[.H4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6]);&quot;==&quot;;TRIM([.B436]))" office:value-type="string" office:string-value="python-json-logger==2.0.7" calcext:value-type="string">
            <text:p>python-json-logger==2.0.7</text:p>
          </table:table-cell>
          <table:table-cell table:formula="of:=VLOOKUP([.A436];[.$N$3:.$N$343];1;0)" office:value-type="string" office:string-value="python-json-logger        " calcext:value-type="string">
            <text:p>python-json-logger <text:s text:c="7"/></text:p>
          </table:table-cell>
          <table:table-cell table:formula="of:=VLOOKUP([.A436];[.$N$3:.$O$343];2;0)" office:value-type="string" office:string-value="2.0.7           " calcext:value-type="string">
            <text:p>2.0.7 <text:s text:c="10"/></text:p>
          </table:table-cell>
          <table:table-cell table:formula="of:=IF([.B436]=[.H43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multipart <text:s text:c="9"/></text:p>
          </table:table-cell>
          <table:table-cell office:value-type="string" calcext:value-type="string">
            <text:p>0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7]);&quot;==&quot;;TRIM([.B437]))" office:value-type="string" office:string-value="python-multipart==0.0.9" calcext:value-type="string">
            <text:p>python-multipart==0.0.9</text:p>
          </table:table-cell>
          <table:table-cell table:formula="of:=VLOOKUP([.A437];[.$N$3:.$N$343];1;0)" office:value-type="string" office:string-value="" calcext:value-type="error">
            <text:p>#N/A</text:p>
          </table:table-cell>
          <table:table-cell table:formula="of:=VLOOKUP([.A437];[.$N$3:.$O$343];2;0)" office:value-type="string" office:string-value="" calcext:value-type="error">
            <text:p>#N/A</text:p>
          </table:table-cell>
          <table:table-cell table:formula="of:=IF([.B437]=[.H43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pptx <text:s text:c="14"/></text:p>
          </table:table-cell>
          <table:table-cell table:style-name="ce4" office:value-type="string" calcext:value-type="string">
            <text:p>0.6.2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8]);&quot;==&quot;;TRIM([.B438]))" office:value-type="string" office:string-value="python-pptx==0.6.21" calcext:value-type="string">
            <text:p>python-pptx==0.6.21</text:p>
          </table:table-cell>
          <table:table-cell table:formula="of:=VLOOKUP([.A438];[.$N$3:.$N$343];1;0)" office:value-type="string" office:string-value="" calcext:value-type="error">
            <text:p>#N/A</text:p>
          </table:table-cell>
          <table:table-cell table:formula="of:=VLOOKUP([.A438];[.$N$3:.$O$343];2;0)" office:value-type="string" office:string-value="" calcext:value-type="error">
            <text:p>#N/A</text:p>
          </table:table-cell>
          <table:table-cell table:formula="of:=IF([.B438]=[.H4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tzdata <text:s text:c="12"/></text:p>
          </table:table-cell>
          <table:table-cell office:value-type="float" office:value="2023.3" calcext:value-type="float">
            <text:p>2023.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9]);&quot;==&quot;;TRIM([.B439]))" office:value-type="string" office:string-value="python-tzdata==2023.3" calcext:value-type="string">
            <text:p>python-tzdata==2023.3</text:p>
          </table:table-cell>
          <table:table-cell table:formula="of:=VLOOKUP([.A439];[.$N$3:.$N$343];1;0)" office:value-type="string" office:string-value="" calcext:value-type="error">
            <text:p>#N/A</text:p>
          </table:table-cell>
          <table:table-cell table:formula="of:=VLOOKUP([.A439];[.$N$3:.$O$343];2;0)" office:value-type="string" office:string-value="" calcext:value-type="error">
            <text:p>#N/A</text:p>
          </table:table-cell>
          <table:table-cell table:formula="of:=IF([.B439]=[.H43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0]);&quot;==&quot;;TRIM([.B440]))" office:value-type="string" office:string-value="python_abi==3.1" calcext:value-type="string">
            <text:p>python_abi==3.1</text:p>
          </table:table-cell>
          <table:table-cell table:formula="of:=VLOOKUP([.A440];[.$N$3:.$N$343];1;0)" office:value-type="string" office:string-value="python_abi                " calcext:value-type="string">
            <text:p>python_abi <text:s text:c="15"/></text:p>
          </table:table-cell>
          <table:table-cell table:formula="of:=VLOOKUP([.A440];[.$N$3:.$O$343];2;0)" office:value-type="float" office:value="3.1" calcext:value-type="float">
            <text:p>3.1</text:p>
          </table:table-cell>
          <table:table-cell table:formula="of:=IF([.B440]=[.H44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tsx3 <text:s text:c="18"/>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1]);&quot;==&quot;;TRIM([.B441]))" office:value-type="string" office:string-value="pyttsx3==2.9" calcext:value-type="string">
            <text:p>pyttsx3==2.9</text:p>
          </table:table-cell>
          <table:table-cell table:formula="of:=VLOOKUP([.A441];[.$N$3:.$N$343];1;0)" office:value-type="string" office:string-value="" calcext:value-type="error">
            <text:p>#N/A</text:p>
          </table:table-cell>
          <table:table-cell table:formula="of:=VLOOKUP([.A441];[.$N$3:.$O$343];2;0)" office:value-type="string" office:string-value="" calcext:value-type="error">
            <text:p>#N/A</text:p>
          </table:table-cell>
          <table:table-cell table:formula="of:=IF([.B441]=[.H4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z <text:s text:c="21"/></text:p>
          </table:table-cell>
          <table:table-cell office:value-type="float" office:value="2024.1" calcext:value-type="float">
            <text:p>2024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2]);&quot;==&quot;;TRIM([.B442]))" office:value-type="string" office:string-value="pytz==2024.1" calcext:value-type="string">
            <text:p>pytz==2024.1</text:p>
          </table:table-cell>
          <table:table-cell table:formula="of:=VLOOKUP([.A442];[.$N$3:.$N$343];1;0)" office:value-type="string" office:string-value="pytz                      " calcext:value-type="string">
            <text:p>pytz <text:s text:c="21"/></text:p>
          </table:table-cell>
          <table:table-cell table:formula="of:=VLOOKUP([.A442];[.$N$3:.$O$343];2;0)" office:value-type="string" office:string-value="2022.7.1        " calcext:value-type="string">
            <text:p>2022.7.1 <text:s text:c="7"/></text:p>
          </table:table-cell>
          <table:table-cell table:formula="of:=IF([.B442]=[.H44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wavelets <text:s text:c="15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3]);&quot;==&quot;;TRIM([.B443]))" office:value-type="string" office:string-value="pywavelets==1.5.0" calcext:value-type="string">
            <text:p>pywavelets==1.5.0</text:p>
          </table:table-cell>
          <table:table-cell table:formula="of:=VLOOKUP([.A443];[.$N$3:.$N$343];1;0)" office:value-type="string" office:string-value="pywavelets                " calcext:value-type="string">
            <text:p>pywavelets <text:s text:c="15"/></text:p>
          </table:table-cell>
          <table:table-cell table:formula="of:=VLOOKUP([.A443];[.$N$3:.$O$343];2;0)" office:value-type="string" office:string-value="1.4.1           " calcext:value-type="string">
            <text:p>1.4.1 <text:s text:c="10"/></text:p>
          </table:table-cell>
          <table:table-cell table:formula="of:=IF([.B443]=[.H4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lsb <text:s text:c="19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4]);&quot;==&quot;;TRIM([.B444]))" office:value-type="string" office:string-value="pyxlsb==1.0.8" calcext:value-type="string">
            <text:p>pyxlsb==1.0.8</text:p>
          </table:table-cell>
          <table:table-cell table:formula="of:=VLOOKUP([.A444];[.$N$3:.$N$343];1;0)" office:value-type="string" office:string-value="" calcext:value-type="error">
            <text:p>#N/A</text:p>
          </table:table-cell>
          <table:table-cell table:formula="of:=VLOOKUP([.A444];[.$N$3:.$O$343];2;0)" office:value-type="string" office:string-value="" calcext:value-type="error">
            <text:p>#N/A</text:p>
          </table:table-cell>
          <table:table-cell table:formula="of:=IF([.B444]=[.H44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yaml <text:s text:c="19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5]);&quot;==&quot;;TRIM([.B445]))" office:value-type="string" office:string-value="pyyaml==6.0.1" calcext:value-type="string">
            <text:p>pyyaml==6.0.1</text:p>
          </table:table-cell>
          <table:table-cell table:formula="of:=VLOOKUP([.A445];[.$N$3:.$N$343];1;0)" office:value-type="string" office:string-value="pyyaml                    " calcext:value-type="string">
            <text:p>pyyaml <text:s text:c="19"/></text:p>
          </table:table-cell>
          <table:table-cell table:formula="of:=VLOOKUP([.A445];[.$N$3:.$O$343];2;0)" office:value-type="float" office:value="6" calcext:value-type="float">
            <text:p>6</text:p>
          </table:table-cell>
          <table:table-cell table:formula="of:=IF([.B445]=[.H44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bar <text:s text:c="19"/></text:p>
          </table:table-cell>
          <table:table-cell table:style-name="ce4" office:value-type="string" calcext:value-type="string">
            <text:p>0.1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6]);&quot;==&quot;;TRIM([.B446]))" office:value-type="string" office:string-value="pyzbar==0.1.8" calcext:value-type="string">
            <text:p>pyzbar==0.1.8</text:p>
          </table:table-cell>
          <table:table-cell table:formula="of:=VLOOKUP([.A446];[.$N$3:.$N$343];1;0)" office:value-type="string" office:string-value="" calcext:value-type="error">
            <text:p>#N/A</text:p>
          </table:table-cell>
          <table:table-cell table:formula="of:=VLOOKUP([.A446];[.$N$3:.$O$343];2;0)" office:value-type="string" office:string-value="" calcext:value-type="error">
            <text:p>#N/A</text:p>
          </table:table-cell>
          <table:table-cell table:formula="of:=IF([.B446]=[.H4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mq <text:s text:c="20"/></text:p>
          </table:table-cell>
          <table:table-cell table:style-name="ce4" office:value-type="string" calcext:value-type="string">
            <text:p>25.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7]);&quot;==&quot;;TRIM([.B447]))" office:value-type="string" office:string-value="pyzmq==25.1.2" calcext:value-type="string">
            <text:p>pyzmq==25.1.2</text:p>
          </table:table-cell>
          <table:table-cell table:formula="of:=VLOOKUP([.A447];[.$N$3:.$N$343];1;0)" office:value-type="string" office:string-value="pyzmq                     " calcext:value-type="string">
            <text:p>pyzmq <text:s text:c="20"/></text:p>
          </table:table-cell>
          <table:table-cell table:formula="of:=VLOOKUP([.A447];[.$N$3:.$O$343];2;0)" office:value-type="string" office:string-value="25.0.0          " calcext:value-type="string">
            <text:p>25.0.0 <text:s text:c="9"/></text:p>
          </table:table-cell>
          <table:table-cell table:formula="of:=IF([.B447]=[.H44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rcode <text:s text:c="19"/>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8]);&quot;==&quot;;TRIM([.B448]))" office:value-type="string" office:string-value="qrcode==7.3" calcext:value-type="string">
            <text:p>qrcode==7.3</text:p>
          </table:table-cell>
          <table:table-cell table:formula="of:=VLOOKUP([.A448];[.$N$3:.$N$343];1;0)" office:value-type="string" office:string-value="" calcext:value-type="error">
            <text:p>#N/A</text:p>
          </table:table-cell>
          <table:table-cell table:formula="of:=VLOOKUP([.A448];[.$N$3:.$O$343];2;0)" office:value-type="string" office:string-value="" calcext:value-type="error">
            <text:p>#N/A</text:p>
          </table:table-cell>
          <table:table-cell table:formula="of:=IF([.B448]=[.H4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file <text:s text:c="18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9]);&quot;==&quot;;TRIM([.B449]))" office:value-type="string" office:string-value="rarfile==4" calcext:value-type="string">
            <text:p>rarfile==4</text:p>
          </table:table-cell>
          <table:table-cell table:formula="of:=VLOOKUP([.A449];[.$N$3:.$N$343];1;0)" office:value-type="string" office:string-value="" calcext:value-type="error">
            <text:p>#N/A</text:p>
          </table:table-cell>
          <table:table-cell table:formula="of:=VLOOKUP([.A449];[.$N$3:.$O$343];2;0)" office:value-type="string" office:string-value="" calcext:value-type="error">
            <text:p>#N/A</text:p>
          </table:table-cell>
          <table:table-cell table:formula="of:=IF([.B449]=[.H4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erio <text:s text:c="17"/></text:p>
          </table:table-cell>
          <table:table-cell table:style-name="ce4" office:value-type="string" calcext:value-type="string">
            <text:p>1.3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0]);&quot;==&quot;;TRIM([.B450]))" office:value-type="string" office:string-value="rasterio==1.3.3" calcext:value-type="string">
            <text:p>rasterio==1.3.3</text:p>
          </table:table-cell>
          <table:table-cell table:formula="of:=VLOOKUP([.A450];[.$N$3:.$N$343];1;0)" office:value-type="string" office:string-value="" calcext:value-type="error">
            <text:p>#N/A</text:p>
          </table:table-cell>
          <table:table-cell table:formula="of:=VLOOKUP([.A450];[.$N$3:.$O$343];2;0)" office:value-type="string" office:string-value="" calcext:value-type="error">
            <text:p>#N/A</text:p>
          </table:table-cell>
          <table:table-cell table:formula="of:=IF([.B450]=[.H45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flib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1]);&quot;==&quot;;TRIM([.B451]))" office:value-type="string" office:string-value="rdflib==6.0.0" calcext:value-type="string">
            <text:p>rdflib==6.0.0</text:p>
          </table:table-cell>
          <table:table-cell table:formula="of:=VLOOKUP([.A451];[.$N$3:.$N$343];1;0)" office:value-type="string" office:string-value="" calcext:value-type="error">
            <text:p>#N/A</text:p>
          </table:table-cell>
          <table:table-cell table:formula="of:=VLOOKUP([.A451];[.$N$3:.$O$343];2;0)" office:value-type="string" office:string-value="" calcext:value-type="error">
            <text:p>#N/A</text:p>
          </table:table-cell>
          <table:table-cell table:formula="of:=IF([.B451]=[.H4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ma-core <text:s text:c="16"/>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<text:s text:c="5"/>h59595e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2]);&quot;==&quot;;TRIM([.B452]))" office:value-type="string" office:string-value="rdma-core==28.9" calcext:value-type="string">
            <text:p>rdma-core==28.9</text:p>
          </table:table-cell>
          <table:table-cell table:formula="of:=VLOOKUP([.A452];[.$N$3:.$N$343];1;0)" office:value-type="string" office:string-value="" calcext:value-type="error">
            <text:p>#N/A</text:p>
          </table:table-cell>
          <table:table-cell table:formula="of:=VLOOKUP([.A452];[.$N$3:.$O$343];2;0)" office:value-type="string" office:string-value="" calcext:value-type="error">
            <text:p>#N/A</text:p>
          </table:table-cell>
          <table:table-cell table:formula="of:=IF([.B452]=[.H4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2 <text:s text:c="22"/></text:p>
          </table:table-cell>
          <table:table-cell table:style-name="ce4" office:value-type="string" calcext:value-type="string">
            <text:p>2023.03.02 <text:s text:c="5"/></text:p>
          </table:table-cell>
          <table:table-cell office:value-type="string" calcext:value-type="string">
            <text:p><text:s text:c="5"/>h8c504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3]);&quot;==&quot;;TRIM([.B453]))" office:value-type="string" office:string-value="re2==2023.03.02" calcext:value-type="string">
            <text:p>re2==2023.03.02</text:p>
          </table:table-cell>
          <table:table-cell table:formula="of:=VLOOKUP([.A453];[.$N$3:.$N$343];1;0)" office:value-type="string" office:string-value="re2                       " calcext:value-type="string">
            <text:p>re2 <text:s text:c="22"/></text:p>
          </table:table-cell>
          <table:table-cell table:formula="of:=VLOOKUP([.A453];[.$N$3:.$O$343];2;0)" office:value-type="string" office:string-value="2023.02.02      " calcext:value-type="string">
            <text:p>2023.02.02 <text:s text:c="5"/></text:p>
          </table:table-cell>
          <table:table-cell table:formula="of:=IF([.B453]=[.H4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dline <text:s text:c="17"/>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<text:s text:c="5"/>h822851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4]);&quot;==&quot;;TRIM([.B454]))" office:value-type="string" office:string-value="readline==8.2" calcext:value-type="string">
            <text:p>readline==8.2</text:p>
          </table:table-cell>
          <table:table-cell table:formula="of:=VLOOKUP([.A454];[.$N$3:.$N$343];1;0)" office:value-type="string" office:string-value="readline                  " calcext:value-type="string">
            <text:p>readline <text:s text:c="17"/></text:p>
          </table:table-cell>
          <table:table-cell table:formula="of:=VLOOKUP([.A454];[.$N$3:.$O$343];2;0)" office:value-type="string" office:string-value="8.1.2           " calcext:value-type="string">
            <text:p>8.1.2 <text:s text:c="10"/></text:p>
          </table:table-cell>
          <table:table-cell table:formula="of:=IF([.B454]=[.H45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ing <text:s text:c="14"/></text:p>
          </table:table-cell>
          <table:table-cell office:value-type="string" calcext:value-type="string">
            <text:p>0.33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5]);&quot;==&quot;;TRIM([.B455]))" office:value-type="string" office:string-value="referencing==0.33.0" calcext:value-type="string">
            <text:p>referencing==0.33.0</text:p>
          </table:table-cell>
          <table:table-cell table:formula="of:=VLOOKUP([.A455];[.$N$3:.$N$343];1;0)" office:value-type="string" office:string-value="" calcext:value-type="error">
            <text:p>#N/A</text:p>
          </table:table-cell>
          <table:table-cell table:formula="of:=VLOOKUP([.A455];[.$N$3:.$O$343];2;0)" office:value-type="string" office:string-value="" calcext:value-type="error">
            <text:p>#N/A</text:p>
          </table:table-cell>
          <table:table-cell table:formula="of:=IF([.B455]=[.H4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ex <text:s text:c="20"/></text:p>
          </table:table-cell>
          <table:table-cell table:style-name="ce4" office:value-type="string" calcext:value-type="string">
            <text:p>2023.12.25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6]);&quot;==&quot;;TRIM([.B456]))" office:value-type="string" office:string-value="regex==2023.12.25" calcext:value-type="string">
            <text:p>regex==2023.12.25</text:p>
          </table:table-cell>
          <table:table-cell table:formula="of:=VLOOKUP([.A456];[.$N$3:.$N$343];1;0)" office:value-type="string" office:string-value="" calcext:value-type="error">
            <text:p>#N/A</text:p>
          </table:table-cell>
          <table:table-cell table:formula="of:=VLOOKUP([.A456];[.$N$3:.$O$343];2;0)" office:value-type="string" office:string-value="" calcext:value-type="error">
            <text:p>#N/A</text:p>
          </table:table-cell>
          <table:table-cell table:formula="of:=IF([.B456]=[.H45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ortlab <text:s text:c="16"/></text:p>
          </table:table-cell>
          <table:table-cell table:style-name="ce4" office:value-type="string" calcext:value-type="string">
            <text:p>3.6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7]);&quot;==&quot;;TRIM([.B457]))" office:value-type="string" office:string-value="reportlab==3.6.12" calcext:value-type="string">
            <text:p>reportlab==3.6.12</text:p>
          </table:table-cell>
          <table:table-cell table:formula="of:=VLOOKUP([.A457];[.$N$3:.$N$343];1;0)" office:value-type="string" office:string-value="" calcext:value-type="error">
            <text:p>#N/A</text:p>
          </table:table-cell>
          <table:table-cell table:formula="of:=VLOOKUP([.A457];[.$N$3:.$O$343];2;0)" office:value-type="string" office:string-value="" calcext:value-type="error">
            <text:p>#N/A</text:p>
          </table:table-cell>
          <table:table-cell table:formula="of:=IF([.B457]=[.H45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 <text:s text:c="19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8]);&quot;==&quot;;TRIM([.B458]))" office:value-type="string" office:string-value="reproc==14.2.4" calcext:value-type="string">
            <text:p>reproc==14.2.4</text:p>
          </table:table-cell>
          <table:table-cell table:formula="of:=VLOOKUP([.A458];[.$N$3:.$N$343];1;0)" office:value-type="string" office:string-value="reproc                    " calcext:value-type="string">
            <text:p>reproc <text:s text:c="19"/></text:p>
          </table:table-cell>
          <table:table-cell table:formula="of:=VLOOKUP([.A458];[.$N$3:.$O$343];2;0)" office:value-type="string" office:string-value="14.2.4          " calcext:value-type="string">
            <text:p>14.2.4 <text:s text:c="9"/></text:p>
          </table:table-cell>
          <table:table-cell table:formula="of:=IF([.B458]=[.H4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-cpp <text:s text:c="15"/></text:p>
          </table:table-cell>
          <table:table-cell table:style-name="ce4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9]);&quot;==&quot;;TRIM([.B459]))" office:value-type="string" office:string-value="reproc-cpp==14.2.4" calcext:value-type="string">
            <text:p>reproc-cpp==14.2.4</text:p>
          </table:table-cell>
          <table:table-cell table:formula="of:=VLOOKUP([.A459];[.$N$3:.$N$343];1;0)" office:value-type="string" office:string-value="reproc-cpp                " calcext:value-type="string">
            <text:p>reproc-cpp <text:s text:c="15"/></text:p>
          </table:table-cell>
          <table:table-cell table:formula="of:=VLOOKUP([.A459];[.$N$3:.$O$343];2;0)" office:value-type="string" office:string-value="14.2.4          " calcext:value-type="string">
            <text:p>14.2.4 <text:s text:c="9"/></text:p>
          </table:table-cell>
          <table:table-cell table:formula="of:=IF([.B459]=[.H4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3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0]);&quot;==&quot;;TRIM([.B460]))" office:value-type="string" office:string-value="requests==2.31.0" calcext:value-type="string">
            <text:p>requests==2.31.0</text:p>
          </table:table-cell>
          <table:table-cell table:formula="of:=VLOOKUP([.A460];[.$N$3:.$N$343];1;0)" office:value-type="string" office:string-value="requests                  " calcext:value-type="string">
            <text:p>requests <text:s text:c="17"/></text:p>
          </table:table-cell>
          <table:table-cell table:formula="of:=VLOOKUP([.A460];[.$N$3:.$O$343];2;0)" office:value-type="string" office:string-value="2.28.2          " calcext:value-type="string">
            <text:p>2.28.2 <text:s text:c="9"/></text:p>
          </table:table-cell>
          <table:table-cell table:formula="of:=IF([.B460]=[.H4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ampy <text:s text:c="18"/></text:p>
          </table:table-cell>
          <table:table-cell table:style-name="ce4" office:value-type="string" calcext:value-type="string">
            <text:p>0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1]);&quot;==&quot;;TRIM([.B461]))" office:value-type="string" office:string-value="resampy==0.4.2" calcext:value-type="string">
            <text:p>resampy==0.4.2</text:p>
          </table:table-cell>
          <table:table-cell table:formula="of:=VLOOKUP([.A461];[.$N$3:.$N$343];1;0)" office:value-type="string" office:string-value="" calcext:value-type="error">
            <text:p>#N/A</text:p>
          </table:table-cell>
          <table:table-cell table:formula="of:=VLOOKUP([.A461];[.$N$3:.$O$343];2;0)" office:value-type="string" office:string-value="" calcext:value-type="error">
            <text:p>#N/A</text:p>
          </table:table-cell>
          <table:table-cell table:formula="of:=IF([.B461]=[.H4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339-validator <text:s text:c="8"/></text:p>
          </table:table-cell>
          <table:table-cell table:style-name="ce4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2]);&quot;==&quot;;TRIM([.B462]))" office:value-type="string" office:string-value="rfc3339-validator==0.1.4" calcext:value-type="string">
            <text:p>rfc3339-validator==0.1.4</text:p>
          </table:table-cell>
          <table:table-cell table:formula="of:=VLOOKUP([.A462];[.$N$3:.$N$343];1;0)" office:value-type="string" office:string-value="rfc3339-validator         " calcext:value-type="string">
            <text:p>rfc3339-validator <text:s text:c="8"/></text:p>
          </table:table-cell>
          <table:table-cell table:formula="of:=VLOOKUP([.A462];[.$N$3:.$O$343];2;0)" office:value-type="string" office:string-value="0.1.4           " calcext:value-type="string">
            <text:p>0.1.4 <text:s text:c="10"/></text:p>
          </table:table-cell>
          <table:table-cell table:formula="of:=IF([.B462]=[.H4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986-validator <text:s text:c="8"/></text:p>
          </table:table-cell>
          <table:table-cell table:style-name="ce4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3]);&quot;==&quot;;TRIM([.B463]))" office:value-type="string" office:string-value="rfc3986-validator==0.1.1" calcext:value-type="string">
            <text:p>rfc3986-validator==0.1.1</text:p>
          </table:table-cell>
          <table:table-cell table:formula="of:=VLOOKUP([.A463];[.$N$3:.$N$343];1;0)" office:value-type="string" office:string-value="rfc3986-validator         " calcext:value-type="string">
            <text:p>rfc3986-validator <text:s text:c="8"/></text:p>
          </table:table-cell>
          <table:table-cell table:formula="of:=VLOOKUP([.A463];[.$N$3:.$O$343];2;0)" office:value-type="string" office:string-value="0.1.1           " calcext:value-type="string">
            <text:p>0.1.1 <text:s text:c="10"/></text:p>
          </table:table-cell>
          <table:table-cell table:formula="of:=IF([.B463]=[.H46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ds-py <text:s text:c="18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4]);&quot;==&quot;;TRIM([.B464]))" office:value-type="string" office:string-value="rpds-py==0.18.0" calcext:value-type="string">
            <text:p>rpds-py==0.18.0</text:p>
          </table:table-cell>
          <table:table-cell table:formula="of:=VLOOKUP([.A464];[.$N$3:.$N$343];1;0)" office:value-type="string" office:string-value="" calcext:value-type="error">
            <text:p>#N/A</text:p>
          </table:table-cell>
          <table:table-cell table:formula="of:=VLOOKUP([.A464];[.$N$3:.$O$343];2;0)" office:value-type="string" office:string-value="" calcext:value-type="error">
            <text:p>#N/A</text:p>
          </table:table-cell>
          <table:table-cell table:formula="of:=IF([.B464]=[.H4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9 <text:s text:c="8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5]);&quot;==&quot;;TRIM([.B465]))" office:value-type="string" office:string-value="ruamel.yaml==0.17.29" calcext:value-type="string">
            <text:p>ruamel.yaml==0.17.29</text:p>
          </table:table-cell>
          <table:table-cell table:formula="of:=VLOOKUP([.A465];[.$N$3:.$N$343];1;0)" office:value-type="string" office:string-value="ruamel.yaml               " calcext:value-type="string">
            <text:p>ruamel.yaml <text:s text:c="14"/></text:p>
          </table:table-cell>
          <table:table-cell table:formula="of:=VLOOKUP([.A465];[.$N$3:.$O$343];2;0)" office:value-type="string" office:string-value="0.17.21         " calcext:value-type="string">
            <text:p>0.17.21 <text:s text:c="8"/></text:p>
          </table:table-cell>
          <table:table-cell table:formula="of:=IF([.B465]=[.H4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.clib <text:s text:c="9"/></text:p>
          </table:table-cell>
          <table:table-cell table:style-name="ce4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6]);&quot;==&quot;;TRIM([.B466]))" office:value-type="string" office:string-value="ruamel.yaml.clib==0.2.7" calcext:value-type="string">
            <text:p>ruamel.yaml.clib==0.2.7</text:p>
          </table:table-cell>
          <table:table-cell table:formula="of:=VLOOKUP([.A466];[.$N$3:.$N$343];1;0)" office:value-type="string" office:string-value="ruamel.yaml.clib          " calcext:value-type="string">
            <text:p>ruamel.yaml.clib <text:s text:c="9"/></text:p>
          </table:table-cell>
          <table:table-cell table:formula="of:=VLOOKUP([.A466];[.$N$3:.$O$343];2;0)" office:value-type="string" office:string-value="0.2.7           " calcext:value-type="string">
            <text:p>0.2.7 <text:s text:c="10"/></text:p>
          </table:table-cell>
          <table:table-cell table:formula="of:=IF([.B466]=[.H46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2n <text:s text:c="22"/></text:p>
          </table:table-cell>
          <table:table-cell office:value-type="string" calcext:value-type="string">
            <text:p>1.3.44 <text:s text:c="9"/></text:p>
          </table:table-cell>
          <table:table-cell office:value-type="string" calcext:value-type="string">
            <text:p><text:s text:c="5"/>h06160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7]);&quot;==&quot;;TRIM([.B467]))" office:value-type="string" office:string-value="s2n==1.3.44" calcext:value-type="string">
            <text:p>s2n==1.3.44</text:p>
          </table:table-cell>
          <table:table-cell table:formula="of:=VLOOKUP([.A467];[.$N$3:.$N$343];1;0)" office:value-type="string" office:string-value="s2n                       " calcext:value-type="string">
            <text:p>s2n <text:s text:c="22"/></text:p>
          </table:table-cell>
          <table:table-cell table:formula="of:=VLOOKUP([.A467];[.$N$3:.$O$343];2;0)" office:value-type="string" office:string-value="1.3.38          " calcext:value-type="string">
            <text:p>1.3.38 <text:s text:c="9"/></text:p>
          </table:table-cell>
          <table:table-cell table:formula="of:=IF([.B467]=[.H46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py310h9b0891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8]);&quot;==&quot;;TRIM([.B468]))" office:value-type="string" office:string-value="scikit-image==0.20.0" calcext:value-type="string">
            <text:p>scikit-image==0.20.0</text:p>
          </table:table-cell>
          <table:table-cell table:formula="of:=VLOOKUP([.A468];[.$N$3:.$N$343];1;0)" office:value-type="string" office:string-value="scikit-image              " calcext:value-type="string">
            <text:p>scikit-image <text:s text:c="13"/></text:p>
          </table:table-cell>
          <table:table-cell table:formula="of:=VLOOKUP([.A468];[.$N$3:.$O$343];2;0)" office:value-type="string" office:string-value="0.19.3          " calcext:value-type="string">
            <text:p>0.19.3 <text:s text:c="9"/></text:p>
          </table:table-cell>
          <table:table-cell table:formula="of:=IF([.B468]=[.H46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learn <text:s text:c="13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9]);&quot;==&quot;;TRIM([.B469]))" office:value-type="string" office:string-value="scikit-learn==1.1.3" calcext:value-type="string">
            <text:p>scikit-learn==1.1.3</text:p>
          </table:table-cell>
          <table:table-cell table:formula="of:=VLOOKUP([.A469];[.$N$3:.$N$343];1;0)" office:value-type="string" office:string-value="scikit-learn              " calcext:value-type="string">
            <text:p>scikit-learn <text:s text:c="13"/></text:p>
          </table:table-cell>
          <table:table-cell table:formula="of:=VLOOKUP([.A469];[.$N$3:.$O$343];2;0)" office:value-type="string" office:string-value="1.2.2           " calcext:value-type="string">
            <text:p>1.2.2 <text:s text:c="10"/></text:p>
          </table:table-cell>
          <table:table-cell table:formula="of:=IF([.B469]=[.H46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py <text:s text:c="20"/></text:p>
          </table:table-cell>
          <table:table-cell table:style-name="ce4" office:value-type="string" calcext:value-type="string">
            <text:p>1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0]);&quot;==&quot;;TRIM([.B470]))" office:value-type="string" office:string-value="scipy==1.9.3" calcext:value-type="string">
            <text:p>scipy==1.9.3</text:p>
          </table:table-cell>
          <table:table-cell table:formula="of:=VLOOKUP([.A470];[.$N$3:.$N$343];1;0)" office:value-type="string" office:string-value="scipy                     " calcext:value-type="string">
            <text:p>scipy <text:s text:c="20"/></text:p>
          </table:table-cell>
          <table:table-cell table:formula="of:=VLOOKUP([.A470];[.$N$3:.$O$343];2;0)" office:value-type="string" office:string-value="1.10.1          " calcext:value-type="string">
            <text:p>1.10.1 <text:s text:c="9"/></text:p>
          </table:table-cell>
          <table:table-cell table:formula="of:=IF([.B470]=[.H47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born <text:s text:c="18"/></text:p>
          </table:table-cell>
          <table:table-cell table:style-name="ce4" office:value-type="string" calcext:value-type="string">
            <text:p>0.1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1]);&quot;==&quot;;TRIM([.B471]))" office:value-type="string" office:string-value="seaborn==0.11.2" calcext:value-type="string">
            <text:p>seaborn==0.11.2</text:p>
          </table:table-cell>
          <table:table-cell table:formula="of:=VLOOKUP([.A471];[.$N$3:.$N$343];1;0)" office:value-type="string" office:string-value="seaborn                   " calcext:value-type="string">
            <text:p>seaborn <text:s text:c="18"/></text:p>
          </table:table-cell>
          <table:table-cell table:formula="of:=VLOOKUP([.A471];[.$N$3:.$O$343];2;0)" office:value-type="string" office:string-value="0.12.2          " calcext:value-type="string">
            <text:p>0.12.2 <text:s text:c="9"/></text:p>
          </table:table-cell>
          <table:table-cell table:formula="of:=IF([.B471]=[.H47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d2trash <text:s text:c="15"/></text:p>
          </table:table-cell>
          <table:table-cell table:style-name="ce4" office:value-type="string" calcext:value-type="string">
            <text:p>1.8.2 <text:s text:c="10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2]);&quot;==&quot;;TRIM([.B472]))" office:value-type="string" office:string-value="send2trash==1.8.2" calcext:value-type="string">
            <text:p>send2trash==1.8.2</text:p>
          </table:table-cell>
          <table:table-cell table:formula="of:=VLOOKUP([.A472];[.$N$3:.$N$343];1;0)" office:value-type="string" office:string-value="send2trash                " calcext:value-type="string">
            <text:p>send2trash <text:s text:c="15"/></text:p>
          </table:table-cell>
          <table:table-cell table:formula="of:=VLOOKUP([.A472];[.$N$3:.$O$343];2;0)" office:value-type="string" office:string-value="1.8.0           " calcext:value-type="string">
            <text:p>1.8.0 <text:s text:c="10"/></text:p>
          </table:table-cell>
          <table:table-cell table:formula="of:=IF([.B472]=[.H4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tencepiece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3]);&quot;==&quot;;TRIM([.B473]))" office:value-type="string" office:string-value="sentencepiece==0.2.0" calcext:value-type="string">
            <text:p>sentencepiece==0.2.0</text:p>
          </table:table-cell>
          <table:table-cell table:formula="of:=VLOOKUP([.A473];[.$N$3:.$N$343];1;0)" office:value-type="string" office:string-value="" calcext:value-type="error">
            <text:p>#N/A</text:p>
          </table:table-cell>
          <table:table-cell table:formula="of:=VLOOKUP([.A473];[.$N$3:.$O$343];2;0)" office:value-type="string" office:string-value="" calcext:value-type="error">
            <text:p>#N/A</text:p>
          </table:table-cell>
          <table:table-cell table:formula="of:=IF([.B473]=[.H47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tools <text:s text:c="15"/></text:p>
          </table:table-cell>
          <table:table-cell table:style-name="ce4" office:value-type="string" calcext:value-type="string">
            <text:p>65.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4]);&quot;==&quot;;TRIM([.B474]))" office:value-type="string" office:string-value="setuptools==65.5.1" calcext:value-type="string">
            <text:p>setuptools==65.5.1</text:p>
          </table:table-cell>
          <table:table-cell table:formula="of:=VLOOKUP([.A474];[.$N$3:.$N$343];1;0)" office:value-type="string" office:string-value="setuptools                " calcext:value-type="string">
            <text:p>setuptools <text:s text:c="15"/></text:p>
          </table:table-cell>
          <table:table-cell table:formula="of:=VLOOKUP([.A474];[.$N$3:.$O$343];2;0)" office:value-type="string" office:string-value="67.6.0          " calcext:value-type="string">
            <text:p>67.6.0 <text:s text:c="9"/></text:p>
          </table:table-cell>
          <table:table-cell table:formula="of:=IF([.B474]=[.H4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 <text:s text:c="21"/></text:p>
          </table:table-cell>
          <table:table-cell office:value-type="string" calcext:value-type="string">
            <text:p>0.3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5]);&quot;==&quot;;TRIM([.B475]))" office:value-type="string" office:string-value="shap==0.39.0" calcext:value-type="string">
            <text:p>shap==0.39.0</text:p>
          </table:table-cell>
          <table:table-cell table:formula="of:=VLOOKUP([.A475];[.$N$3:.$N$343];1;0)" office:value-type="string" office:string-value="" calcext:value-type="error">
            <text:p>#N/A</text:p>
          </table:table-cell>
          <table:table-cell table:formula="of:=VLOOKUP([.A475];[.$N$3:.$O$343];2;0)" office:value-type="string" office:string-value="" calcext:value-type="error">
            <text:p>#N/A</text:p>
          </table:table-cell>
          <table:table-cell table:formula="of:=IF([.B475]=[.H47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ely <text:s text:c="18"/></text:p>
          </table:table-cell>
          <table:table-cell table:style-name="ce4" office:value-type="string" calcext:value-type="string">
            <text:p>1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6]);&quot;==&quot;;TRIM([.B476]))" office:value-type="string" office:string-value="shapely==1.7.1" calcext:value-type="string">
            <text:p>shapely==1.7.1</text:p>
          </table:table-cell>
          <table:table-cell table:formula="of:=VLOOKUP([.A476];[.$N$3:.$N$343];1;0)" office:value-type="string" office:string-value="" calcext:value-type="error">
            <text:p>#N/A</text:p>
          </table:table-cell>
          <table:table-cell table:formula="of:=VLOOKUP([.A476];[.$N$3:.$O$343];2;0)" office:value-type="string" office:string-value="" calcext:value-type="error">
            <text:p>#N/A</text:p>
          </table:table-cell>
          <table:table-cell table:formula="of:=IF([.B476]=[.H47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7]);&quot;==&quot;;TRIM([.B477]))" office:value-type="string" office:string-value="six==1.16.0" calcext:value-type="string">
            <text:p>six==1.16.0</text:p>
          </table:table-cell>
          <table:table-cell table:formula="of:=VLOOKUP([.A477];[.$N$3:.$N$343];1;0)" office:value-type="string" office:string-value="six                       " calcext:value-type="string">
            <text:p>six <text:s text:c="22"/></text:p>
          </table:table-cell>
          <table:table-cell table:formula="of:=VLOOKUP([.A477];[.$N$3:.$O$343];2;0)" office:value-type="string" office:string-value="1.16.0          " calcext:value-type="string">
            <text:p>1.16.0 <text:s text:c="9"/></text:p>
          </table:table-cell>
          <table:table-cell table:formula="of:=IF([.B477]=[.H47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icer <text:s text:c="19"/></text:p>
          </table:table-cell>
          <table:table-cell office:value-type="string" calcext:value-type="string">
            <text:p>0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8]);&quot;==&quot;;TRIM([.B478]))" office:value-type="string" office:string-value="slicer==0.0.7" calcext:value-type="string">
            <text:p>slicer==0.0.7</text:p>
          </table:table-cell>
          <table:table-cell table:formula="of:=VLOOKUP([.A478];[.$N$3:.$N$343];1;0)" office:value-type="string" office:string-value="" calcext:value-type="error">
            <text:p>#N/A</text:p>
          </table:table-cell>
          <table:table-cell table:formula="of:=VLOOKUP([.A478];[.$N$3:.$O$343];2;0)" office:value-type="string" office:string-value="" calcext:value-type="error">
            <text:p>#N/A</text:p>
          </table:table-cell>
          <table:table-cell table:formula="of:=IF([.B478]=[.H4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rt-open <text:s text:c="15"/></text:p>
          </table:table-cell>
          <table:table-cell office:value-type="string" calcext:value-type="string">
            <text:p>6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9]);&quot;==&quot;;TRIM([.B479]))" office:value-type="string" office:string-value="smart-open==6.4.0" calcext:value-type="string">
            <text:p>smart-open==6.4.0</text:p>
          </table:table-cell>
          <table:table-cell table:formula="of:=VLOOKUP([.A479];[.$N$3:.$N$343];1;0)" office:value-type="string" office:string-value="" calcext:value-type="error">
            <text:p>#N/A</text:p>
          </table:table-cell>
          <table:table-cell table:formula="of:=VLOOKUP([.A479];[.$N$3:.$O$343];2;0)" office:value-type="string" office:string-value="" calcext:value-type="error">
            <text:p>#N/A</text:p>
          </table:table-cell>
          <table:table-cell table:formula="of:=IF([.B479]=[.H4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map <text:s text:c="20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44b31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0]);&quot;==&quot;;TRIM([.B480]))" office:value-type="string" office:string-value="smmap==3.0.5" calcext:value-type="string">
            <text:p>smmap==3.0.5</text:p>
          </table:table-cell>
          <table:table-cell table:formula="of:=VLOOKUP([.A480];[.$N$3:.$N$343];1;0)" office:value-type="string" office:string-value="" calcext:value-type="error">
            <text:p>#N/A</text:p>
          </table:table-cell>
          <table:table-cell table:formula="of:=VLOOKUP([.A480];[.$N$3:.$O$343];2;0)" office:value-type="string" office:string-value="" calcext:value-type="error">
            <text:p>#N/A</text:p>
          </table:table-cell>
          <table:table-cell table:formula="of:=IF([.B480]=[.H48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ppy <text:s text:c="19"/></text:p>
          </table:table-cell>
          <table:table-cell table:style-name="ce4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1]);&quot;==&quot;;TRIM([.B481]))" office:value-type="string" office:string-value="snappy==1.1.10" calcext:value-type="string">
            <text:p>snappy==1.1.10</text:p>
          </table:table-cell>
          <table:table-cell table:formula="of:=VLOOKUP([.A481];[.$N$3:.$N$343];1;0)" office:value-type="string" office:string-value="snappy                    " calcext:value-type="string">
            <text:p>snappy <text:s text:c="19"/></text:p>
          </table:table-cell>
          <table:table-cell table:formula="of:=VLOOKUP([.A481];[.$N$3:.$O$343];2;0)" office:value-type="string" office:string-value="1.1.10          " calcext:value-type="string">
            <text:p>1.1.10 <text:s text:c="9"/></text:p>
          </table:table-cell>
          <table:table-cell table:formula="of:=IF([.B481]=[.H48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2]);&quot;==&quot;;TRIM([.B482]))" office:value-type="string" office:string-value="sniffio==1.3.0" calcext:value-type="string">
            <text:p>sniffio==1.3.0</text:p>
          </table:table-cell>
          <table:table-cell table:formula="of:=VLOOKUP([.A482];[.$N$3:.$N$343];1;0)" office:value-type="string" office:string-value="sniffio                   " calcext:value-type="string">
            <text:p>sniffio <text:s text:c="18"/></text:p>
          </table:table-cell>
          <table:table-cell table:formula="of:=VLOOKUP([.A482];[.$N$3:.$O$343];2;0)" office:value-type="string" office:string-value="1.3.0           " calcext:value-type="string">
            <text:p>1.3.0 <text:s text:c="10"/></text:p>
          </table:table-cell>
          <table:table-cell table:formula="of:=IF([.B482]=[.H48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owflake-connector-python</text:p>
          </table:table-cell>
          <table:table-cell table:style-name="ce4" office:value-type="string" calcext:value-type="string">
            <text:p><text:s/>2.7.12 <text:s text:c="8"/></text:p>
          </table:table-cell>
          <table:table-cell office:value-type="string" calcext:value-type="string">
            <text:p><text:s text:c="10"/>pypi_0 <text:s text:c="2"/></text:p>
          </table:table-cell>
          <table:table-cell office:value-type="string" calcext:value-type="string">
            <text:p><text:s/>pypi</text:p>
          </table:table-cell>
          <table:table-cell/>
          <table:table-cell table:formula="of:=COM.MICROSOFT.CONCAT(TRIM([.A483]);&quot;==&quot;;TRIM([.B483]))" office:value-type="string" office:string-value="snowflake-connector-python==2.7.12" calcext:value-type="string">
            <text:p>snowflake-connector-python==2.7.12</text:p>
          </table:table-cell>
          <table:table-cell table:formula="of:=VLOOKUP([.A483];[.$N$3:.$N$343];1;0)" office:value-type="string" office:string-value="" calcext:value-type="error">
            <text:p>#N/A</text:p>
          </table:table-cell>
          <table:table-cell table:formula="of:=VLOOKUP([.A483];[.$N$3:.$O$343];2;0)" office:value-type="string" office:string-value="" calcext:value-type="error">
            <text:p>#N/A</text:p>
          </table:table-cell>
          <table:table-cell table:formula="of:=IF([.B483]=[.H4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uggs <text:s text:c="19"/></text:p>
          </table:table-cell>
          <table:table-cell table:style-name="ce4" office:value-type="string" calcext:value-type="string">
            <text:p>1.4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4]);&quot;==&quot;;TRIM([.B484]))" office:value-type="string" office:string-value="snuggs==1.4.7" calcext:value-type="string">
            <text:p>snuggs==1.4.7</text:p>
          </table:table-cell>
          <table:table-cell table:formula="of:=VLOOKUP([.A484];[.$N$3:.$N$343];1;0)" office:value-type="string" office:string-value="" calcext:value-type="error">
            <text:p>#N/A</text:p>
          </table:table-cell>
          <table:table-cell table:formula="of:=VLOOKUP([.A484];[.$N$3:.$O$343];2;0)" office:value-type="string" office:string-value="" calcext:value-type="error">
            <text:p>#N/A</text:p>
          </table:table-cell>
          <table:table-cell table:formula="of:=IF([.B484]=[.H4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5]);&quot;==&quot;;TRIM([.B485]))" office:value-type="string" office:string-value="sortedcontainers==2.4.0" calcext:value-type="string">
            <text:p>sortedcontainers==2.4.0</text:p>
          </table:table-cell>
          <table:table-cell table:formula="of:=VLOOKUP([.A485];[.$N$3:.$N$343];1;0)" office:value-type="string" office:string-value="sortedcontainers          " calcext:value-type="string">
            <text:p>sortedcontainers <text:s text:c="9"/></text:p>
          </table:table-cell>
          <table:table-cell table:formula="of:=VLOOKUP([.A485];[.$N$3:.$O$343];2;0)" office:value-type="string" office:string-value="2.4.0           " calcext:value-type="string">
            <text:p>2.4.0 <text:s text:c="10"/></text:p>
          </table:table-cell>
          <table:table-cell table:formula="of:=IF([.B485]=[.H48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ndfile <text:s text:c="16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6]);&quot;==&quot;;TRIM([.B486]))" office:value-type="string" office:string-value="soundfile==0.10.2" calcext:value-type="string">
            <text:p>soundfile==0.10.2</text:p>
          </table:table-cell>
          <table:table-cell table:formula="of:=VLOOKUP([.A486];[.$N$3:.$N$343];1;0)" office:value-type="string" office:string-value="" calcext:value-type="error">
            <text:p>#N/A</text:p>
          </table:table-cell>
          <table:table-cell table:formula="of:=VLOOKUP([.A486];[.$N$3:.$O$343];2;0)" office:value-type="string" office:string-value="" calcext:value-type="error">
            <text:p>#N/A</text:p>
          </table:table-cell>
          <table:table-cell table:formula="of:=IF([.B486]=[.H48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psieve <text:s text:c="16"/>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7]);&quot;==&quot;;TRIM([.B487]))" office:value-type="string" office:string-value="soupsieve==2.5" calcext:value-type="string">
            <text:p>soupsieve==2.5</text:p>
          </table:table-cell>
          <table:table-cell table:formula="of:=VLOOKUP([.A487];[.$N$3:.$N$343];1;0)" office:value-type="string" office:string-value="soupsieve                 " calcext:value-type="string">
            <text:p>soupsieve <text:s text:c="16"/></text:p>
          </table:table-cell>
          <table:table-cell table:formula="of:=VLOOKUP([.A487];[.$N$3:.$O$343];2;0)" office:value-type="string" office:string-value="2.3.2.post1     " calcext:value-type="string">
            <text:p>2.3.2.post1 <text:s text:c="4"/></text:p>
          </table:table-cell>
          <table:table-cell table:formula="of:=IF([.B487]=[.H48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 <text:s text:c="20"/></text:p>
          </table:table-cell>
          <table:table-cell table:style-name="ce4" office:value-type="string" calcext:value-type="string">
            <text:p>3.4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8]);&quot;==&quot;;TRIM([.B488]))" office:value-type="string" office:string-value="spacy==3.4.4" calcext:value-type="string">
            <text:p>spacy==3.4.4</text:p>
          </table:table-cell>
          <table:table-cell table:formula="of:=VLOOKUP([.A488];[.$N$3:.$N$343];1;0)" office:value-type="string" office:string-value="" calcext:value-type="error">
            <text:p>#N/A</text:p>
          </table:table-cell>
          <table:table-cell table:formula="of:=VLOOKUP([.A488];[.$N$3:.$O$343];2;0)" office:value-type="string" office:string-value="" calcext:value-type="error">
            <text:p>#N/A</text:p>
          </table:table-cell>
          <table:table-cell table:formula="of:=IF([.B488]=[.H4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egacy <text:s text:c="13"/></text:p>
          </table:table-cell>
          <table:table-cell office:value-type="string" calcext:value-type="string">
            <text:p>3.0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9]);&quot;==&quot;;TRIM([.B489]))" office:value-type="string" office:string-value="spacy-legacy==3.0.12" calcext:value-type="string">
            <text:p>spacy-legacy==3.0.12</text:p>
          </table:table-cell>
          <table:table-cell table:formula="of:=VLOOKUP([.A489];[.$N$3:.$N$343];1;0)" office:value-type="string" office:string-value="" calcext:value-type="error">
            <text:p>#N/A</text:p>
          </table:table-cell>
          <table:table-cell table:formula="of:=VLOOKUP([.A489];[.$N$3:.$O$343];2;0)" office:value-type="string" office:string-value="" calcext:value-type="error">
            <text:p>#N/A</text:p>
          </table:table-cell>
          <table:table-cell table:formula="of:=IF([.B489]=[.H48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oggers <text:s text:c="12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0]);&quot;==&quot;;TRIM([.B490]))" office:value-type="string" office:string-value="spacy-loggers==1.0.5" calcext:value-type="string">
            <text:p>spacy-loggers==1.0.5</text:p>
          </table:table-cell>
          <table:table-cell table:formula="of:=VLOOKUP([.A490];[.$N$3:.$N$343];1;0)" office:value-type="string" office:string-value="" calcext:value-type="error">
            <text:p>#N/A</text:p>
          </table:table-cell>
          <table:table-cell table:formula="of:=VLOOKUP([.A490];[.$N$3:.$O$343];2;0)" office:value-type="string" office:string-value="" calcext:value-type="error">
            <text:p>#N/A</text:p>
          </table:table-cell>
          <table:table-cell table:formula="of:=IF([.B490]=[.H49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15 <text:s text:c="9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1]);&quot;==&quot;;TRIM([.B491]))" office:value-type="string" office:string-value="sqlalchemy==2.0.15" calcext:value-type="string">
            <text:p>sqlalchemy==2.0.15</text:p>
          </table:table-cell>
          <table:table-cell table:formula="of:=VLOOKUP([.A491];[.$N$3:.$N$343];1;0)" office:value-type="string" office:string-value="sqlalchemy                " calcext:value-type="string">
            <text:p>sqlalchemy <text:s text:c="15"/></text:p>
          </table:table-cell>
          <table:table-cell table:formula="of:=VLOOKUP([.A491];[.$N$3:.$O$343];2;0)" office:value-type="string" office:string-value="2.0.5.post1     " calcext:value-type="string">
            <text:p>2.0.5.post1 <text:s text:c="4"/></text:p>
          </table:table-cell>
          <table:table-cell table:formula="of:=IF([.B491]=[.H49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sly <text:s text:c="20"/></text:p>
          </table:table-cell>
          <table:table-cell table:style-name="ce4" office:value-type="string" calcext:value-type="string">
            <text:p>2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2]);&quot;==&quot;;TRIM([.B492]))" office:value-type="string" office:string-value="srsly==2.4.8" calcext:value-type="string">
            <text:p>srsly==2.4.8</text:p>
          </table:table-cell>
          <table:table-cell table:formula="of:=VLOOKUP([.A492];[.$N$3:.$N$343];1;0)" office:value-type="string" office:string-value="" calcext:value-type="error">
            <text:p>#N/A</text:p>
          </table:table-cell>
          <table:table-cell table:formula="of:=VLOOKUP([.A492];[.$N$3:.$O$343];2;0)" office:value-type="string" office:string-value="" calcext:value-type="error">
            <text:p>#N/A</text:p>
          </table:table-cell>
          <table:table-cell table:formula="of:=IF([.B492]=[.H49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ck-data <text:s text:c="15"/></text:p>
          </table:table-cell>
          <table:table-cell table:style-name="ce4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3]);&quot;==&quot;;TRIM([.B493]))" office:value-type="string" office:string-value="stack-data==0.6.3" calcext:value-type="string">
            <text:p>stack-data==0.6.3</text:p>
          </table:table-cell>
          <table:table-cell table:formula="of:=VLOOKUP([.A493];[.$N$3:.$N$343];1;0)" office:value-type="string" office:string-value="" calcext:value-type="error">
            <text:p>#N/A</text:p>
          </table:table-cell>
          <table:table-cell table:formula="of:=VLOOKUP([.A493];[.$N$3:.$O$343];2;0)" office:value-type="string" office:string-value="" calcext:value-type="error">
            <text:p>#N/A</text:p>
          </table:table-cell>
          <table:table-cell table:formula="of:=IF([.B493]=[.H49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lette <text:s text:c="16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4]);&quot;==&quot;;TRIM([.B494]))" office:value-type="string" office:string-value="starlette==0.27.0" calcext:value-type="string">
            <text:p>starlette==0.27.0</text:p>
          </table:table-cell>
          <table:table-cell table:formula="of:=VLOOKUP([.A494];[.$N$3:.$N$343];1;0)" office:value-type="string" office:string-value="" calcext:value-type="error">
            <text:p>#N/A</text:p>
          </table:table-cell>
          <table:table-cell table:formula="of:=VLOOKUP([.A494];[.$N$3:.$O$343];2;0)" office:value-type="string" office:string-value="" calcext:value-type="error">
            <text:p>#N/A</text:p>
          </table:table-cell>
          <table:table-cell table:formula="of:=IF([.B494]=[.H4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5]);&quot;==&quot;;TRIM([.B495]))" office:value-type="string" office:string-value="statsmodels==0.13.5" calcext:value-type="string">
            <text:p>statsmodels==0.13.5</text:p>
          </table:table-cell>
          <table:table-cell table:formula="of:=VLOOKUP([.A495];[.$N$3:.$N$343];1;0)" office:value-type="string" office:string-value="statsmodels               " calcext:value-type="string">
            <text:p>statsmodels <text:s text:c="14"/></text:p>
          </table:table-cell>
          <table:table-cell table:formula="of:=VLOOKUP([.A495];[.$N$3:.$O$343];2;0)" office:value-type="string" office:string-value="0.13.5          " calcext:value-type="string">
            <text:p>0.13.5 <text:s text:c="9"/></text:p>
          </table:table-cell>
          <table:table-cell table:formula="of:=IF([.B495]=[.H49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lib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6]);&quot;==&quot;;TRIM([.B496]))" office:value-type="string" office:string-value="svglib==1.1.0" calcext:value-type="string">
            <text:p>svglib==1.1.0</text:p>
          </table:table-cell>
          <table:table-cell table:formula="of:=VLOOKUP([.A496];[.$N$3:.$N$343];1;0)" office:value-type="string" office:string-value="" calcext:value-type="error">
            <text:p>#N/A</text:p>
          </table:table-cell>
          <table:table-cell table:formula="of:=VLOOKUP([.A496];[.$N$3:.$O$343];2;0)" office:value-type="string" office:string-value="" calcext:value-type="error">
            <text:p>#N/A</text:p>
          </table:table-cell>
          <table:table-cell table:formula="of:=IF([.B496]=[.H49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write <text:s text:c="17"/></text:p>
          </table:table-cell>
          <table:table-cell table:style-name="ce4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7]);&quot;==&quot;;TRIM([.B497]))" office:value-type="string" office:string-value="svgwrite==1.4.1" calcext:value-type="string">
            <text:p>svgwrite==1.4.1</text:p>
          </table:table-cell>
          <table:table-cell table:formula="of:=VLOOKUP([.A497];[.$N$3:.$N$343];1;0)" office:value-type="string" office:string-value="" calcext:value-type="error">
            <text:p>#N/A</text:p>
          </table:table-cell>
          <table:table-cell table:formula="of:=VLOOKUP([.A497];[.$N$3:.$O$343];2;0)" office:value-type="string" office:string-value="" calcext:value-type="error">
            <text:p>#N/A</text:p>
          </table:table-cell>
          <table:table-cell table:formula="of:=IF([.B497]=[.H49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mpy <text:s text:c="20"/>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8]);&quot;==&quot;;TRIM([.B498]))" office:value-type="string" office:string-value="sympy==1.8" calcext:value-type="string">
            <text:p>sympy==1.8</text:p>
          </table:table-cell>
          <table:table-cell table:formula="of:=VLOOKUP([.A498];[.$N$3:.$N$343];1;0)" office:value-type="string" office:string-value="sympy                     " calcext:value-type="string">
            <text:p>sympy <text:s text:c="20"/></text:p>
          </table:table-cell>
          <table:table-cell table:formula="of:=VLOOKUP([.A498];[.$N$3:.$O$343];2;0)" office:value-type="string" office:string-value="1.11.1          " calcext:value-type="string">
            <text:p>1.11.1 <text:s text:c="9"/></text:p>
          </table:table-cell>
          <table:table-cell table:formula="of:=IF([.B498]=[.H49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 <text:s text:c="19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9]);&quot;==&quot;;TRIM([.B499]))" office:value-type="string" office:string-value="tabula==1.0.5" calcext:value-type="string">
            <text:p>tabula==1.0.5</text:p>
          </table:table-cell>
          <table:table-cell table:formula="of:=VLOOKUP([.A499];[.$N$3:.$N$343];1;0)" office:value-type="string" office:string-value="" calcext:value-type="error">
            <text:p>#N/A</text:p>
          </table:table-cell>
          <table:table-cell table:formula="of:=VLOOKUP([.A499];[.$N$3:.$O$343];2;0)" office:value-type="string" office:string-value="" calcext:value-type="error">
            <text:p>#N/A</text:p>
          </table:table-cell>
          <table:table-cell table:formula="of:=IF([.B499]=[.H4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te <text:s text:c="17"/></text:p>
          </table:table-cell>
          <table:table-cell table:style-name="ce4" office:value-type="string" calcext:value-type="string">
            <text:p>0.8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0]);&quot;==&quot;;TRIM([.B500]))" office:value-type="string" office:string-value="tabulate==0.8.9" calcext:value-type="string">
            <text:p>tabulate==0.8.9</text:p>
          </table:table-cell>
          <table:table-cell table:formula="of:=VLOOKUP([.A500];[.$N$3:.$N$343];1;0)" office:value-type="string" office:string-value="" calcext:value-type="error">
            <text:p>#N/A</text:p>
          </table:table-cell>
          <table:table-cell table:formula="of:=VLOOKUP([.A500];[.$N$3:.$O$343];2;0)" office:value-type="string" office:string-value="" calcext:value-type="error">
            <text:p>#N/A</text:p>
          </table:table-cell>
          <table:table-cell table:formula="of:=IF([.B500]=[.H50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1]);&quot;==&quot;;TRIM([.B501]))" office:value-type="string" office:string-value="tblib==1.7.0" calcext:value-type="string">
            <text:p>tblib==1.7.0</text:p>
          </table:table-cell>
          <table:table-cell table:formula="of:=VLOOKUP([.A501];[.$N$3:.$N$343];1;0)" office:value-type="string" office:string-value="tblib                     " calcext:value-type="string">
            <text:p>tblib <text:s text:c="20"/></text:p>
          </table:table-cell>
          <table:table-cell table:formula="of:=VLOOKUP([.A501];[.$N$3:.$O$343];2;0)" office:value-type="string" office:string-value="1.7.0           " calcext:value-type="string">
            <text:p>1.7.0 <text:s text:c="10"/></text:p>
          </table:table-cell>
          <table:table-cell table:formula="of:=IF([.B501]=[.H50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acity <text:s text:c="17"/></text:p>
          </table:table-cell>
          <table:table-cell table:style-name="ce4" office:value-type="string" calcext:value-type="string">
            <text:p>8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2]);&quot;==&quot;;TRIM([.B502]))" office:value-type="string" office:string-value="tenacity==8.2.3" calcext:value-type="string">
            <text:p>tenacity==8.2.3</text:p>
          </table:table-cell>
          <table:table-cell table:formula="of:=VLOOKUP([.A502];[.$N$3:.$N$343];1;0)" office:value-type="string" office:string-value="" calcext:value-type="error">
            <text:p>#N/A</text:p>
          </table:table-cell>
          <table:table-cell table:formula="of:=VLOOKUP([.A502];[.$N$3:.$O$343];2;0)" office:value-type="string" office:string-value="" calcext:value-type="error">
            <text:p>#N/A</text:p>
          </table:table-cell>
          <table:table-cell table:formula="of:=IF([.B502]=[.H50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3]);&quot;==&quot;;TRIM([.B503]))" office:value-type="string" office:string-value="terminado==0.18.0" calcext:value-type="string">
            <text:p>terminado==0.18.0</text:p>
          </table:table-cell>
          <table:table-cell table:formula="of:=VLOOKUP([.A503];[.$N$3:.$N$343];1;0)" office:value-type="string" office:string-value="terminado                 " calcext:value-type="string">
            <text:p>terminado <text:s text:c="16"/></text:p>
          </table:table-cell>
          <table:table-cell table:formula="of:=VLOOKUP([.A503];[.$N$3:.$O$343];2;0)" office:value-type="string" office:string-value="0.17.1          " calcext:value-type="string">
            <text:p>0.17.1 <text:s text:c="9"/></text:p>
          </table:table-cell>
          <table:table-cell table:formula="of:=IF([.B503]=[.H50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-unidecode <text:s text:c="11"/>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4]);&quot;==&quot;;TRIM([.B504]))" office:value-type="string" office:string-value="text-unidecode==1.3" calcext:value-type="string">
            <text:p>text-unidecode==1.3</text:p>
          </table:table-cell>
          <table:table-cell table:formula="of:=VLOOKUP([.A504];[.$N$3:.$N$343];1;0)" office:value-type="string" office:string-value="" calcext:value-type="error">
            <text:p>#N/A</text:p>
          </table:table-cell>
          <table:table-cell table:formula="of:=VLOOKUP([.A504];[.$N$3:.$O$343];2;0)" office:value-type="string" office:string-value="" calcext:value-type="error">
            <text:p>#N/A</text:p>
          </table:table-cell>
          <table:table-cell table:formula="of:=IF([.B504]=[.H5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blob <text:s text:c="17"/></text:p>
          </table:table-cell>
          <table:table-cell office:value-type="string" calcext:value-type="string">
            <text:p>0.15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5]);&quot;==&quot;;TRIM([.B505]))" office:value-type="string" office:string-value="textblob==0.15.3" calcext:value-type="string">
            <text:p>textblob==0.15.3</text:p>
          </table:table-cell>
          <table:table-cell table:formula="of:=VLOOKUP([.A505];[.$N$3:.$N$343];1;0)" office:value-type="string" office:string-value="" calcext:value-type="error">
            <text:p>#N/A</text:p>
          </table:table-cell>
          <table:table-cell table:formula="of:=VLOOKUP([.A505];[.$N$3:.$O$343];2;0)" office:value-type="string" office:string-value="" calcext:value-type="error">
            <text:p>#N/A</text:p>
          </table:table-cell>
          <table:table-cell table:formula="of:=IF([.B505]=[.H5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nc <text:s text:c="20"/></text:p>
          </table:table-cell>
          <table:table-cell table:style-name="ce4" office:value-type="string" calcext:value-type="string">
            <text:p>8.1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6]);&quot;==&quot;;TRIM([.B506]))" office:value-type="string" office:string-value="thinc==8.1.12" calcext:value-type="string">
            <text:p>thinc==8.1.12</text:p>
          </table:table-cell>
          <table:table-cell table:formula="of:=VLOOKUP([.A506];[.$N$3:.$N$343];1;0)" office:value-type="string" office:string-value="" calcext:value-type="error">
            <text:p>#N/A</text:p>
          </table:table-cell>
          <table:table-cell table:formula="of:=VLOOKUP([.A506];[.$N$3:.$O$343];2;0)" office:value-type="string" office:string-value="" calcext:value-type="error">
            <text:p>#N/A</text:p>
          </table:table-cell>
          <table:table-cell table:formula="of:=IF([.B506]=[.H5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7]);&quot;==&quot;;TRIM([.B507]))" office:value-type="string" office:string-value="threadpoolctl==3.3.0" calcext:value-type="string">
            <text:p>threadpoolctl==3.3.0</text:p>
          </table:table-cell>
          <table:table-cell table:formula="of:=VLOOKUP([.A507];[.$N$3:.$N$343];1;0)" office:value-type="string" office:string-value="threadpoolctl             " calcext:value-type="string">
            <text:p>threadpoolctl <text:s text:c="12"/></text:p>
          </table:table-cell>
          <table:table-cell table:formula="of:=VLOOKUP([.A507];[.$N$3:.$O$343];2;0)" office:value-type="string" office:string-value="3.1.0           " calcext:value-type="string">
            <text:p>3.1.0 <text:s text:c="10"/></text:p>
          </table:table-cell>
          <table:table-cell table:formula="of:=IF([.B507]=[.H50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ift <text:s text:c="19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8]);&quot;==&quot;;TRIM([.B508]))" office:value-type="string" office:string-value="thrift==0.16.0" calcext:value-type="string">
            <text:p>thrift==0.16.0</text:p>
          </table:table-cell>
          <table:table-cell table:formula="of:=VLOOKUP([.A508];[.$N$3:.$N$343];1;0)" office:value-type="string" office:string-value="" calcext:value-type="error">
            <text:p>#N/A</text:p>
          </table:table-cell>
          <table:table-cell table:formula="of:=VLOOKUP([.A508];[.$N$3:.$O$343];2;0)" office:value-type="string" office:string-value="" calcext:value-type="error">
            <text:p>#N/A</text:p>
          </table:table-cell>
          <table:table-cell table:formula="of:=IF([.B508]=[.H50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fffile <text:s text:c="17"/></text:p>
          </table:table-cell>
          <table:table-cell table:style-name="ce4" office:value-type="string" calcext:value-type="string">
            <text:p>2024.2.12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9]);&quot;==&quot;;TRIM([.B509]))" office:value-type="string" office:string-value="tifffile==2024.2.12" calcext:value-type="string">
            <text:p>tifffile==2024.2.12</text:p>
          </table:table-cell>
          <table:table-cell table:formula="of:=VLOOKUP([.A509];[.$N$3:.$N$343];1;0)" office:value-type="string" office:string-value="tifffile                  " calcext:value-type="string">
            <text:p>tifffile <text:s text:c="17"/></text:p>
          </table:table-cell>
          <table:table-cell table:formula="of:=VLOOKUP([.A509];[.$N$3:.$O$343];2;0)" office:value-type="string" office:string-value="2023.2.28       " calcext:value-type="string">
            <text:p>2023.2.28 <text:s text:c="6"/></text:p>
          </table:table-cell>
          <table:table-cell table:formula="of:=IF([.B509]=[.H50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css2 <text:s text:c="17"/></text:p>
          </table:table-cell>
          <table:table-cell table:style-name="ce4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0]);&quot;==&quot;;TRIM([.B510]))" office:value-type="string" office:string-value="tinycss2==1.2.1" calcext:value-type="string">
            <text:p>tinycss2==1.2.1</text:p>
          </table:table-cell>
          <table:table-cell table:formula="of:=VLOOKUP([.A510];[.$N$3:.$N$343];1;0)" office:value-type="string" office:string-value="tinycss2                  " calcext:value-type="string">
            <text:p>tinycss2 <text:s text:c="17"/></text:p>
          </table:table-cell>
          <table:table-cell table:formula="of:=VLOOKUP([.A510];[.$N$3:.$O$343];2;0)" office:value-type="string" office:string-value="1.2.1           " calcext:value-type="string">
            <text:p>1.2.1 <text:s text:c="10"/></text:p>
          </table:table-cell>
          <table:table-cell table:formula="of:=IF([.B510]=[.H51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k <text:s text:c="23"/></text:p>
          </table:table-cell>
          <table:table-cell table:style-name="ce4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1]);&quot;==&quot;;TRIM([.B511]))" office:value-type="string" office:string-value="tk==8.6.12" calcext:value-type="string">
            <text:p>tk==8.6.12</text:p>
          </table:table-cell>
          <table:table-cell table:formula="of:=VLOOKUP([.A511];[.$N$3:.$N$343];1;0)" office:value-type="string" office:string-value="tk                        " calcext:value-type="string">
            <text:p>tk <text:s text:c="23"/></text:p>
          </table:table-cell>
          <table:table-cell table:formula="of:=VLOOKUP([.A511];[.$N$3:.$O$343];2;0)" office:value-type="string" office:string-value="8.6.12          " calcext:value-type="string">
            <text:p>8.6.12 <text:s text:c="9"/></text:p>
          </table:table-cell>
          <table:table-cell table:formula="of:=IF([.B511]=[.H51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 <text:s text:c="21"/></text:p>
          </table:table-cell>
          <table:table-cell table:style-name="ce4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2]);&quot;==&quot;;TRIM([.B512]))" office:value-type="string" office:string-value="toml==0.10.2" calcext:value-type="string">
            <text:p>toml==0.10.2</text:p>
          </table:table-cell>
          <table:table-cell table:formula="of:=VLOOKUP([.A512];[.$N$3:.$N$343];1;0)" office:value-type="string" office:string-value="" calcext:value-type="error">
            <text:p>#N/A</text:p>
          </table:table-cell>
          <table:table-cell table:formula="of:=VLOOKUP([.A512];[.$N$3:.$O$343];2;0)" office:value-type="string" office:string-value="" calcext:value-type="error">
            <text:p>#N/A</text:p>
          </table:table-cell>
          <table:table-cell table:formula="of:=IF([.B512]=[.H5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3]);&quot;==&quot;;TRIM([.B513]))" office:value-type="string" office:string-value="tomli==2.0.1" calcext:value-type="string">
            <text:p>tomli==2.0.1</text:p>
          </table:table-cell>
          <table:table-cell table:formula="of:=VLOOKUP([.A513];[.$N$3:.$N$343];1;0)" office:value-type="string" office:string-value="tomli                     " calcext:value-type="string">
            <text:p>tomli <text:s text:c="20"/></text:p>
          </table:table-cell>
          <table:table-cell table:formula="of:=VLOOKUP([.A513];[.$N$3:.$O$343];2;0)" office:value-type="string" office:string-value="2.0.1           " calcext:value-type="string">
            <text:p>2.0.1 <text:s text:c="10"/></text:p>
          </table:table-cell>
          <table:table-cell table:formula="of:=IF([.B513]=[.H51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z <text:s text:c="20"/></text:p>
          </table:table-cell>
          <table:table-cell table:style-name="ce4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4]);&quot;==&quot;;TRIM([.B514]))" office:value-type="string" office:string-value="toolz==0.12.1" calcext:value-type="string">
            <text:p>toolz==0.12.1</text:p>
          </table:table-cell>
          <table:table-cell table:formula="of:=VLOOKUP([.A514];[.$N$3:.$N$343];1;0)" office:value-type="string" office:string-value="toolz                     " calcext:value-type="string">
            <text:p>toolz <text:s text:c="20"/></text:p>
          </table:table-cell>
          <table:table-cell table:formula="of:=VLOOKUP([.A514];[.$N$3:.$O$343];2;0)" office:value-type="string" office:string-value="0.12.0          " calcext:value-type="string">
            <text:p>0.12.0 <text:s text:c="9"/></text:p>
          </table:table-cell>
          <table:table-cell table:formula="of:=IF([.B514]=[.H51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5]);&quot;==&quot;;TRIM([.B515]))" office:value-type="string" office:string-value="torch==2.0.1" calcext:value-type="string">
            <text:p>torch==2.0.1</text:p>
          </table:table-cell>
          <table:table-cell table:formula="of:=VLOOKUP([.A515];[.$N$3:.$N$343];1;0)" office:value-type="string" office:string-value="" calcext:value-type="error">
            <text:p>#N/A</text:p>
          </table:table-cell>
          <table:table-cell table:formula="of:=VLOOKUP([.A515];[.$N$3:.$O$343];2;0)" office:value-type="string" office:string-value="" calcext:value-type="error">
            <text:p>#N/A</text:p>
          </table:table-cell>
          <table:table-cell table:formula="of:=IF([.B515]=[.H5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audio <text:s text:c="15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6]);&quot;==&quot;;TRIM([.B516]))" office:value-type="string" office:string-value="torchaudio==2.0.2" calcext:value-type="string">
            <text:p>torchaudio==2.0.2</text:p>
          </table:table-cell>
          <table:table-cell table:formula="of:=VLOOKUP([.A516];[.$N$3:.$N$343];1;0)" office:value-type="string" office:string-value="" calcext:value-type="error">
            <text:p>#N/A</text:p>
          </table:table-cell>
          <table:table-cell table:formula="of:=VLOOKUP([.A516];[.$N$3:.$O$343];2;0)" office:value-type="string" office:string-value="" calcext:value-type="error">
            <text:p>#N/A</text:p>
          </table:table-cell>
          <table:table-cell table:formula="of:=IF([.B516]=[.H51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text <text:s text:c="16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7]);&quot;==&quot;;TRIM([.B517]))" office:value-type="string" office:string-value="torchtext==0.6.0" calcext:value-type="string">
            <text:p>torchtext==0.6.0</text:p>
          </table:table-cell>
          <table:table-cell table:formula="of:=VLOOKUP([.A517];[.$N$3:.$N$343];1;0)" office:value-type="string" office:string-value="" calcext:value-type="error">
            <text:p>#N/A</text:p>
          </table:table-cell>
          <table:table-cell table:formula="of:=VLOOKUP([.A517];[.$N$3:.$O$343];2;0)" office:value-type="string" office:string-value="" calcext:value-type="error">
            <text:p>#N/A</text:p>
          </table:table-cell>
          <table:table-cell table:formula="of:=IF([.B517]=[.H5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vision <text:s text:c="14"/></text:p>
          </table:table-cell>
          <table:table-cell office:value-type="string" calcext:value-type="string">
            <text:p>0.1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8]);&quot;==&quot;;TRIM([.B518]))" office:value-type="string" office:string-value="torchvision==0.15.2" calcext:value-type="string">
            <text:p>torchvision==0.15.2</text:p>
          </table:table-cell>
          <table:table-cell table:formula="of:=VLOOKUP([.A518];[.$N$3:.$N$343];1;0)" office:value-type="string" office:string-value="" calcext:value-type="error">
            <text:p>#N/A</text:p>
          </table:table-cell>
          <table:table-cell table:formula="of:=VLOOKUP([.A518];[.$N$3:.$O$343];2;0)" office:value-type="string" office:string-value="" calcext:value-type="error">
            <text:p>#N/A</text:p>
          </table:table-cell>
          <table:table-cell table:formula="of:=IF([.B518]=[.H51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nado <text:s text:c="18"/>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9]);&quot;==&quot;;TRIM([.B519]))" office:value-type="string" office:string-value="tornado==6.4" calcext:value-type="string">
            <text:p>tornado==6.4</text:p>
          </table:table-cell>
          <table:table-cell table:formula="of:=VLOOKUP([.A519];[.$N$3:.$N$343];1;0)" office:value-type="string" office:string-value="tornado                   " calcext:value-type="string">
            <text:p>tornado <text:s text:c="18"/></text:p>
          </table:table-cell>
          <table:table-cell table:formula="of:=VLOOKUP([.A519];[.$N$3:.$O$343];2;0)" office:value-type="float" office:value="6.2" calcext:value-type="float">
            <text:p>6.2</text:p>
          </table:table-cell>
          <table:table-cell table:formula="of:=IF([.B519]=[.H51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qdm <text:s text:c="21"/></text:p>
          </table:table-cell>
          <table:table-cell office:value-type="string" calcext:value-type="string">
            <text:p>4.6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0]);&quot;==&quot;;TRIM([.B520]))" office:value-type="string" office:string-value="tqdm==4.64.0" calcext:value-type="string">
            <text:p>tqdm==4.64.0</text:p>
          </table:table-cell>
          <table:table-cell table:formula="of:=VLOOKUP([.A520];[.$N$3:.$N$343];1;0)" office:value-type="string" office:string-value="tqdm                      " calcext:value-type="string">
            <text:p>tqdm <text:s text:c="21"/></text:p>
          </table:table-cell>
          <table:table-cell table:formula="of:=VLOOKUP([.A520];[.$N$3:.$O$343];2;0)" office:value-type="string" office:string-value="4.65.0          " calcext:value-type="string">
            <text:p>4.65.0 <text:s text:c="9"/></text:p>
          </table:table-cell>
          <table:table-cell table:formula="of:=IF([.B520]=[.H52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14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1]);&quot;==&quot;;TRIM([.B521]))" office:value-type="string" office:string-value="traitlets==5.14.1" calcext:value-type="string">
            <text:p>traitlets==5.14.1</text:p>
          </table:table-cell>
          <table:table-cell table:formula="of:=VLOOKUP([.A521];[.$N$3:.$N$343];1;0)" office:value-type="string" office:string-value="traitlets                 " calcext:value-type="string">
            <text:p>traitlets <text:s text:c="16"/></text:p>
          </table:table-cell>
          <table:table-cell table:formula="of:=VLOOKUP([.A521];[.$N$3:.$O$343];2;0)" office:value-type="string" office:string-value="5.9.0           " calcext:value-type="string">
            <text:p>5.9.0 <text:s text:c="10"/></text:p>
          </table:table-cell>
          <table:table-cell table:formula="of:=IF([.B521]=[.H52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mesh <text:s text:c="18"/></text:p>
          </table:table-cell>
          <table:table-cell table:style-name="ce4" office:value-type="string" calcext:value-type="string">
            <text:p>3.9.29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2]);&quot;==&quot;;TRIM([.B522]))" office:value-type="string" office:string-value="trimesh==3.9.29" calcext:value-type="string">
            <text:p>trimesh==3.9.29</text:p>
          </table:table-cell>
          <table:table-cell table:formula="of:=VLOOKUP([.A522];[.$N$3:.$N$343];1;0)" office:value-type="string" office:string-value="" calcext:value-type="error">
            <text:p>#N/A</text:p>
          </table:table-cell>
          <table:table-cell table:formula="of:=VLOOKUP([.A522];[.$N$3:.$O$343];2;0)" office:value-type="string" office:string-value="" calcext:value-type="error">
            <text:p>#N/A</text:p>
          </table:table-cell>
          <table:table-cell table:formula="of:=IF([.B522]=[.H5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ton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3]);&quot;==&quot;;TRIM([.B523]))" office:value-type="string" office:string-value="triton==2.0.0" calcext:value-type="string">
            <text:p>triton==2.0.0</text:p>
          </table:table-cell>
          <table:table-cell table:formula="of:=VLOOKUP([.A523];[.$N$3:.$N$343];1;0)" office:value-type="string" office:string-value="" calcext:value-type="error">
            <text:p>#N/A</text:p>
          </table:table-cell>
          <table:table-cell table:formula="of:=VLOOKUP([.A523];[.$N$3:.$O$343];2;0)" office:value-type="string" office:string-value="" calcext:value-type="error">
            <text:p>#N/A</text:p>
          </table:table-cell>
          <table:table-cell table:formula="of:=IF([.B523]=[.H52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r <text:s text:c="2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4]);&quot;==&quot;;TRIM([.B524]))" office:value-type="string" office:string-value="typer==0.7.0" calcext:value-type="string">
            <text:p>typer==0.7.0</text:p>
          </table:table-cell>
          <table:table-cell table:formula="of:=VLOOKUP([.A524];[.$N$3:.$N$343];1;0)" office:value-type="string" office:string-value="" calcext:value-type="error">
            <text:p>#N/A</text:p>
          </table:table-cell>
          <table:table-cell table:formula="of:=VLOOKUP([.A524];[.$N$3:.$O$343];2;0)" office:value-type="string" office:string-value="" calcext:value-type="error">
            <text:p>#N/A</text:p>
          </table:table-cell>
          <table:table-cell table:formula="of:=IF([.B524]=[.H5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5]);&quot;==&quot;;TRIM([.B525]))" office:value-type="string" office:string-value="typing-extensions==4.5.0" calcext:value-type="string">
            <text:p>typing-extensions==4.5.0</text:p>
          </table:table-cell>
          <table:table-cell table:formula="of:=VLOOKUP([.A525];[.$N$3:.$N$343];1;0)" office:value-type="string" office:string-value="typing-extensions         " calcext:value-type="string">
            <text:p>typing-extensions <text:s text:c="8"/></text:p>
          </table:table-cell>
          <table:table-cell table:formula="of:=VLOOKUP([.A525];[.$N$3:.$O$343];2;0)" office:value-type="string" office:string-value="4.5.0           " calcext:value-type="string">
            <text:p>4.5.0 <text:s text:c="10"/></text:p>
          </table:table-cell>
          <table:table-cell table:formula="of:=IF([.B525]=[.H5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_utils <text:s text:c="13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6]);&quot;==&quot;;TRIM([.B526]))" office:value-type="string" office:string-value="typing_utils==0.1.0" calcext:value-type="string">
            <text:p>typing_utils==0.1.0</text:p>
          </table:table-cell>
          <table:table-cell table:formula="of:=VLOOKUP([.A526];[.$N$3:.$N$343];1;0)" office:value-type="string" office:string-value="" calcext:value-type="error">
            <text:p>#N/A</text:p>
          </table:table-cell>
          <table:table-cell table:formula="of:=VLOOKUP([.A526];[.$N$3:.$O$343];2;0)" office:value-type="string" office:string-value="" calcext:value-type="error">
            <text:p>#N/A</text:p>
          </table:table-cell>
          <table:table-cell table:formula="of:=IF([.B526]=[.H5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3c <text:s text:c="10"/></text:p>
          </table:table-cell>
          <table:table-cell office:value-type="string" calcext:value-type="string">
            <text:p><text:s text:c="5"/>h71feb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7]);&quot;==&quot;;TRIM([.B527]))" office:value-type="string" office:string-value="tzdata==2023c" calcext:value-type="string">
            <text:p>tzdata==2023c</text:p>
          </table:table-cell>
          <table:table-cell table:formula="of:=VLOOKUP([.A527];[.$N$3:.$N$343];1;0)" office:value-type="string" office:string-value="tzdata                    " calcext:value-type="string">
            <text:p>tzdata <text:s text:c="19"/></text:p>
          </table:table-cell>
          <table:table-cell table:formula="of:=VLOOKUP([.A527];[.$N$3:.$O$343];2;0)" office:value-type="string" office:string-value="2022g           " calcext:value-type="string">
            <text:p>2022g <text:s text:c="10"/></text:p>
          </table:table-cell>
          <table:table-cell table:formula="of:=IF([.B527]=[.H5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x <text:s text:c="22"/></text:p>
          </table:table-cell>
          <table:table-cell office:value-type="string" calcext:value-type="string">
            <text:p>1.14.1 <text:s text:c="9"/></text:p>
          </table:table-cell>
          <table:table-cell office:value-type="string" calcext:value-type="string">
            <text:p><text:s text:c="5"/>hf58731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8]);&quot;==&quot;;TRIM([.B528]))" office:value-type="string" office:string-value="ucx==1.14.1" calcext:value-type="string">
            <text:p>ucx==1.14.1</text:p>
          </table:table-cell>
          <table:table-cell table:formula="of:=VLOOKUP([.A528];[.$N$3:.$N$343];1;0)" office:value-type="string" office:string-value="" calcext:value-type="error">
            <text:p>#N/A</text:p>
          </table:table-cell>
          <table:table-cell table:formula="of:=VLOOKUP([.A528];[.$N$3:.$O$343];2;0)" office:value-type="string" office:string-value="" calcext:value-type="error">
            <text:p>#N/A</text:p>
          </table:table-cell>
          <table:table-cell table:formula="of:=IF([.B528]=[.H5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json <text:s text:c="20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9]);&quot;==&quot;;TRIM([.B529]))" office:value-type="string" office:string-value="ujson==5.9.0" calcext:value-type="string">
            <text:p>ujson==5.9.0</text:p>
          </table:table-cell>
          <table:table-cell table:formula="of:=VLOOKUP([.A529];[.$N$3:.$N$343];1;0)" office:value-type="string" office:string-value="" calcext:value-type="error">
            <text:p>#N/A</text:p>
          </table:table-cell>
          <table:table-cell table:formula="of:=VLOOKUP([.A529];[.$N$3:.$O$343];2;0)" office:value-type="string" office:string-value="" calcext:value-type="error">
            <text:p>#N/A</text:p>
          </table:table-cell>
          <table:table-cell table:formula="of:=IF([.B529]=[.H5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0]);&quot;==&quot;;TRIM([.B530]))" office:value-type="string" office:string-value="unicodedata2==15.0.0" calcext:value-type="string">
            <text:p>unicodedata2==15.0.0</text:p>
          </table:table-cell>
          <table:table-cell table:formula="of:=VLOOKUP([.A530];[.$N$3:.$N$343];1;0)" office:value-type="string" office:string-value="unicodedata2              " calcext:value-type="string">
            <text:p>unicodedata2 <text:s text:c="13"/></text:p>
          </table:table-cell>
          <table:table-cell table:formula="of:=VLOOKUP([.A530];[.$N$3:.$O$343];2;0)" office:value-type="string" office:string-value="15.0.0          " calcext:value-type="string">
            <text:p>15.0.0 <text:s text:c="9"/></text:p>
          </table:table-cell>
          <table:table-cell table:formula="of:=IF([.B530]=[.H53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8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1]);&quot;==&quot;;TRIM([.B531]))" office:value-type="string" office:string-value="urllib3==1.26.18" calcext:value-type="string">
            <text:p>urllib3==1.26.18</text:p>
          </table:table-cell>
          <table:table-cell table:formula="of:=VLOOKUP([.A531];[.$N$3:.$N$343];1;0)" office:value-type="string" office:string-value="urllib3                   " calcext:value-type="string">
            <text:p>urllib3 <text:s text:c="18"/></text:p>
          </table:table-cell>
          <table:table-cell table:formula="of:=VLOOKUP([.A531];[.$N$3:.$O$343];2;0)" office:value-type="string" office:string-value="1.26.15         " calcext:value-type="string">
            <text:p>1.26.15 <text:s text:c="8"/></text:p>
          </table:table-cell>
          <table:table-cell table:formula="of:=IF([.B531]=[.H5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icorn <text:s text:c="18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2]);&quot;==&quot;;TRIM([.B532]))" office:value-type="string" office:string-value="uvicorn==0.19.0" calcext:value-type="string">
            <text:p>uvicorn==0.19.0</text:p>
          </table:table-cell>
          <table:table-cell table:formula="of:=VLOOKUP([.A532];[.$N$3:.$N$343];1;0)" office:value-type="string" office:string-value="" calcext:value-type="error">
            <text:p>#N/A</text:p>
          </table:table-cell>
          <table:table-cell table:formula="of:=VLOOKUP([.A532];[.$N$3:.$O$343];2;0)" office:value-type="string" office:string-value="" calcext:value-type="error">
            <text:p>#N/A</text:p>
          </table:table-cell>
          <table:table-cell table:formula="of:=IF([.B532]=[.H53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loop <text:s text:c="19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3]);&quot;==&quot;;TRIM([.B533]))" office:value-type="string" office:string-value="uvloop==0.19.0" calcext:value-type="string">
            <text:p>uvloop==0.19.0</text:p>
          </table:table-cell>
          <table:table-cell table:formula="of:=VLOOKUP([.A533];[.$N$3:.$N$343];1;0)" office:value-type="string" office:string-value="" calcext:value-type="error">
            <text:p>#N/A</text:p>
          </table:table-cell>
          <table:table-cell table:formula="of:=VLOOKUP([.A533];[.$N$3:.$O$343];2;0)" office:value-type="string" office:string-value="" calcext:value-type="error">
            <text:p>#N/A</text:p>
          </table:table-cell>
          <table:table-cell table:formula="of:=IF([.B533]=[.H5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d <text:s text:c="21"/></text:p>
          </table:table-cell>
          <table:table-cell table:style-name="ce4" office:value-type="string" calcext:value-type="string">
            <text:p>0.6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4]);&quot;==&quot;;TRIM([.B534]))" office:value-type="string" office:string-value="wand==0.6.13" calcext:value-type="string">
            <text:p>wand==0.6.13</text:p>
          </table:table-cell>
          <table:table-cell table:formula="of:=VLOOKUP([.A534];[.$N$3:.$N$343];1;0)" office:value-type="string" office:string-value="" calcext:value-type="error">
            <text:p>#N/A</text:p>
          </table:table-cell>
          <table:table-cell table:formula="of:=VLOOKUP([.A534];[.$N$3:.$O$343];2;0)" office:value-type="string" office:string-value="" calcext:value-type="error">
            <text:p>#N/A</text:p>
          </table:table-cell>
          <table:table-cell table:formula="of:=IF([.B534]=[.H5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abi <text:s text:c="19"/></text:p>
          </table:table-cell>
          <table:table-cell table:style-name="ce4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5]);&quot;==&quot;;TRIM([.B535]))" office:value-type="string" office:string-value="wasabi==0.10.1" calcext:value-type="string">
            <text:p>wasabi==0.10.1</text:p>
          </table:table-cell>
          <table:table-cell table:formula="of:=VLOOKUP([.A535];[.$N$3:.$N$343];1;0)" office:value-type="string" office:string-value="" calcext:value-type="error">
            <text:p>#N/A</text:p>
          </table:table-cell>
          <table:table-cell table:formula="of:=VLOOKUP([.A535];[.$N$3:.$O$343];2;0)" office:value-type="string" office:string-value="" calcext:value-type="error">
            <text:p>#N/A</text:p>
          </table:table-cell>
          <table:table-cell table:formula="of:=IF([.B535]=[.H5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chfiles <text:s text:c="15"/></text:p>
          </table:table-cell>
          <table:table-cell office:value-type="string" calcext:value-type="string">
            <text:p>0.2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6]);&quot;==&quot;;TRIM([.B536]))" office:value-type="string" office:string-value="watchfiles==0.21.0" calcext:value-type="string">
            <text:p>watchfiles==0.21.0</text:p>
          </table:table-cell>
          <table:table-cell table:formula="of:=VLOOKUP([.A536];[.$N$3:.$N$343];1;0)" office:value-type="string" office:string-value="" calcext:value-type="error">
            <text:p>#N/A</text:p>
          </table:table-cell>
          <table:table-cell table:formula="of:=VLOOKUP([.A536];[.$N$3:.$O$343];2;0)" office:value-type="string" office:string-value="" calcext:value-type="error">
            <text:p>#N/A</text:p>
          </table:table-cell>
          <table:table-cell table:formula="of:=IF([.B536]=[.H53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cwidth <text:s text:c="18"/></text:p>
          </table:table-cell>
          <table:table-cell table:style-name="ce4" office:value-type="string" calcext:value-type="string">
            <text:p>0.2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7]);&quot;==&quot;;TRIM([.B537]))" office:value-type="string" office:string-value="wcwidth==0.2.13" calcext:value-type="string">
            <text:p>wcwidth==0.2.13</text:p>
          </table:table-cell>
          <table:table-cell table:formula="of:=VLOOKUP([.A537];[.$N$3:.$N$343];1;0)" office:value-type="string" office:string-value="wcwidth                   " calcext:value-type="string">
            <text:p>wcwidth <text:s text:c="18"/></text:p>
          </table:table-cell>
          <table:table-cell table:formula="of:=VLOOKUP([.A537];[.$N$3:.$O$343];2;0)" office:value-type="string" office:string-value="0.2.6           " calcext:value-type="string">
            <text:p>0.2.6 <text:s text:c="10"/></text:p>
          </table:table-cell>
          <table:table-cell table:formula="of:=IF([.B537]=[.H53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asyprint <text:s text:c="15"/>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8]);&quot;==&quot;;TRIM([.B538]))" office:value-type="string" office:string-value="weasyprint==53.3" calcext:value-type="string">
            <text:p>weasyprint==53.3</text:p>
          </table:table-cell>
          <table:table-cell table:formula="of:=VLOOKUP([.A538];[.$N$3:.$N$343];1;0)" office:value-type="string" office:string-value="" calcext:value-type="error">
            <text:p>#N/A</text:p>
          </table:table-cell>
          <table:table-cell table:formula="of:=VLOOKUP([.A538];[.$N$3:.$O$343];2;0)" office:value-type="string" office:string-value="" calcext:value-type="error">
            <text:p>#N/A</text:p>
          </table:table-cell>
          <table:table-cell table:formula="of:=IF([.B538]=[.H5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encodings <text:s text:c="13"/></text:p>
          </table:table-cell>
          <table:table-cell table:style-name="ce4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9]);&quot;==&quot;;TRIM([.B539]))" office:value-type="string" office:string-value="webencodings==0.5.1" calcext:value-type="string">
            <text:p>webencodings==0.5.1</text:p>
          </table:table-cell>
          <table:table-cell table:formula="of:=VLOOKUP([.A539];[.$N$3:.$N$343];1;0)" office:value-type="string" office:string-value="webencodings              " calcext:value-type="string">
            <text:p>webencodings <text:s text:c="13"/></text:p>
          </table:table-cell>
          <table:table-cell table:formula="of:=VLOOKUP([.A539];[.$N$3:.$O$343];2;0)" office:value-type="string" office:string-value="0.5.1           " calcext:value-type="string">
            <text:p>0.5.1 <text:s text:c="10"/></text:p>
          </table:table-cell>
          <table:table-cell table:formula="of:=IF([.B539]=[.H53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-client <text:s text:c="9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0]);&quot;==&quot;;TRIM([.B540]))" office:value-type="string" office:string-value="websocket-client==1.7.0" calcext:value-type="string">
            <text:p>websocket-client==1.7.0</text:p>
          </table:table-cell>
          <table:table-cell table:formula="of:=VLOOKUP([.A540];[.$N$3:.$N$343];1;0)" office:value-type="string" office:string-value="websocket-client          " calcext:value-type="string">
            <text:p>websocket-client <text:s text:c="9"/></text:p>
          </table:table-cell>
          <table:table-cell table:formula="of:=VLOOKUP([.A540];[.$N$3:.$O$343];2;0)" office:value-type="string" office:string-value="1.5.1           " calcext:value-type="string">
            <text:p>1.5.1 <text:s text:c="10"/></text:p>
          </table:table-cell>
          <table:table-cell table:formula="of:=IF([.B540]=[.H54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s <text:s text:c="15"/>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1]);&quot;==&quot;;TRIM([.B541]))" office:value-type="string" office:string-value="websockets==10.3" calcext:value-type="string">
            <text:p>websockets==10.3</text:p>
          </table:table-cell>
          <table:table-cell table:formula="of:=VLOOKUP([.A541];[.$N$3:.$N$343];1;0)" office:value-type="string" office:string-value="" calcext:value-type="error">
            <text:p>#N/A</text:p>
          </table:table-cell>
          <table:table-cell table:formula="of:=VLOOKUP([.A541];[.$N$3:.$O$343];2;0)" office:value-type="string" office:string-value="" calcext:value-type="error">
            <text:p>#N/A</text:p>
          </table:table-cell>
          <table:table-cell table:formula="of:=IF([.B541]=[.H5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kzeug <text:s text:c="17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2]);&quot;==&quot;;TRIM([.B542]))" office:value-type="string" office:string-value="werkzeug==3.0.1" calcext:value-type="string">
            <text:p>werkzeug==3.0.1</text:p>
          </table:table-cell>
          <table:table-cell table:formula="of:=VLOOKUP([.A542];[.$N$3:.$N$343];1;0)" office:value-type="string" office:string-value="" calcext:value-type="error">
            <text:p>#N/A</text:p>
          </table:table-cell>
          <table:table-cell table:formula="of:=VLOOKUP([.A542];[.$N$3:.$O$343];2;0)" office:value-type="string" office:string-value="" calcext:value-type="error">
            <text:p>#N/A</text:p>
          </table:table-cell>
          <table:table-cell table:formula="of:=IF([.B542]=[.H54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el <text:s text:c="20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3]);&quot;==&quot;;TRIM([.B543]))" office:value-type="string" office:string-value="wheel==0.42.0" calcext:value-type="string">
            <text:p>wheel==0.42.0</text:p>
          </table:table-cell>
          <table:table-cell table:formula="of:=VLOOKUP([.A543];[.$N$3:.$N$343];1;0)" office:value-type="string" office:string-value="wheel                     " calcext:value-type="string">
            <text:p>wheel <text:s text:c="20"/></text:p>
          </table:table-cell>
          <table:table-cell table:formula="of:=VLOOKUP([.A543];[.$N$3:.$O$343];2;0)" office:value-type="string" office:string-value="0.38.4          " calcext:value-type="string">
            <text:p>0.38.4 <text:s text:c="9"/></text:p>
          </table:table-cell>
          <table:table-cell table:formula="of:=IF([.B543]=[.H5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4]);&quot;==&quot;;TRIM([.B544]))" office:value-type="string" office:string-value="widgetsnbextension==4.0.7" calcext:value-type="string">
            <text:p>widgetsnbextension==4.0.7</text:p>
          </table:table-cell>
          <table:table-cell table:formula="of:=VLOOKUP([.A544];[.$N$3:.$N$343];1;0)" office:value-type="string" office:string-value="widgetsnbextension        " calcext:value-type="string">
            <text:p>widgetsnbextension <text:s text:c="7"/></text:p>
          </table:table-cell>
          <table:table-cell table:formula="of:=VLOOKUP([.A544];[.$N$3:.$O$343];2;0)" office:value-type="string" office:string-value="4.0.5           " calcext:value-type="string">
            <text:p>4.0.5 <text:s text:c="10"/></text:p>
          </table:table-cell>
          <table:table-cell table:formula="of:=IF([.B544]=[.H54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dcloud <text:s text:c="16"/></text:p>
          </table:table-cell>
          <table:table-cell table:style-name="ce4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5]);&quot;==&quot;;TRIM([.B545]))" office:value-type="string" office:string-value="wordcloud==1.9.2" calcext:value-type="string">
            <text:p>wordcloud==1.9.2</text:p>
          </table:table-cell>
          <table:table-cell table:formula="of:=VLOOKUP([.A545];[.$N$3:.$N$343];1;0)" office:value-type="string" office:string-value="" calcext:value-type="error">
            <text:p>#N/A</text:p>
          </table:table-cell>
          <table:table-cell table:formula="of:=VLOOKUP([.A545];[.$N$3:.$O$343];2;0)" office:value-type="string" office:string-value="" calcext:value-type="error">
            <text:p>#N/A</text:p>
          </table:table-cell>
          <table:table-cell table:formula="of:=IF([.B545]=[.H5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sproto <text:s text:c="18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6]);&quot;==&quot;;TRIM([.B546]))" office:value-type="string" office:string-value="wsproto==1.2.0" calcext:value-type="string">
            <text:p>wsproto==1.2.0</text:p>
          </table:table-cell>
          <table:table-cell table:formula="of:=VLOOKUP([.A546];[.$N$3:.$N$343];1;0)" office:value-type="string" office:string-value="" calcext:value-type="error">
            <text:p>#N/A</text:p>
          </table:table-cell>
          <table:table-cell table:formula="of:=VLOOKUP([.A546];[.$N$3:.$O$343];2;0)" office:value-type="string" office:string-value="" calcext:value-type="error">
            <text:p>#N/A</text:p>
          </table:table-cell>
          <table:table-cell table:formula="of:=IF([.B546]=[.H5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 <text:s text:c="19"/></text:p>
          </table:table-cell>
          <table:table-cell office:value-type="string" calcext:value-type="string">
            <text:p>2024.2.0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7]);&quot;==&quot;;TRIM([.B547]))" office:value-type="string" office:string-value="xarray==2024.2.0" calcext:value-type="string">
            <text:p>xarray==2024.2.0</text:p>
          </table:table-cell>
          <table:table-cell table:formula="of:=VLOOKUP([.A547];[.$N$3:.$N$343];1;0)" office:value-type="string" office:string-value="" calcext:value-type="error">
            <text:p>#N/A</text:p>
          </table:table-cell>
          <table:table-cell table:formula="of:=VLOOKUP([.A547];[.$N$3:.$O$343];2;0)" office:value-type="string" office:string-value="" calcext:value-type="error">
            <text:p>#N/A</text:p>
          </table:table-cell>
          <table:table-cell table:formula="of:=IF([.B547]=[.H5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-einstats <text:s text:c="1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8]);&quot;==&quot;;TRIM([.B548]))" office:value-type="string" office:string-value="xarray-einstats==0.7.0" calcext:value-type="string">
            <text:p>xarray-einstats==0.7.0</text:p>
          </table:table-cell>
          <table:table-cell table:formula="of:=VLOOKUP([.A548];[.$N$3:.$N$343];1;0)" office:value-type="string" office:string-value="" calcext:value-type="error">
            <text:p>#N/A</text:p>
          </table:table-cell>
          <table:table-cell table:formula="of:=VLOOKUP([.A548];[.$N$3:.$O$343];2;0)" office:value-type="string" office:string-value="" calcext:value-type="error">
            <text:p>#N/A</text:p>
          </table:table-cell>
          <table:table-cell table:formula="of:=IF([.B548]=[.H5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 <text:s text:c="18"/></text:p>
          </table:table-cell>
          <table:table-cell table:style-name="ce4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9]);&quot;==&quot;;TRIM([.B549]))" office:value-type="string" office:string-value="xgboost==1.4.2" calcext:value-type="string">
            <text:p>xgboost==1.4.2</text:p>
          </table:table-cell>
          <table:table-cell table:formula="of:=VLOOKUP([.A549];[.$N$3:.$N$343];1;0)" office:value-type="string" office:string-value="" calcext:value-type="error">
            <text:p>#N/A</text:p>
          </table:table-cell>
          <table:table-cell table:formula="of:=VLOOKUP([.A549];[.$N$3:.$O$343];2;0)" office:value-type="string" office:string-value="" calcext:value-type="error">
            <text:p>#N/A</text:p>
          </table:table-cell>
          <table:table-cell table:formula="of:=IF([.B549]=[.H5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0]);&quot;==&quot;;TRIM([.B550]))" office:value-type="string" office:string-value="xlrd==2.0.1" calcext:value-type="string">
            <text:p>xlrd==2.0.1</text:p>
          </table:table-cell>
          <table:table-cell table:formula="of:=VLOOKUP([.A550];[.$N$3:.$N$343];1;0)" office:value-type="string" office:string-value="xlrd                      " calcext:value-type="string">
            <text:p>xlrd <text:s text:c="21"/></text:p>
          </table:table-cell>
          <table:table-cell table:formula="of:=VLOOKUP([.A550];[.$N$3:.$O$343];2;0)" office:value-type="string" office:string-value="2.0.1           " calcext:value-type="string">
            <text:p>2.0.1 <text:s text:c="10"/></text:p>
          </table:table-cell>
          <table:table-cell table:formula="of:=IF([.B550]=[.H55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sxwriter <text:s text:c="15"/></text:p>
          </table:table-cell>
          <table:table-cell office:value-type="string" calcext:value-type="string">
            <text:p>3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1]);&quot;==&quot;;TRIM([.B551]))" office:value-type="string" office:string-value="xlsxwriter==3.2.0" calcext:value-type="string">
            <text:p>xlsxwriter==3.2.0</text:p>
          </table:table-cell>
          <table:table-cell table:formula="of:=VLOOKUP([.A551];[.$N$3:.$N$343];1;0)" office:value-type="string" office:string-value="" calcext:value-type="error">
            <text:p>#N/A</text:p>
          </table:table-cell>
          <table:table-cell table:formula="of:=VLOOKUP([.A551];[.$N$3:.$O$343];2;0)" office:value-type="string" office:string-value="" calcext:value-type="error">
            <text:p>#N/A</text:p>
          </table:table-cell>
          <table:table-cell table:formula="of:=IF([.B551]=[.H5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ml-python <text:s text:c="15"/></text:p>
          </table:table-cell>
          <table:table-cell table:style-name="ce4" office:value-type="string" calcext:value-type="string">
            <text:p>0.4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2]);&quot;==&quot;;TRIM([.B552]))" office:value-type="string" office:string-value="xml-python==0.4.3" calcext:value-type="string">
            <text:p>xml-python==0.4.3</text:p>
          </table:table-cell>
          <table:table-cell table:formula="of:=VLOOKUP([.A552];[.$N$3:.$N$343];1;0)" office:value-type="string" office:string-value="" calcext:value-type="error">
            <text:p>#N/A</text:p>
          </table:table-cell>
          <table:table-cell table:formula="of:=VLOOKUP([.A552];[.$N$3:.$O$343];2;0)" office:value-type="string" office:string-value="" calcext:value-type="error">
            <text:p>#N/A</text:p>
          </table:table-cell>
          <table:table-cell table:formula="of:=IF([.B552]=[.H5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1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3]);&quot;==&quot;;TRIM([.B553]))" office:value-type="string" office:string-value="xorg-libxau==1.0.11" calcext:value-type="string">
            <text:p>xorg-libxau==1.0.11</text:p>
          </table:table-cell>
          <table:table-cell table:formula="of:=VLOOKUP([.A553];[.$N$3:.$N$343];1;0)" office:value-type="string" office:string-value="xorg-libxau               " calcext:value-type="string">
            <text:p>xorg-libxau <text:s text:c="14"/></text:p>
          </table:table-cell>
          <table:table-cell table:formula="of:=VLOOKUP([.A553];[.$N$3:.$O$343];2;0)" office:value-type="string" office:string-value="1.0.9           " calcext:value-type="string">
            <text:p>1.0.9 <text:s text:c="10"/></text:p>
          </table:table-cell>
          <table:table-cell table:formula="of:=IF([.B553]=[.H5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dmcp <text:s text:c="12"/></text:p>
          </table:table-cell>
          <table:table-cell table:style-name="ce4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4]);&quot;==&quot;;TRIM([.B554]))" office:value-type="string" office:string-value="xorg-libxdmcp==1.1.3" calcext:value-type="string">
            <text:p>xorg-libxdmcp==1.1.3</text:p>
          </table:table-cell>
          <table:table-cell table:formula="of:=VLOOKUP([.A554];[.$N$3:.$N$343];1;0)" office:value-type="string" office:string-value="xorg-libxdmcp             " calcext:value-type="string">
            <text:p>xorg-libxdmcp <text:s text:c="12"/></text:p>
          </table:table-cell>
          <table:table-cell table:formula="of:=VLOOKUP([.A554];[.$N$3:.$O$343];2;0)" office:value-type="string" office:string-value="1.1.3           " calcext:value-type="string">
            <text:p>1.1.3 <text:s text:c="10"/></text:p>
          </table:table-cell>
          <table:table-cell table:formula="of:=IF([.B554]=[.H55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zservices <text:s text:c="14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5]);&quot;==&quot;;TRIM([.B555]))" office:value-type="string" office:string-value="xyzservices==2023.5.0" calcext:value-type="string">
            <text:p>xyzservices==2023.5.0</text:p>
          </table:table-cell>
          <table:table-cell table:formula="of:=VLOOKUP([.A555];[.$N$3:.$N$343];1;0)" office:value-type="string" office:string-value="" calcext:value-type="error">
            <text:p>#N/A</text:p>
          </table:table-cell>
          <table:table-cell table:formula="of:=VLOOKUP([.A555];[.$N$3:.$O$343];2;0)" office:value-type="string" office:string-value="" calcext:value-type="error">
            <text:p>#N/A</text:p>
          </table:table-cell>
          <table:table-cell table:formula="of:=IF([.B555]=[.H5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z <text:s text:c="23"/></text:p>
          </table:table-cell>
          <table:table-cell table:style-name="ce4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6]);&quot;==&quot;;TRIM([.B556]))" office:value-type="string" office:string-value="xz==5.2.6" calcext:value-type="string">
            <text:p>xz==5.2.6</text:p>
          </table:table-cell>
          <table:table-cell table:formula="of:=VLOOKUP([.A556];[.$N$3:.$N$343];1;0)" office:value-type="string" office:string-value="xz                        " calcext:value-type="string">
            <text:p>xz <text:s text:c="23"/></text:p>
          </table:table-cell>
          <table:table-cell table:formula="of:=VLOOKUP([.A556];[.$N$3:.$O$343];2;0)" office:value-type="string" office:string-value="5.2.6           " calcext:value-type="string">
            <text:p>5.2.6 <text:s text:c="10"/></text:p>
          </table:table-cell>
          <table:table-cell table:formula="of:=IF([.B556]=[.H55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 <text:s text:c="21"/></text:p>
          </table:table-cell>
          <table:table-cell table:style-name="ce4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7]);&quot;==&quot;;TRIM([.B557]))" office:value-type="string" office:string-value="yaml==0.2.5" calcext:value-type="string">
            <text:p>yaml==0.2.5</text:p>
          </table:table-cell>
          <table:table-cell table:formula="of:=VLOOKUP([.A557];[.$N$3:.$N$343];1;0)" office:value-type="string" office:string-value="yaml                      " calcext:value-type="string">
            <text:p>yaml <text:s text:c="21"/></text:p>
          </table:table-cell>
          <table:table-cell table:formula="of:=VLOOKUP([.A557];[.$N$3:.$O$343];2;0)" office:value-type="string" office:string-value="0.2.5           " calcext:value-type="string">
            <text:p>0.2.5 <text:s text:c="10"/></text:p>
          </table:table-cell>
          <table:table-cell table:formula="of:=IF([.B557]=[.H5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8]);&quot;==&quot;;TRIM([.B558]))" office:value-type="string" office:string-value="yaml-cpp==0.7.0" calcext:value-type="string">
            <text:p>yaml-cpp==0.7.0</text:p>
          </table:table-cell>
          <table:table-cell table:formula="of:=VLOOKUP([.A558];[.$N$3:.$N$343];1;0)" office:value-type="string" office:string-value="yaml-cpp                  " calcext:value-type="string">
            <text:p>yaml-cpp <text:s text:c="17"/></text:p>
          </table:table-cell>
          <table:table-cell table:formula="of:=VLOOKUP([.A558];[.$N$3:.$O$343];2;0)" office:value-type="string" office:string-value="0.7.0           " calcext:value-type="string">
            <text:p>0.7.0 <text:s text:c="10"/></text:p>
          </table:table-cell>
          <table:table-cell table:formula="of:=IF([.B558]=[.H5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yarl <text:s text:c="21"/></text:p>
          </table:table-cell>
          <table:table-cell table:style-name="ce4" office:value-type="string" calcext:value-type="string">
            <text:p>1.9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9]);&quot;==&quot;;TRIM([.B559]))" office:value-type="string" office:string-value="yarl==1.9.4" calcext:value-type="string">
            <text:p>yarl==1.9.4</text:p>
          </table:table-cell>
          <table:table-cell table:formula="of:=VLOOKUP([.A559];[.$N$3:.$N$343];1;0)" office:value-type="string" office:string-value="" calcext:value-type="error">
            <text:p>#N/A</text:p>
          </table:table-cell>
          <table:table-cell table:formula="of:=VLOOKUP([.A559];[.$N$3:.$O$343];2;0)" office:value-type="string" office:string-value="" calcext:value-type="error">
            <text:p>#N/A</text:p>
          </table:table-cell>
          <table:table-cell table:formula="of:=IF([.B559]=[.H55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mq <text:s text:c="19"/></text:p>
          </table:table-cell>
          <table:table-cell table:style-name="ce4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0]);&quot;==&quot;;TRIM([.B560]))" office:value-type="string" office:string-value="zeromq==4.3.4" calcext:value-type="string">
            <text:p>zeromq==4.3.4</text:p>
          </table:table-cell>
          <table:table-cell table:formula="of:=VLOOKUP([.A560];[.$N$3:.$N$343];1;0)" office:value-type="string" office:string-value="zeromq                    " calcext:value-type="string">
            <text:p>zeromq <text:s text:c="19"/></text:p>
          </table:table-cell>
          <table:table-cell table:formula="of:=VLOOKUP([.A560];[.$N$3:.$O$343];2;0)" office:value-type="string" office:string-value="4.3.4           " calcext:value-type="string">
            <text:p>4.3.4 <text:s text:c="10"/></text:p>
          </table:table-cell>
          <table:table-cell table:formula="of:=IF([.B560]=[.H56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1]);&quot;==&quot;;TRIM([.B561]))" office:value-type="string" office:string-value="zfp==1.0.0" calcext:value-type="string">
            <text:p>zfp==1.0.0</text:p>
          </table:table-cell>
          <table:table-cell table:formula="of:=VLOOKUP([.A561];[.$N$3:.$N$343];1;0)" office:value-type="string" office:string-value="zfp                       " calcext:value-type="string">
            <text:p>zfp <text:s text:c="22"/></text:p>
          </table:table-cell>
          <table:table-cell table:formula="of:=VLOOKUP([.A561];[.$N$3:.$O$343];2;0)" office:value-type="string" office:string-value="1.0.0           " calcext:value-type="string">
            <text:p>1.0.0 <text:s text:c="10"/></text:p>
          </table:table-cell>
          <table:table-cell table:formula="of:=IF([.B561]=[.H56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ct <text:s text:c="21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2]);&quot;==&quot;;TRIM([.B562]))" office:value-type="string" office:string-value="zict==3.0.0" calcext:value-type="string">
            <text:p>zict==3.0.0</text:p>
          </table:table-cell>
          <table:table-cell table:formula="of:=VLOOKUP([.A562];[.$N$3:.$N$343];1;0)" office:value-type="string" office:string-value="zict                      " calcext:value-type="string">
            <text:p>zict <text:s text:c="21"/></text:p>
          </table:table-cell>
          <table:table-cell table:formula="of:=VLOOKUP([.A562];[.$N$3:.$O$343];2;0)" office:value-type="string" office:string-value="2.2.0           " calcext:value-type="string">
            <text:p>2.2.0 <text:s text:c="10"/></text:p>
          </table:table-cell>
          <table:table-cell table:formula="of:=IF([.B562]=[.H56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p <text:s text:c="21"/></text:p>
          </table:table-cell>
          <table:table-cell office:value-type="string" calcext:value-type="string">
            <text:p>3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3]);&quot;==&quot;;TRIM([.B563]))" office:value-type="string" office:string-value="zipp==3.17.0" calcext:value-type="string">
            <text:p>zipp==3.17.0</text:p>
          </table:table-cell>
          <table:table-cell table:formula="of:=VLOOKUP([.A563];[.$N$3:.$N$343];1;0)" office:value-type="string" office:string-value="zipp                      " calcext:value-type="string">
            <text:p>zipp <text:s text:c="21"/></text:p>
          </table:table-cell>
          <table:table-cell table:formula="of:=VLOOKUP([.A563];[.$N$3:.$O$343];2;0)" office:value-type="string" office:string-value="3.15.0          " calcext:value-type="string">
            <text:p>3.15.0 <text:s text:c="9"/></text:p>
          </table:table-cell>
          <table:table-cell table:formula="of:=IF([.B563]=[.H5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 <text:s text:c="21"/></text:p>
          </table:table-cell>
          <table:table-cell table:style-name="ce4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4]);&quot;==&quot;;TRIM([.B564]))" office:value-type="string" office:string-value="zlib==1.2.13" calcext:value-type="string">
            <text:p>zlib==1.2.13</text:p>
          </table:table-cell>
          <table:table-cell table:formula="of:=VLOOKUP([.A564];[.$N$3:.$N$343];1;0)" office:value-type="string" office:string-value="zlib                      " calcext:value-type="string">
            <text:p>zlib <text:s text:c="21"/></text:p>
          </table:table-cell>
          <table:table-cell table:formula="of:=VLOOKUP([.A564];[.$N$3:.$O$343];2;0)" office:value-type="string" office:string-value="1.2.13          " calcext:value-type="string">
            <text:p>1.2.13 <text:s text:c="9"/></text:p>
          </table:table-cell>
          <table:table-cell table:formula="of:=IF([.B564]=[.H56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5]);&quot;==&quot;;TRIM([.B565]))" office:value-type="string" office:string-value="zlib-ng==2.0.7" calcext:value-type="string">
            <text:p>zlib-ng==2.0.7</text:p>
          </table:table-cell>
          <table:table-cell table:formula="of:=VLOOKUP([.A565];[.$N$3:.$N$343];1;0)" office:value-type="string" office:string-value="zlib-ng                   " calcext:value-type="string">
            <text:p>zlib-ng <text:s text:c="18"/></text:p>
          </table:table-cell>
          <table:table-cell table:formula="of:=VLOOKUP([.A565];[.$N$3:.$O$343];2;0)" office:value-type="string" office:string-value="2.0.6           " calcext:value-type="string">
            <text:p>2.0.6 <text:s text:c="10"/></text:p>
          </table:table-cell>
          <table:table-cell table:formula="of:=IF([.B565]=[.H5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fli <text:s text:c="19"/></text:p>
          </table:table-cell>
          <table:table-cell table:style-name="ce4" office:value-type="string" calcext:value-type="string">
            <text:p>0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6]);&quot;==&quot;;TRIM([.B566]))" office:value-type="string" office:string-value="zopfli==0.2.3" calcext:value-type="string">
            <text:p>zopfli==0.2.3</text:p>
          </table:table-cell>
          <table:table-cell table:formula="of:=VLOOKUP([.A566];[.$N$3:.$N$343];1;0)" office:value-type="string" office:string-value="" calcext:value-type="error">
            <text:p>#N/A</text:p>
          </table:table-cell>
          <table:table-cell table:formula="of:=VLOOKUP([.A566];[.$N$3:.$O$343];2;0)" office:value-type="string" office:string-value="" calcext:value-type="error">
            <text:p>#N/A</text:p>
          </table:table-cell>
          <table:table-cell table:formula="of:=IF([.B566]=[.H56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7]);&quot;==&quot;;TRIM([.B567]))" office:value-type="string" office:string-value="zstandard==0.19.0" calcext:value-type="string">
            <text:p>zstandard==0.19.0</text:p>
          </table:table-cell>
          <table:table-cell table:formula="of:=VLOOKUP([.A567];[.$N$3:.$N$343];1;0)" office:value-type="string" office:string-value="zstandard                 " calcext:value-type="string">
            <text:p>zstandard <text:s text:c="16"/></text:p>
          </table:table-cell>
          <table:table-cell table:formula="of:=VLOOKUP([.A567];[.$N$3:.$O$343];2;0)" office:value-type="string" office:string-value="0.19.0          " calcext:value-type="string">
            <text:p>0.19.0 <text:s text:c="9"/></text:p>
          </table:table-cell>
          <table:table-cell table:formula="of:=IF([.B567]=[.H56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d <text:s text:c="21"/></text:p>
          </table:table-cell>
          <table:table-cell table:style-name="ce4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8]);&quot;==&quot;;TRIM([.B568]))" office:value-type="string" office:string-value="zstd==1.5.2" calcext:value-type="string">
            <text:p>zstd==1.5.2</text:p>
          </table:table-cell>
          <table:table-cell table:formula="of:=VLOOKUP([.A568];[.$N$3:.$N$343];1;0)" office:value-type="string" office:string-value="zstd                      " calcext:value-type="string">
            <text:p>zstd <text:s text:c="21"/></text:p>
          </table:table-cell>
          <table:table-cell table:formula="of:=VLOOKUP([.A568];[.$N$3:.$O$343];2;0)" office:value-type="string" office:string-value="1.5.2           " calcext:value-type="string">
            <text:p>1.5.2 <text:s text:c="10"/></text:p>
          </table:table-cell>
          <table:table-cell table:formula="of:=IF([.B568]=[.H56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00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命令" table:style-name="ta1">
        <table:table-column table:style-name="co8" table:default-cell-style-name="Default"/>
        <table:table-row table:style-name="ro1">
          <table:table-cell office:value-type="string" calcext:value-type="string">
            <text:p>pip install absl-py==2.1.0</text:p>
          </table:table-cell>
        </table:table-row>
        <table:table-row table:style-name="ro1">
          <table:table-cell office:value-type="string" calcext:value-type="string">
            <text:p>pip install aeppl==0.0.31</text:p>
          </table:table-cell>
        </table:table-row>
        <table:table-row table:style-name="ro1">
          <table:table-cell office:value-type="string" calcext:value-type="string">
            <text:p>pip install affine==2.4.0</text:p>
          </table:table-cell>
        </table:table-row>
        <table:table-row table:style-name="ro1">
          <table:table-cell office:value-type="string" calcext:value-type="string">
            <text:p>pip install aiohttp==3.8.6</text:p>
          </table:table-cell>
        </table:table-row>
        <table:table-row table:style-name="ro1">
          <table:table-cell office:value-type="string" calcext:value-type="string">
            <text:p>pip install alembic==1.11.1</text:p>
          </table:table-cell>
        </table:table-row>
        <table:table-row table:style-name="ro1">
          <table:table-cell office:value-type="string" calcext:value-type="string">
            <text:p>pip install altair==5.0.1</text:p>
          </table:table-cell>
        </table:table-row>
        <table:table-row table:style-name="ro1">
          <table:table-cell office:value-type="string" calcext:value-type="string">
            <text:p>pip install analytics-python==1.4.post1</text:p>
          </table:table-cell>
        </table:table-row>
      </table:table>
      <table:named-expressions/>
      <table:database-ranges>
        <table:database-range table:name="__Anonymous_Sheet_DB__0" table:target-range-address="比对表.A2:比对表.S56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00/00/00</text:date>, <text:time style:data-style-name="N2" text:time-value="15:14:38.96051246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7:48:16.477945314</meta:creation-date>
    <dc:date>2024-06-12T16:04:30.439621258</dc:date>
    <meta:editing-duration>PT2H33M53S</meta:editing-duration>
    <meta:editing-cycles>15</meta:editing-cycles>
    <meta:generator>LibreOffice/6.4.7.2$Linux_X86_64 LibreOffice_project/40$Build-2</meta:generator>
    <meta:document-statistic meta:table-count="2" meta:cell-count="6255" meta:object-count="0"/>
  </office:meta>
</office:document-meta>
</file>